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6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1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2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3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6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24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2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2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4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2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44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5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4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47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48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49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50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52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3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5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5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5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5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6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3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6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5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6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67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68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69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7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71" style:family="table-cell" style:parent-style-name="Default" style:data-style-name="N36"/>
    <style:style style:name="ce72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73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7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7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78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7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8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81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82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83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4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5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6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87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8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89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0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1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92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93" style:family="table-cell" style:parent-style-name="Default" style:data-style-name="N37"/>
    <style:style style:name="ce94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5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7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98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99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2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3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04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0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0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0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1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2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11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20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1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122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3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4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25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2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28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2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0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31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33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4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13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136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37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8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9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1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143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4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45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6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7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48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4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0" style:family="table-cell" style:parent-style-name="Default" style:data-style-name="N44"/>
    <style:style style:name="ce151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5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3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4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5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6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57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2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3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16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6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66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167" style:family="table-cell" style:parent-style-name="Default" style:data-style-name="N0">
      <style:table-cell-properties fo:background-color="#4F6228"/>
    </style:style>
    <style:style style:name="ce168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69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0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1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2" style:family="table-cell" style:parent-style-name="Default" style:data-style-name="N0">
      <style:text-properties fo:font-weight="bold" style:font-weight-asian="bold" style:font-weight-complex="bold"/>
    </style:style>
    <style:style style:name="ce17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74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6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177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78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79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2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83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84" style:family="table-cell" style:parent-style-name="Default" style:data-style-name="N1"/>
    <style:style style:name="ce18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86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187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18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89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0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191" style:family="table-cell" style:parent-style-name="Default" style:data-style-name="N44">
      <style:text-properties fo:color="#FFFFFF" fo:font-size="9pt" style:font-size-asian="9pt" style:font-size-complex="9pt"/>
    </style:style>
    <style:style style:name="ce192" style:family="table-cell" style:parent-style-name="Default" style:data-style-name="N0">
      <style:text-properties fo:font-size="9pt" style:font-size-asian="9pt" style:font-size-complex="9pt"/>
    </style:style>
    <style:style style:name="ce193" style:family="table-cell" style:parent-style-name="Default" style:data-style-name="N0">
      <style:text-properties fo:color="#FFFFFF" fo:font-size="9pt" style:font-size-asian="9pt" style:font-size-complex="9pt"/>
    </style:style>
    <style:style style:name="ce194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95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99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01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02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03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4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05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06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20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08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3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4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6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17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9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0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2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3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24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5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26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28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5.90902777777778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08138888888889cm"/>
    </style:style>
    <style:style style:name="co5" style:family="table-column">
      <style:table-column-properties fo:break-before="auto" style:column-width="2.76930555555556cm"/>
    </style:style>
    <style:style style:name="co6" style:family="table-column">
      <style:table-column-properties fo:break-before="auto" style:column-width="2.02847222222222cm"/>
    </style:style>
    <style:style style:name="co7" style:family="table-column">
      <style:table-column-properties fo:break-before="auto" style:column-width="2.71638888888889cm"/>
    </style:style>
    <style:style style:name="co8" style:family="table-column">
      <style:table-column-properties fo:break-before="auto" style:column-width="1.83444444444444cm"/>
    </style:style>
    <style:style style:name="co9" style:family="table-column">
      <style:table-column-properties fo:break-before="auto" style:column-width="1.46402777777778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1.60513888888889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1.44638888888889cm"/>
    </style:style>
    <style:style style:name="co14" style:family="table-column">
      <style:table-column-properties fo:break-before="auto" style:column-width="9.01347222222222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1.65805555555556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62819444444444cm"/>
    </style:style>
    <style:style style:name="co19" style:family="table-column">
      <style:table-column-properties fo:break-before="auto" style:column-width="9.40152777777778cm"/>
    </style:style>
    <style:style style:name="co20" style:family="table-column">
      <style:table-column-properties fo:break-before="auto" style:column-width="2.99861111111111cm"/>
    </style:style>
    <style:style style:name="co21" style:family="table-column">
      <style:table-column-properties fo:break-before="auto" style:column-width="1.88736111111111cm"/>
    </style:style>
    <style:style style:name="co22" style:family="table-column">
      <style:table-column-properties fo:break-before="auto" style:column-width="6.10305555555556cm"/>
    </style:style>
    <style:style style:name="co23" style:family="table-column">
      <style:table-column-properties fo:break-before="auto" style:column-width="9.98361111111111cm"/>
    </style:style>
    <style:style style:name="co24" style:family="table-column">
      <style:table-column-properties fo:break-before="auto" style:column-width="7.81402777777778cm"/>
    </style:style>
    <style:style style:name="co25" style:family="table-column">
      <style:table-column-properties fo:break-before="auto" style:column-width="2.82222222222222cm"/>
    </style:style>
    <style:style style:name="co26" style:family="table-column">
      <style:table-column-properties fo:break-before="auto" style:column-width="1.94027777777778cm"/>
    </style:style>
    <style:style style:name="co27" style:family="table-column">
      <style:table-column-properties fo:break-before="auto" style:column-width="9.22513888888889cm"/>
    </style:style>
    <style:style style:name="co28" style:family="table-column">
      <style:table-column-properties fo:break-before="auto" style:column-width="2.18722222222222cm"/>
    </style:style>
    <style:style style:name="co29" style:family="table-column">
      <style:table-column-properties fo:break-before="auto" style:column-width="2.04611111111111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5.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6.7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0.15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1.25pt" style:use-optimal-row-height="false" fo:break-before="auto"/>
    </style:style>
    <style:style style:name="ro14" style:family="table-row">
      <style:table-row-properties style:row-height="12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12.75pt" style:use-optimal-row-height="false" fo:break-before="auto"/>
    </style:style>
    <style:style style:name="ro17" style:family="table-row">
      <style:table-row-properties style:row-height="18pt" style:use-optimal-row-height="false" fo:break-before="auto"/>
    </style:style>
    <style:style style:name="ro18" style:family="table-row">
      <style:table-row-properties style:row-height="22.15pt" style:use-optimal-row-height="false" fo:break-before="auto"/>
    </style:style>
    <style:style style:name="ro19" style:family="table-row">
      <style:table-row-properties style:row-height="6pt" style:use-optimal-row-height="false" fo:break-before="auto"/>
    </style:style>
    <style:style style:name="ro20" style:family="table-row">
      <style:table-row-properties style:row-height="7.5pt" style:use-optimal-row-height="false" fo:break-before="auto"/>
    </style:style>
    <style:style style:name="ro21" style:family="table-row">
      <style:table-row-properties style:row-height="5.25pt" style:use-optimal-row-height="false" fo:break-before="auto"/>
    </style:style>
    <style:style style:name="ro22" style:family="table-row">
      <style:table-row-properties style:row-height="20.25pt" style:use-optimal-row-height="false" fo:break-before="auto"/>
    </style:style>
    <style:style style:name="ro23" style:family="table-row">
      <style:table-row-properties style:row-height="13.5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25.5pt" style:use-optimal-row-height="false" fo:break-before="auto"/>
    </style:style>
    <style:style style:name="ro27" style:family="table-row">
      <style:table-row-properties style:row-height="22.5pt" style:use-optimal-row-height="false" fo:break-before="auto"/>
    </style:style>
    <style:style style:name="ro28" style:family="table-row">
      <style:table-row-properties style:row-height="14.25pt" style:use-optimal-row-height="false" fo:break-before="auto"/>
    </style:style>
    <style:style style:name="ro29" style:family="table-row">
      <style:table-row-properties style:row-height="18.65pt" style:use-optimal-row-height="false" fo:break-before="auto"/>
    </style:style>
    <style:style style:name="ro30" style:family="table-row">
      <style:table-row-properties style:row-height="24pt" style:use-optimal-row-height="false" fo:break-before="auto"/>
    </style:style>
    <style:style style:name="ro3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 style:parent-style-name="Graphics">
      <style:graphic-properties draw:fill="none" fo:clip="rect(0in, 0in, 0in, 0in)" draw:stroke="none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0" style:parent-style-name="Graphics">
      <style:graphic-properties draw:fill="none" fo:clip="rect(0in, 0in, 0in, 0in)" draw:stroke="non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1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7952in" svg:height="0.6423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8002in" svg:y="0.23988in" svg:width="1.96826in" svg:height="0.50656in">
                <draw:text-box>
                  <text:p text:style-name="a12" text:class-names="" text:cond-style-name=""><text:span text:style-name="a10" text:class-names="">JULHO 2021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0" draw:style-name="a5" draw:name="Text Box 122" svg:x="0in" svg:y="0in" svg:width="0.97917in" svg:height="0.31597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5734in" svg:height="0.25118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1">
          <table:table-cell/>
          <table:table-cell table:number-columns-repeated="11" table:style-name="ce5"/>
          <table:table-cell table:number-columns-repeated="6" table:style-name="ce6"/>
          <table:table-cell table:number-columns-repeated="16366"/>
        </table:table-row>
        <table:table-row table:style-name="ro2">
          <table:table-cell/>
          <table:table-cell office:value-type="string" table:style-name="ce7">
            <text:p>Quadro 1 - PEDIDOS DE EMPREGO <text:s text:c="2"/>E <text:s text:c="3"/>DESEMPREGO REGISTADO</text:p>
          </table:table-cell>
          <table:table-cell table:number-columns-repeated="2" table:style-name="ce8"/>
          <table:table-cell table:number-columns-repeated="6" table:style-name="ce7"/>
          <table:table-cell office:value-type="string" table:number-columns-spanned="2" table:number-rows-spanned="1" table:style-name="ce82">
            <text:p>TOTAL <text:s/>PAÍS</text:p>
          </table:table-cell>
          <table:covered-table-cell/>
          <table:table-cell table:number-columns-repeated="2" table:style-name="ce6"/>
          <table:table-cell table:number-columns-repeated="16370" table:style-name="ce1"/>
        </table:table-row>
        <table:table-row table:style-name="ro2">
          <table:table-cell/>
          <table:table-cell office:value-type="string" table:style-name="ce9">
            <text:p>Situação no fim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number-columns-spanned="4" table:number-rows-spanned="1" table:style-name="ce83">
            <text:p>Variação</text:p>
          </table:table-cell>
          <table:covered-table-cell table:number-columns-repeated="3"/>
          <table:table-cell table:number-columns-repeated="6" table:style-name="ce17"/>
          <table:table-cell table:number-columns-repeated="16366"/>
        </table:table-row>
        <table:table-row table:style-name="ro3">
          <table:table-cell/>
          <table:table-cell table:style-name="ce18"/>
          <table:table-cell office:value-type="string" table:style-name="ce19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84">
            <text:p>Mês <text:s/>anterior</text:p>
          </table:table-cell>
          <table:covered-table-cell/>
          <table:table-cell office:value-type="string" table:number-columns-spanned="2" table:number-rows-spanned="1" table:style-name="ce85">
            <text:p>Mês <text:s/>homólogo<text:span text:style-name="T1">(1)<text:s/></text:span></text:p>
          </table:table-cell>
          <table:covered-table-cell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style-name="ce28">
            <text:p>Var. Abs.</text:p>
          </table:table-cell>
          <table:table-cell office:value-type="string" table:style-name="ce29">
            <text:p>Var. %</text:p>
          </table:table-cell>
          <table:table-cell office:value-type="string" table:style-name="ce28">
            <text:p>Var. Abs.</text:p>
          </table:table-cell>
          <table:table-cell office:value-type="string" table:style-name="ce30">
            <text:p>Var. %</text:p>
          </table:table-cell>
          <table:table-cell table:number-columns-repeated="6" table:style-name="ce31"/>
          <table:table-cell table:number-columns-repeated="16366"/>
        </table:table-row>
        <table:table-row table:style-name="ro4">
          <table:table-cell/>
          <table:table-cell table:style-name="ce5"/>
          <table:table-cell table:style-name="ce32"/>
          <table:table-cell table:style-name="ce33"/>
          <table:table-cell table:style-name="ce34"/>
          <table:table-cell table:style-name="ce35"/>
          <table:table-cell table:style-name="ce34"/>
          <table:table-cell table:style-name="ce35"/>
          <table:table-cell table:number-columns-repeated="4" table:style-name="ce36"/>
          <table:table-cell table:number-columns-repeated="6" table:style-name="ce31"/>
          <table:table-cell table:number-columns-repeated="16366"/>
        </table:table-row>
        <table:table-row table:style-name="ro5">
          <table:table-cell/>
          <table:table-cell office:value-type="string" table:style-name="ce37">
            <text:p>PEDIDOS DE EMPREGO</text:p>
          </table:table-cell>
          <table:table-cell office:value-type="float" office:value="554797" table:style-name="ce38">
            <text:p>554 797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564442" table:style-name="ce40">
            <text:p>564 442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546846" table:style-name="ce40">
            <text:p>546 846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-9645" table:style-name="ce42">
            <text:p><text:s/>-9 645</text:p>
          </table:table-cell>
          <table:table-cell office:value-type="float" office:value="-1.7087672426927831" table:style-name="ce43">
            <text:p>-1,7<text:s text:c="3"/></text:p>
          </table:table-cell>
          <table:table-cell office:value-type="float" office:value="7951" table:style-name="ce42">
            <text:p>+7 951</text:p>
          </table:table-cell>
          <table:table-cell office:value-type="float" office:value="1.453974245034251" table:style-name="ce43">
            <text:p>+1,5<text:s text:c="3"/></text:p>
          </table:table-cell>
          <table:table-cell table:style-name="ce44"/>
          <table:table-cell table:style-name="ce6"/>
          <table:table-cell table:number-columns-repeated="4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DESEMPREGO REGISTADO</text:p>
          </table:table-cell>
          <table:table-cell office:value-type="float" office:value="368704" table:style-name="ce47">
            <text:p>368 704</text:p>
          </table:table-cell>
          <table:table-cell office:value-type="float" office:value="66.45746101727299" table:style-name="ce48">
            <text:p>66,5<text:s text:c="5"/></text:p>
          </table:table-cell>
          <table:table-cell office:value-type="float" office:value="377872" table:style-name="ce49">
            <text:p>377 872</text:p>
          </table:table-cell>
          <table:table-cell office:value-type="float" office:value="66.946116695780972" table:style-name="ce50">
            <text:p>66,9<text:s text:c="5"/></text:p>
          </table:table-cell>
          <table:table-cell office:value-type="float" office:value="407302" table:style-name="ce49">
            <text:p>407 302</text:p>
          </table:table-cell>
          <table:table-cell office:value-type="float" office:value="74.482029675630798" table:style-name="ce50">
            <text:p>74,5<text:s text:c="5"/></text:p>
          </table:table-cell>
          <table:table-cell office:value-type="float" office:value="-9168" table:style-name="ce51">
            <text:p><text:s/>-9 168</text:p>
          </table:table-cell>
          <table:table-cell office:value-type="float" office:value="-2.4262184019985602" table:style-name="ce52">
            <text:p>-2,4<text:s text:c="3"/></text:p>
          </table:table-cell>
          <table:table-cell office:value-type="float" office:value="-38598" table:style-name="ce51">
            <text:p><text:s/>-38 598</text:p>
          </table:table-cell>
          <table:table-cell office:value-type="float" office:value="-9.4765063761042168" table:style-name="ce52">
            <text:p>-9,5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EMPREGADOS</text:p>
          </table:table-cell>
          <table:table-cell office:value-type="float" office:value="51331" table:style-name="ce47">
            <text:p>51 331</text:p>
          </table:table-cell>
          <table:table-cell office:value-type="float" office:value="9.2522129715914119" table:style-name="ce48">
            <text:p>9,3<text:s text:c="5"/></text:p>
          </table:table-cell>
          <table:table-cell office:value-type="float" office:value="49892" table:style-name="ce49">
            <text:p>49 892</text:p>
          </table:table-cell>
          <table:table-cell office:value-type="float" office:value="8.839172138147056" table:style-name="ce50">
            <text:p>8,8<text:s text:c="5"/></text:p>
          </table:table-cell>
          <table:table-cell office:value-type="float" office:value="40568" table:style-name="ce49">
            <text:p>40 568</text:p>
          </table:table-cell>
          <table:table-cell office:value-type="float" office:value="7.4185419661111167" table:style-name="ce50">
            <text:p>7,4<text:s text:c="5"/></text:p>
          </table:table-cell>
          <table:table-cell office:value-type="float" office:value="1439" table:style-name="ce51">
            <text:p>+1 439</text:p>
          </table:table-cell>
          <table:table-cell office:value-type="float" office:value="2.8842299366631923" table:style-name="ce52">
            <text:p>+2,9<text:s text:c="3"/></text:p>
          </table:table-cell>
          <table:table-cell office:value-type="float" office:value="10763" table:style-name="ce51">
            <text:p>+10 763</text:p>
          </table:table-cell>
          <table:table-cell office:value-type="float" office:value="26.530763163084202" table:style-name="ce52">
            <text:p>+26,5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OCUPADOS</text:p>
          </table:table-cell>
          <table:table-cell office:value-type="float" office:value="114283" table:style-name="ce47">
            <text:p>114 283</text:p>
          </table:table-cell>
          <table:table-cell office:value-type="float" office:value="20.59906596466816" table:style-name="ce48">
            <text:p>20,6<text:s text:c="5"/></text:p>
          </table:table-cell>
          <table:table-cell office:value-type="float" office:value="117165" table:style-name="ce49">
            <text:p>117 165</text:p>
          </table:table-cell>
          <table:table-cell office:value-type="float" office:value="20.757668635572831" table:style-name="ce50">
            <text:p>20,8<text:s text:c="5"/></text:p>
          </table:table-cell>
          <table:table-cell office:value-type="float" office:value="80910" table:style-name="ce49">
            <text:p>80 910</text:p>
          </table:table-cell>
          <table:table-cell office:value-type="float" office:value="14.795756026376713" table:style-name="ce50">
            <text:p>14,8<text:s text:c="5"/></text:p>
          </table:table-cell>
          <table:table-cell office:value-type="float" office:value="-2882" table:style-name="ce51">
            <text:p><text:s/>-2 882</text:p>
          </table:table-cell>
          <table:table-cell office:value-type="float" office:value="-2.4597789442239577" table:style-name="ce52">
            <text:p>-2,5<text:s text:c="3"/></text:p>
          </table:table-cell>
          <table:table-cell office:value-type="float" office:value="33373" table:style-name="ce51">
            <text:p>+33 373</text:p>
          </table:table-cell>
          <table:table-cell office:value-type="float" office:value="41.247064639723149" table:style-name="ce52">
            <text:p>+41,2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INDISPONIVEIS TEMPORÁRIAMENTE</text:p>
          </table:table-cell>
          <table:table-cell office:value-type="float" office:value="20479" table:style-name="ce47">
            <text:p>20 479</text:p>
          </table:table-cell>
          <table:table-cell office:value-type="float" office:value="3.691260046467447" table:style-name="ce48">
            <text:p>3,7<text:s text:c="5"/></text:p>
          </table:table-cell>
          <table:table-cell office:value-type="float" office:value="19513" table:style-name="ce49">
            <text:p>19 513</text:p>
          </table:table-cell>
          <table:table-cell office:value-type="float" office:value="3.4570425304991477" table:style-name="ce50">
            <text:p>3,5<text:s text:c="5"/></text:p>
          </table:table-cell>
          <table:table-cell office:value-type="float" office:value="18066" table:style-name="ce49">
            <text:p>18 066</text:p>
          </table:table-cell>
          <table:table-cell office:value-type="float" office:value="3.303672331881371" table:style-name="ce50">
            <text:p>3,3<text:s text:c="5"/></text:p>
          </table:table-cell>
          <table:table-cell office:value-type="float" office:value="966" table:style-name="ce51">
            <text:p>+ 966</text:p>
          </table:table-cell>
          <table:table-cell office:value-type="float" office:value="4.9505457899861636" table:style-name="ce52">
            <text:p>+5,0<text:s text:c="3"/></text:p>
          </table:table-cell>
          <table:table-cell office:value-type="float" office:value="2413" table:style-name="ce51">
            <text:p>+2 413</text:p>
          </table:table-cell>
          <table:table-cell office:value-type="float" office:value="13.35658142366877" table:style-name="ce52">
            <text:p>+13,4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table:style-name="ce46"/>
          <table:table-cell table:style-name="ce54"/>
          <table:table-cell table:style-name="ce55"/>
          <table:table-cell table:style-name="ce56"/>
          <table:table-cell table:style-name="ce57"/>
          <table:table-cell table:style-name="ce56"/>
          <table:table-cell table:style-name="ce5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6" table:style-name="ce45"/>
          <table:table-cell table:number-columns-repeated="16366"/>
        </table:table-row>
        <table:table-row table:style-name="ro5">
          <table:table-cell/>
          <table:table-cell office:value-type="string" table:style-name="ce37">
            <text:p><text:s text:c="5"/>DESEMPREGO REGISTADO</text:p>
          </table:table-cell>
          <table:table-cell office:value-type="float" office:value="368704" table:style-name="ce58">
            <text:p>368 704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377872" table:style-name="ce60">
            <text:p>377 872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407302" table:style-name="ce60">
            <text:p>407 302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-9168" table:style-name="ce42">
            <text:p><text:s/>-9 168</text:p>
          </table:table-cell>
          <table:table-cell office:value-type="float" office:value="-2.4262184019985602" table:style-name="ce43">
            <text:p>-2,4<text:s text:c="3"/></text:p>
          </table:table-cell>
          <table:table-cell office:value-type="float" office:value="-38598" table:style-name="ce42">
            <text:p><text:s/>-38 598</text:p>
          </table:table-cell>
          <table:table-cell office:value-type="float" office:value="-9.4765063761042168" table:style-name="ce43">
            <text:p>-9,5<text:s text:c="3"/></text:p>
          </table:table-cell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Homens<text:s/></text:p>
          </table:table-cell>
          <table:table-cell office:value-type="float" office:value="157623" table:style-name="ce64">
            <text:p>157 623</text:p>
          </table:table-cell>
          <table:table-cell office:value-type="float" office:value="42.750553289359488" table:style-name="ce65">
            <text:p>42,8<text:s text:c="5"/></text:p>
          </table:table-cell>
          <table:table-cell office:value-type="float" office:value="164346" table:style-name="ce66">
            <text:p>164 346</text:p>
          </table:table-cell>
          <table:table-cell office:value-type="float" office:value="43.492505398653513" table:style-name="ce67">
            <text:p>43,5<text:s text:c="5"/></text:p>
          </table:table-cell>
          <table:table-cell office:value-type="float" office:value="177266" table:style-name="ce66">
            <text:p>177 266</text:p>
          </table:table-cell>
          <table:table-cell office:value-type="float" office:value="43.522005784405678" table:style-name="ce67">
            <text:p>43,5<text:s text:c="5"/></text:p>
          </table:table-cell>
          <table:table-cell office:value-type="float" office:value="-6723" table:style-name="ce51">
            <text:p><text:s/>-6 723</text:p>
          </table:table-cell>
          <table:table-cell office:value-type="float" office:value="-4.0907597386002701" table:style-name="ce52">
            <text:p>-4,1<text:s text:c="3"/></text:p>
          </table:table-cell>
          <table:table-cell office:value-type="float" office:value="-19643" table:style-name="ce51">
            <text:p><text:s/>-19 643</text:p>
          </table:table-cell>
          <table:table-cell office:value-type="float" office:value="-11.081087179718615" table:style-name="ce52">
            <text:p>-11,1<text:s text:c="3"/></text:p>
          </table:table-cell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Mulheres</text:p>
          </table:table-cell>
          <table:table-cell office:value-type="float" office:value="211081" table:style-name="ce64">
            <text:p>211 081</text:p>
          </table:table-cell>
          <table:table-cell office:value-type="float" office:value="57.24944671064052" table:style-name="ce65">
            <text:p>57,2<text:s text:c="5"/></text:p>
          </table:table-cell>
          <table:table-cell office:value-type="float" office:value="213526" table:style-name="ce66">
            <text:p>213 526</text:p>
          </table:table-cell>
          <table:table-cell office:value-type="float" office:value="56.507494601346487" table:style-name="ce67">
            <text:p>56,5<text:s text:c="5"/></text:p>
          </table:table-cell>
          <table:table-cell office:value-type="float" office:value="230036" table:style-name="ce66">
            <text:p>230 036</text:p>
          </table:table-cell>
          <table:table-cell office:value-type="float" office:value="56.477994215594329" table:style-name="ce67">
            <text:p>56,5<text:s text:c="5"/></text:p>
          </table:table-cell>
          <table:table-cell office:value-type="float" office:value="-2445" table:style-name="ce51">
            <text:p><text:s/>-2 445</text:p>
          </table:table-cell>
          <table:table-cell office:value-type="float" office:value="-1.1450596180324644" table:style-name="ce52">
            <text:p>-1,1<text:s text:c="3"/></text:p>
          </table:table-cell>
          <table:table-cell office:value-type="float" office:value="-18955" table:style-name="ce51">
            <text:p><text:s/>-18 955</text:p>
          </table:table-cell>
          <table:table-cell office:value-type="float" office:value="-8.2400146064094315" table:style-name="ce52">
            <text:p>-8,2<text:s text:c="3"/></text:p>
          </table:table-cell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6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&lt; 25 anos</text:p>
          </table:table-cell>
          <table:table-cell office:value-type="float" office:value="38741" table:style-name="ce64">
            <text:p>38 741</text:p>
          </table:table-cell>
          <table:table-cell office:value-type="float" office:value="10.507344645026905" table:style-name="ce65">
            <text:p>10,5<text:s text:c="5"/></text:p>
          </table:table-cell>
          <table:table-cell office:value-type="float" office:value="40958" table:style-name="ce66">
            <text:p>40 958</text:p>
          </table:table-cell>
          <table:table-cell office:value-type="float" office:value="10.839120125333446" table:style-name="ce67">
            <text:p>10,8<text:s text:c="5"/></text:p>
          </table:table-cell>
          <table:table-cell office:value-type="float" office:value="45002" table:style-name="ce66">
            <text:p>45 002</text:p>
          </table:table-cell>
          <table:table-cell office:value-type="float" office:value="11.048804081492356" table:style-name="ce67">
            <text:p>11,0<text:s text:c="5"/></text:p>
          </table:table-cell>
          <table:table-cell office:value-type="float" office:value="-2217" table:style-name="ce51">
            <text:p><text:s/>-2 217</text:p>
          </table:table-cell>
          <table:table-cell office:value-type="float" office:value="-5.4128619561502029" table:style-name="ce52">
            <text:p>-5,4<text:s text:c="3"/></text:p>
          </table:table-cell>
          <table:table-cell office:value-type="float" office:value="-6261" table:style-name="ce51">
            <text:p><text:s/>-6 261</text:p>
          </table:table-cell>
          <table:table-cell office:value-type="float" office:value="-13.912714990444869" table:style-name="ce52">
            <text:p>-13,9<text:s text:c="3"/></text:p>
          </table:table-cell>
          <table:table-cell table:style-name="ce68"/>
          <table:table-cell table:number-columns-repeated="2" table:style-name="ce69"/>
          <table:table-cell table:number-columns-repeated="3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&gt;= 25 anos</text:p>
          </table:table-cell>
          <table:table-cell office:value-type="float" office:value="329963" table:style-name="ce64">
            <text:p>329 963</text:p>
          </table:table-cell>
          <table:table-cell office:value-type="float" office:value="89.492655354973095" table:style-name="ce65">
            <text:p>89,5<text:s text:c="5"/></text:p>
          </table:table-cell>
          <table:table-cell office:value-type="float" office:value="336914" table:style-name="ce66">
            <text:p>336 914</text:p>
          </table:table-cell>
          <table:table-cell office:value-type="float" office:value="89.160879874666549" table:style-name="ce67">
            <text:p>89,2<text:s text:c="5"/></text:p>
          </table:table-cell>
          <table:table-cell office:value-type="float" office:value="362300" table:style-name="ce66">
            <text:p>362 300</text:p>
          </table:table-cell>
          <table:table-cell office:value-type="float" office:value="88.951195918507636" table:style-name="ce67">
            <text:p>89,0<text:s text:c="5"/></text:p>
          </table:table-cell>
          <table:table-cell office:value-type="float" office:value="-6951" table:style-name="ce51">
            <text:p><text:s/>-6 951</text:p>
          </table:table-cell>
          <table:table-cell office:value-type="float" office:value="-2.0631377740313552" table:style-name="ce52">
            <text:p>-2,1<text:s text:c="3"/></text:p>
          </table:table-cell>
          <table:table-cell office:value-type="float" office:value="-32337" table:style-name="ce51">
            <text:p><text:s/>-32 337</text:p>
          </table:table-cell>
          <table:table-cell office:value-type="float" office:value="-8.9254761247584877" table:style-name="ce52">
            <text:p>-8,9<text:s text:c="3"/></text:p>
          </table:table-cell>
          <table:table-cell table:style-name="ce62"/>
          <table:table-cell table:style-name="ce69"/>
          <table:table-cell table:number-columns-repeated="4" table:style-name="ce63"/>
          <table:table-cell table:number-columns-repeated="16366"/>
        </table:table-row>
        <table:table-row table:style-name="ro6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style-name="ce62"/>
          <table:table-cell table:style-name="ce69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Inscritos &lt; 1 ano</text:p>
          </table:table-cell>
          <table:table-cell office:value-type="float" office:value="190600" table:style-name="ce64">
            <text:p>190 600</text:p>
          </table:table-cell>
          <table:table-cell office:value-type="float" office:value="51.694584273563613" table:style-name="ce65">
            <text:p>51,7<text:s text:c="5"/></text:p>
          </table:table-cell>
          <table:table-cell office:value-type="float" office:value="199647" table:style-name="ce66">
            <text:p>199 647</text:p>
          </table:table-cell>
          <table:table-cell office:value-type="float" office:value="52.834557733835794" table:style-name="ce67">
            <text:p>52,8<text:s text:c="5"/></text:p>
          </table:table-cell>
          <table:table-cell office:value-type="float" office:value="267315" table:style-name="ce66">
            <text:p>267 315</text:p>
          </table:table-cell>
          <table:table-cell office:value-type="float" office:value="65.630662260435741" table:style-name="ce67">
            <text:p>65,6<text:s text:c="5"/></text:p>
          </table:table-cell>
          <table:table-cell office:value-type="float" office:value="-9047" table:style-name="ce51">
            <text:p><text:s/>-9 047</text:p>
          </table:table-cell>
          <table:table-cell office:value-type="float" office:value="-4.5314980941361505" table:style-name="ce52">
            <text:p>-4,5<text:s text:c="3"/></text:p>
          </table:table-cell>
          <table:table-cell office:value-type="float" office:value="-76715" table:style-name="ce51">
            <text:p><text:s/>-76 715</text:p>
          </table:table-cell>
          <table:table-cell office:value-type="float" office:value="-28.698352131380584" table:style-name="ce52">
            <text:p>-28,7<text:s text:c="3"/></text:p>
          </table:table-cell>
          <table:table-cell table:style-name="ce68"/>
          <table:table-cell table:style-name="ce69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Inscritos &gt;= 1 ano</text:p>
          </table:table-cell>
          <table:table-cell office:value-type="float" office:value="178104" table:style-name="ce64">
            <text:p>178 104</text:p>
          </table:table-cell>
          <table:table-cell office:value-type="float" office:value="48.305415726436387" table:style-name="ce65">
            <text:p>48,3<text:s text:c="5"/></text:p>
          </table:table-cell>
          <table:table-cell office:value-type="float" office:value="178225" table:style-name="ce66">
            <text:p>178 225</text:p>
          </table:table-cell>
          <table:table-cell office:value-type="float" office:value="47.165442266164206" table:style-name="ce67">
            <text:p>47,2<text:s text:c="5"/></text:p>
          </table:table-cell>
          <table:table-cell office:value-type="float" office:value="139987" table:style-name="ce66">
            <text:p>139 987</text:p>
          </table:table-cell>
          <table:table-cell office:value-type="float" office:value="34.369337739564251" table:style-name="ce67">
            <text:p>34,4<text:s text:c="5"/></text:p>
          </table:table-cell>
          <table:table-cell office:value-type="float" office:value="-121" table:style-name="ce51">
            <text:p><text:s/>- 121</text:p>
          </table:table-cell>
          <table:table-cell office:value-type="float" office:value="-6.7891709917239446E-2" table:style-name="ce52">
            <text:p>-0,1<text:s text:c="3"/></text:p>
          </table:table-cell>
          <table:table-cell office:value-type="float" office:value="38117" table:style-name="ce51">
            <text:p>+38 117</text:p>
          </table:table-cell>
          <table:table-cell office:value-type="float" office:value="27.228956974576214" table:style-name="ce52">
            <text:p>+27,2<text:s text:c="3"/></text:p>
          </table:table-cell>
          <table:table-cell table:style-name="ce62"/>
          <table:table-cell table:style-name="ce69"/>
          <table:table-cell table:number-columns-repeated="4" table:style-name="ce63"/>
          <table:table-cell table:number-columns-repeated="16366"/>
        </table:table-row>
        <table:table-row table:style-name="ro6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style-name="ce62"/>
          <table:table-cell table:style-name="ce69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Primeiro Emprego</text:p>
          </table:table-cell>
          <table:table-cell office:value-type="float" office:value="32524" table:style-name="ce64">
            <text:p>32 524</text:p>
          </table:table-cell>
          <table:table-cell office:value-type="float" office:value="8.8211681999652836" table:style-name="ce65">
            <text:p>8,8<text:s text:c="5"/></text:p>
          </table:table-cell>
          <table:table-cell office:value-type="float" office:value="32677" table:style-name="ce66">
            <text:p>32 677</text:p>
          </table:table-cell>
          <table:table-cell office:value-type="float" office:value="8.6476372951687352" table:style-name="ce67">
            <text:p>8,6<text:s text:c="5"/></text:p>
          </table:table-cell>
          <table:table-cell office:value-type="float" office:value="28198" table:style-name="ce66">
            <text:p>28 198</text:p>
          </table:table-cell>
          <table:table-cell office:value-type="float" office:value="6.9231184722883752" table:style-name="ce67">
            <text:p>6,9<text:s text:c="5"/></text:p>
          </table:table-cell>
          <table:table-cell office:value-type="float" office:value="-153" table:style-name="ce51">
            <text:p><text:s/>- 153</text:p>
          </table:table-cell>
          <table:table-cell office:value-type="float" office:value="-0.46821923677204147" table:style-name="ce52">
            <text:p>-0,5<text:s text:c="3"/></text:p>
          </table:table-cell>
          <table:table-cell office:value-type="float" office:value="4326" table:style-name="ce51">
            <text:p>+4 326</text:p>
          </table:table-cell>
          <table:table-cell office:value-type="float" office:value="15.341513582523584" table:style-name="ce52">
            <text:p>+15,3<text:s text:c="3"/></text:p>
          </table:table-cell>
          <table:table-cell table:style-name="ce68"/>
          <table:table-cell table:style-name="ce69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Novo Emprego</text:p>
          </table:table-cell>
          <table:table-cell office:value-type="float" office:value="336180" table:style-name="ce64">
            <text:p>336 180</text:p>
          </table:table-cell>
          <table:table-cell office:value-type="float" office:value="91.178831800034715" table:style-name="ce65">
            <text:p>91,2<text:s text:c="5"/></text:p>
          </table:table-cell>
          <table:table-cell office:value-type="float" office:value="345195" table:style-name="ce66">
            <text:p>345 195</text:p>
          </table:table-cell>
          <table:table-cell office:value-type="float" office:value="91.352362704831265" table:style-name="ce67">
            <text:p>91,4<text:s text:c="5"/></text:p>
          </table:table-cell>
          <table:table-cell office:value-type="float" office:value="379104" table:style-name="ce66">
            <text:p>379 104</text:p>
          </table:table-cell>
          <table:table-cell office:value-type="float" office:value="93.07688152771162" table:style-name="ce67">
            <text:p>93,1<text:s text:c="5"/></text:p>
          </table:table-cell>
          <table:table-cell office:value-type="float" office:value="-9015" table:style-name="ce51">
            <text:p><text:s/>-9 015</text:p>
          </table:table-cell>
          <table:table-cell office:value-type="float" office:value="-2.6115673749619779" table:style-name="ce52">
            <text:p>-2,6<text:s text:c="3"/></text:p>
          </table:table-cell>
          <table:table-cell office:value-type="float" office:value="-42924" table:style-name="ce51">
            <text:p><text:s/>-42 924</text:p>
          </table:table-cell>
          <table:table-cell office:value-type="float" office:value="-11.322486705495063" table:style-name="ce52">
            <text:p>-11,3<text:s text:c="3"/></text:p>
          </table:table-cell>
          <table:table-cell table:style-name="ce62"/>
          <table:table-cell table:style-name="ce69"/>
          <table:table-cell table:number-columns-repeated="4" table:style-name="ce63"/>
          <table:table-cell table:number-columns-repeated="16366"/>
        </table:table-row>
        <table:table-row table:style-name="ro6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Nenhum <text:s/>Nível de Instrução</text:p>
          </table:table-cell>
          <table:table-cell office:value-type="float" office:value="29483" table:style-name="ce64">
            <text:p>29 483</text:p>
          </table:table-cell>
          <table:table-cell office:value-type="float" office:value="7.9963873459468839" table:style-name="ce65">
            <text:p>8,0<text:s text:c="5"/></text:p>
          </table:table-cell>
          <table:table-cell office:value-type="float" office:value="30048" table:style-name="ce66">
            <text:p>30 048</text:p>
          </table:table-cell>
          <table:table-cell office:value-type="float" office:value="7.9518990557649145" table:style-name="ce67">
            <text:p>8,0<text:s text:c="5"/></text:p>
          </table:table-cell>
          <table:table-cell office:value-type="float" office:value="25505" table:style-name="ce66">
            <text:p>25 505</text:p>
          </table:table-cell>
          <table:table-cell office:value-type="float" office:value="6.261938316040677" table:style-name="ce67">
            <text:p>6,3<text:s text:c="5"/></text:p>
          </table:table-cell>
          <table:table-cell office:value-type="float" office:value="-565" table:style-name="ce51">
            <text:p><text:s/>- 565</text:p>
          </table:table-cell>
          <table:table-cell office:value-type="float" office:value="-1.8803248136315227" table:style-name="ce52">
            <text:p>-1,9<text:s text:c="3"/></text:p>
          </table:table-cell>
          <table:table-cell office:value-type="float" office:value="3978" table:style-name="ce51">
            <text:p>+3 978</text:p>
          </table:table-cell>
          <table:table-cell office:value-type="float" office:value="15.596941776122328" table:style-name="ce52">
            <text:p>+15,6<text:s text:c="3"/></text:p>
          </table:table-cell>
          <table:table-cell table:number-columns-repeated="2" table:style-name="ce68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Básico - 1º Ciclo</text:p>
          </table:table-cell>
          <table:table-cell office:value-type="float" office:value="52748" table:style-name="ce64">
            <text:p>52 748</text:p>
          </table:table-cell>
          <table:table-cell office:value-type="float" office:value="14.306327026557888" table:style-name="ce65">
            <text:p>14,3<text:s text:c="5"/></text:p>
          </table:table-cell>
          <table:table-cell office:value-type="float" office:value="54122" table:style-name="ce66">
            <text:p>54 122</text:p>
          </table:table-cell>
          <table:table-cell office:value-type="float" office:value="14.322839480035569" table:style-name="ce67">
            <text:p>14,3<text:s text:c="5"/></text:p>
          </table:table-cell>
          <table:table-cell office:value-type="float" office:value="58072" table:style-name="ce66">
            <text:p>58 072</text:p>
          </table:table-cell>
          <table:table-cell office:value-type="float" office:value="14.257725225999382" table:style-name="ce67">
            <text:p>14,3<text:s text:c="5"/></text:p>
          </table:table-cell>
          <table:table-cell office:value-type="float" office:value="-1374" table:style-name="ce51">
            <text:p><text:s/>-1 374</text:p>
          </table:table-cell>
          <table:table-cell office:value-type="float" office:value="-2.5387088429843687" table:style-name="ce52">
            <text:p>-2,5<text:s text:c="3"/></text:p>
          </table:table-cell>
          <table:table-cell office:value-type="float" office:value="-5324" table:style-name="ce51">
            <text:p><text:s/>-5 324</text:p>
          </table:table-cell>
          <table:table-cell office:value-type="float" office:value="-9.1679294668687135" table:style-name="ce52">
            <text:p>-9,2<text:s text:c="3"/></text:p>
          </table:table-cell>
          <table:table-cell table:number-columns-repeated="6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Básico - 2º Ciclo</text:p>
          </table:table-cell>
          <table:table-cell office:value-type="float" office:value="51742" table:style-name="ce64">
            <text:p>51 742</text:p>
          </table:table-cell>
          <table:table-cell office:value-type="float" office:value="14.033479430654399" table:style-name="ce65">
            <text:p>14,0<text:s text:c="5"/></text:p>
          </table:table-cell>
          <table:table-cell office:value-type="float" office:value="52739" table:style-name="ce66">
            <text:p>52 739</text:p>
          </table:table-cell>
          <table:table-cell office:value-type="float" office:value="13.956842528686963" table:style-name="ce67">
            <text:p>14,0<text:s text:c="5"/></text:p>
          </table:table-cell>
          <table:table-cell office:value-type="float" office:value="58190" table:style-name="ce66">
            <text:p>58 190</text:p>
          </table:table-cell>
          <table:table-cell office:value-type="float" office:value="14.286696357984985" table:style-name="ce67">
            <text:p>14,3<text:s text:c="5"/></text:p>
          </table:table-cell>
          <table:table-cell office:value-type="float" office:value="-997" table:style-name="ce51">
            <text:p><text:s/>- 997</text:p>
          </table:table-cell>
          <table:table-cell office:value-type="float" office:value="-1.8904416086766911" table:style-name="ce52">
            <text:p>-1,9<text:s text:c="3"/></text:p>
          </table:table-cell>
          <table:table-cell office:value-type="float" office:value="-6448" table:style-name="ce51">
            <text:p><text:s/>-6 448</text:p>
          </table:table-cell>
          <table:table-cell office:value-type="float" office:value="-11.080941742567452" table:style-name="ce52">
            <text:p>-11,1<text:s text:c="3"/></text:p>
          </table:table-cell>
          <table:table-cell table:number-columns-repeated="6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Básico - 3º Ciclo</text:p>
          </table:table-cell>
          <table:table-cell office:value-type="float" office:value="73416" table:style-name="ce64">
            <text:p>73 416</text:p>
          </table:table-cell>
          <table:table-cell office:value-type="float" office:value="19.91190765492102" table:style-name="ce65">
            <text:p>19,9<text:s text:c="5"/></text:p>
          </table:table-cell>
          <table:table-cell office:value-type="float" office:value="75913" table:style-name="ce66">
            <text:p>75 913</text:p>
          </table:table-cell>
          <table:table-cell office:value-type="float" office:value="20.089607062709067" table:style-name="ce67">
            <text:p>20,1<text:s text:c="5"/></text:p>
          </table:table-cell>
          <table:table-cell office:value-type="float" office:value="83699" table:style-name="ce66">
            <text:p>83 699</text:p>
          </table:table-cell>
          <table:table-cell office:value-type="float" office:value="20.549616746296358" table:style-name="ce67">
            <text:p>20,5<text:s text:c="5"/></text:p>
          </table:table-cell>
          <table:table-cell office:value-type="float" office:value="-2497" table:style-name="ce51">
            <text:p><text:s/>-2 497</text:p>
          </table:table-cell>
          <table:table-cell office:value-type="float" office:value="-3.2892916891704975" table:style-name="ce52">
            <text:p>-3,3<text:s text:c="3"/></text:p>
          </table:table-cell>
          <table:table-cell office:value-type="float" office:value="-10283" table:style-name="ce51">
            <text:p><text:s/>-10 283</text:p>
          </table:table-cell>
          <table:table-cell office:value-type="float" office:value="-12.285690390566195" table:style-name="ce52">
            <text:p>-12,3<text:s text:c="3"/></text:p>
          </table:table-cell>
          <table:table-cell table:number-columns-repeated="6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Secundário</text:p>
          </table:table-cell>
          <table:table-cell office:value-type="float" office:value="111464" table:style-name="ce64">
            <text:p>111 464</text:p>
          </table:table-cell>
          <table:table-cell office:value-type="float" office:value="30.231296649887174" table:style-name="ce65">
            <text:p>30,2<text:s text:c="5"/></text:p>
          </table:table-cell>
          <table:table-cell office:value-type="float" office:value="115820" table:style-name="ce66">
            <text:p>115 820</text:p>
          </table:table-cell>
          <table:table-cell office:value-type="float" office:value="30.650590676207816" table:style-name="ce67">
            <text:p>30,7<text:s text:c="5"/></text:p>
          </table:table-cell>
          <table:table-cell office:value-type="float" office:value="128494" table:style-name="ce66">
            <text:p>128 494</text:p>
          </table:table-cell>
          <table:table-cell office:value-type="float" office:value="31.547598587780072" table:style-name="ce67">
            <text:p>31,5<text:s text:c="5"/></text:p>
          </table:table-cell>
          <table:table-cell office:value-type="float" office:value="-4356" table:style-name="ce51">
            <text:p><text:s/>-4 356</text:p>
          </table:table-cell>
          <table:table-cell office:value-type="float" office:value="-3.7610084614056296" table:style-name="ce52">
            <text:p>-3,8<text:s text:c="3"/></text:p>
          </table:table-cell>
          <table:table-cell office:value-type="float" office:value="-17030" table:style-name="ce51">
            <text:p><text:s/>-17 030</text:p>
          </table:table-cell>
          <table:table-cell office:value-type="float" office:value="-13.253537130138371" table:style-name="ce52">
            <text:p>-13,3<text:s text:c="3"/></text:p>
          </table:table-cell>
          <table:table-cell table:style-name="ce62"/>
          <table:table-cell table:style-name="ce68"/>
          <table:table-cell table:number-columns-repeated="4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Superior</text:p>
          </table:table-cell>
          <table:table-cell office:value-type="float" office:value="49851" table:style-name="ce64">
            <text:p>49 851</text:p>
          </table:table-cell>
          <table:table-cell office:value-type="float" office:value="13.520601892032632" table:style-name="ce65">
            <text:p>13,5<text:s text:c="5"/></text:p>
          </table:table-cell>
          <table:table-cell office:value-type="float" office:value="49230" table:style-name="ce66">
            <text:p>49 230</text:p>
          </table:table-cell>
          <table:table-cell office:value-type="float" office:value="13.028221196595672" table:style-name="ce67">
            <text:p>13,0<text:s text:c="5"/></text:p>
          </table:table-cell>
          <table:table-cell office:value-type="float" office:value="53342" table:style-name="ce66">
            <text:p>53 342</text:p>
          </table:table-cell>
          <table:table-cell office:value-type="float" office:value="13.096424765898524" table:style-name="ce67">
            <text:p>13,1<text:s text:c="5"/></text:p>
          </table:table-cell>
          <table:table-cell office:value-type="float" office:value="621" table:style-name="ce51">
            <text:p>+ 621</text:p>
          </table:table-cell>
          <table:table-cell office:value-type="float" office:value="1.2614259597806214" table:style-name="ce52">
            <text:p>+1,3<text:s text:c="3"/></text:p>
          </table:table-cell>
          <table:table-cell office:value-type="float" office:value="-3491" table:style-name="ce51">
            <text:p><text:s/>-3 491</text:p>
          </table:table-cell>
          <table:table-cell office:value-type="float" office:value="-6.5445615087548275" table:style-name="ce52">
            <text:p>-6,5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6"/>
          <table:table-cell table:style-name="ce64"/>
          <table:table-cell table:style-name="ce55"/>
          <table:table-cell table:style-name="ce66"/>
          <table:table-cell table:style-name="ce57"/>
          <table:table-cell table:style-name="ce66"/>
          <table:table-cell table:style-name="ce5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70">
            <text:p><text:s text:c="9"/>Homens</text:p>
          </table:table-cell>
          <table:table-cell office:value-type="float" office:value="157623" table:style-name="ce58">
            <text:p>157 623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64346" table:style-name="ce60">
            <text:p>164 346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177266" table:style-name="ce60">
            <text:p>177 266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-6723" table:style-name="ce42">
            <text:p><text:s/>-6 723</text:p>
          </table:table-cell>
          <table:table-cell office:value-type="float" office:value="-4.0907597386002701" table:style-name="ce43">
            <text:p>-4,1<text:s text:c="3"/></text:p>
          </table:table-cell>
          <table:table-cell office:value-type="float" office:value="-19643" table:style-name="ce42">
            <text:p><text:s/>-19 643</text:p>
          </table:table-cell>
          <table:table-cell office:value-type="float" office:value="-11.081087179718615" table:style-name="ce43">
            <text:p>-11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lt; 25 anos</text:p>
          </table:table-cell>
          <table:table-cell office:value-type="float" office:value="17339" table:style-name="ce64">
            <text:p>17 339</text:p>
          </table:table-cell>
          <table:table-cell office:value-type="float" office:value="11.000298179834161" table:style-name="ce65">
            <text:p>11,0<text:s text:c="5"/></text:p>
          </table:table-cell>
          <table:table-cell office:value-type="float" office:value="18431" table:style-name="ce66">
            <text:p>18 431</text:p>
          </table:table-cell>
          <table:table-cell office:value-type="float" office:value="11.214754238010052" table:style-name="ce67">
            <text:p>11,2<text:s text:c="5"/></text:p>
          </table:table-cell>
          <table:table-cell office:value-type="float" office:value="20776" table:style-name="ce66">
            <text:p>20 776</text:p>
          </table:table-cell>
          <table:table-cell office:value-type="float" office:value="11.720239639863255" table:style-name="ce67">
            <text:p>11,7<text:s text:c="5"/></text:p>
          </table:table-cell>
          <table:table-cell office:value-type="float" office:value="-1092" table:style-name="ce51">
            <text:p><text:s/>-1 092</text:p>
          </table:table-cell>
          <table:table-cell office:value-type="float" office:value="-5.9248006076718571" table:style-name="ce52">
            <text:p>-5,9<text:s text:c="3"/></text:p>
          </table:table-cell>
          <table:table-cell office:value-type="float" office:value="-3437" table:style-name="ce51">
            <text:p><text:s/>-3 437</text:p>
          </table:table-cell>
          <table:table-cell office:value-type="float" office:value="-16.543126684636121" table:style-name="ce52">
            <text:p>-16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gt;= 25 anos</text:p>
          </table:table-cell>
          <table:table-cell office:value-type="float" office:value="140284" table:style-name="ce64">
            <text:p>140 284</text:p>
          </table:table-cell>
          <table:table-cell office:value-type="float" office:value="88.999701820165839" table:style-name="ce65">
            <text:p>89,0<text:s text:c="5"/></text:p>
          </table:table-cell>
          <table:table-cell office:value-type="float" office:value="145915" table:style-name="ce66">
            <text:p>145 915</text:p>
          </table:table-cell>
          <table:table-cell office:value-type="float" office:value="88.785245761989955" table:style-name="ce67">
            <text:p>88,8<text:s text:c="5"/></text:p>
          </table:table-cell>
          <table:table-cell office:value-type="float" office:value="156490" table:style-name="ce66">
            <text:p>156 490</text:p>
          </table:table-cell>
          <table:table-cell office:value-type="float" office:value="88.279760360136734" table:style-name="ce67">
            <text:p>88,3<text:s text:c="5"/></text:p>
          </table:table-cell>
          <table:table-cell office:value-type="float" office:value="-5631" table:style-name="ce51">
            <text:p><text:s/>-5 631</text:p>
          </table:table-cell>
          <table:table-cell office:value-type="float" office:value="-3.8590960490696635" table:style-name="ce52">
            <text:p>-3,9<text:s text:c="3"/></text:p>
          </table:table-cell>
          <table:table-cell office:value-type="float" office:value="-16206" table:style-name="ce51">
            <text:p><text:s/>-16 206</text:p>
          </table:table-cell>
          <table:table-cell office:value-type="float" office:value="-10.355933286471979" table:style-name="ce52">
            <text:p>-10,4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Inscritos &lt; 1 ano</text:p>
          </table:table-cell>
          <table:table-cell office:value-type="float" office:value="82361" table:style-name="ce64">
            <text:p>82 361</text:p>
          </table:table-cell>
          <table:table-cell office:value-type="float" office:value="52.251892173096572" table:style-name="ce65">
            <text:p>52,3<text:s text:c="5"/></text:p>
          </table:table-cell>
          <table:table-cell office:value-type="float" office:value="88423" table:style-name="ce66">
            <text:p>88 423</text:p>
          </table:table-cell>
          <table:table-cell office:value-type="float" office:value="53.802952307935691" table:style-name="ce67">
            <text:p>53,8<text:s text:c="5"/></text:p>
          </table:table-cell>
          <table:table-cell office:value-type="float" office:value="117968" table:style-name="ce66">
            <text:p>117 968</text:p>
          </table:table-cell>
          <table:table-cell office:value-type="float" office:value="66.548576715218928" table:style-name="ce67">
            <text:p>66,5<text:s text:c="5"/></text:p>
          </table:table-cell>
          <table:table-cell office:value-type="float" office:value="-6062" table:style-name="ce51">
            <text:p><text:s/>-6 062</text:p>
          </table:table-cell>
          <table:table-cell office:value-type="float" office:value="-6.8556823450912088" table:style-name="ce52">
            <text:p>-6,9<text:s text:c="3"/></text:p>
          </table:table-cell>
          <table:table-cell office:value-type="float" office:value="-35607" table:style-name="ce51">
            <text:p><text:s/>-35 607</text:p>
          </table:table-cell>
          <table:table-cell office:value-type="float" office:value="-30.18360911433609" table:style-name="ce52">
            <text:p>-30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Inscritos &gt;= 1 ano</text:p>
          </table:table-cell>
          <table:table-cell office:value-type="float" office:value="75262" table:style-name="ce64">
            <text:p>75 262</text:p>
          </table:table-cell>
          <table:table-cell office:value-type="float" office:value="47.748107826903436" table:style-name="ce65">
            <text:p>47,7<text:s text:c="5"/></text:p>
          </table:table-cell>
          <table:table-cell office:value-type="float" office:value="75923" table:style-name="ce66">
            <text:p>75 923</text:p>
          </table:table-cell>
          <table:table-cell office:value-type="float" office:value="46.197047692064302" table:style-name="ce67">
            <text:p>46,2<text:s text:c="5"/></text:p>
          </table:table-cell>
          <table:table-cell office:value-type="float" office:value="59298" table:style-name="ce66">
            <text:p>59 298</text:p>
          </table:table-cell>
          <table:table-cell office:value-type="float" office:value="33.451423284781065" table:style-name="ce67">
            <text:p>33,5<text:s text:c="5"/></text:p>
          </table:table-cell>
          <table:table-cell office:value-type="float" office:value="-661" table:style-name="ce51">
            <text:p><text:s/>- 661</text:p>
          </table:table-cell>
          <table:table-cell office:value-type="float" office:value="-0.8706189165338567" table:style-name="ce52">
            <text:p>-0,9<text:s text:c="3"/></text:p>
          </table:table-cell>
          <table:table-cell office:value-type="float" office:value="15964" table:style-name="ce51">
            <text:p>+15 964</text:p>
          </table:table-cell>
          <table:table-cell office:value-type="float" office:value="26.921649971331242" table:style-name="ce52">
            <text:p>+26,9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Primeiro Emprego</text:p>
          </table:table-cell>
          <table:table-cell office:value-type="float" office:value="12833" table:style-name="ce64">
            <text:p>12 833</text:p>
          </table:table-cell>
          <table:table-cell office:value-type="float" office:value="8.1415783229604806" table:style-name="ce65">
            <text:p>8,1<text:s text:c="5"/></text:p>
          </table:table-cell>
          <table:table-cell office:value-type="float" office:value="12926" table:style-name="ce66">
            <text:p>12 926</text:p>
          </table:table-cell>
          <table:table-cell office:value-type="float" office:value="7.8651138451802911" table:style-name="ce67">
            <text:p>7,9<text:s text:c="5"/></text:p>
          </table:table-cell>
          <table:table-cell office:value-type="float" office:value="10980" table:style-name="ce66">
            <text:p>10 980</text:p>
          </table:table-cell>
          <table:table-cell office:value-type="float" office:value="6.194081211286993" table:style-name="ce67">
            <text:p>6,2<text:s text:c="5"/></text:p>
          </table:table-cell>
          <table:table-cell office:value-type="float" office:value="-93" table:style-name="ce51">
            <text:p><text:s/>- 93</text:p>
          </table:table-cell>
          <table:table-cell office:value-type="float" office:value="-0.71948011759244934" table:style-name="ce52">
            <text:p>-0,7<text:s text:c="3"/></text:p>
          </table:table-cell>
          <table:table-cell office:value-type="float" office:value="1853" table:style-name="ce51">
            <text:p>+1 853</text:p>
          </table:table-cell>
          <table:table-cell office:value-type="float" office:value="16.876138433515482" table:style-name="ce52">
            <text:p>+16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Novo Emprego</text:p>
          </table:table-cell>
          <table:table-cell office:value-type="float" office:value="144790" table:style-name="ce64">
            <text:p>144 790</text:p>
          </table:table-cell>
          <table:table-cell office:value-type="float" office:value="91.858421677039516" table:style-name="ce65">
            <text:p>91,9<text:s text:c="5"/></text:p>
          </table:table-cell>
          <table:table-cell office:value-type="float" office:value="151420" table:style-name="ce66">
            <text:p>151 420</text:p>
          </table:table-cell>
          <table:table-cell office:value-type="float" office:value="92.134886154819711" table:style-name="ce67">
            <text:p>92,1<text:s text:c="5"/></text:p>
          </table:table-cell>
          <table:table-cell office:value-type="float" office:value="166286" table:style-name="ce66">
            <text:p>166 286</text:p>
          </table:table-cell>
          <table:table-cell office:value-type="float" office:value="93.805918788713001" table:style-name="ce67">
            <text:p>93,8<text:s text:c="5"/></text:p>
          </table:table-cell>
          <table:table-cell office:value-type="float" office:value="-6630" table:style-name="ce51">
            <text:p><text:s/>-6 630</text:p>
          </table:table-cell>
          <table:table-cell office:value-type="float" office:value="-4.3785497292299569" table:style-name="ce52">
            <text:p>-4,4<text:s text:c="3"/></text:p>
          </table:table-cell>
          <table:table-cell office:value-type="float" office:value="-21496" table:style-name="ce51">
            <text:p><text:s/>-21 496</text:p>
          </table:table-cell>
          <table:table-cell office:value-type="float" office:value="-12.927125554767088" table:style-name="ce52">
            <text:p>-12,9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Nenhum <text:s/>Nível de Instrução</text:p>
          </table:table-cell>
          <table:table-cell office:value-type="float" office:value="13548" table:style-name="ce64">
            <text:p>13 548</text:p>
          </table:table-cell>
          <table:table-cell office:value-type="float" office:value="8.5951923259930343" table:style-name="ce65">
            <text:p>8,6<text:s text:c="5"/></text:p>
          </table:table-cell>
          <table:table-cell office:value-type="float" office:value="13903" table:style-name="ce66">
            <text:p>13 903</text:p>
          </table:table-cell>
          <table:table-cell office:value-type="float" office:value="8.4595913499567974" table:style-name="ce67">
            <text:p>8,5<text:s text:c="5"/></text:p>
          </table:table-cell>
          <table:table-cell office:value-type="float" office:value="11998" table:style-name="ce66">
            <text:p>11 998</text:p>
          </table:table-cell>
          <table:table-cell office:value-type="float" office:value="6.7683594146649666" table:style-name="ce67">
            <text:p>6,8<text:s text:c="5"/></text:p>
          </table:table-cell>
          <table:table-cell office:value-type="float" office:value="-355" table:style-name="ce51">
            <text:p><text:s/>- 355</text:p>
          </table:table-cell>
          <table:table-cell office:value-type="float" office:value="-2.5534057397683956" table:style-name="ce52">
            <text:p>-2,6<text:s text:c="3"/></text:p>
          </table:table-cell>
          <table:table-cell office:value-type="float" office:value="1550" table:style-name="ce51">
            <text:p>+1 550</text:p>
          </table:table-cell>
          <table:table-cell office:value-type="float" office:value="12.918819803300549" table:style-name="ce52">
            <text:p>+12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1º Ciclo</text:p>
          </table:table-cell>
          <table:table-cell office:value-type="float" office:value="24060" table:style-name="ce64">
            <text:p>24 060</text:p>
          </table:table-cell>
          <table:table-cell office:value-type="float" office:value="15.264269808340153" table:style-name="ce65">
            <text:p>15,3<text:s text:c="5"/></text:p>
          </table:table-cell>
          <table:table-cell office:value-type="float" office:value="25081" table:style-name="ce66">
            <text:p>25 081</text:p>
          </table:table-cell>
          <table:table-cell office:value-type="float" office:value="15.261095493653634" table:style-name="ce67">
            <text:p>15,3<text:s text:c="5"/></text:p>
          </table:table-cell>
          <table:table-cell office:value-type="float" office:value="27128" table:style-name="ce66">
            <text:p>27 128</text:p>
          </table:table-cell>
          <table:table-cell office:value-type="float" office:value="15.303555109270814" table:style-name="ce67">
            <text:p>15,3<text:s text:c="5"/></text:p>
          </table:table-cell>
          <table:table-cell office:value-type="float" office:value="-1021" table:style-name="ce51">
            <text:p><text:s/>-1 021</text:p>
          </table:table-cell>
          <table:table-cell office:value-type="float" office:value="-4.0708105737410785" table:style-name="ce52">
            <text:p>-4,1<text:s text:c="3"/></text:p>
          </table:table-cell>
          <table:table-cell office:value-type="float" office:value="-3068" table:style-name="ce51">
            <text:p><text:s/>-3 068</text:p>
          </table:table-cell>
          <table:table-cell office:value-type="float" office:value="-11.309348274845178" table:style-name="ce52">
            <text:p>-11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2º Ciclo</text:p>
          </table:table-cell>
          <table:table-cell office:value-type="float" office:value="24347" table:style-name="ce64">
            <text:p>24 347</text:p>
          </table:table-cell>
          <table:table-cell office:value-type="float" office:value="15.44634983473224" table:style-name="ce65">
            <text:p>15,4<text:s text:c="5"/></text:p>
          </table:table-cell>
          <table:table-cell office:value-type="float" office:value="25312" table:style-name="ce66">
            <text:p>25 312</text:p>
          </table:table-cell>
          <table:table-cell office:value-type="float" office:value="15.401652610954935" table:style-name="ce67">
            <text:p>15,4<text:s text:c="5"/></text:p>
          </table:table-cell>
          <table:table-cell office:value-type="float" office:value="28115" table:style-name="ce66">
            <text:p>28 115</text:p>
          </table:table-cell>
          <table:table-cell office:value-type="float" office:value="15.860345469520382" table:style-name="ce67">
            <text:p>15,9<text:s text:c="5"/></text:p>
          </table:table-cell>
          <table:table-cell office:value-type="float" office:value="-965" table:style-name="ce51">
            <text:p><text:s/>- 965</text:p>
          </table:table-cell>
          <table:table-cell office:value-type="float" office:value="-3.8124209860935525" table:style-name="ce52">
            <text:p>-3,8<text:s text:c="3"/></text:p>
          </table:table-cell>
          <table:table-cell office:value-type="float" office:value="-3768" table:style-name="ce51">
            <text:p><text:s/>-3 768</text:p>
          </table:table-cell>
          <table:table-cell office:value-type="float" office:value="-13.402098523919618" table:style-name="ce52">
            <text:p>-13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3º Ciclo</text:p>
          </table:table-cell>
          <table:table-cell office:value-type="float" office:value="31938" table:style-name="ce64">
            <text:p>31 938</text:p>
          </table:table-cell>
          <table:table-cell office:value-type="float" office:value="20.262271369026095" table:style-name="ce65">
            <text:p>20,3<text:s text:c="5"/></text:p>
          </table:table-cell>
          <table:table-cell office:value-type="float" office:value="33728" table:style-name="ce66">
            <text:p>33 728</text:p>
          </table:table-cell>
          <table:table-cell office:value-type="float" office:value="20.522556070728829" table:style-name="ce67">
            <text:p>20,5<text:s text:c="5"/></text:p>
          </table:table-cell>
          <table:table-cell office:value-type="float" office:value="37194" table:style-name="ce66">
            <text:p>37 194</text:p>
          </table:table-cell>
          <table:table-cell office:value-type="float" office:value="20.982027010255774" table:style-name="ce67">
            <text:p>21,0<text:s text:c="5"/></text:p>
          </table:table-cell>
          <table:table-cell office:value-type="float" office:value="-1790" table:style-name="ce51">
            <text:p><text:s/>-1 790</text:p>
          </table:table-cell>
          <table:table-cell office:value-type="float" office:value="-5.307163187855787" table:style-name="ce52">
            <text:p>-5,3<text:s text:c="3"/></text:p>
          </table:table-cell>
          <table:table-cell office:value-type="float" office:value="-5256" table:style-name="ce51">
            <text:p><text:s/>-5 256</text:p>
          </table:table-cell>
          <table:table-cell office:value-type="float" office:value="-14.131311501855137" table:style-name="ce52">
            <text:p>-14,1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Secundário</text:p>
          </table:table-cell>
          <table:table-cell office:value-type="float" office:value="45918" table:style-name="ce64">
            <text:p>45 918</text:p>
          </table:table-cell>
          <table:table-cell office:value-type="float" office:value="29.131535372375861" table:style-name="ce65">
            <text:p>29,1<text:s text:c="5"/></text:p>
          </table:table-cell>
          <table:table-cell office:value-type="float" office:value="48441" table:style-name="ce66">
            <text:p>48 441</text:p>
          </table:table-cell>
          <table:table-cell office:value-type="float" office:value="29.475010039794093" table:style-name="ce67">
            <text:p>29,5<text:s text:c="5"/></text:p>
          </table:table-cell>
          <table:table-cell office:value-type="float" office:value="53990" table:style-name="ce66">
            <text:p>53 990</text:p>
          </table:table-cell>
          <table:table-cell office:value-type="float" office:value="30.457053242020464" table:style-name="ce67">
            <text:p>30,5<text:s text:c="5"/></text:p>
          </table:table-cell>
          <table:table-cell office:value-type="float" office:value="-2523" table:style-name="ce51">
            <text:p><text:s/>-2 523</text:p>
          </table:table-cell>
          <table:table-cell office:value-type="float" office:value="-5.2083978448008921" table:style-name="ce52">
            <text:p>-5,2<text:s text:c="3"/></text:p>
          </table:table-cell>
          <table:table-cell office:value-type="float" office:value="-8072" table:style-name="ce51">
            <text:p><text:s/>-8 072</text:p>
          </table:table-cell>
          <table:table-cell office:value-type="float" office:value="-14.950916836451194" table:style-name="ce52">
            <text:p>-15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Superior</text:p>
          </table:table-cell>
          <table:table-cell office:value-type="float" office:value="17812" table:style-name="ce64">
            <text:p>17 812</text:p>
          </table:table-cell>
          <table:table-cell office:value-type="float" office:value="11.300381289532618" table:style-name="ce65">
            <text:p>11,3<text:s text:c="5"/></text:p>
          </table:table-cell>
          <table:table-cell office:value-type="float" office:value="17881" table:style-name="ce66">
            <text:p>17 881</text:p>
          </table:table-cell>
          <table:table-cell office:value-type="float" office:value="10.88009443491171" table:style-name="ce67">
            <text:p>10,9<text:s text:c="5"/></text:p>
          </table:table-cell>
          <table:table-cell office:value-type="float" office:value="18841" table:style-name="ce66">
            <text:p>18 841</text:p>
          </table:table-cell>
          <table:table-cell office:value-type="float" office:value="10.628659754267598" table:style-name="ce67">
            <text:p>10,6<text:s text:c="5"/></text:p>
          </table:table-cell>
          <table:table-cell office:value-type="float" office:value="-69" table:style-name="ce51">
            <text:p><text:s/>- 69</text:p>
          </table:table-cell>
          <table:table-cell office:value-type="float" office:value="-0.38588445836362617" table:style-name="ce52">
            <text:p>-0,4<text:s text:c="3"/></text:p>
          </table:table-cell>
          <table:table-cell office:value-type="float" office:value="-1029" table:style-name="ce51">
            <text:p><text:s/>-1 029</text:p>
          </table:table-cell>
          <table:table-cell office:value-type="float" office:value="-5.4614935512977016" table:style-name="ce52">
            <text:p>-5,5<text:s text:c="3"/></text:p>
          </table:table-cell>
          <table:table-cell table:number-columns-repeated="16372" table:style-name="ce1"/>
        </table:table-row>
        <table:table-row table:style-name="ro9">
          <table:table-cell/>
          <table:table-cell table:style-name="ce46"/>
          <table:table-cell table:style-name="ce64"/>
          <table:table-cell table:style-name="ce55"/>
          <table:table-cell table:style-name="ce66"/>
          <table:table-cell table:style-name="ce57"/>
          <table:table-cell table:style-name="ce66"/>
          <table:table-cell office:value-type="float" office:value="0" table:style-name="ce57">
            <text:p>0,0<text:s text:c="5"/>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70">
            <text:p><text:s text:c="9"/>Mulheres</text:p>
          </table:table-cell>
          <table:table-cell office:value-type="float" office:value="211081" table:style-name="ce58">
            <text:p>211 081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213526" table:style-name="ce60">
            <text:p>213 526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230036" table:style-name="ce60">
            <text:p>230 036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-2445" table:style-name="ce42">
            <text:p><text:s/>-2 445</text:p>
          </table:table-cell>
          <table:table-cell office:value-type="float" office:value="-1.1450596180324644" table:style-name="ce43">
            <text:p>-1,1<text:s text:c="3"/></text:p>
          </table:table-cell>
          <table:table-cell office:value-type="float" office:value="-18955" table:style-name="ce42">
            <text:p><text:s/>-18 955</text:p>
          </table:table-cell>
          <table:table-cell office:value-type="float" office:value="-8.2400146064094315" table:style-name="ce43">
            <text:p>-8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lt; 25 anos</text:p>
          </table:table-cell>
          <table:table-cell office:value-type="float" office:value="21402" table:style-name="ce64">
            <text:p>21 402</text:p>
          </table:table-cell>
          <table:table-cell office:value-type="float" office:value="10.139235648874129" table:style-name="ce65">
            <text:p>10,1<text:s text:c="5"/></text:p>
          </table:table-cell>
          <table:table-cell office:value-type="float" office:value="22527" table:style-name="ce66">
            <text:p>22 527</text:p>
          </table:table-cell>
          <table:table-cell office:value-type="float" office:value="10.550003278289296" table:style-name="ce67">
            <text:p>10,6<text:s text:c="5"/></text:p>
          </table:table-cell>
          <table:table-cell office:value-type="float" office:value="24226" table:style-name="ce66">
            <text:p>24 226</text:p>
          </table:table-cell>
          <table:table-cell office:value-type="float" office:value="10.531395085986542" table:style-name="ce67">
            <text:p>10,5<text:s text:c="5"/></text:p>
          </table:table-cell>
          <table:table-cell office:value-type="float" office:value="-1125" table:style-name="ce51">
            <text:p><text:s/>-1 125</text:p>
          </table:table-cell>
          <table:table-cell office:value-type="float" office:value="-4.994007191370355" table:style-name="ce52">
            <text:p>-5,0<text:s text:c="3"/></text:p>
          </table:table-cell>
          <table:table-cell office:value-type="float" office:value="-2824" table:style-name="ce51">
            <text:p><text:s/>-2 824</text:p>
          </table:table-cell>
          <table:table-cell office:value-type="float" office:value="-11.65689754808883" table:style-name="ce52">
            <text:p>-11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gt;= 25 anos</text:p>
          </table:table-cell>
          <table:table-cell office:value-type="float" office:value="189679" table:style-name="ce64">
            <text:p>189 679</text:p>
          </table:table-cell>
          <table:table-cell office:value-type="float" office:value="89.860764351125866" table:style-name="ce65">
            <text:p>89,9<text:s text:c="5"/></text:p>
          </table:table-cell>
          <table:table-cell office:value-type="float" office:value="190999" table:style-name="ce66">
            <text:p>190 999</text:p>
          </table:table-cell>
          <table:table-cell office:value-type="float" office:value="89.449996721710704" table:style-name="ce67">
            <text:p>89,4<text:s text:c="5"/></text:p>
          </table:table-cell>
          <table:table-cell office:value-type="float" office:value="205810" table:style-name="ce66">
            <text:p>205 810</text:p>
          </table:table-cell>
          <table:table-cell office:value-type="float" office:value="89.468604914013454" table:style-name="ce67">
            <text:p>89,5<text:s text:c="5"/></text:p>
          </table:table-cell>
          <table:table-cell office:value-type="float" office:value="-1320" table:style-name="ce51">
            <text:p><text:s/>-1 320</text:p>
          </table:table-cell>
          <table:table-cell office:value-type="float" office:value="-0.69110309478060095" table:style-name="ce52">
            <text:p>-0,7<text:s text:c="3"/></text:p>
          </table:table-cell>
          <table:table-cell office:value-type="float" office:value="-16131" table:style-name="ce51">
            <text:p><text:s/>-16 131</text:p>
          </table:table-cell>
          <table:table-cell office:value-type="float" office:value="-7.8378115737816429" table:style-name="ce52">
            <text:p>-7,8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style-name="ce1"/>
          <table:table-cell table:style-name="ce71"/>
          <table:table-cell table:number-columns-repeated="16370"/>
        </table:table-row>
        <table:table-row table:style-name="ro5">
          <table:table-cell/>
          <table:table-cell office:value-type="string" table:style-name="ce46">
            <text:p><text:s text:c="13"/>Inscritos &lt; 1 ano</text:p>
          </table:table-cell>
          <table:table-cell office:value-type="float" office:value="108239" table:style-name="ce64">
            <text:p>108 239</text:p>
          </table:table-cell>
          <table:table-cell office:value-type="float" office:value="51.278419185052179" table:style-name="ce65">
            <text:p>51,3<text:s text:c="5"/></text:p>
          </table:table-cell>
          <table:table-cell office:value-type="float" office:value="111224" table:style-name="ce66">
            <text:p>111 224</text:p>
          </table:table-cell>
          <table:table-cell office:value-type="float" office:value="52.089206934986841" table:style-name="ce67">
            <text:p>52,1<text:s text:c="5"/></text:p>
          </table:table-cell>
          <table:table-cell office:value-type="float" office:value="149347" table:style-name="ce66">
            <text:p>149 347</text:p>
          </table:table-cell>
          <table:table-cell office:value-type="float" office:value="64.923316350484271" table:style-name="ce67">
            <text:p>64,9<text:s text:c="5"/></text:p>
          </table:table-cell>
          <table:table-cell office:value-type="float" office:value="-2985" table:style-name="ce51">
            <text:p><text:s/>-2 985</text:p>
          </table:table-cell>
          <table:table-cell office:value-type="float" office:value="-2.6837732863410775" table:style-name="ce52">
            <text:p>-2,7<text:s text:c="3"/></text:p>
          </table:table-cell>
          <table:table-cell office:value-type="float" office:value="-41108" table:style-name="ce51">
            <text:p><text:s/>-41 108</text:p>
          </table:table-cell>
          <table:table-cell office:value-type="float" office:value="-27.52515952781107" table:style-name="ce52">
            <text:p>-27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Inscritos &gt;= 1 ano</text:p>
          </table:table-cell>
          <table:table-cell office:value-type="float" office:value="102842" table:style-name="ce64">
            <text:p>102 842</text:p>
          </table:table-cell>
          <table:table-cell office:value-type="float" office:value="48.721580814947821" table:style-name="ce65">
            <text:p>48,7<text:s text:c="5"/></text:p>
          </table:table-cell>
          <table:table-cell office:value-type="float" office:value="102302" table:style-name="ce66">
            <text:p>102 302</text:p>
          </table:table-cell>
          <table:table-cell office:value-type="float" office:value="47.910793065013159" table:style-name="ce67">
            <text:p>47,9<text:s text:c="5"/></text:p>
          </table:table-cell>
          <table:table-cell office:value-type="float" office:value="80689" table:style-name="ce66">
            <text:p>80 689</text:p>
          </table:table-cell>
          <table:table-cell office:value-type="float" office:value="35.076683649515729" table:style-name="ce67">
            <text:p>35,1<text:s text:c="5"/></text:p>
          </table:table-cell>
          <table:table-cell office:value-type="float" office:value="540" table:style-name="ce51">
            <text:p>+ 540</text:p>
          </table:table-cell>
          <table:table-cell office:value-type="float" office:value="0.52784891790971833" table:style-name="ce52">
            <text:p>+0,5<text:s text:c="3"/></text:p>
          </table:table-cell>
          <table:table-cell office:value-type="float" office:value="22153" table:style-name="ce51">
            <text:p>+22 153</text:p>
          </table:table-cell>
          <table:table-cell office:value-type="float" office:value="27.45479557312645" table:style-name="ce52">
            <text:p>+27,5<text:s text:c="3"/></text:p>
          </table:table-cell>
          <table:table-cell table:number-columns-repeated="16372" table:style-name="ce1"/>
        </table:table-row>
        <table:table-row table:style-name="ro7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Primeiro Emprego</text:p>
          </table:table-cell>
          <table:table-cell office:value-type="float" office:value="19691" table:style-name="ce64">
            <text:p>19 691</text:p>
          </table:table-cell>
          <table:table-cell office:value-type="float" office:value="9.3286463490318887" table:style-name="ce65">
            <text:p>9,3<text:s text:c="5"/></text:p>
          </table:table-cell>
          <table:table-cell office:value-type="float" office:value="19751" table:style-name="ce66">
            <text:p>19 751</text:p>
          </table:table-cell>
          <table:table-cell office:value-type="float" office:value="9.2499274093084694" table:style-name="ce67">
            <text:p>9,2<text:s text:c="5"/></text:p>
          </table:table-cell>
          <table:table-cell office:value-type="float" office:value="17218" table:style-name="ce66">
            <text:p>17 218</text:p>
          </table:table-cell>
          <table:table-cell office:value-type="float" office:value="7.484915404545375" table:style-name="ce67">
            <text:p>7,5<text:s text:c="5"/></text:p>
          </table:table-cell>
          <table:table-cell office:value-type="float" office:value="-60" table:style-name="ce51">
            <text:p><text:s/>- 60</text:p>
          </table:table-cell>
          <table:table-cell office:value-type="float" office:value="-0.30378208698293757" table:style-name="ce52">
            <text:p>-0,3<text:s text:c="3"/></text:p>
          </table:table-cell>
          <table:table-cell office:value-type="float" office:value="2473" table:style-name="ce51">
            <text:p>+2 473</text:p>
          </table:table-cell>
          <table:table-cell office:value-type="float" office:value="14.362876059937275" table:style-name="ce52">
            <text:p>+14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Novo Emprego</text:p>
          </table:table-cell>
          <table:table-cell office:value-type="float" office:value="191390" table:style-name="ce64">
            <text:p>191 390</text:p>
          </table:table-cell>
          <table:table-cell office:value-type="float" office:value="90.671353650968115" table:style-name="ce65">
            <text:p>90,7<text:s text:c="5"/></text:p>
          </table:table-cell>
          <table:table-cell office:value-type="float" office:value="193775" table:style-name="ce66">
            <text:p>193 775</text:p>
          </table:table-cell>
          <table:table-cell office:value-type="float" office:value="90.750072590691531" table:style-name="ce67">
            <text:p>90,8<text:s text:c="5"/></text:p>
          </table:table-cell>
          <table:table-cell office:value-type="float" office:value="212818" table:style-name="ce66">
            <text:p>212 818</text:p>
          </table:table-cell>
          <table:table-cell office:value-type="float" office:value="92.515084595454624" table:style-name="ce67">
            <text:p>92,5<text:s text:c="5"/></text:p>
          </table:table-cell>
          <table:table-cell office:value-type="float" office:value="-2385" table:style-name="ce51">
            <text:p><text:s/>-2 385</text:p>
          </table:table-cell>
          <table:table-cell office:value-type="float" office:value="-1.2308089278802736" table:style-name="ce52">
            <text:p>-1,2<text:s text:c="3"/></text:p>
          </table:table-cell>
          <table:table-cell office:value-type="float" office:value="-21428" table:style-name="ce51">
            <text:p><text:s/>-21 428</text:p>
          </table:table-cell>
          <table:table-cell office:value-type="float" office:value="-10.068697196665696" table:style-name="ce52">
            <text:p>-10,1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Nenhum <text:s/>Nível de Instrução</text:p>
          </table:table-cell>
          <table:table-cell office:value-type="float" office:value="15935" table:style-name="ce64">
            <text:p>15 935</text:p>
          </table:table-cell>
          <table:table-cell office:value-type="float" office:value="7.5492346539953861" table:style-name="ce65">
            <text:p>7,5<text:s text:c="5"/></text:p>
          </table:table-cell>
          <table:table-cell office:value-type="float" office:value="16145" table:style-name="ce66">
            <text:p>16 145</text:p>
          </table:table-cell>
          <table:table-cell office:value-type="float" office:value="7.5611400953513863" table:style-name="ce67">
            <text:p>7,6<text:s text:c="5"/></text:p>
          </table:table-cell>
          <table:table-cell office:value-type="float" office:value="13507" table:style-name="ce66">
            <text:p>13 507</text:p>
          </table:table-cell>
          <table:table-cell office:value-type="float" office:value="5.8716896485767442" table:style-name="ce67">
            <text:p>5,9<text:s text:c="5"/></text:p>
          </table:table-cell>
          <table:table-cell office:value-type="float" office:value="-210" table:style-name="ce51">
            <text:p><text:s/>- 210</text:p>
          </table:table-cell>
          <table:table-cell office:value-type="float" office:value="-1.3007122948281202" table:style-name="ce52">
            <text:p>-1,3<text:s text:c="3"/></text:p>
          </table:table-cell>
          <table:table-cell office:value-type="float" office:value="2428" table:style-name="ce51">
            <text:p>+2 428</text:p>
          </table:table-cell>
          <table:table-cell office:value-type="float" office:value="17.975864366624712" table:style-name="ce52">
            <text:p>+18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1º Ciclo</text:p>
          </table:table-cell>
          <table:table-cell office:value-type="float" office:value="28688" table:style-name="ce64">
            <text:p>28 688</text:p>
          </table:table-cell>
          <table:table-cell office:value-type="float" office:value="13.590991136104149" table:style-name="ce65">
            <text:p>13,6<text:s text:c="5"/></text:p>
          </table:table-cell>
          <table:table-cell office:value-type="float" office:value="29041" table:style-name="ce66">
            <text:p>29 041</text:p>
          </table:table-cell>
          <table:table-cell office:value-type="float" office:value="13.600685630789695" table:style-name="ce67">
            <text:p>13,6<text:s text:c="5"/></text:p>
          </table:table-cell>
          <table:table-cell office:value-type="float" office:value="30944" table:style-name="ce66">
            <text:p>30 944</text:p>
          </table:table-cell>
          <table:table-cell office:value-type="float" office:value="13.451807543167158" table:style-name="ce67">
            <text:p>13,5<text:s text:c="5"/></text:p>
          </table:table-cell>
          <table:table-cell office:value-type="float" office:value="-353" table:style-name="ce51">
            <text:p><text:s/>- 353</text:p>
          </table:table-cell>
          <table:table-cell office:value-type="float" office:value="-1.2155228814434764" table:style-name="ce52">
            <text:p>-1,2<text:s text:c="3"/></text:p>
          </table:table-cell>
          <table:table-cell office:value-type="float" office:value="-2256" table:style-name="ce51">
            <text:p><text:s/>-2 256</text:p>
          </table:table-cell>
          <table:table-cell office:value-type="float" office:value="-7.2905894519131333" table:style-name="ce52">
            <text:p>-7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2º Ciclo</text:p>
          </table:table-cell>
          <table:table-cell office:value-type="float" office:value="27395" table:style-name="ce64">
            <text:p>27 395</text:p>
          </table:table-cell>
          <table:table-cell office:value-type="float" office:value="12.978430081343181" table:style-name="ce65">
            <text:p>13,0<text:s text:c="5"/></text:p>
          </table:table-cell>
          <table:table-cell office:value-type="float" office:value="27427" table:style-name="ce66">
            <text:p>27 427</text:p>
          </table:table-cell>
          <table:table-cell office:value-type="float" office:value="12.844805784775627" table:style-name="ce67">
            <text:p>12,8<text:s text:c="5"/></text:p>
          </table:table-cell>
          <table:table-cell office:value-type="float" office:value="30075" table:style-name="ce66">
            <text:p>30 075</text:p>
          </table:table-cell>
          <table:table-cell office:value-type="float" office:value="13.074040584951922" table:style-name="ce67">
            <text:p>13,1<text:s text:c="5"/></text:p>
          </table:table-cell>
          <table:table-cell office:value-type="float" office:value="-32" table:style-name="ce51">
            <text:p><text:s/>- 32</text:p>
          </table:table-cell>
          <table:table-cell office:value-type="float" office:value="-0.11667335107740547" table:style-name="ce52">
            <text:p>-0,1<text:s text:c="3"/></text:p>
          </table:table-cell>
          <table:table-cell office:value-type="float" office:value="-2680" table:style-name="ce51">
            <text:p><text:s/>-2 680</text:p>
          </table:table-cell>
          <table:table-cell office:value-type="float" office:value="-8.9110556940980885" table:style-name="ce52">
            <text:p>-8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3º Ciclo</text:p>
          </table:table-cell>
          <table:table-cell office:value-type="float" office:value="41478" table:style-name="ce64">
            <text:p>41 478</text:p>
          </table:table-cell>
          <table:table-cell office:value-type="float" office:value="19.650276434165086" table:style-name="ce65">
            <text:p>19,7<text:s text:c="5"/></text:p>
          </table:table-cell>
          <table:table-cell office:value-type="float" office:value="42185" table:style-name="ce66">
            <text:p>42 185</text:p>
          </table:table-cell>
          <table:table-cell office:value-type="float" office:value="19.756376272678736" table:style-name="ce67">
            <text:p>19,8<text:s text:c="5"/></text:p>
          </table:table-cell>
          <table:table-cell office:value-type="float" office:value="46505" table:style-name="ce66">
            <text:p>46 505</text:p>
          </table:table-cell>
          <table:table-cell office:value-type="float" office:value="20.216400911161731" table:style-name="ce67">
            <text:p>20,2<text:s text:c="5"/></text:p>
          </table:table-cell>
          <table:table-cell office:value-type="float" office:value="-707" table:style-name="ce51">
            <text:p><text:s/>- 707</text:p>
          </table:table-cell>
          <table:table-cell office:value-type="float" office:value="-1.675951167476591" table:style-name="ce52">
            <text:p>-1,7<text:s text:c="3"/></text:p>
          </table:table-cell>
          <table:table-cell office:value-type="float" office:value="-5027" table:style-name="ce51">
            <text:p><text:s/>-5 027</text:p>
          </table:table-cell>
          <table:table-cell office:value-type="float" office:value="-10.809590366627244" table:style-name="ce52">
            <text:p>-10,8<text:s text:c="3"/></text:p>
          </table:table-cell>
          <table:table-cell table:style-name="ce1"/>
          <table:table-cell table:style-name="ce71"/>
          <table:table-cell table:number-columns-repeated="16370"/>
        </table:table-row>
        <table:table-row table:style-name="ro5">
          <table:table-cell/>
          <table:table-cell office:value-type="string" table:style-name="ce46">
            <text:p><text:s text:c="13"/>Secundário</text:p>
          </table:table-cell>
          <table:table-cell office:value-type="float" office:value="65546" table:style-name="ce64">
            <text:p>65 546</text:p>
          </table:table-cell>
          <table:table-cell office:value-type="float" office:value="31.052534335160438" table:style-name="ce65">
            <text:p>31,1<text:s text:c="5"/></text:p>
          </table:table-cell>
          <table:table-cell office:value-type="float" office:value="67379" table:style-name="ce66">
            <text:p>67 379</text:p>
          </table:table-cell>
          <table:table-cell office:value-type="float" office:value="31.555407772355593" table:style-name="ce67">
            <text:p>31,6<text:s text:c="5"/></text:p>
          </table:table-cell>
          <table:table-cell office:value-type="float" office:value="74504" table:style-name="ce66">
            <text:p>74 504</text:p>
          </table:table-cell>
          <table:table-cell office:value-type="float" office:value="32.387974056234675" table:style-name="ce67">
            <text:p>32,4<text:s text:c="5"/></text:p>
          </table:table-cell>
          <table:table-cell office:value-type="float" office:value="-1833" table:style-name="ce51">
            <text:p><text:s/>-1 833</text:p>
          </table:table-cell>
          <table:table-cell office:value-type="float" office:value="-2.7204321821338993" table:style-name="ce52">
            <text:p>-2,7<text:s text:c="3"/></text:p>
          </table:table-cell>
          <table:table-cell office:value-type="float" office:value="-8958" table:style-name="ce51">
            <text:p><text:s/>-8 958</text:p>
          </table:table-cell>
          <table:table-cell office:value-type="float" office:value="-12.023515515945453" table:style-name="ce52">
            <text:p>-12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Superior</text:p>
          </table:table-cell>
          <table:table-cell office:value-type="float" office:value="32039" table:style-name="ce64">
            <text:p>32 039</text:p>
          </table:table-cell>
          <table:table-cell office:value-type="float" office:value="15.178533359231764" table:style-name="ce65">
            <text:p>15,2<text:s text:c="5"/></text:p>
          </table:table-cell>
          <table:table-cell office:value-type="float" office:value="31349" table:style-name="ce66">
            <text:p>31 349</text:p>
          </table:table-cell>
          <table:table-cell office:value-type="float" office:value="14.681584444048967" table:style-name="ce67">
            <text:p>14,7<text:s text:c="5"/></text:p>
          </table:table-cell>
          <table:table-cell office:value-type="float" office:value="34501" table:style-name="ce66">
            <text:p>34 501</text:p>
          </table:table-cell>
          <table:table-cell office:value-type="float" office:value="14.998087255907771" table:style-name="ce67">
            <text:p>15,0<text:s text:c="5"/></text:p>
          </table:table-cell>
          <table:table-cell office:value-type="float" office:value="690" table:style-name="ce51">
            <text:p>+ 690</text:p>
          </table:table-cell>
          <table:table-cell office:value-type="float" office:value="2.2010271460014672" table:style-name="ce52">
            <text:p>+2,2<text:s text:c="3"/></text:p>
          </table:table-cell>
          <table:table-cell office:value-type="float" office:value="-2462" table:style-name="ce51">
            <text:p><text:s/>-2 462</text:p>
          </table:table-cell>
          <table:table-cell office:value-type="float" office:value="-7.1360250427523839" table:style-name="ce52">
            <text:p>-7,1<text:s text:c="3"/></text:p>
          </table:table-cell>
          <table:table-cell table:number-columns-repeated="16372" table:style-name="ce1"/>
        </table:table-row>
        <table:table-row table:style-name="ro10">
          <table:table-cell/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5"/>
          <table:table-cell table:style-name="ce76"/>
          <table:table-cell table:style-name="ce77"/>
          <table:table-cell table:style-name="ce78"/>
          <table:table-cell table:style-name="ce77"/>
          <table:table-cell table:style-name="ce78"/>
          <table:table-cell table:number-columns-repeated="16372" table:style-name="ce1"/>
        </table:table-row>
        <table:table-row table:style-name="ro1">
          <table:table-cell/>
          <table:table-cell office:value-type="string" table:style-name="ce79">
            <text:p><text:s text:c="4"/>(1) - Mês homólogo do ano anterior</text:p>
          </table:table-cell>
          <table:table-cell table:number-columns-repeated="2" table:style-name="ce6"/>
          <table:table-cell table:number-columns-repeated="4" table:style-name="ce80"/>
          <table:table-cell table:style-name="ce6"/>
          <table:table-cell table:style-name="ce81"/>
          <table:table-cell table:number-columns-repeated="2" table:style-name="ce6"/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1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71"/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3"/>
          <table:table-cell table:number-columns-repeated="16372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1">
        <table:table-column table:style-name="co1" table:default-cell-style-name="ce1" table:visibility="collapse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5914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914in" svg:y="0.23614in" svg:width="1.97737in" svg:height="0.51006in">
                <draw:text-box>
                  <text:p text:style-name="a23" text:class-names="" text:cond-style-name=""><text:span text:style-name="a21" text:class-names="">JULHO 2021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5" draw:style-name="a19" draw:name="Text Box 122" svg:x="0in" svg:y="0in" svg:width="0.97917in" svg:height="0.3174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5"/>
          <table:table-cell table:number-columns-repeated="6" table:style-name="ce6"/>
          <table:table-cell table:number-columns-repeated="16366"/>
        </table:table-row>
        <table:table-row table:style-name="ro2">
          <table:table-cell/>
          <table:table-cell office:value-type="string" table:style-name="ce7">
            <text:p>Quadro 2 - PEDIDOS DE EMPREGO <text:s text:c="2"/>E <text:s text:c="3"/>DESEMPREGO REGISTADO</text:p>
          </table:table-cell>
          <table:table-cell table:number-columns-repeated="8" table:style-name="ce7"/>
          <table:table-cell office:value-type="string" table:number-columns-spanned="2" table:number-rows-spanned="1" table:style-name="ce82">
            <text:p>CONTINENTE</text:p>
          </table:table-cell>
          <table:covered-table-cell/>
          <table:table-cell table:number-columns-repeated="6" table:style-name="ce6"/>
          <table:table-cell table:number-columns-repeated="16366"/>
        </table:table-row>
        <table:table-row table:style-name="ro2">
          <table:table-cell/>
          <table:table-cell office:value-type="string" table:style-name="ce9">
            <text:p>Situação no fim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number-columns-spanned="4" table:number-rows-spanned="1" table:style-name="ce83">
            <text:p>Variação</text:p>
          </table:table-cell>
          <table:covered-table-cell table:number-columns-repeated="3"/>
          <table:table-cell table:number-columns-repeated="6" table:style-name="ce17"/>
          <table:table-cell table:number-columns-repeated="16366"/>
        </table:table-row>
        <table:table-row table:style-name="ro3">
          <table:table-cell/>
          <table:table-cell table:style-name="ce18"/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84">
            <text:p>Mês <text:s/>anterior</text:p>
          </table:table-cell>
          <table:covered-table-cell/>
          <table:table-cell office:value-type="string" table:number-columns-spanned="2" table:number-rows-spanned="1" table:style-name="ce85">
            <text:p>Mês <text:s/>homólogo<text:span text:style-name="T1">(1)<text:s/></text:span></text:p>
          </table:table-cell>
          <table:covered-table-cell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style-name="ce28">
            <text:p>Var. Abs.</text:p>
          </table:table-cell>
          <table:table-cell office:value-type="string" table:style-name="ce29">
            <text:p>Var. %</text:p>
          </table:table-cell>
          <table:table-cell office:value-type="string" table:style-name="ce28">
            <text:p>Var. Abs.</text:p>
          </table:table-cell>
          <table:table-cell office:value-type="string" table:style-name="ce30">
            <text:p>Var. %</text:p>
          </table:table-cell>
          <table:table-cell table:number-columns-repeated="6" table:style-name="ce31"/>
          <table:table-cell table:number-columns-repeated="16366"/>
        </table:table-row>
        <table:table-row table:style-name="ro7">
          <table:table-cell/>
          <table:table-cell table:style-name="ce18"/>
          <table:table-cell table:style-name="ce87"/>
          <table:table-cell table:style-name="ce88"/>
          <table:table-cell table:style-name="ce89"/>
          <table:table-cell table:style-name="ce90"/>
          <table:table-cell table:style-name="ce89"/>
          <table:table-cell table:style-name="ce90"/>
          <table:table-cell table:number-columns-repeated="4" table:style-name="ce91"/>
          <table:table-cell table:number-columns-repeated="6" table:style-name="ce31"/>
          <table:table-cell table:number-columns-repeated="16366"/>
        </table:table-row>
        <table:table-row table:style-name="ro5">
          <table:table-cell/>
          <table:table-cell office:value-type="string" table:style-name="ce37">
            <text:p>PEDIDOS DE EMPREGO</text:p>
          </table:table-cell>
          <table:table-cell office:value-type="float" office:value="519267" table:style-name="ce38">
            <text:p>519 267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528287" table:style-name="ce40">
            <text:p>528 287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512744" table:style-name="ce40">
            <text:p>512 744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-9020" table:style-name="ce42">
            <text:p><text:s/>-9 020</text:p>
          </table:table-cell>
          <table:table-cell office:value-type="float" office:value="-1.7074052550980812" table:style-name="ce43">
            <text:p>-1,7<text:s text:c="3"/></text:p>
          </table:table-cell>
          <table:table-cell office:value-type="float" office:value="6523" table:style-name="ce42">
            <text:p>+6 523</text:p>
          </table:table-cell>
          <table:table-cell office:value-type="float" office:value="1.2721748084814255" table:style-name="ce43">
            <text:p>+1,3<text:s text:c="3"/></text:p>
          </table:table-cell>
          <table:table-cell table:style-name="ce44"/>
          <table:table-cell table:style-name="ce6"/>
          <table:table-cell table:number-columns-repeated="4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DESEMPREGO REGISTADO</text:p>
          </table:table-cell>
          <table:table-cell office:value-type="float" office:value="343561" table:style-name="ce47">
            <text:p>343 561</text:p>
          </table:table-cell>
          <table:table-cell office:value-type="float" office:value="66.162687018431754" table:style-name="ce48">
            <text:p>66,2<text:s text:c="5"/></text:p>
          </table:table-cell>
          <table:table-cell office:value-type="float" office:value="352250" table:style-name="ce49">
            <text:p>352 250</text:p>
          </table:table-cell>
          <table:table-cell office:value-type="float" office:value="66.677771741496571" table:style-name="ce50">
            <text:p>66,7<text:s text:c="5"/></text:p>
          </table:table-cell>
          <table:table-cell office:value-type="float" office:value="382019" table:style-name="ce49">
            <text:p>382 019</text:p>
          </table:table-cell>
          <table:table-cell office:value-type="float" office:value="74.504821119311003" table:style-name="ce50">
            <text:p>74,5<text:s text:c="5"/></text:p>
          </table:table-cell>
          <table:table-cell office:value-type="float" office:value="-8689" table:style-name="ce51">
            <text:p><text:s/>-8 689</text:p>
          </table:table-cell>
          <table:table-cell office:value-type="float" office:value="-2.4667139815471963" table:style-name="ce52">
            <text:p>-2,5<text:s text:c="3"/></text:p>
          </table:table-cell>
          <table:table-cell office:value-type="float" office:value="-38458" table:style-name="ce51">
            <text:p><text:s/>-38 458</text:p>
          </table:table-cell>
          <table:table-cell office:value-type="float" office:value="-10.067038550438591" table:style-name="ce52">
            <text:p>-10,1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EMPREGADOS</text:p>
          </table:table-cell>
          <table:table-cell office:value-type="float" office:value="49947" table:style-name="ce47">
            <text:p>49 947</text:p>
          </table:table-cell>
          <table:table-cell office:value-type="float" office:value="9.6187510471491535" table:style-name="ce48">
            <text:p>9,6<text:s text:c="5"/></text:p>
          </table:table-cell>
          <table:table-cell office:value-type="float" office:value="48541" table:style-name="ce49">
            <text:p>48 541</text:p>
          </table:table-cell>
          <table:table-cell office:value-type="float" office:value="9.1883767724740526" table:style-name="ce50">
            <text:p>9,2<text:s text:c="5"/></text:p>
          </table:table-cell>
          <table:table-cell office:value-type="float" office:value="39261" table:style-name="ce49">
            <text:p>39 261</text:p>
          </table:table-cell>
          <table:table-cell office:value-type="float" office:value="7.6570374299845536" table:style-name="ce50">
            <text:p>7,7<text:s text:c="5"/></text:p>
          </table:table-cell>
          <table:table-cell office:value-type="float" office:value="1406" table:style-name="ce51">
            <text:p>+1 406</text:p>
          </table:table-cell>
          <table:table-cell office:value-type="float" office:value="2.8965204672338851" table:style-name="ce52">
            <text:p>+2,9<text:s text:c="3"/></text:p>
          </table:table-cell>
          <table:table-cell office:value-type="float" office:value="10686" table:style-name="ce51">
            <text:p>+10 686</text:p>
          </table:table-cell>
          <table:table-cell office:value-type="float" office:value="27.217849774585467" table:style-name="ce52">
            <text:p>+27,2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OCUPADOS</text:p>
          </table:table-cell>
          <table:table-cell office:value-type="float" office:value="106594" table:style-name="ce47">
            <text:p>106 594</text:p>
          </table:table-cell>
          <table:table-cell office:value-type="float" office:value="20.527782431774018" table:style-name="ce48">
            <text:p>20,5<text:s text:c="5"/></text:p>
          </table:table-cell>
          <table:table-cell office:value-type="float" office:value="109163" table:style-name="ce49">
            <text:p>109 163</text:p>
          </table:table-cell>
          <table:table-cell office:value-type="float" office:value="20.663578698699762" table:style-name="ce50">
            <text:p>20,7<text:s text:c="5"/></text:p>
          </table:table-cell>
          <table:table-cell office:value-type="float" office:value="74921" table:style-name="ce49">
            <text:p>74 921</text:p>
          </table:table-cell>
          <table:table-cell office:value-type="float" office:value="14.611775076841466" table:style-name="ce50">
            <text:p>14,6<text:s text:c="5"/></text:p>
          </table:table-cell>
          <table:table-cell office:value-type="float" office:value="-2569" table:style-name="ce51">
            <text:p><text:s/>-2 569</text:p>
          </table:table-cell>
          <table:table-cell office:value-type="float" office:value="-2.3533614869507069" table:style-name="ce52">
            <text:p>-2,4<text:s text:c="3"/></text:p>
          </table:table-cell>
          <table:table-cell office:value-type="float" office:value="31673" table:style-name="ce51">
            <text:p>+31 673</text:p>
          </table:table-cell>
          <table:table-cell office:value-type="float" office:value="42.275196540355843" table:style-name="ce52">
            <text:p>+42,3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7"/>INDISPONIVEIS TEMPORÁRIAMENTE</text:p>
          </table:table-cell>
          <table:table-cell office:value-type="float" office:value="19165" table:style-name="ce47">
            <text:p>19 165</text:p>
          </table:table-cell>
          <table:table-cell office:value-type="float" office:value="3.6907795026450745" table:style-name="ce48">
            <text:p>3,7<text:s text:c="5"/></text:p>
          </table:table-cell>
          <table:table-cell office:value-type="float" office:value="18333" table:style-name="ce49">
            <text:p>18 333</text:p>
          </table:table-cell>
          <table:table-cell office:value-type="float" office:value="3.4702727873296144" table:style-name="ce50">
            <text:p>3,5<text:s text:c="5"/></text:p>
          </table:table-cell>
          <table:table-cell office:value-type="float" office:value="16543" table:style-name="ce49">
            <text:p>16 543</text:p>
          </table:table-cell>
          <table:table-cell office:value-type="float" office:value="3.2263663738629802" table:style-name="ce50">
            <text:p>3,2<text:s text:c="5"/></text:p>
          </table:table-cell>
          <table:table-cell office:value-type="float" office:value="832" table:style-name="ce51">
            <text:p>+ 832</text:p>
          </table:table-cell>
          <table:table-cell office:value-type="float" office:value="4.5382643320787652" table:style-name="ce52">
            <text:p>+4,5<text:s text:c="3"/></text:p>
          </table:table-cell>
          <table:table-cell office:value-type="float" office:value="2622" table:style-name="ce51">
            <text:p>+2 622</text:p>
          </table:table-cell>
          <table:table-cell office:value-type="float" office:value="15.849604062141086" table:style-name="ce52">
            <text:p>+15,8<text:s text:c="3"/></text:p>
          </table:table-cell>
          <table:table-cell table:style-name="ce45"/>
          <table:table-cell table:number-columns-repeated="3" table:style-name="ce53"/>
          <table:table-cell table:number-columns-repeated="2" table:style-name="ce45"/>
          <table:table-cell table:number-columns-repeated="16366"/>
        </table:table-row>
        <table:table-row table:style-name="ro11">
          <table:table-cell/>
          <table:table-cell table:style-name="ce46"/>
          <table:table-cell table:style-name="ce54"/>
          <table:table-cell table:style-name="ce55"/>
          <table:table-cell table:style-name="ce56"/>
          <table:table-cell table:style-name="ce57"/>
          <table:table-cell table:style-name="ce56"/>
          <table:table-cell table:style-name="ce5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6" table:style-name="ce45"/>
          <table:table-cell table:number-columns-repeated="16366"/>
        </table:table-row>
        <table:table-row table:style-name="ro5">
          <table:table-cell/>
          <table:table-cell office:value-type="string" table:style-name="ce37">
            <text:p><text:s text:c="5"/>DESEMPREGO REGISTADO</text:p>
          </table:table-cell>
          <table:table-cell office:value-type="float" office:value="343561" table:style-name="ce58">
            <text:p>343 561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352250" table:style-name="ce60">
            <text:p>352 250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382019" table:style-name="ce60">
            <text:p>382 019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-8689" table:style-name="ce42">
            <text:p><text:s/>-8 689</text:p>
          </table:table-cell>
          <table:table-cell office:value-type="float" office:value="-2.4667139815471963" table:style-name="ce43">
            <text:p>-2,5<text:s text:c="3"/></text:p>
          </table:table-cell>
          <table:table-cell office:value-type="float" office:value="-38458" table:style-name="ce42">
            <text:p><text:s/>-38 458</text:p>
          </table:table-cell>
          <table:table-cell office:value-type="float" office:value="-10.067038550438591" table:style-name="ce43">
            <text:p>-10,1<text:s text:c="3"/></text:p>
          </table:table-cell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Homens<text:s/></text:p>
          </table:table-cell>
          <table:table-cell office:value-type="float" office:value="146141" table:style-name="ce64">
            <text:p>146 141</text:p>
          </table:table-cell>
          <table:table-cell office:value-type="float" office:value="42.53713314375031" table:style-name="ce65">
            <text:p>42,5<text:s text:c="5"/></text:p>
          </table:table-cell>
          <table:table-cell office:value-type="float" office:value="152555" table:style-name="ce66">
            <text:p>152 555</text:p>
          </table:table-cell>
          <table:table-cell office:value-type="float" office:value="43.308729595457777" table:style-name="ce67">
            <text:p>43,3<text:s text:c="5"/></text:p>
          </table:table-cell>
          <table:table-cell office:value-type="float" office:value="165155" table:style-name="ce66">
            <text:p>165 155</text:p>
          </table:table-cell>
          <table:table-cell office:value-type="float" office:value="43.232142903886981" table:style-name="ce67">
            <text:p>43,2<text:s text:c="5"/></text:p>
          </table:table-cell>
          <table:table-cell office:value-type="float" office:value="-6414" table:style-name="ce51">
            <text:p><text:s/>-6 414</text:p>
          </table:table-cell>
          <table:table-cell office:value-type="float" office:value="-4.2043853036609748" table:style-name="ce52">
            <text:p>-4,2<text:s text:c="3"/></text:p>
          </table:table-cell>
          <table:table-cell office:value-type="float" office:value="-19014" table:style-name="ce51">
            <text:p><text:s/>-19 014</text:p>
          </table:table-cell>
          <table:table-cell office:value-type="float" office:value="-11.512821289092065" table:style-name="ce52">
            <text:p>-11,5<text:s text:c="3"/></text:p>
          </table:table-cell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Mulheres</text:p>
          </table:table-cell>
          <table:table-cell office:value-type="float" office:value="197420" table:style-name="ce64">
            <text:p>197 420</text:p>
          </table:table-cell>
          <table:table-cell office:value-type="float" office:value="57.462866856249697" table:style-name="ce65">
            <text:p>57,5<text:s text:c="5"/></text:p>
          </table:table-cell>
          <table:table-cell office:value-type="float" office:value="199695" table:style-name="ce66">
            <text:p>199 695</text:p>
          </table:table-cell>
          <table:table-cell office:value-type="float" office:value="56.691270404542223" table:style-name="ce67">
            <text:p>56,7<text:s text:c="5"/></text:p>
          </table:table-cell>
          <table:table-cell office:value-type="float" office:value="216864" table:style-name="ce66">
            <text:p>216 864</text:p>
          </table:table-cell>
          <table:table-cell office:value-type="float" office:value="56.767857096113019" table:style-name="ce67">
            <text:p>56,8<text:s text:c="5"/></text:p>
          </table:table-cell>
          <table:table-cell office:value-type="float" office:value="-2275" table:style-name="ce51">
            <text:p><text:s/>-2 275</text:p>
          </table:table-cell>
          <table:table-cell office:value-type="float" office:value="-1.1392373369388318" table:style-name="ce52">
            <text:p>-1,1<text:s text:c="3"/></text:p>
          </table:table-cell>
          <table:table-cell office:value-type="float" office:value="-19444" table:style-name="ce51">
            <text:p><text:s/>-19 444</text:p>
          </table:table-cell>
          <table:table-cell office:value-type="float" office:value="-8.9659879002508482" table:style-name="ce52">
            <text:p>-9,0<text:s text:c="3"/></text:p>
          </table:table-cell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12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&lt; 25 anos</text:p>
          </table:table-cell>
          <table:table-cell office:value-type="float" office:value="35365" table:style-name="ce64">
            <text:p>35 365</text:p>
          </table:table-cell>
          <table:table-cell office:value-type="float" office:value="10.293659641228196" table:style-name="ce65">
            <text:p>10,3<text:s text:c="5"/></text:p>
          </table:table-cell>
          <table:table-cell office:value-type="float" office:value="37464" table:style-name="ce66">
            <text:p>37 464</text:p>
          </table:table-cell>
          <table:table-cell office:value-type="float" office:value="10.635628105039034" table:style-name="ce67">
            <text:p>10,6<text:s text:c="5"/></text:p>
          </table:table-cell>
          <table:table-cell office:value-type="float" office:value="41752" table:style-name="ce66">
            <text:p>41 752</text:p>
          </table:table-cell>
          <table:table-cell office:value-type="float" office:value="10.929299328043893" table:style-name="ce67">
            <text:p>10,9<text:s text:c="5"/></text:p>
          </table:table-cell>
          <table:table-cell office:value-type="float" office:value="-2099" table:style-name="ce51">
            <text:p><text:s/>-2 099</text:p>
          </table:table-cell>
          <table:table-cell office:value-type="float" office:value="-5.6027119367926543" table:style-name="ce52">
            <text:p>-5,6<text:s text:c="3"/></text:p>
          </table:table-cell>
          <table:table-cell office:value-type="float" office:value="-6387" table:style-name="ce51">
            <text:p><text:s/>-6 387</text:p>
          </table:table-cell>
          <table:table-cell office:value-type="float" office:value="-15.297470779842881" table:style-name="ce52">
            <text:p>-15,3<text:s text:c="3"/></text:p>
          </table:table-cell>
          <table:table-cell table:style-name="ce68"/>
          <table:table-cell table:number-columns-repeated="5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&gt;= 25 anos</text:p>
          </table:table-cell>
          <table:table-cell office:value-type="float" office:value="308196" table:style-name="ce64">
            <text:p>308 196</text:p>
          </table:table-cell>
          <table:table-cell office:value-type="float" office:value="89.706340358771811" table:style-name="ce65">
            <text:p>89,7<text:s text:c="5"/></text:p>
          </table:table-cell>
          <table:table-cell office:value-type="float" office:value="314786" table:style-name="ce66">
            <text:p>314 786</text:p>
          </table:table-cell>
          <table:table-cell office:value-type="float" office:value="89.364371894960968" table:style-name="ce67">
            <text:p>89,4<text:s text:c="5"/></text:p>
          </table:table-cell>
          <table:table-cell office:value-type="float" office:value="340267" table:style-name="ce66">
            <text:p>340 267</text:p>
          </table:table-cell>
          <table:table-cell office:value-type="float" office:value="89.070700671956104" table:style-name="ce67">
            <text:p>89,1<text:s text:c="5"/></text:p>
          </table:table-cell>
          <table:table-cell office:value-type="float" office:value="-6590" table:style-name="ce51">
            <text:p><text:s/>-6 590</text:p>
          </table:table-cell>
          <table:table-cell office:value-type="float" office:value="-2.0934857331647532" table:style-name="ce52">
            <text:p>-2,1<text:s text:c="3"/></text:p>
          </table:table-cell>
          <table:table-cell office:value-type="float" office:value="-32071" table:style-name="ce51">
            <text:p><text:s/>-32 071</text:p>
          </table:table-cell>
          <table:table-cell office:value-type="float" office:value="-9.4252454689993446" table:style-name="ce52">
            <text:p>-9,4<text:s text:c="3"/></text:p>
          </table:table-cell>
          <table:table-cell table:style-name="ce62"/>
          <table:table-cell table:style-name="ce92"/>
          <table:table-cell table:number-columns-repeated="4" table:style-name="ce63"/>
          <table:table-cell table:number-columns-repeated="16366"/>
        </table:table-row>
        <table:table-row table:style-name="ro13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style-name="ce62"/>
          <table:table-cell table:style-name="ce9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Inscritos &lt; 1 ano</text:p>
          </table:table-cell>
          <table:table-cell office:value-type="float" office:value="178759" table:style-name="ce64">
            <text:p>178 759</text:p>
          </table:table-cell>
          <table:table-cell office:value-type="float" office:value="52.031225895838006" table:style-name="ce65">
            <text:p>52,0<text:s text:c="5"/></text:p>
          </table:table-cell>
          <table:table-cell office:value-type="float" office:value="187195" table:style-name="ce66">
            <text:p>187 195</text:p>
          </table:table-cell>
          <table:table-cell office:value-type="float" office:value="53.142654364797728" table:style-name="ce67">
            <text:p>53,1<text:s text:c="5"/></text:p>
          </table:table-cell>
          <table:table-cell office:value-type="float" office:value="252753" table:style-name="ce66">
            <text:p>252 753</text:p>
          </table:table-cell>
          <table:table-cell office:value-type="float" office:value="66.162416005486634" table:style-name="ce67">
            <text:p>66,2<text:s text:c="5"/></text:p>
          </table:table-cell>
          <table:table-cell office:value-type="float" office:value="-8436" table:style-name="ce51">
            <text:p><text:s/>-8 436</text:p>
          </table:table-cell>
          <table:table-cell office:value-type="float" office:value="-4.5065306231469853" table:style-name="ce52">
            <text:p>-4,5<text:s text:c="3"/></text:p>
          </table:table-cell>
          <table:table-cell office:value-type="float" office:value="-73994" table:style-name="ce51">
            <text:p><text:s/>-73 994</text:p>
          </table:table-cell>
          <table:table-cell office:value-type="float" office:value="-29.27522126344692" table:style-name="ce52">
            <text:p>-29,3<text:s text:c="3"/></text:p>
          </table:table-cell>
          <table:table-cell table:style-name="ce68"/>
          <table:table-cell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Inscritos &gt;= 1 ano</text:p>
          </table:table-cell>
          <table:table-cell office:value-type="float" office:value="164802" table:style-name="ce64">
            <text:p>164 802</text:p>
          </table:table-cell>
          <table:table-cell office:value-type="float" office:value="47.968774104162001" table:style-name="ce65">
            <text:p>48,0<text:s text:c="5"/></text:p>
          </table:table-cell>
          <table:table-cell office:value-type="float" office:value="165055" table:style-name="ce66">
            <text:p>165 055</text:p>
          </table:table-cell>
          <table:table-cell office:value-type="float" office:value="46.857345635202272" table:style-name="ce67">
            <text:p>46,9<text:s text:c="5"/></text:p>
          </table:table-cell>
          <table:table-cell office:value-type="float" office:value="129266" table:style-name="ce66">
            <text:p>129 266</text:p>
          </table:table-cell>
          <table:table-cell office:value-type="float" office:value="33.837583994513359" table:style-name="ce67">
            <text:p>33,8<text:s text:c="5"/></text:p>
          </table:table-cell>
          <table:table-cell office:value-type="float" office:value="-253" table:style-name="ce51">
            <text:p><text:s/>- 253</text:p>
          </table:table-cell>
          <table:table-cell office:value-type="float" office:value="-0.15328223925358214" table:style-name="ce52">
            <text:p>-0,2<text:s text:c="3"/></text:p>
          </table:table-cell>
          <table:table-cell office:value-type="float" office:value="35536" table:style-name="ce51">
            <text:p>+35 536</text:p>
          </table:table-cell>
          <table:table-cell office:value-type="float" office:value="27.490600776693018" table:style-name="ce52">
            <text:p>+27,5<text:s text:c="3"/></text:p>
          </table:table-cell>
          <table:table-cell table:style-name="ce62"/>
          <table:table-cell table:style-name="ce92"/>
          <table:table-cell table:number-columns-repeated="4" table:style-name="ce63"/>
          <table:table-cell table:number-columns-repeated="16366"/>
        </table:table-row>
        <table:table-row table:style-name="ro13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style-name="ce62"/>
          <table:table-cell table:style-name="ce9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Primeiro Emprego</text:p>
          </table:table-cell>
          <table:table-cell office:value-type="float" office:value="30032" table:style-name="ce64">
            <text:p>30 032</text:p>
          </table:table-cell>
          <table:table-cell office:value-type="float" office:value="8.7413879922342765" table:style-name="ce65">
            <text:p>8,7<text:s text:c="5"/></text:p>
          </table:table-cell>
          <table:table-cell office:value-type="float" office:value="30256" table:style-name="ce66">
            <text:p>30 256</text:p>
          </table:table-cell>
          <table:table-cell office:value-type="float" office:value="8.5893541518807659" table:style-name="ce67">
            <text:p>8,6<text:s text:c="5"/></text:p>
          </table:table-cell>
          <table:table-cell office:value-type="float" office:value="26386" table:style-name="ce66">
            <text:p>26 386</text:p>
          </table:table-cell>
          <table:table-cell office:value-type="float" office:value="6.9069863017284474" table:style-name="ce67">
            <text:p>6,9<text:s text:c="5"/></text:p>
          </table:table-cell>
          <table:table-cell office:value-type="float" office:value="-224" table:style-name="ce51">
            <text:p><text:s/>- 224</text:p>
          </table:table-cell>
          <table:table-cell office:value-type="float" office:value="-0.74034902168164995" table:style-name="ce52">
            <text:p>-0,7<text:s text:c="3"/></text:p>
          </table:table-cell>
          <table:table-cell office:value-type="float" office:value="3646" table:style-name="ce51">
            <text:p>+3 646</text:p>
          </table:table-cell>
          <table:table-cell office:value-type="float" office:value="13.817933752747669" table:style-name="ce52">
            <text:p>+13,8<text:s text:c="3"/></text:p>
          </table:table-cell>
          <table:table-cell table:number-columns-repeated="2" table:style-name="ce68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Novo Emprego</text:p>
          </table:table-cell>
          <table:table-cell office:value-type="float" office:value="313529" table:style-name="ce64">
            <text:p>313 529</text:p>
          </table:table-cell>
          <table:table-cell office:value-type="float" office:value="91.25861200776572" table:style-name="ce65">
            <text:p>91,3<text:s text:c="5"/></text:p>
          </table:table-cell>
          <table:table-cell office:value-type="float" office:value="321994" table:style-name="ce66">
            <text:p>321 994</text:p>
          </table:table-cell>
          <table:table-cell office:value-type="float" office:value="91.410645848119231" table:style-name="ce67">
            <text:p>91,4<text:s text:c="5"/></text:p>
          </table:table-cell>
          <table:table-cell office:value-type="float" office:value="355633" table:style-name="ce66">
            <text:p>355 633</text:p>
          </table:table-cell>
          <table:table-cell office:value-type="float" office:value="93.093013698271548" table:style-name="ce67">
            <text:p>93,1<text:s text:c="5"/></text:p>
          </table:table-cell>
          <table:table-cell office:value-type="float" office:value="-8465" table:style-name="ce51">
            <text:p><text:s/>-8 465</text:p>
          </table:table-cell>
          <table:table-cell office:value-type="float" office:value="-2.6289309738690783" table:style-name="ce52">
            <text:p>-2,6<text:s text:c="3"/></text:p>
          </table:table-cell>
          <table:table-cell office:value-type="float" office:value="-42104" table:style-name="ce51">
            <text:p><text:s/>-42 104</text:p>
          </table:table-cell>
          <table:table-cell office:value-type="float" office:value="-11.839171280505465" table:style-name="ce52">
            <text:p>-11,8<text:s text:c="3"/></text:p>
          </table:table-cell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12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Nenhum <text:s/>Nível de Instrução</text:p>
          </table:table-cell>
          <table:table-cell office:value-type="float" office:value="28284" table:style-name="ce64">
            <text:p>28 284</text:p>
          </table:table-cell>
          <table:table-cell office:value-type="float" office:value="8.2325991599745016" table:style-name="ce65">
            <text:p>8,2<text:s text:c="5"/></text:p>
          </table:table-cell>
          <table:table-cell office:value-type="float" office:value="28878" table:style-name="ce66">
            <text:p>28 878</text:p>
          </table:table-cell>
          <table:table-cell office:value-type="float" office:value="8.1981547196593318" table:style-name="ce67">
            <text:p>8,2<text:s text:c="5"/></text:p>
          </table:table-cell>
          <table:table-cell office:value-type="float" office:value="24220" table:style-name="ce66">
            <text:p>24 220</text:p>
          </table:table-cell>
          <table:table-cell office:value-type="float" office:value="6.3399987958714101" table:style-name="ce67">
            <text:p>6,3<text:s text:c="5"/></text:p>
          </table:table-cell>
          <table:table-cell office:value-type="float" office:value="-594" table:style-name="ce51">
            <text:p><text:s/>- 594</text:p>
          </table:table-cell>
          <table:table-cell office:value-type="float" office:value="-2.056929150218159" table:style-name="ce52">
            <text:p>-2,1<text:s text:c="3"/></text:p>
          </table:table-cell>
          <table:table-cell office:value-type="float" office:value="4064" table:style-name="ce51">
            <text:p>+4 064</text:p>
          </table:table-cell>
          <table:table-cell office:value-type="float" office:value="16.779521056977703" table:style-name="ce52">
            <text:p>+16,8<text:s text:c="3"/></text:p>
          </table:table-cell>
          <table:table-cell table:style-name="ce68"/>
          <table:table-cell table:style-name="ce62"/>
          <table:table-cell table:number-columns-repeated="4" table:style-name="ce63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Básico - 1º Ciclo</text:p>
          </table:table-cell>
          <table:table-cell office:value-type="float" office:value="48411" table:style-name="ce64">
            <text:p>48 411</text:p>
          </table:table-cell>
          <table:table-cell office:value-type="float" office:value="14.090947459112064" table:style-name="ce65">
            <text:p>14,1<text:s text:c="5"/></text:p>
          </table:table-cell>
          <table:table-cell office:value-type="float" office:value="49685" table:style-name="ce66">
            <text:p>49 685</text:p>
          </table:table-cell>
          <table:table-cell office:value-type="float" office:value="14.105039034776437" table:style-name="ce67">
            <text:p>14,1<text:s text:c="5"/></text:p>
          </table:table-cell>
          <table:table-cell office:value-type="float" office:value="53436" table:style-name="ce66">
            <text:p>53 436</text:p>
          </table:table-cell>
          <table:table-cell office:value-type="float" office:value="13.987785947819351" table:style-name="ce67">
            <text:p>14,0<text:s text:c="5"/></text:p>
          </table:table-cell>
          <table:table-cell office:value-type="float" office:value="-1274" table:style-name="ce51">
            <text:p><text:s/>-1 274</text:p>
          </table:table-cell>
          <table:table-cell office:value-type="float" office:value="-2.5641541712790579" table:style-name="ce52">
            <text:p>-2,6<text:s text:c="3"/></text:p>
          </table:table-cell>
          <table:table-cell office:value-type="float" office:value="-5025" table:style-name="ce51">
            <text:p><text:s/>-5 025</text:p>
          </table:table-cell>
          <table:table-cell office:value-type="float" office:value="-9.4037727374803506" table:style-name="ce52">
            <text:p>-9,4<text:s text:c="3"/></text:p>
          </table:table-cell>
          <table:table-cell table:number-columns-repeated="6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Básico - 2º Ciclo</text:p>
          </table:table-cell>
          <table:table-cell office:value-type="float" office:value="47185" table:style-name="ce64">
            <text:p>47 185</text:p>
          </table:table-cell>
          <table:table-cell office:value-type="float" office:value="13.734096710627808" table:style-name="ce65">
            <text:p>13,7<text:s text:c="5"/></text:p>
          </table:table-cell>
          <table:table-cell office:value-type="float" office:value="48204" table:style-name="ce66">
            <text:p>48 204</text:p>
          </table:table-cell>
          <table:table-cell office:value-type="float" office:value="13.68459900638751" table:style-name="ce67">
            <text:p>13,7<text:s text:c="5"/></text:p>
          </table:table-cell>
          <table:table-cell office:value-type="float" office:value="53385" table:style-name="ce66">
            <text:p>53 385</text:p>
          </table:table-cell>
          <table:table-cell office:value-type="float" office:value="13.974435826490305" table:style-name="ce67">
            <text:p>14,0<text:s text:c="5"/></text:p>
          </table:table-cell>
          <table:table-cell office:value-type="float" office:value="-1019" table:style-name="ce51">
            <text:p><text:s/>-1 019</text:p>
          </table:table-cell>
          <table:table-cell office:value-type="float" office:value="-2.1139324537382786" table:style-name="ce52">
            <text:p>-2,1<text:s text:c="3"/></text:p>
          </table:table-cell>
          <table:table-cell office:value-type="float" office:value="-6200" table:style-name="ce51">
            <text:p><text:s/>-6 200</text:p>
          </table:table-cell>
          <table:table-cell office:value-type="float" office:value="-11.613749180481408" table:style-name="ce52">
            <text:p>-11,6<text:s text:c="3"/></text:p>
          </table:table-cell>
          <table:table-cell table:number-columns-repeated="6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Básico - 3º Ciclo</text:p>
          </table:table-cell>
          <table:table-cell office:value-type="float" office:value="68295" table:style-name="ce64">
            <text:p>68 295</text:p>
          </table:table-cell>
          <table:table-cell office:value-type="float" office:value="19.878565960629992" table:style-name="ce65">
            <text:p>19,9<text:s text:c="5"/></text:p>
          </table:table-cell>
          <table:table-cell office:value-type="float" office:value="70636" table:style-name="ce66">
            <text:p>70 636</text:p>
          </table:table-cell>
          <table:table-cell office:value-type="float" office:value="20.052803406671398" table:style-name="ce67">
            <text:p>20,1<text:s text:c="5"/></text:p>
          </table:table-cell>
          <table:table-cell office:value-type="float" office:value="78971" table:style-name="ce66">
            <text:p>78 971</text:p>
          </table:table-cell>
          <table:table-cell office:value-type="float" office:value="20.672008460312181" table:style-name="ce67">
            <text:p>20,7<text:s text:c="5"/></text:p>
          </table:table-cell>
          <table:table-cell office:value-type="float" office:value="-2341" table:style-name="ce51">
            <text:p><text:s/>-2 341</text:p>
          </table:table-cell>
          <table:table-cell office:value-type="float" office:value="-3.3141740755422164" table:style-name="ce52">
            <text:p>-3,3<text:s text:c="3"/></text:p>
          </table:table-cell>
          <table:table-cell office:value-type="float" office:value="-10676" table:style-name="ce51">
            <text:p><text:s/>-10 676</text:p>
          </table:table-cell>
          <table:table-cell office:value-type="float" office:value="-13.518886679920477" table:style-name="ce52">
            <text:p>-13,5<text:s text:c="3"/></text:p>
          </table:table-cell>
          <table:table-cell table:number-columns-repeated="6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Secundário</text:p>
          </table:table-cell>
          <table:table-cell office:value-type="float" office:value="103760" table:style-name="ce64">
            <text:p>103 760</text:p>
          </table:table-cell>
          <table:table-cell office:value-type="float" office:value="30.201332514458855" table:style-name="ce65">
            <text:p>30,2<text:s text:c="5"/></text:p>
          </table:table-cell>
          <table:table-cell office:value-type="float" office:value="107911" table:style-name="ce66">
            <text:p>107 911</text:p>
          </table:table-cell>
          <table:table-cell office:value-type="float" office:value="30.634776437189497" table:style-name="ce67">
            <text:p>30,6<text:s text:c="5"/></text:p>
          </table:table-cell>
          <table:table-cell office:value-type="float" office:value="120893" table:style-name="ce66">
            <text:p>120 893</text:p>
          </table:table-cell>
          <table:table-cell office:value-type="float" office:value="31.645808192786223" table:style-name="ce67">
            <text:p>31,6<text:s text:c="5"/></text:p>
          </table:table-cell>
          <table:table-cell office:value-type="float" office:value="-4151" table:style-name="ce51">
            <text:p><text:s/>-4 151</text:p>
          </table:table-cell>
          <table:table-cell office:value-type="float" office:value="-3.8466884747616095" table:style-name="ce52">
            <text:p>-3,8<text:s text:c="3"/></text:p>
          </table:table-cell>
          <table:table-cell office:value-type="float" office:value="-17133" table:style-name="ce51">
            <text:p><text:s/>-17 133</text:p>
          </table:table-cell>
          <table:table-cell office:value-type="float" office:value="-14.172036428908207" table:style-name="ce52">
            <text:p>-14,2<text:s text:c="3"/></text:p>
          </table:table-cell>
          <table:table-cell table:style-name="ce62"/>
          <table:table-cell table:style-name="ce68"/>
          <table:table-cell table:number-columns-repeated="4" table:style-name="ce62"/>
          <table:table-cell table:number-columns-repeated="16366"/>
        </table:table-row>
        <table:table-row table:style-name="ro5">
          <table:table-cell/>
          <table:table-cell office:value-type="string" table:style-name="ce46">
            <text:p><text:s text:c="13"/>Superior</text:p>
          </table:table-cell>
          <table:table-cell office:value-type="float" office:value="47626" table:style-name="ce64">
            <text:p>47 626</text:p>
          </table:table-cell>
          <table:table-cell office:value-type="float" office:value="13.862458195196778" table:style-name="ce65">
            <text:p>13,9<text:s text:c="5"/></text:p>
          </table:table-cell>
          <table:table-cell office:value-type="float" office:value="46936" table:style-name="ce66">
            <text:p>46 936</text:p>
          </table:table-cell>
          <table:table-cell office:value-type="float" office:value="13.324627395315828" table:style-name="ce67">
            <text:p>13,3<text:s text:c="5"/></text:p>
          </table:table-cell>
          <table:table-cell office:value-type="float" office:value="51114" table:style-name="ce66">
            <text:p>51 114</text:p>
          </table:table-cell>
          <table:table-cell office:value-type="float" office:value="13.37996277672053" table:style-name="ce67">
            <text:p>13,4<text:s text:c="5"/></text:p>
          </table:table-cell>
          <table:table-cell office:value-type="float" office:value="690" table:style-name="ce51">
            <text:p>+ 690</text:p>
          </table:table-cell>
          <table:table-cell office:value-type="float" office:value="1.4700869268791545" table:style-name="ce52">
            <text:p>+1,5<text:s text:c="3"/></text:p>
          </table:table-cell>
          <table:table-cell office:value-type="float" office:value="-3488" table:style-name="ce51">
            <text:p><text:s/>-3 488</text:p>
          </table:table-cell>
          <table:table-cell office:value-type="float" office:value="-6.823962123879955" table:style-name="ce52">
            <text:p>-6,8<text:s text:c="3"/></text:p>
          </table:table-cell>
          <table:table-cell table:number-columns-repeated="16372" table:style-name="ce1"/>
        </table:table-row>
        <table:table-row table:style-name="ro3">
          <table:table-cell/>
          <table:table-cell table:style-name="ce46"/>
          <table:table-cell table:style-name="ce64"/>
          <table:table-cell table:style-name="ce55"/>
          <table:table-cell table:style-name="ce66"/>
          <table:table-cell table:style-name="ce57"/>
          <table:table-cell table:style-name="ce66"/>
          <table:table-cell table:style-name="ce5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70">
            <text:p><text:s text:c="9"/>Homens</text:p>
          </table:table-cell>
          <table:table-cell office:value-type="float" office:value="146141" table:style-name="ce58">
            <text:p>146 141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52555" table:style-name="ce60">
            <text:p>152 555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165155" table:style-name="ce60">
            <text:p>165 155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-6414" table:style-name="ce42">
            <text:p><text:s/>-6 414</text:p>
          </table:table-cell>
          <table:table-cell office:value-type="float" office:value="-4.2043853036609748" table:style-name="ce43">
            <text:p>-4,2<text:s text:c="3"/></text:p>
          </table:table-cell>
          <table:table-cell office:value-type="float" office:value="-19014" table:style-name="ce42">
            <text:p><text:s/>-19 014</text:p>
          </table:table-cell>
          <table:table-cell office:value-type="float" office:value="-11.512821289092065" table:style-name="ce43">
            <text:p>-11,5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lt; 25 anos</text:p>
          </table:table-cell>
          <table:table-cell office:value-type="float" office:value="15724" table:style-name="ce64">
            <text:p>15 724</text:p>
          </table:table-cell>
          <table:table-cell office:value-type="float" office:value="10.759472016750946" table:style-name="ce65">
            <text:p>10,8<text:s text:c="5"/></text:p>
          </table:table-cell>
          <table:table-cell office:value-type="float" office:value="16757" table:style-name="ce66">
            <text:p>16 757</text:p>
          </table:table-cell>
          <table:table-cell office:value-type="float" office:value="10.984235193864508" table:style-name="ce67">
            <text:p>11,0<text:s text:c="5"/></text:p>
          </table:table-cell>
          <table:table-cell office:value-type="float" office:value="19174" table:style-name="ce66">
            <text:p>19 174</text:p>
          </table:table-cell>
          <table:table-cell office:value-type="float" office:value="11.609699978807788" table:style-name="ce67">
            <text:p>11,6<text:s text:c="5"/></text:p>
          </table:table-cell>
          <table:table-cell office:value-type="float" office:value="-1033" table:style-name="ce51">
            <text:p><text:s/>-1 033</text:p>
          </table:table-cell>
          <table:table-cell office:value-type="float" office:value="-6.1645879334009663" table:style-name="ce52">
            <text:p>-6,2<text:s text:c="3"/></text:p>
          </table:table-cell>
          <table:table-cell office:value-type="float" office:value="-3450" table:style-name="ce51">
            <text:p><text:s/>-3 450</text:p>
          </table:table-cell>
          <table:table-cell office:value-type="float" office:value="-17.993115677479921" table:style-name="ce52">
            <text:p>-18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gt;= 25 anos</text:p>
          </table:table-cell>
          <table:table-cell office:value-type="float" office:value="130417" table:style-name="ce64">
            <text:p>130 417</text:p>
          </table:table-cell>
          <table:table-cell office:value-type="float" office:value="89.240527983249052" table:style-name="ce65">
            <text:p>89,2<text:s text:c="5"/></text:p>
          </table:table-cell>
          <table:table-cell office:value-type="float" office:value="135798" table:style-name="ce66">
            <text:p>135 798</text:p>
          </table:table-cell>
          <table:table-cell office:value-type="float" office:value="89.015764806135493" table:style-name="ce67">
            <text:p>89,0<text:s text:c="5"/></text:p>
          </table:table-cell>
          <table:table-cell office:value-type="float" office:value="145981" table:style-name="ce66">
            <text:p>145 981</text:p>
          </table:table-cell>
          <table:table-cell office:value-type="float" office:value="88.390300021192218" table:style-name="ce67">
            <text:p>88,4<text:s text:c="5"/></text:p>
          </table:table-cell>
          <table:table-cell office:value-type="float" office:value="-5381" table:style-name="ce51">
            <text:p><text:s/>-5 381</text:p>
          </table:table-cell>
          <table:table-cell office:value-type="float" office:value="-3.9625031296484483" table:style-name="ce52">
            <text:p>-4,0<text:s text:c="3"/></text:p>
          </table:table-cell>
          <table:table-cell office:value-type="float" office:value="-15564" table:style-name="ce51">
            <text:p><text:s/>-15 564</text:p>
          </table:table-cell>
          <table:table-cell office:value-type="float" office:value="-10.661661449092689" table:style-name="ce52">
            <text:p>-10,7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Inscritos &lt; 1 ano</text:p>
          </table:table-cell>
          <table:table-cell office:value-type="float" office:value="76911" table:style-name="ce64">
            <text:p>76 911</text:p>
          </table:table-cell>
          <table:table-cell office:value-type="float" office:value="52.627941508543117" table:style-name="ce65">
            <text:p>52,6<text:s text:c="5"/></text:p>
          </table:table-cell>
          <table:table-cell office:value-type="float" office:value="82625" table:style-name="ce66">
            <text:p>82 625</text:p>
          </table:table-cell>
          <table:table-cell office:value-type="float" office:value="54.160794467569076" table:style-name="ce67">
            <text:p>54,2<text:s text:c="5"/></text:p>
          </table:table-cell>
          <table:table-cell office:value-type="float" office:value="110816" table:style-name="ce66">
            <text:p>110 816</text:p>
          </table:table-cell>
          <table:table-cell office:value-type="float" office:value="67.098180497108771" table:style-name="ce67">
            <text:p>67,1<text:s text:c="5"/></text:p>
          </table:table-cell>
          <table:table-cell office:value-type="float" office:value="-5714" table:style-name="ce51">
            <text:p><text:s/>-5 714</text:p>
          </table:table-cell>
          <table:table-cell office:value-type="float" office:value="-6.9155824508320727" table:style-name="ce52">
            <text:p>-6,9<text:s text:c="3"/></text:p>
          </table:table-cell>
          <table:table-cell office:value-type="float" office:value="-33905" table:style-name="ce51">
            <text:p><text:s/>-33 905</text:p>
          </table:table-cell>
          <table:table-cell office:value-type="float" office:value="-30.595762344787758" table:style-name="ce52">
            <text:p>-30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Inscritos &gt;= 1 ano</text:p>
          </table:table-cell>
          <table:table-cell office:value-type="float" office:value="69230" table:style-name="ce64">
            <text:p>69 230</text:p>
          </table:table-cell>
          <table:table-cell office:value-type="float" office:value="47.372058491456883" table:style-name="ce65">
            <text:p>47,4<text:s text:c="5"/></text:p>
          </table:table-cell>
          <table:table-cell office:value-type="float" office:value="69930" table:style-name="ce66">
            <text:p>69 930</text:p>
          </table:table-cell>
          <table:table-cell office:value-type="float" office:value="45.839205532430924" table:style-name="ce67">
            <text:p>45,8<text:s text:c="5"/></text:p>
          </table:table-cell>
          <table:table-cell office:value-type="float" office:value="54339" table:style-name="ce66">
            <text:p>54 339</text:p>
          </table:table-cell>
          <table:table-cell office:value-type="float" office:value="32.901819502891222" table:style-name="ce67">
            <text:p>32,9<text:s text:c="5"/></text:p>
          </table:table-cell>
          <table:table-cell office:value-type="float" office:value="-700" table:style-name="ce51">
            <text:p><text:s/>- 700</text:p>
          </table:table-cell>
          <table:table-cell office:value-type="float" office:value="-1.0010010010010011" table:style-name="ce52">
            <text:p>-1,0<text:s text:c="3"/></text:p>
          </table:table-cell>
          <table:table-cell office:value-type="float" office:value="14891" table:style-name="ce51">
            <text:p>+14 891</text:p>
          </table:table-cell>
          <table:table-cell office:value-type="float" office:value="27.403890391799628" table:style-name="ce52">
            <text:p>+27,4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Primeiro Emprego</text:p>
          </table:table-cell>
          <table:table-cell office:value-type="float" office:value="11713" table:style-name="ce64">
            <text:p>11 713</text:p>
          </table:table-cell>
          <table:table-cell office:value-type="float" office:value="8.0148623589547086" table:style-name="ce65">
            <text:p>8,0<text:s text:c="5"/></text:p>
          </table:table-cell>
          <table:table-cell office:value-type="float" office:value="11812" table:style-name="ce66">
            <text:p>11 812</text:p>
          </table:table-cell>
          <table:table-cell office:value-type="float" office:value="7.7427812919930519" table:style-name="ce67">
            <text:p>7,7<text:s text:c="5"/></text:p>
          </table:table-cell>
          <table:table-cell office:value-type="float" office:value="10157" table:style-name="ce66">
            <text:p>10 157</text:p>
          </table:table-cell>
          <table:table-cell office:value-type="float" office:value="6.1499803215161508" table:style-name="ce67">
            <text:p>6,1<text:s text:c="5"/></text:p>
          </table:table-cell>
          <table:table-cell office:value-type="float" office:value="-99" table:style-name="ce51">
            <text:p><text:s/>- 99</text:p>
          </table:table-cell>
          <table:table-cell office:value-type="float" office:value="-0.83813071452759902" table:style-name="ce52">
            <text:p>-0,8<text:s text:c="3"/></text:p>
          </table:table-cell>
          <table:table-cell office:value-type="float" office:value="1556" table:style-name="ce51">
            <text:p>+1 556</text:p>
          </table:table-cell>
          <table:table-cell office:value-type="float" office:value="15.319484099635719" table:style-name="ce52">
            <text:p>+15,3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Novo Emprego</text:p>
          </table:table-cell>
          <table:table-cell office:value-type="float" office:value="134428" table:style-name="ce64">
            <text:p>134 428</text:p>
          </table:table-cell>
          <table:table-cell office:value-type="float" office:value="91.985137641045284" table:style-name="ce65">
            <text:p>92,0<text:s text:c="5"/></text:p>
          </table:table-cell>
          <table:table-cell office:value-type="float" office:value="140743" table:style-name="ce66">
            <text:p>140 743</text:p>
          </table:table-cell>
          <table:table-cell office:value-type="float" office:value="92.257218708006945" table:style-name="ce67">
            <text:p>92,3<text:s text:c="5"/></text:p>
          </table:table-cell>
          <table:table-cell office:value-type="float" office:value="154998" table:style-name="ce66">
            <text:p>154 998</text:p>
          </table:table-cell>
          <table:table-cell office:value-type="float" office:value="93.850019678483847" table:style-name="ce67">
            <text:p>93,9<text:s text:c="5"/></text:p>
          </table:table-cell>
          <table:table-cell office:value-type="float" office:value="-6315" table:style-name="ce51">
            <text:p><text:s/>-6 315</text:p>
          </table:table-cell>
          <table:table-cell office:value-type="float" office:value="-4.4869016576312859" table:style-name="ce52">
            <text:p>-4,5<text:s text:c="3"/></text:p>
          </table:table-cell>
          <table:table-cell office:value-type="float" office:value="-20570" table:style-name="ce51">
            <text:p><text:s/>-20 570</text:p>
          </table:table-cell>
          <table:table-cell office:value-type="float" office:value="-13.271138982438483" table:style-name="ce52">
            <text:p>-13,3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Nenhum <text:s/>Nível de Instrução</text:p>
          </table:table-cell>
          <table:table-cell office:value-type="float" office:value="12817" table:style-name="ce64">
            <text:p>12 817</text:p>
          </table:table-cell>
          <table:table-cell office:value-type="float" office:value="8.7702971787520276" table:style-name="ce65">
            <text:p>8,8<text:s text:c="5"/></text:p>
          </table:table-cell>
          <table:table-cell office:value-type="float" office:value="13174" table:style-name="ce66">
            <text:p>13 174</text:p>
          </table:table-cell>
          <table:table-cell office:value-type="float" office:value="8.6355740552587594" table:style-name="ce67">
            <text:p>8,6<text:s text:c="5"/></text:p>
          </table:table-cell>
          <table:table-cell office:value-type="float" office:value="11189" table:style-name="ce66">
            <text:p>11 189</text:p>
          </table:table-cell>
          <table:table-cell office:value-type="float" office:value="6.7748478701825556" table:style-name="ce67">
            <text:p>6,8<text:s text:c="5"/></text:p>
          </table:table-cell>
          <table:table-cell office:value-type="float" office:value="-357" table:style-name="ce51">
            <text:p><text:s/>- 357</text:p>
          </table:table-cell>
          <table:table-cell office:value-type="float" office:value="-2.709883103081828" table:style-name="ce52">
            <text:p>-2,7<text:s text:c="3"/></text:p>
          </table:table-cell>
          <table:table-cell office:value-type="float" office:value="1628" table:style-name="ce51">
            <text:p>+1 628</text:p>
          </table:table-cell>
          <table:table-cell office:value-type="float" office:value="14.55000446867459" table:style-name="ce52">
            <text:p>+14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1º Ciclo</text:p>
          </table:table-cell>
          <table:table-cell office:value-type="float" office:value="21812" table:style-name="ce64">
            <text:p>21 812</text:p>
          </table:table-cell>
          <table:table-cell office:value-type="float" office:value="14.925311856357901" table:style-name="ce65">
            <text:p>14,9<text:s text:c="5"/></text:p>
          </table:table-cell>
          <table:table-cell office:value-type="float" office:value="22762" table:style-name="ce66">
            <text:p>22 762</text:p>
          </table:table-cell>
          <table:table-cell office:value-type="float" office:value="14.920520468027924" table:style-name="ce67">
            <text:p>14,9<text:s text:c="5"/></text:p>
          </table:table-cell>
          <table:table-cell office:value-type="float" office:value="24615" table:style-name="ce66">
            <text:p>24 615</text:p>
          </table:table-cell>
          <table:table-cell office:value-type="float" office:value="14.904180920953044" table:style-name="ce67">
            <text:p>14,9<text:s text:c="5"/></text:p>
          </table:table-cell>
          <table:table-cell office:value-type="float" office:value="-950" table:style-name="ce51">
            <text:p><text:s/>- 950</text:p>
          </table:table-cell>
          <table:table-cell office:value-type="float" office:value="-4.1736227045075127" table:style-name="ce52">
            <text:p>-4,2<text:s text:c="3"/></text:p>
          </table:table-cell>
          <table:table-cell office:value-type="float" office:value="-2803" table:style-name="ce51">
            <text:p><text:s/>-2 803</text:p>
          </table:table-cell>
          <table:table-cell office:value-type="float" office:value="-11.387365427584806" table:style-name="ce52">
            <text:p>-11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2º Ciclo</text:p>
          </table:table-cell>
          <table:table-cell office:value-type="float" office:value="22125" table:style-name="ce64">
            <text:p>22 125</text:p>
          </table:table-cell>
          <table:table-cell office:value-type="float" office:value="15.139488576101161" table:style-name="ce65">
            <text:p>15,1<text:s text:c="5"/></text:p>
          </table:table-cell>
          <table:table-cell office:value-type="float" office:value="23066" table:style-name="ce66">
            <text:p>23 066</text:p>
          </table:table-cell>
          <table:table-cell office:value-type="float" office:value="15.119792861590902" table:style-name="ce67">
            <text:p>15,1<text:s text:c="5"/></text:p>
          </table:table-cell>
          <table:table-cell office:value-type="float" office:value="25586" table:style-name="ce66">
            <text:p>25 586</text:p>
          </table:table-cell>
          <table:table-cell office:value-type="float" office:value="15.49211346916533" table:style-name="ce67">
            <text:p>15,5<text:s text:c="5"/></text:p>
          </table:table-cell>
          <table:table-cell office:value-type="float" office:value="-941" table:style-name="ce51">
            <text:p><text:s/>- 941</text:p>
          </table:table-cell>
          <table:table-cell office:value-type="float" office:value="-4.0795976762334174" table:style-name="ce52">
            <text:p>-4,1<text:s text:c="3"/></text:p>
          </table:table-cell>
          <table:table-cell office:value-type="float" office:value="-3461" table:style-name="ce51">
            <text:p><text:s/>-3 461</text:p>
          </table:table-cell>
          <table:table-cell office:value-type="float" office:value="-13.526928789181584" table:style-name="ce52">
            <text:p>-13,5<text:s text:c="3"/></text:p>
          </table:table-cell>
          <table:table-cell table:style-name="ce1"/>
          <table:table-cell table:style-name="ce93"/>
          <table:table-cell table:number-columns-repeated="16370"/>
        </table:table-row>
        <table:table-row table:style-name="ro5">
          <table:table-cell/>
          <table:table-cell office:value-type="string" table:style-name="ce46">
            <text:p><text:s text:c="13"/>Básico - 3º Ciclo</text:p>
          </table:table-cell>
          <table:table-cell office:value-type="float" office:value="29566" table:style-name="ce64">
            <text:p>29 566</text:p>
          </table:table-cell>
          <table:table-cell office:value-type="float" office:value="20.231146632361895" table:style-name="ce65">
            <text:p>20,2<text:s text:c="5"/></text:p>
          </table:table-cell>
          <table:table-cell office:value-type="float" office:value="31281" table:style-name="ce66">
            <text:p>31 281</text:p>
          </table:table-cell>
          <table:table-cell office:value-type="float" office:value="20.504735996853594" table:style-name="ce67">
            <text:p>20,5<text:s text:c="5"/></text:p>
          </table:table-cell>
          <table:table-cell office:value-type="float" office:value="34883" table:style-name="ce66">
            <text:p>34 883</text:p>
          </table:table-cell>
          <table:table-cell office:value-type="float" office:value="21.121370833459476" table:style-name="ce67">
            <text:p>21,1<text:s text:c="5"/></text:p>
          </table:table-cell>
          <table:table-cell office:value-type="float" office:value="-1715" table:style-name="ce51">
            <text:p><text:s/>-1 715</text:p>
          </table:table-cell>
          <table:table-cell office:value-type="float" office:value="-5.4825612991912021" table:style-name="ce52">
            <text:p>-5,5<text:s text:c="3"/></text:p>
          </table:table-cell>
          <table:table-cell office:value-type="float" office:value="-5317" table:style-name="ce51">
            <text:p><text:s/>-5 317</text:p>
          </table:table-cell>
          <table:table-cell office:value-type="float" office:value="-15.242381675887968" table:style-name="ce52">
            <text:p>-15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Secundário</text:p>
          </table:table-cell>
          <table:table-cell office:value-type="float" office:value="42812" table:style-name="ce64">
            <text:p>42 812</text:p>
          </table:table-cell>
          <table:table-cell office:value-type="float" office:value="29.294995928589511" table:style-name="ce65">
            <text:p>29,3<text:s text:c="5"/></text:p>
          </table:table-cell>
          <table:table-cell office:value-type="float" office:value="45227" table:style-name="ce66">
            <text:p>45 227</text:p>
          </table:table-cell>
          <table:table-cell office:value-type="float" office:value="29.646357051555178" table:style-name="ce67">
            <text:p>29,6<text:s text:c="5"/></text:p>
          </table:table-cell>
          <table:table-cell office:value-type="float" office:value="50862" table:style-name="ce66">
            <text:p>50 862</text:p>
          </table:table-cell>
          <table:table-cell office:value-type="float" office:value="30.79652447700645" table:style-name="ce67">
            <text:p>30,8<text:s text:c="5"/></text:p>
          </table:table-cell>
          <table:table-cell office:value-type="float" office:value="-2415" table:style-name="ce51">
            <text:p><text:s/>-2 415</text:p>
          </table:table-cell>
          <table:table-cell office:value-type="float" office:value="-5.3397306918433678" table:style-name="ce52">
            <text:p>-5,3<text:s text:c="3"/></text:p>
          </table:table-cell>
          <table:table-cell office:value-type="float" office:value="-8050" table:style-name="ce51">
            <text:p><text:s/>-8 050</text:p>
          </table:table-cell>
          <table:table-cell office:value-type="float" office:value="-15.827140104596751" table:style-name="ce52">
            <text:p>-15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Superior</text:p>
          </table:table-cell>
          <table:table-cell office:value-type="float" office:value="17009" table:style-name="ce64">
            <text:p>17 009</text:p>
          </table:table-cell>
          <table:table-cell office:value-type="float" office:value="11.6387598278375" table:style-name="ce65">
            <text:p>11,6<text:s text:c="5"/></text:p>
          </table:table-cell>
          <table:table-cell office:value-type="float" office:value="17045" table:style-name="ce66">
            <text:p>17 045</text:p>
          </table:table-cell>
          <table:table-cell office:value-type="float" office:value="11.173019566713645" table:style-name="ce67">
            <text:p>11,2<text:s text:c="5"/></text:p>
          </table:table-cell>
          <table:table-cell office:value-type="float" office:value="18020" table:style-name="ce66">
            <text:p>18 020</text:p>
          </table:table-cell>
          <table:table-cell office:value-type="float" office:value="10.910962429233145" table:style-name="ce67">
            <text:p>10,9<text:s text:c="5"/></text:p>
          </table:table-cell>
          <table:table-cell office:value-type="float" office:value="-36" table:style-name="ce51">
            <text:p><text:s/>- 36</text:p>
          </table:table-cell>
          <table:table-cell office:value-type="float" office:value="-0.2112056321501907" table:style-name="ce52">
            <text:p>-0,2<text:s text:c="3"/></text:p>
          </table:table-cell>
          <table:table-cell office:value-type="float" office:value="-1011" table:style-name="ce51">
            <text:p><text:s/>-1 011</text:p>
          </table:table-cell>
          <table:table-cell office:value-type="float" office:value="-5.6104328523862375" table:style-name="ce52">
            <text:p>-5,6<text:s text:c="3"/></text:p>
          </table:table-cell>
          <table:table-cell table:number-columns-repeated="16372" table:style-name="ce1"/>
        </table:table-row>
        <table:table-row table:style-name="ro15">
          <table:table-cell/>
          <table:table-cell table:style-name="ce46"/>
          <table:table-cell table:style-name="ce64"/>
          <table:table-cell table:style-name="ce55"/>
          <table:table-cell table:style-name="ce66"/>
          <table:table-cell table:style-name="ce57"/>
          <table:table-cell table:style-name="ce66"/>
          <table:table-cell office:value-type="float" office:value="0" table:style-name="ce57">
            <text:p>0,0<text:s text:c="5"/></text:p>
          </table:table-cell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70">
            <text:p><text:s text:c="9"/>Mulheres</text:p>
          </table:table-cell>
          <table:table-cell office:value-type="float" office:value="197420" table:style-name="ce58">
            <text:p>197 420</text:p>
          </table:table-cell>
          <table:table-cell office:value-type="float" office:value="100" table:style-name="ce59">
            <text:p>100,0<text:s text:c="5"/></text:p>
          </table:table-cell>
          <table:table-cell office:value-type="float" office:value="199695" table:style-name="ce60">
            <text:p>199 695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216864" table:style-name="ce60">
            <text:p>216 864</text:p>
          </table:table-cell>
          <table:table-cell office:value-type="float" office:value="100" table:style-name="ce61">
            <text:p>100,0<text:s text:c="5"/></text:p>
          </table:table-cell>
          <table:table-cell office:value-type="float" office:value="-2275" table:style-name="ce42">
            <text:p><text:s/>-2 275</text:p>
          </table:table-cell>
          <table:table-cell office:value-type="float" office:value="-1.1392373369388318" table:style-name="ce43">
            <text:p>-1,1<text:s text:c="3"/></text:p>
          </table:table-cell>
          <table:table-cell office:value-type="float" office:value="-19444" table:style-name="ce42">
            <text:p><text:s/>-19 444</text:p>
          </table:table-cell>
          <table:table-cell office:value-type="float" office:value="-8.9659879002508482" table:style-name="ce43">
            <text:p>-9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lt; 25 anos</text:p>
          </table:table-cell>
          <table:table-cell office:value-type="float" office:value="19641" table:style-name="ce64">
            <text:p>19 641</text:p>
          </table:table-cell>
          <table:table-cell office:value-type="float" office:value="9.9488400364704681" table:style-name="ce65">
            <text:p>9,9<text:s text:c="5"/></text:p>
          </table:table-cell>
          <table:table-cell office:value-type="float" office:value="20707" table:style-name="ce66">
            <text:p>20 707</text:p>
          </table:table-cell>
          <table:table-cell office:value-type="float" office:value="10.369313202634018" table:style-name="ce67">
            <text:p>10,4<text:s text:c="5"/></text:p>
          </table:table-cell>
          <table:table-cell office:value-type="float" office:value="22578" table:style-name="ce66">
            <text:p>22 578</text:p>
          </table:table-cell>
          <table:table-cell office:value-type="float" office:value="10.411133244798583" table:style-name="ce67">
            <text:p>10,4<text:s text:c="5"/></text:p>
          </table:table-cell>
          <table:table-cell office:value-type="float" office:value="-1066" table:style-name="ce51">
            <text:p><text:s/>-1 066</text:p>
          </table:table-cell>
          <table:table-cell office:value-type="float" office:value="-5.14801757859661" table:style-name="ce52">
            <text:p>-5,1<text:s text:c="3"/></text:p>
          </table:table-cell>
          <table:table-cell office:value-type="float" office:value="-2937" table:style-name="ce51">
            <text:p><text:s/>-2 937</text:p>
          </table:table-cell>
          <table:table-cell office:value-type="float" office:value="-13.008238107892639" table:style-name="ce52">
            <text:p>-13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&gt;= 25 anos</text:p>
          </table:table-cell>
          <table:table-cell office:value-type="float" office:value="177779" table:style-name="ce64">
            <text:p>177 779</text:p>
          </table:table-cell>
          <table:table-cell office:value-type="float" office:value="90.051159963529528" table:style-name="ce65">
            <text:p>90,1<text:s text:c="5"/></text:p>
          </table:table-cell>
          <table:table-cell office:value-type="float" office:value="178988" table:style-name="ce66">
            <text:p>178 988</text:p>
          </table:table-cell>
          <table:table-cell office:value-type="float" office:value="89.630686797365982" table:style-name="ce67">
            <text:p>89,6<text:s text:c="5"/></text:p>
          </table:table-cell>
          <table:table-cell office:value-type="float" office:value="194286" table:style-name="ce66">
            <text:p>194 286</text:p>
          </table:table-cell>
          <table:table-cell office:value-type="float" office:value="89.588866755201408" table:style-name="ce67">
            <text:p>89,6<text:s text:c="5"/></text:p>
          </table:table-cell>
          <table:table-cell office:value-type="float" office:value="-1209" table:style-name="ce51">
            <text:p><text:s/>-1 209</text:p>
          </table:table-cell>
          <table:table-cell office:value-type="float" office:value="-0.67546427693476652" table:style-name="ce52">
            <text:p>-0,7<text:s text:c="3"/></text:p>
          </table:table-cell>
          <table:table-cell office:value-type="float" office:value="-16507" table:style-name="ce51">
            <text:p><text:s/>-16 507</text:p>
          </table:table-cell>
          <table:table-cell office:value-type="float" office:value="-8.496237505533081" table:style-name="ce52">
            <text:p>-8,5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Inscritos &lt; 1 ano</text:p>
          </table:table-cell>
          <table:table-cell office:value-type="float" office:value="101848" table:style-name="ce64">
            <text:p>101 848</text:p>
          </table:table-cell>
          <table:table-cell office:value-type="float" office:value="51.589504609462054" table:style-name="ce65">
            <text:p>51,6<text:s text:c="5"/></text:p>
          </table:table-cell>
          <table:table-cell office:value-type="float" office:value="104570" table:style-name="ce66">
            <text:p>104 570</text:p>
          </table:table-cell>
          <table:table-cell office:value-type="float" office:value="52.364856406019179" table:style-name="ce67">
            <text:p>52,4<text:s text:c="5"/></text:p>
          </table:table-cell>
          <table:table-cell office:value-type="float" office:value="141937" table:style-name="ce66">
            <text:p>141 937</text:p>
          </table:table-cell>
          <table:table-cell office:value-type="float" office:value="65.449774974177359" table:style-name="ce67">
            <text:p>65,4<text:s text:c="5"/></text:p>
          </table:table-cell>
          <table:table-cell office:value-type="float" office:value="-2722" table:style-name="ce51">
            <text:p><text:s/>-2 722</text:p>
          </table:table-cell>
          <table:table-cell office:value-type="float" office:value="-2.6030410251506169" table:style-name="ce52">
            <text:p>-2,6<text:s text:c="3"/></text:p>
          </table:table-cell>
          <table:table-cell office:value-type="float" office:value="-40089" table:style-name="ce51">
            <text:p><text:s/>-40 089</text:p>
          </table:table-cell>
          <table:table-cell office:value-type="float" office:value="-28.244221027639021" table:style-name="ce52">
            <text:p>-28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Inscritos &gt;= 1 ano</text:p>
          </table:table-cell>
          <table:table-cell office:value-type="float" office:value="95572" table:style-name="ce64">
            <text:p>95 572</text:p>
          </table:table-cell>
          <table:table-cell office:value-type="float" office:value="48.410495390537939" table:style-name="ce65">
            <text:p>48,4<text:s text:c="5"/></text:p>
          </table:table-cell>
          <table:table-cell office:value-type="float" office:value="95125" table:style-name="ce66">
            <text:p>95 125</text:p>
          </table:table-cell>
          <table:table-cell office:value-type="float" office:value="47.635143593980821" table:style-name="ce67">
            <text:p>47,6<text:s text:c="5"/></text:p>
          </table:table-cell>
          <table:table-cell office:value-type="float" office:value="74927" table:style-name="ce66">
            <text:p>74 927</text:p>
          </table:table-cell>
          <table:table-cell office:value-type="float" office:value="34.550225025822634" table:style-name="ce67">
            <text:p>34,6<text:s text:c="5"/></text:p>
          </table:table-cell>
          <table:table-cell office:value-type="float" office:value="447" table:style-name="ce51">
            <text:p>+ 447</text:p>
          </table:table-cell>
          <table:table-cell office:value-type="float" office:value="0.46990801576872532" table:style-name="ce52">
            <text:p>+0,5<text:s text:c="3"/></text:p>
          </table:table-cell>
          <table:table-cell office:value-type="float" office:value="20645" table:style-name="ce51">
            <text:p>+20 645</text:p>
          </table:table-cell>
          <table:table-cell office:value-type="float" office:value="27.55348539244865" table:style-name="ce52">
            <text:p>+27,6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Primeiro Emprego</text:p>
          </table:table-cell>
          <table:table-cell office:value-type="float" office:value="18319" table:style-name="ce64">
            <text:p>18 319</text:p>
          </table:table-cell>
          <table:table-cell office:value-type="float" office:value="9.2792017019552233" table:style-name="ce65">
            <text:p>9,3<text:s text:c="5"/></text:p>
          </table:table-cell>
          <table:table-cell office:value-type="float" office:value="18444" table:style-name="ce66">
            <text:p>18 444</text:p>
          </table:table-cell>
          <table:table-cell office:value-type="float" office:value="9.2360850296702477" table:style-name="ce67">
            <text:p>9,2<text:s text:c="5"/></text:p>
          </table:table-cell>
          <table:table-cell office:value-type="float" office:value="16229" table:style-name="ce66">
            <text:p>16 229</text:p>
          </table:table-cell>
          <table:table-cell office:value-type="float" office:value="7.4834919580935519" table:style-name="ce67">
            <text:p>7,5<text:s text:c="5"/></text:p>
          </table:table-cell>
          <table:table-cell office:value-type="float" office:value="-125" table:style-name="ce51">
            <text:p><text:s/>- 125</text:p>
          </table:table-cell>
          <table:table-cell office:value-type="float" office:value="-0.6777271741487747" table:style-name="ce52">
            <text:p>-0,7<text:s text:c="3"/></text:p>
          </table:table-cell>
          <table:table-cell office:value-type="float" office:value="2090" table:style-name="ce51">
            <text:p>+2 090</text:p>
          </table:table-cell>
          <table:table-cell office:value-type="float" office:value="12.878181033951568" table:style-name="ce52">
            <text:p>+12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Novo Emprego</text:p>
          </table:table-cell>
          <table:table-cell office:value-type="float" office:value="179101" table:style-name="ce64">
            <text:p>179 101</text:p>
          </table:table-cell>
          <table:table-cell office:value-type="float" office:value="90.720798298044784" table:style-name="ce65">
            <text:p>90,7<text:s text:c="5"/></text:p>
          </table:table-cell>
          <table:table-cell office:value-type="float" office:value="181251" table:style-name="ce66">
            <text:p>181 251</text:p>
          </table:table-cell>
          <table:table-cell office:value-type="float" office:value="90.763914970329751" table:style-name="ce67">
            <text:p>90,8<text:s text:c="5"/></text:p>
          </table:table-cell>
          <table:table-cell office:value-type="float" office:value="200635" table:style-name="ce66">
            <text:p>200 635</text:p>
          </table:table-cell>
          <table:table-cell office:value-type="float" office:value="92.516508041906448" table:style-name="ce67">
            <text:p>92,5<text:s text:c="5"/></text:p>
          </table:table-cell>
          <table:table-cell office:value-type="float" office:value="-2150" table:style-name="ce51">
            <text:p><text:s/>-2 150</text:p>
          </table:table-cell>
          <table:table-cell office:value-type="float" office:value="-1.186200351998058" table:style-name="ce52">
            <text:p>-1,2<text:s text:c="3"/></text:p>
          </table:table-cell>
          <table:table-cell office:value-type="float" office:value="-21534" table:style-name="ce51">
            <text:p><text:s/>-21 534</text:p>
          </table:table-cell>
          <table:table-cell office:value-type="float" office:value="-10.732922969571611" table:style-name="ce52">
            <text:p>-10,7<text:s text:c="3"/></text:p>
          </table:table-cell>
          <table:table-cell table:number-columns-repeated="16372" table:style-name="ce1"/>
        </table:table-row>
        <table:table-row table:style-name="ro16">
          <table:table-cell/>
          <table:table-cell table:style-name="ce46"/>
          <table:table-cell table:style-name="ce64"/>
          <table:table-cell table:style-name="ce65"/>
          <table:table-cell table:style-name="ce66"/>
          <table:table-cell table:style-name="ce67"/>
          <table:table-cell table:style-name="ce66"/>
          <table:table-cell table:style-name="ce67"/>
          <table:table-cell table:style-name="ce51"/>
          <table:table-cell table:style-name="ce52"/>
          <table:table-cell table:style-name="ce51"/>
          <table:table-cell table:style-name="ce52"/>
          <table:table-cell table:style-name="ce1"/>
          <table:table-cell table:style-name="ce93"/>
          <table:table-cell table:number-columns-repeated="16370"/>
        </table:table-row>
        <table:table-row table:style-name="ro5">
          <table:table-cell/>
          <table:table-cell office:value-type="string" table:style-name="ce46">
            <text:p><text:s text:c="13"/>Nenhum <text:s/>Nível de Instrução</text:p>
          </table:table-cell>
          <table:table-cell office:value-type="float" office:value="15467" table:style-name="ce64">
            <text:p>15 467</text:p>
          </table:table-cell>
          <table:table-cell office:value-type="float" office:value="7.8345659001114374" table:style-name="ce65">
            <text:p>7,8<text:s text:c="5"/></text:p>
          </table:table-cell>
          <table:table-cell office:value-type="float" office:value="15704" table:style-name="ce66">
            <text:p>15 704</text:p>
          </table:table-cell>
          <table:table-cell office:value-type="float" office:value="7.863992588697764" table:style-name="ce67">
            <text:p>7,9<text:s text:c="5"/></text:p>
          </table:table-cell>
          <table:table-cell office:value-type="float" office:value="13031" table:style-name="ce66">
            <text:p>13 031</text:p>
          </table:table-cell>
          <table:table-cell office:value-type="float" office:value="6.0088350302493732" table:style-name="ce67">
            <text:p>6,0<text:s text:c="5"/></text:p>
          </table:table-cell>
          <table:table-cell office:value-type="float" office:value="-237" table:style-name="ce51">
            <text:p><text:s/>- 237</text:p>
          </table:table-cell>
          <table:table-cell office:value-type="float" office:value="-1.5091696383087112" table:style-name="ce52">
            <text:p>-1,5<text:s text:c="3"/></text:p>
          </table:table-cell>
          <table:table-cell office:value-type="float" office:value="2436" table:style-name="ce51">
            <text:p>+2 436</text:p>
          </table:table-cell>
          <table:table-cell office:value-type="float" office:value="18.693883815516845" table:style-name="ce52">
            <text:p>+18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1º Ciclo</text:p>
          </table:table-cell>
          <table:table-cell office:value-type="float" office:value="26599" table:style-name="ce64">
            <text:p>26 599</text:p>
          </table:table-cell>
          <table:table-cell office:value-type="float" office:value="13.473305642792017" table:style-name="ce65">
            <text:p>13,5<text:s text:c="5"/></text:p>
          </table:table-cell>
          <table:table-cell office:value-type="float" office:value="26923" table:style-name="ce66">
            <text:p>26 923</text:p>
          </table:table-cell>
          <table:table-cell office:value-type="float" office:value="13.482060141716119" table:style-name="ce67">
            <text:p>13,5<text:s text:c="5"/></text:p>
          </table:table-cell>
          <table:table-cell office:value-type="float" office:value="28821" table:style-name="ce66">
            <text:p>28 821</text:p>
          </table:table-cell>
          <table:table-cell office:value-type="float" office:value="13.28989597166888" table:style-name="ce67">
            <text:p>13,3<text:s text:c="5"/></text:p>
          </table:table-cell>
          <table:table-cell office:value-type="float" office:value="-324" table:style-name="ce51">
            <text:p><text:s/>- 324</text:p>
          </table:table-cell>
          <table:table-cell office:value-type="float" office:value="-1.2034320098057423" table:style-name="ce52">
            <text:p>-1,2<text:s text:c="3"/></text:p>
          </table:table-cell>
          <table:table-cell office:value-type="float" office:value="-2222" table:style-name="ce51">
            <text:p><text:s/>-2 222</text:p>
          </table:table-cell>
          <table:table-cell office:value-type="float" office:value="-7.7096561534991848" table:style-name="ce52">
            <text:p>-7,7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2º Ciclo</text:p>
          </table:table-cell>
          <table:table-cell office:value-type="float" office:value="25060" table:style-name="ce64">
            <text:p>25 060</text:p>
          </table:table-cell>
          <table:table-cell office:value-type="float" office:value="12.693749366832135" table:style-name="ce65">
            <text:p>12,7<text:s text:c="5"/></text:p>
          </table:table-cell>
          <table:table-cell office:value-type="float" office:value="25138" table:style-name="ce66">
            <text:p>25 138</text:p>
          </table:table-cell>
          <table:table-cell office:value-type="float" office:value="12.58819700042565" table:style-name="ce67">
            <text:p>12,6<text:s text:c="5"/></text:p>
          </table:table-cell>
          <table:table-cell office:value-type="float" office:value="27799" table:style-name="ce66">
            <text:p>27 799</text:p>
          </table:table-cell>
          <table:table-cell office:value-type="float" office:value="12.818632875903793" table:style-name="ce67">
            <text:p>12,8<text:s text:c="5"/></text:p>
          </table:table-cell>
          <table:table-cell office:value-type="float" office:value="-78" table:style-name="ce51">
            <text:p><text:s/>- 78</text:p>
          </table:table-cell>
          <table:table-cell office:value-type="float" office:value="-0.31028721457554298" table:style-name="ce52">
            <text:p>-0,3<text:s text:c="3"/></text:p>
          </table:table-cell>
          <table:table-cell office:value-type="float" office:value="-2739" table:style-name="ce51">
            <text:p><text:s/>-2 739</text:p>
          </table:table-cell>
          <table:table-cell office:value-type="float" office:value="-9.852872405482211" table:style-name="ce52">
            <text:p>-9,9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Básico - 3º Ciclo</text:p>
          </table:table-cell>
          <table:table-cell office:value-type="float" office:value="38729" table:style-name="ce64">
            <text:p>38 729</text:p>
          </table:table-cell>
          <table:table-cell office:value-type="float" office:value="19.617566609259445" table:style-name="ce65">
            <text:p>19,6<text:s text:c="5"/></text:p>
          </table:table-cell>
          <table:table-cell office:value-type="float" office:value="39355" table:style-name="ce66">
            <text:p>39 355</text:p>
          </table:table-cell>
          <table:table-cell office:value-type="float" office:value="19.707554019880316" table:style-name="ce67">
            <text:p>19,7<text:s text:c="5"/></text:p>
          </table:table-cell>
          <table:table-cell office:value-type="float" office:value="44088" table:style-name="ce66">
            <text:p>44 088</text:p>
          </table:table-cell>
          <table:table-cell office:value-type="float" office:value="20.32979194333776" table:style-name="ce67">
            <text:p>20,3<text:s text:c="5"/></text:p>
          </table:table-cell>
          <table:table-cell office:value-type="float" office:value="-626" table:style-name="ce51">
            <text:p><text:s/>- 626</text:p>
          </table:table-cell>
          <table:table-cell office:value-type="float" office:value="-1.5906492186507433" table:style-name="ce52">
            <text:p>-1,6<text:s text:c="3"/></text:p>
          </table:table-cell>
          <table:table-cell office:value-type="float" office:value="-5359" table:style-name="ce51">
            <text:p><text:s/>-5 359</text:p>
          </table:table-cell>
          <table:table-cell office:value-type="float" office:value="-12.155234984576301" table:style-name="ce52">
            <text:p>-12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Secundário</text:p>
          </table:table-cell>
          <table:table-cell office:value-type="float" office:value="60948" table:style-name="ce64">
            <text:p>60 948</text:p>
          </table:table-cell>
          <table:table-cell office:value-type="float" office:value="30.872252051463882" table:style-name="ce65">
            <text:p>30,9<text:s text:c="5"/></text:p>
          </table:table-cell>
          <table:table-cell office:value-type="float" office:value="62684" table:style-name="ce66">
            <text:p>62 684</text:p>
          </table:table-cell>
          <table:table-cell office:value-type="float" office:value="31.389869551065374" table:style-name="ce67">
            <text:p>31,4<text:s text:c="5"/></text:p>
          </table:table-cell>
          <table:table-cell office:value-type="float" office:value="70031" table:style-name="ce66">
            <text:p>70 031</text:p>
          </table:table-cell>
          <table:table-cell office:value-type="float" office:value="32.292588903644685" table:style-name="ce67">
            <text:p>32,3<text:s text:c="5"/></text:p>
          </table:table-cell>
          <table:table-cell office:value-type="float" office:value="-1736" table:style-name="ce51">
            <text:p><text:s/>-1 736</text:p>
          </table:table-cell>
          <table:table-cell office:value-type="float" office:value="-2.7694467487716161" table:style-name="ce52">
            <text:p>-2,8<text:s text:c="3"/></text:p>
          </table:table-cell>
          <table:table-cell office:value-type="float" office:value="-9083" table:style-name="ce51">
            <text:p><text:s/>-9 083</text:p>
          </table:table-cell>
          <table:table-cell office:value-type="float" office:value="-12.969970441661548" table:style-name="ce52">
            <text:p>-13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46">
            <text:p><text:s text:c="13"/>Superior</text:p>
          </table:table-cell>
          <table:table-cell office:value-type="float" office:value="30617" table:style-name="ce64">
            <text:p>30 617</text:p>
          </table:table-cell>
          <table:table-cell office:value-type="float" office:value="15.508560429541079" table:style-name="ce65">
            <text:p>15,5<text:s text:c="5"/></text:p>
          </table:table-cell>
          <table:table-cell office:value-type="float" office:value="29891" table:style-name="ce66">
            <text:p>29 891</text:p>
          </table:table-cell>
          <table:table-cell office:value-type="float" office:value="14.96832669821478" table:style-name="ce67">
            <text:p>15,0<text:s text:c="5"/></text:p>
          </table:table-cell>
          <table:table-cell office:value-type="float" office:value="33094" table:style-name="ce66">
            <text:p>33 094</text:p>
          </table:table-cell>
          <table:table-cell office:value-type="float" office:value="15.260255275195513" table:style-name="ce67">
            <text:p>15,3<text:s text:c="5"/></text:p>
          </table:table-cell>
          <table:table-cell office:value-type="float" office:value="726" table:style-name="ce51">
            <text:p>+ 726</text:p>
          </table:table-cell>
          <table:table-cell office:value-type="float" office:value="2.4288247298517951" table:style-name="ce52">
            <text:p>+2,4<text:s text:c="3"/></text:p>
          </table:table-cell>
          <table:table-cell office:value-type="float" office:value="-2477" table:style-name="ce51">
            <text:p><text:s/>-2 477</text:p>
          </table:table-cell>
          <table:table-cell office:value-type="float" office:value="-7.4847404363328707" table:style-name="ce52">
            <text:p>-7,5<text:s text:c="3"/></text:p>
          </table:table-cell>
          <table:table-cell table:number-columns-repeated="16372" table:style-name="ce1"/>
        </table:table-row>
        <table:table-row table:style-name="ro8">
          <table:table-cell/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style-name="ce75"/>
          <table:table-cell table:style-name="ce76"/>
          <table:table-cell table:style-name="ce77"/>
          <table:table-cell table:style-name="ce78"/>
          <table:table-cell table:style-name="ce77"/>
          <table:table-cell table:style-name="ce78"/>
          <table:table-cell table:number-columns-repeated="16372" table:style-name="ce1"/>
        </table:table-row>
        <table:table-row table:style-name="ro1">
          <table:table-cell/>
          <table:table-cell office:value-type="string" table:style-name="ce79">
            <text:p><text:s text:c="4"/>(1) - Mês homólogo do ano anterior</text:p>
          </table:table-cell>
          <table:table-cell table:number-columns-repeated="2" table:style-name="ce6"/>
          <table:table-cell table:number-columns-repeated="4" table:style-name="ce80"/>
          <table:table-cell table:style-name="ce6"/>
          <table:table-cell table:style-name="ce81"/>
          <table:table-cell table:number-columns-repeated="2" table:style-name="ce6"/>
          <table:table-cell table:number-columns-repeated="16372" table:style-name="ce1"/>
        </table:table-row>
        <table:table-row table:number-rows-repeated="1048503" table:style-name="ro1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2">
        <table:table-column table:style-name="co1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2"/>
        <table:table-column table:style-name="co17" table:default-cell-style-name="ce2"/>
        <table:table-column table:style-name="co18" table:default-cell-style-name="ce1"/>
        <table:table-column table:style-name="co16" table:default-cell-style-name="ce1"/>
        <table:table-column table:style-name="co6" table:default-cell-style-name="ce1"/>
        <table:table-column table:style-name="co9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857in" svg:height="0.642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866in" svg:y="0.23794in" svg:width="1.97298in" svg:height="0.50662in">
                <draw:text-box>
                  <text:p text:style-name="a34" text:class-names="" text:cond-style-name=""><text:span text:style-name="a32" text:class-names="">JULHO 2021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9" draw:style-name="a30" draw:name="Text Box 122" svg:x="0in" svg:y="0in" svg:width="0.97917in" svg:height="0.31597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5"/>
          <table:table-cell table:style-name="ce6"/>
          <table:table-cell table:number-columns-repeated="16371"/>
        </table:table-row>
        <table:table-row table:style-name="ro2">
          <table:table-cell/>
          <table:table-cell office:value-type="string" table:style-name="ce7">
            <text:p>Quadro 3 - <text:s/>DESEMPREGO REGISTADO, <text:s text:c="2"/>POR <text:s/>REGIÕES<text:s text:c="3"/></text:p>
          </table:table-cell>
          <table:table-cell table:number-columns-repeated="8" table:style-name="ce7"/>
          <table:table-cell table:number-columns-spanned="2" table:number-rows-spanned="1" table:style-name="ce167"/>
          <table:covered-table-cell/>
          <table:table-cell table:style-name="ce6"/>
          <table:table-cell table:number-columns-repeated="16371"/>
        </table:table-row>
        <table:table-row table:style-name="ro2">
          <table:table-cell/>
          <table:table-cell office:value-type="string" table:style-name="ce9">
            <text:p>Situação no fim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style-name="ce6"/>
          <table:table-cell table:number-columns-repeated="16371"/>
        </table:table-row>
        <table:table-row table:style-name="ro1">
          <table:table-cell/>
          <table:table-cell table:style-name="ce5"/>
          <table:table-cell table:style-name="ce11"/>
          <table:table-cell table:number-columns-repeated="9" table:style-name="ce5"/>
          <table:table-cell table:style-name="ce6"/>
          <table:table-cell table:number-columns-repeated="16371"/>
        </table:table-row>
        <table:table-row table:style-name="ro5">
          <table:table-cell/>
          <table:table-cell table:style-name="ce12"/>
          <table:table-cell table:style-name="ce94"/>
          <table:table-cell table:style-name="ce95"/>
          <table:table-cell table:style-name="ce96"/>
          <table:table-cell table:style-name="ce97"/>
          <table:table-cell table:style-name="ce96"/>
          <table:table-cell table:style-name="ce97"/>
          <table:table-cell office:value-type="string" table:number-columns-spanned="4" table:number-rows-spanned="1" table:style-name="ce168">
            <text:p>Variação</text:p>
          </table:table-cell>
          <table:covered-table-cell table:number-columns-repeated="3"/>
          <table:table-cell table:style-name="ce17"/>
          <table:table-cell table:number-columns-repeated="16371"/>
        </table:table-row>
        <table:table-row table:style-name="ro5">
          <table:table-cell/>
          <table:table-cell table:style-name="ce18"/>
          <table:table-cell office:value-type="string" table:style-name="ce86">
            <text:p>JULHO 2021</text:p>
          </table:table-cell>
          <table:table-cell office:value-type="string" table:style-name="ce98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99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99">
            <text:p>%</text:p>
          </table:table-cell>
          <table:table-cell office:value-type="string" table:number-columns-spanned="2" table:number-rows-spanned="1" table:style-name="ce169">
            <text:p>Mês <text:s/>anterior</text:p>
          </table:table-cell>
          <table:covered-table-cell/>
          <table:table-cell office:value-type="string" table:number-columns-spanned="2" table:number-rows-spanned="1" table:style-name="ce170">
            <text:p>Mês <text:s/>homólogo<text:span text:style-name="T2">(1)<text:s/></text:span></text:p>
          </table:table-cell>
          <table:covered-table-cell/>
          <table:table-cell table:style-name="ce17"/>
          <table:table-cell table:number-columns-repeated="16371"/>
        </table:table-row>
        <table:table-row table:style-name="ro5">
          <table:table-cell/>
          <table:table-cell table:style-name="ce23"/>
          <table:table-cell table:style-name="ce100"/>
          <table:table-cell table:style-name="ce101"/>
          <table:table-cell table:style-name="ce102"/>
          <table:table-cell table:style-name="ce103"/>
          <table:table-cell table:style-name="ce102"/>
          <table:table-cell table:style-name="ce104"/>
          <table:table-cell office:value-type="string" table:style-name="ce105">
            <text:p>Var. Abs.</text:p>
          </table:table-cell>
          <table:table-cell office:value-type="string" table:style-name="ce106">
            <text:p>Var. %</text:p>
          </table:table-cell>
          <table:table-cell office:value-type="string" table:style-name="ce105">
            <text:p>Var. Abs.</text:p>
          </table:table-cell>
          <table:table-cell office:value-type="string" table:style-name="ce107">
            <text:p>Var. %</text:p>
          </table:table-cell>
          <table:table-cell table:style-name="ce31"/>
          <table:table-cell table:number-columns-repeated="16371"/>
        </table:table-row>
        <table:table-row table:style-name="ro10">
          <table:table-cell/>
          <table:table-cell table:style-name="ce5"/>
          <table:table-cell table:style-name="ce108"/>
          <table:table-cell table:style-name="ce109"/>
          <table:table-cell table:style-name="ce110"/>
          <table:table-cell table:style-name="ce111"/>
          <table:table-cell table:style-name="ce110"/>
          <table:table-cell table:style-name="ce111"/>
          <table:table-cell table:style-name="ce112"/>
          <table:table-cell table:number-columns-repeated="3" table:style-name="ce113"/>
          <table:table-cell table:style-name="ce31"/>
          <table:table-cell table:number-columns-repeated="16371"/>
        </table:table-row>
        <table:table-row table:style-name="ro17">
          <table:table-cell/>
          <table:table-cell office:value-type="string" table:style-name="ce114">
            <text:p>PORTUGAL</text:p>
          </table:table-cell>
          <table:table-cell office:value-type="float" office:value="368704" table:style-name="ce115">
            <text:p>368 704</text:p>
          </table:table-cell>
          <table:table-cell office:value-type="float" office:value="100" table:style-name="ce116">
            <text:p>100,0<text:s text:c="5"/></text:p>
          </table:table-cell>
          <table:table-cell office:value-type="float" office:value="377872" table:style-name="ce117">
            <text:p>377 872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407302" table:style-name="ce117">
            <text:p>407 302</text:p>
          </table:table-cell>
          <table:table-cell office:value-type="float" office:value="100" table:style-name="ce119">
            <text:p>100,0<text:s text:c="5"/></text:p>
          </table:table-cell>
          <table:table-cell office:value-type="float" office:value="-9168" table:style-name="ce42">
            <text:p><text:s/>-9 168</text:p>
          </table:table-cell>
          <table:table-cell office:value-type="float" office:value="-2.4262184019985602" table:style-name="ce43">
            <text:p>-2,4<text:s text:c="3"/></text:p>
          </table:table-cell>
          <table:table-cell office:value-type="float" office:value="-38598" table:style-name="ce42">
            <text:p><text:s/>-38 598</text:p>
          </table:table-cell>
          <table:table-cell office:value-type="float" office:value="-9.4765063761042168" table:style-name="ce43">
            <text:p>-9,5<text:s text:c="3"/></text:p>
          </table:table-cell>
          <table:table-cell table:style-name="ce44"/>
          <table:table-cell table:number-columns-repeated="16371"/>
        </table:table-row>
        <table:table-row table:style-name="ro18">
          <table:table-cell/>
          <table:table-cell office:value-type="string" table:style-name="ce120">
            <text:p>CONTINENTE</text:p>
          </table:table-cell>
          <table:table-cell office:value-type="float" office:value="343561" table:style-name="ce115">
            <text:p>343 561</text:p>
          </table:table-cell>
          <table:table-cell office:value-type="float" office:value="93.180708644332583" table:style-name="ce116">
            <text:p>93,2<text:s text:c="5"/></text:p>
          </table:table-cell>
          <table:table-cell office:value-type="float" office:value="352250" table:style-name="ce117">
            <text:p>352 250</text:p>
          </table:table-cell>
          <table:table-cell office:value-type="float" office:value="93.219397044501846" table:style-name="ce118">
            <text:p>93,2<text:s text:c="5"/></text:p>
          </table:table-cell>
          <table:table-cell office:value-type="float" office:value="382019" table:style-name="ce117">
            <text:p>382 019</text:p>
          </table:table-cell>
          <table:table-cell office:value-type="float" office:value="93.79256669498308" table:style-name="ce119">
            <text:p>93,8<text:s text:c="5"/></text:p>
          </table:table-cell>
          <table:table-cell office:value-type="float" office:value="-8689" table:style-name="ce42">
            <text:p><text:s/>-8 689</text:p>
          </table:table-cell>
          <table:table-cell office:value-type="float" office:value="-2.4667139815471963" table:style-name="ce43">
            <text:p>-2,5<text:s text:c="3"/></text:p>
          </table:table-cell>
          <table:table-cell office:value-type="float" office:value="-38458" table:style-name="ce42">
            <text:p><text:s/>-38 458</text:p>
          </table:table-cell>
          <table:table-cell office:value-type="float" office:value="-10.067038550438591" table:style-name="ce43">
            <text:p>-10,1<text:s text:c="3"/></text:p>
          </table:table-cell>
          <table:table-cell table:style-name="ce62"/>
          <table:table-cell table:number-columns-repeated="16371"/>
        </table:table-row>
        <table:table-row table:style-name="ro17">
          <table:table-cell/>
          <table:table-cell office:value-type="string" table:style-name="ce121">
            <text:p>Norte</text:p>
          </table:table-cell>
          <table:table-cell office:value-type="float" office:value="139940" table:style-name="ce122">
            <text:p>139 940</text:p>
          </table:table-cell>
          <table:table-cell office:value-type="float" office:value="37.954565179656306" table:style-name="ce123">
            <text:p>38,0<text:s text:c="5"/></text:p>
          </table:table-cell>
          <table:table-cell office:value-type="float" office:value="142343" table:style-name="ce124">
            <text:p>142 343</text:p>
          </table:table-cell>
          <table:table-cell office:value-type="float" office:value="37.669634161832576" table:style-name="ce125">
            <text:p>37,7<text:s text:c="5"/></text:p>
          </table:table-cell>
          <table:table-cell office:value-type="float" office:value="154667" table:style-name="ce124">
            <text:p>154 667</text:p>
          </table:table-cell>
          <table:table-cell office:value-type="float" office:value="37.973542973027385" table:style-name="ce126">
            <text:p>38,0<text:s text:c="5"/></text:p>
          </table:table-cell>
          <table:table-cell office:value-type="float" office:value="-2403" table:style-name="ce51">
            <text:p><text:s/>-2 403</text:p>
          </table:table-cell>
          <table:table-cell office:value-type="float" office:value="-1.6881757445044716" table:style-name="ce52">
            <text:p>-1,7<text:s text:c="3"/></text:p>
          </table:table-cell>
          <table:table-cell office:value-type="float" office:value="-14727" table:style-name="ce51">
            <text:p><text:s/>-14 727</text:p>
          </table:table-cell>
          <table:table-cell office:value-type="float" office:value="-9.5217467203734465" table:style-name="ce52">
            <text:p>-9,5<text:s text:c="3"/></text:p>
          </table:table-cell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21">
            <text:p>Centro</text:p>
          </table:table-cell>
          <table:table-cell office:value-type="float" office:value="44261" table:style-name="ce122">
            <text:p>44 261</text:p>
          </table:table-cell>
          <table:table-cell office:value-type="float" office:value="12.004480558930741" table:style-name="ce123">
            <text:p>12,0<text:s text:c="5"/></text:p>
          </table:table-cell>
          <table:table-cell office:value-type="float" office:value="45493" table:style-name="ce124">
            <text:p>45 493</text:p>
          </table:table-cell>
          <table:table-cell office:value-type="float" office:value="12.039261972308084" table:style-name="ce125">
            <text:p>12,0<text:s text:c="5"/></text:p>
          </table:table-cell>
          <table:table-cell office:value-type="float" office:value="51267" table:style-name="ce124">
            <text:p>51 267</text:p>
          </table:table-cell>
          <table:table-cell office:value-type="float" office:value="12.586974775473728" table:style-name="ce126">
            <text:p>12,6<text:s text:c="5"/></text:p>
          </table:table-cell>
          <table:table-cell office:value-type="float" office:value="-1232" table:style-name="ce51">
            <text:p><text:s/>-1 232</text:p>
          </table:table-cell>
          <table:table-cell office:value-type="float" office:value="-2.7081089398368978" table:style-name="ce52">
            <text:p>-2,7<text:s text:c="3"/></text:p>
          </table:table-cell>
          <table:table-cell office:value-type="float" office:value="-7006" table:style-name="ce51">
            <text:p><text:s/>-7 006</text:p>
          </table:table-cell>
          <table:table-cell office:value-type="float" office:value="-13.665710886145083" table:style-name="ce52">
            <text:p>-13,7<text:s text:c="3"/></text:p>
          </table:table-cell>
          <table:table-cell table:style-name="ce62"/>
          <table:table-cell table:number-columns-repeated="16371"/>
        </table:table-row>
        <table:table-row table:style-name="ro1">
          <table:table-cell/>
          <table:table-cell office:value-type="string" table:style-name="ce121">
            <text:p>Lisboa V. Tejo</text:p>
          </table:table-cell>
          <table:table-cell office:value-type="float" office:value="126231" table:style-name="ce122">
            <text:p>126 231</text:p>
          </table:table-cell>
          <table:table-cell office:value-type="float" office:value="34.236406439854193" table:style-name="ce123">
            <text:p>34,2<text:s text:c="5"/></text:p>
          </table:table-cell>
          <table:table-cell office:value-type="float" office:value="128848" table:style-name="ce124">
            <text:p>128 848</text:p>
          </table:table-cell>
          <table:table-cell office:value-type="float" office:value="34.098319007494602" table:style-name="ce125">
            <text:p>34,1<text:s text:c="5"/></text:p>
          </table:table-cell>
          <table:table-cell office:value-type="float" office:value="135240" table:style-name="ce124">
            <text:p>135 240</text:p>
          </table:table-cell>
          <table:table-cell office:value-type="float" office:value="33.203863472312925" table:style-name="ce126">
            <text:p>33,2<text:s text:c="5"/></text:p>
          </table:table-cell>
          <table:table-cell office:value-type="float" office:value="-2617" table:style-name="ce51">
            <text:p><text:s/>-2 617</text:p>
          </table:table-cell>
          <table:table-cell office:value-type="float" office:value="-2.0310753756364086" table:style-name="ce52">
            <text:p>-2,0<text:s text:c="3"/></text:p>
          </table:table-cell>
          <table:table-cell office:value-type="float" office:value="-9009" table:style-name="ce51">
            <text:p><text:s/>-9 009</text:p>
          </table:table-cell>
          <table:table-cell office:value-type="float" office:value="-6.6614906832298137" table:style-name="ce52">
            <text:p>-6,7<text:s text:c="3"/></text:p>
          </table:table-cell>
          <table:table-cell table:style-name="ce68"/>
          <table:table-cell table:number-columns-repeated="16371"/>
        </table:table-row>
        <table:table-row table:style-name="ro1">
          <table:table-cell/>
          <table:table-cell office:value-type="string" table:style-name="ce121">
            <text:p>Alentejo</text:p>
          </table:table-cell>
          <table:table-cell office:value-type="float" office:value="15197" table:style-name="ce122">
            <text:p>15 197</text:p>
          </table:table-cell>
          <table:table-cell office:value-type="float" office:value="4.1217345078979344" table:style-name="ce123">
            <text:p>4,1<text:s text:c="5"/></text:p>
          </table:table-cell>
          <table:table-cell office:value-type="float" office:value="15536" table:style-name="ce124">
            <text:p>15 536</text:p>
          </table:table-cell>
          <table:table-cell office:value-type="float" office:value="4.1114451454460772" table:style-name="ce125">
            <text:p>4,1<text:s text:c="5"/></text:p>
          </table:table-cell>
          <table:table-cell office:value-type="float" office:value="17995" table:style-name="ce124">
            <text:p>17 995</text:p>
          </table:table-cell>
          <table:table-cell office:value-type="float" office:value="4.4180976278044302" table:style-name="ce126">
            <text:p>4,4<text:s text:c="5"/></text:p>
          </table:table-cell>
          <table:table-cell office:value-type="float" office:value="-339" table:style-name="ce51">
            <text:p><text:s/>- 339</text:p>
          </table:table-cell>
          <table:table-cell office:value-type="float" office:value="-2.1820288362512876" table:style-name="ce52">
            <text:p>-2,2<text:s text:c="3"/></text:p>
          </table:table-cell>
          <table:table-cell office:value-type="float" office:value="-2798" table:style-name="ce51">
            <text:p><text:s/>-2 798</text:p>
          </table:table-cell>
          <table:table-cell office:value-type="float" office:value="-15.548763545429287" table:style-name="ce52">
            <text:p>-15,5<text:s text:c="3"/></text:p>
          </table:table-cell>
          <table:table-cell table:style-name="ce62"/>
          <table:table-cell table:number-columns-repeated="16371"/>
        </table:table-row>
        <table:table-row table:style-name="ro1">
          <table:table-cell/>
          <table:table-cell office:value-type="string" table:style-name="ce121">
            <text:p>Algarve</text:p>
          </table:table-cell>
          <table:table-cell office:value-type="float" office:value="17932" table:style-name="ce122">
            <text:p>17 932</text:p>
          </table:table-cell>
          <table:table-cell office:value-type="float" office:value="4.8635219579934041" table:style-name="ce123">
            <text:p>4,9<text:s text:c="5"/></text:p>
          </table:table-cell>
          <table:table-cell office:value-type="float" office:value="20030" table:style-name="ce124">
            <text:p>20 030</text:p>
          </table:table-cell>
          <table:table-cell office:value-type="float" office:value="5.300736757420502" table:style-name="ce125">
            <text:p>5,3<text:s text:c="5"/></text:p>
          </table:table-cell>
          <table:table-cell office:value-type="float" office:value="22850" table:style-name="ce124">
            <text:p>22 850</text:p>
          </table:table-cell>
          <table:table-cell office:value-type="float" office:value="5.610087846364614" table:style-name="ce126">
            <text:p>5,6<text:s text:c="5"/></text:p>
          </table:table-cell>
          <table:table-cell office:value-type="float" office:value="-2098" table:style-name="ce51">
            <text:p><text:s/>-2 098</text:p>
          </table:table-cell>
          <table:table-cell office:value-type="float" office:value="-10.474288567149276" table:style-name="ce52">
            <text:p>-10,5<text:s text:c="3"/></text:p>
          </table:table-cell>
          <table:table-cell office:value-type="float" office:value="-4918" table:style-name="ce51">
            <text:p><text:s/>-4 918</text:p>
          </table:table-cell>
          <table:table-cell office:value-type="float" office:value="-21.52297592997812" table:style-name="ce52">
            <text:p>-21,5<text:s text:c="3"/></text:p>
          </table:table-cell>
          <table:table-cell table:style-name="ce68"/>
          <table:table-cell table:number-columns-repeated="16371"/>
        </table:table-row>
        <table:table-row table:style-name="ro18">
          <table:table-cell/>
          <table:table-cell office:value-type="string" table:style-name="ce120">
            <text:p>REG.AUTÓNOMAS</text:p>
          </table:table-cell>
          <table:table-cell office:value-type="float" office:value="25143" table:style-name="ce115">
            <text:p>25 143</text:p>
          </table:table-cell>
          <table:table-cell office:value-type="float" office:value="6.8192913556674188" table:style-name="ce116">
            <text:p>6,8<text:s text:c="5"/></text:p>
          </table:table-cell>
          <table:table-cell office:value-type="float" office:value="25622" table:style-name="ce117">
            <text:p>25 622</text:p>
          </table:table-cell>
          <table:table-cell office:value-type="float" office:value="6.7806029554981579" table:style-name="ce118">
            <text:p>6,8<text:s text:c="5"/></text:p>
          </table:table-cell>
          <table:table-cell office:value-type="float" office:value="25283" table:style-name="ce117">
            <text:p>25 283</text:p>
          </table:table-cell>
          <table:table-cell office:value-type="float" office:value="6.2074333050169166" table:style-name="ce119">
            <text:p>6,2<text:s text:c="5"/></text:p>
          </table:table-cell>
          <table:table-cell office:value-type="float" office:value="-479" table:style-name="ce42">
            <text:p><text:s/>- 479</text:p>
          </table:table-cell>
          <table:table-cell office:value-type="float" office:value="-1.8694871594723286" table:style-name="ce43">
            <text:p>-1,9<text:s text:c="3"/></text:p>
          </table:table-cell>
          <table:table-cell office:value-type="float" office:value="-140" table:style-name="ce42">
            <text:p><text:s/>- 140</text:p>
          </table:table-cell>
          <table:table-cell office:value-type="float" office:value="-0.55373175651623618" table:style-name="ce43">
            <text:p>-0,6<text:s text:c="3"/></text:p>
          </table:table-cell>
          <table:table-cell table:style-name="ce62"/>
          <table:table-cell table:number-columns-repeated="16371"/>
        </table:table-row>
        <table:table-row table:style-name="ro17">
          <table:table-cell/>
          <table:table-cell office:value-type="string" table:style-name="ce121">
            <text:p>Açores</text:p>
          </table:table-cell>
          <table:table-cell office:value-type="float" office:value="6497" table:style-name="ce122">
            <text:p>6 497</text:p>
          </table:table-cell>
          <table:table-cell office:value-type="float" office:value="1.7621181218538446" table:style-name="ce123">
            <text:p>1,8<text:s text:c="5"/></text:p>
          </table:table-cell>
          <table:table-cell office:value-type="float" office:value="6550" table:style-name="ce124">
            <text:p>6 550</text:p>
          </table:table-cell>
          <table:table-cell office:value-type="float" office:value="1.7333912012533346" table:style-name="ce125">
            <text:p>1,7<text:s text:c="5"/></text:p>
          </table:table-cell>
          <table:table-cell office:value-type="float" office:value="6957" table:style-name="ce124">
            <text:p>6 957</text:p>
          </table:table-cell>
          <table:table-cell office:value-type="float" office:value="1.7080691968121935" table:style-name="ce126">
            <text:p>1,7<text:s text:c="5"/></text:p>
          </table:table-cell>
          <table:table-cell office:value-type="float" office:value="-53" table:style-name="ce51">
            <text:p><text:s/>- 53</text:p>
          </table:table-cell>
          <table:table-cell office:value-type="float" office:value="-0.80916030534351147" table:style-name="ce52">
            <text:p>-0,8<text:s text:c="3"/></text:p>
          </table:table-cell>
          <table:table-cell office:value-type="float" office:value="-460" table:style-name="ce51">
            <text:p><text:s/>- 460</text:p>
          </table:table-cell>
          <table:table-cell office:value-type="float" office:value="-6.6120454218772453" table:style-name="ce52">
            <text:p>-6,6<text:s text:c="3"/></text:p>
          </table:table-cell>
          <table:table-cell table:style-name="ce62"/>
          <table:table-cell table:number-columns-repeated="16371"/>
        </table:table-row>
        <table:table-row table:style-name="ro1">
          <table:table-cell/>
          <table:table-cell office:value-type="string" table:style-name="ce121">
            <text:p>Madeira</text:p>
          </table:table-cell>
          <table:table-cell office:value-type="float" office:value="18646" table:style-name="ce122">
            <text:p>18 646</text:p>
          </table:table-cell>
          <table:table-cell office:value-type="float" office:value="5.0571732338135744" table:style-name="ce123">
            <text:p>5,1<text:s text:c="5"/></text:p>
          </table:table-cell>
          <table:table-cell office:value-type="float" office:value="19072" table:style-name="ce124">
            <text:p>19 072</text:p>
          </table:table-cell>
          <table:table-cell office:value-type="float" office:value="5.0472117542448238" table:style-name="ce125">
            <text:p>5,0<text:s text:c="5"/></text:p>
          </table:table-cell>
          <table:table-cell office:value-type="float" office:value="18326" table:style-name="ce124">
            <text:p>18 326</text:p>
          </table:table-cell>
          <table:table-cell office:value-type="float" office:value="4.4993641082047233" table:style-name="ce126">
            <text:p>4,5<text:s text:c="5"/></text:p>
          </table:table-cell>
          <table:table-cell office:value-type="float" office:value="-426" table:style-name="ce51">
            <text:p><text:s/>- 426</text:p>
          </table:table-cell>
          <table:table-cell office:value-type="float" office:value="-2.2336409395973154" table:style-name="ce52">
            <text:p>-2,2<text:s text:c="3"/></text:p>
          </table:table-cell>
          <table:table-cell office:value-type="float" office:value="320" table:style-name="ce51">
            <text:p>+ 320</text:p>
          </table:table-cell>
          <table:table-cell office:value-type="float" office:value="1.7461530066572084" table:style-name="ce52">
            <text:p>+1,7<text:s text:c="3"/></text:p>
          </table:table-cell>
          <table:table-cell table:style-name="ce62"/>
          <table:table-cell table:number-columns-repeated="16371"/>
        </table:table-row>
        <table:table-row table:style-name="ro4">
          <table:table-cell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2"/>
          <table:table-cell table:style-name="ce133"/>
          <table:table-cell table:style-name="ce134"/>
          <table:table-cell table:style-name="ce133"/>
          <table:table-cell table:style-name="ce134"/>
          <table:table-cell table:style-name="ce62"/>
          <table:table-cell table:number-columns-repeated="16371"/>
        </table:table-row>
        <table:table-row table:style-name="ro1">
          <table:table-cell/>
          <table:table-cell office:value-type="string" table:style-name="ce135">
            <text:p><text:s text:c="4"/>(1) - Mês homólogo do ano anterior</text:p>
          </table:table-cell>
          <table:table-cell table:number-columns-repeated="2" table:style-name="ce6"/>
          <table:table-cell table:number-columns-repeated="4" table:style-name="ce80"/>
          <table:table-cell table:style-name="ce6"/>
          <table:table-cell table:style-name="ce81"/>
          <table:table-cell table:number-columns-repeated="2" table:style-name="ce6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<text:s/>Quadro 4 - DESEMPREGO REGISTADO, <text:s text:c="2"/>POR <text:s/>GRUPOS <text:s/>DE <text:s/>PROFISSÕES<text:s/></text:p>
          </table:table-cell>
          <table:table-cell table:number-columns-repeated="8" table:style-name="ce7"/>
          <table:table-cell office:value-type="string" table:number-columns-spanned="2" table:number-rows-spanned="1" table:style-name="ce82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/>
          <table:table-cell office:value-type="string" table:style-name="ce136">
            <text:p>Situação no fim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16372" table:style-name="ce1"/>
        </table:table-row>
        <table:table-row table:style-name="ro1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16372" table:style-name="ce1"/>
        </table:table-row>
        <table:table-row table:style-name="ro5">
          <table:table-cell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number-columns-spanned="4" table:number-rows-spanned="1" table:style-name="ce83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5">
          <table:table-cell/>
          <table:table-cell office:value-type="string" table:style-name="ce18">
            <text:p>CPP-<text:span text:style-name="T2">2010</text:span></text:p>
          </table:table-cell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84">
            <text:p>Mês <text:s/>anterior</text:p>
          </table:table-cell>
          <table:covered-table-cell/>
          <table:table-cell office:value-type="string" table:number-columns-spanned="2" table:number-rows-spanned="1" table:style-name="ce85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5">
          <table:table-cell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style-name="ce28">
            <text:p>Var. Abs.</text:p>
          </table:table-cell>
          <table:table-cell office:value-type="string" table:style-name="ce29">
            <text:p>Var. %</text:p>
          </table:table-cell>
          <table:table-cell office:value-type="string" table:style-name="ce28">
            <text:p>Var. Abs.</text:p>
          </table:table-cell>
          <table:table-cell office:value-type="string" table:style-name="ce30">
            <text:p>Var. %</text:p>
          </table:table-cell>
          <table:table-cell table:number-columns-repeated="16372" table:style-name="ce1"/>
        </table:table-row>
        <table:table-row table:style-name="ro19">
          <table:table-cell/>
          <table:table-cell table:style-name="ce18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4"/>
          <table:table-cell table:style-name="ce143"/>
          <table:table-cell table:style-name="ce144"/>
          <table:table-cell table:style-name="ce6"/>
          <table:table-cell table:number-columns-repeated="16371" table:style-name="ce1"/>
        </table:table-row>
        <table:table-row table:style-name="ro15">
          <table:table-cell/>
          <table:table-cell office:value-type="string" table:style-name="ce145">
            <text:p>Total</text:p>
          </table:table-cell>
          <table:table-cell office:value-type="float" office:value="343561" table:style-name="ce38">
            <text:p>343 561</text:p>
          </table:table-cell>
          <table:table-cell office:value-type="float" office:value="100.00000000000001" table:style-name="ce146">
            <text:p>100,0<text:s text:c="5"/></text:p>
          </table:table-cell>
          <table:table-cell office:value-type="float" office:value="352250" table:style-name="ce147">
            <text:p>352 250</text:p>
          </table:table-cell>
          <table:table-cell office:value-type="float" office:value="99.999999999999986" table:style-name="ce148">
            <text:p>100,0<text:s text:c="5"/></text:p>
          </table:table-cell>
          <table:table-cell office:value-type="float" office:value="382019" table:style-name="ce40">
            <text:p>382 019</text:p>
          </table:table-cell>
          <table:table-cell office:value-type="float" office:value="100" table:style-name="ce149">
            <text:p>100,0<text:s text:c="5"/></text:p>
          </table:table-cell>
          <table:table-cell office:value-type="float" office:value="-8689" table:style-name="ce42">
            <text:p><text:s/>-8 689</text:p>
          </table:table-cell>
          <table:table-cell office:value-type="float" office:value="-2.4667139815471963" table:style-name="ce43">
            <text:p>-2,5<text:s text:c="3"/></text:p>
          </table:table-cell>
          <table:table-cell office:value-type="float" office:value="-38458" table:style-name="ce42">
            <text:p><text:s/>-38 458</text:p>
          </table:table-cell>
          <table:table-cell office:value-type="float" office:value="-10.067038550438591" table:style-name="ce43">
            <text:p>-10,1<text:s text:c="3"/></text:p>
          </table:table-cell>
          <table:table-cell table:style-name="ce6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1- Repres. poder legisla., órgãos exec., dirig., dir. e gestores execu.</text:p>
          </table:table-cell>
          <table:table-cell office:value-type="float" office:value="8694" table:style-name="ce47">
            <text:p>8 694</text:p>
          </table:table-cell>
          <table:table-cell office:value-type="float" office:value="2.530554981502557" table:style-name="ce152">
            <text:p>2,5<text:s text:c="5"/></text:p>
          </table:table-cell>
          <table:table-cell office:value-type="float" office:value="8904" table:style-name="ce153">
            <text:p>8 904</text:p>
          </table:table-cell>
          <table:table-cell office:value-type="float" office:value="2.5277501774308022" table:style-name="ce154">
            <text:p>2,5<text:s text:c="5"/></text:p>
          </table:table-cell>
          <table:table-cell office:value-type="float" office:value="8655" table:style-name="ce49">
            <text:p>8 655</text:p>
          </table:table-cell>
          <table:table-cell office:value-type="float" office:value="2.2655941196642053" table:style-name="ce155">
            <text:p>2,3<text:s text:c="5"/></text:p>
          </table:table-cell>
          <table:table-cell office:value-type="float" office:value="-210" table:style-name="ce51">
            <text:p><text:s/>- 210</text:p>
          </table:table-cell>
          <table:table-cell office:value-type="float" office:value="-2.358490566037736" table:style-name="ce52">
            <text:p>-2,4<text:s text:c="3"/></text:p>
          </table:table-cell>
          <table:table-cell office:value-type="float" office:value="39" table:style-name="ce51">
            <text:p>+ 39</text:p>
          </table:table-cell>
          <table:table-cell office:value-type="float" office:value="0.4506065857885615" table:style-name="ce52">
            <text:p>+0,5<text:s text:c="3"/></text:p>
          </table:table-cell>
          <table:table-cell table:style-name="ce6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2- Especialistas das atividades intelectuais e científicas</text:p>
          </table:table-cell>
          <table:table-cell office:value-type="float" office:value="35757" table:style-name="ce47">
            <text:p>35 757</text:p>
          </table:table-cell>
          <table:table-cell office:value-type="float" office:value="10.407758738622835" table:style-name="ce152">
            <text:p>10,4<text:s text:c="5"/></text:p>
          </table:table-cell>
          <table:table-cell office:value-type="float" office:value="34961" table:style-name="ce153">
            <text:p>34 961</text:p>
          </table:table-cell>
          <table:table-cell office:value-type="float" office:value="9.9250532292405964" table:style-name="ce154">
            <text:p>9,9<text:s text:c="5"/></text:p>
          </table:table-cell>
          <table:table-cell office:value-type="float" office:value="38383" table:style-name="ce49">
            <text:p>38 383</text:p>
          </table:table-cell>
          <table:table-cell office:value-type="float" office:value="10.04740601907235" table:style-name="ce155">
            <text:p>10,0<text:s text:c="5"/></text:p>
          </table:table-cell>
          <table:table-cell office:value-type="float" office:value="796" table:style-name="ce51">
            <text:p>+ 796</text:p>
          </table:table-cell>
          <table:table-cell office:value-type="float" office:value="2.2768227453448127" table:style-name="ce52">
            <text:p>+2,3<text:s text:c="3"/></text:p>
          </table:table-cell>
          <table:table-cell office:value-type="float" office:value="-2626" table:style-name="ce51">
            <text:p><text:s/>-2 626</text:p>
          </table:table-cell>
          <table:table-cell office:value-type="float" office:value="-6.8415704869343203" table:style-name="ce52">
            <text:p>-6,8<text:s text:c="3"/></text:p>
          </table:table-cell>
          <table:table-cell table:style-name="ce17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3- Técnicos e profissões de nível intermédio</text:p>
          </table:table-cell>
          <table:table-cell office:value-type="float" office:value="32088" table:style-name="ce47">
            <text:p>32 088</text:p>
          </table:table-cell>
          <table:table-cell office:value-type="float" office:value="9.339826115304124" table:style-name="ce152">
            <text:p>9,3<text:s text:c="5"/></text:p>
          </table:table-cell>
          <table:table-cell office:value-type="float" office:value="32562" table:style-name="ce153">
            <text:p>32 562</text:p>
          </table:table-cell>
          <table:table-cell office:value-type="float" office:value="9.2440028388928308" table:style-name="ce154">
            <text:p>9,2<text:s text:c="5"/></text:p>
          </table:table-cell>
          <table:table-cell office:value-type="float" office:value="34143" table:style-name="ce49">
            <text:p>34 143</text:p>
          </table:table-cell>
          <table:table-cell office:value-type="float" office:value="8.9375135791675291" table:style-name="ce155">
            <text:p>8,9<text:s text:c="5"/></text:p>
          </table:table-cell>
          <table:table-cell office:value-type="float" office:value="-474" table:style-name="ce51">
            <text:p><text:s/>- 474</text:p>
          </table:table-cell>
          <table:table-cell office:value-type="float" office:value="-1.4556845402616547" table:style-name="ce52">
            <text:p>-1,5<text:s text:c="3"/></text:p>
          </table:table-cell>
          <table:table-cell office:value-type="float" office:value="-2055" table:style-name="ce51">
            <text:p><text:s/>-2 055</text:p>
          </table:table-cell>
          <table:table-cell office:value-type="float" office:value="-6.0188032686055708" table:style-name="ce52">
            <text:p>-6,0<text:s text:c="3"/></text:p>
          </table:table-cell>
          <table:table-cell table:style-name="ce17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4- Pessoal administrativo</text:p>
          </table:table-cell>
          <table:table-cell office:value-type="float" office:value="40404" table:style-name="ce47">
            <text:p>40 404</text:p>
          </table:table-cell>
          <table:table-cell office:value-type="float" office:value="11.760356967176135" table:style-name="ce152">
            <text:p>11,8<text:s text:c="5"/></text:p>
          </table:table-cell>
          <table:table-cell office:value-type="float" office:value="41775" table:style-name="ce153">
            <text:p>41 775</text:p>
          </table:table-cell>
          <table:table-cell office:value-type="float" office:value="11.859474804826117" table:style-name="ce154">
            <text:p>11,9<text:s text:c="5"/></text:p>
          </table:table-cell>
          <table:table-cell office:value-type="float" office:value="45051" table:style-name="ce49">
            <text:p>45 051</text:p>
          </table:table-cell>
          <table:table-cell office:value-type="float" office:value="11.792868941073612" table:style-name="ce155">
            <text:p>11,8<text:s text:c="5"/></text:p>
          </table:table-cell>
          <table:table-cell office:value-type="float" office:value="-1371" table:style-name="ce51">
            <text:p><text:s/>-1 371</text:p>
          </table:table-cell>
          <table:table-cell office:value-type="float" office:value="-3.2818671454219031" table:style-name="ce52">
            <text:p>-3,3<text:s text:c="3"/></text:p>
          </table:table-cell>
          <table:table-cell office:value-type="float" office:value="-4647" table:style-name="ce51">
            <text:p><text:s/>-4 647</text:p>
          </table:table-cell>
          <table:table-cell office:value-type="float" office:value="-10.314976360125192" table:style-name="ce52">
            <text:p>-10,3<text:s text:c="3"/></text:p>
          </table:table-cell>
          <table:table-cell table:style-name="ce31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5- Trab. serviços pessoais, de proteção e segurança e vendedores</text:p>
          </table:table-cell>
          <table:table-cell office:value-type="float" office:value="75478" table:style-name="ce47">
            <text:p>75 478</text:p>
          </table:table-cell>
          <table:table-cell office:value-type="float" office:value="21.969315492736367" table:style-name="ce152">
            <text:p>22,0<text:s text:c="5"/></text:p>
          </table:table-cell>
          <table:table-cell office:value-type="float" office:value="78680" table:style-name="ce153">
            <text:p>78 680</text:p>
          </table:table-cell>
          <table:table-cell office:value-type="float" office:value="22.336408800567778" table:style-name="ce154">
            <text:p>22,3<text:s text:c="5"/></text:p>
          </table:table-cell>
          <table:table-cell office:value-type="float" office:value="84427" table:style-name="ce49">
            <text:p>84 427</text:p>
          </table:table-cell>
          <table:table-cell office:value-type="float" office:value="22.100209675434993" table:style-name="ce155">
            <text:p>22,1<text:s text:c="5"/></text:p>
          </table:table-cell>
          <table:table-cell office:value-type="float" office:value="-3202" table:style-name="ce51">
            <text:p><text:s/>-3 202</text:p>
          </table:table-cell>
          <table:table-cell office:value-type="float" office:value="-4.0696492119979668" table:style-name="ce52">
            <text:p>-4,1<text:s text:c="3"/></text:p>
          </table:table-cell>
          <table:table-cell office:value-type="float" office:value="-8949" table:style-name="ce51">
            <text:p><text:s/>-8 949</text:p>
          </table:table-cell>
          <table:table-cell office:value-type="float" office:value="-10.599689672735026" table:style-name="ce52">
            <text:p>-10,6<text:s text:c="3"/></text:p>
          </table:table-cell>
          <table:table-cell table:style-name="ce31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6- Agricultores e trab. qualificados da agric., <text:s/>pesca e floresta</text:p>
          </table:table-cell>
          <table:table-cell office:value-type="float" office:value="9394" table:style-name="ce47">
            <text:p>9 394</text:p>
          </table:table-cell>
          <table:table-cell office:value-type="float" office:value="2.7343033697072716" table:style-name="ce152">
            <text:p>2,7<text:s text:c="5"/></text:p>
          </table:table-cell>
          <table:table-cell office:value-type="float" office:value="9479" table:style-name="ce153">
            <text:p>9 479</text:p>
          </table:table-cell>
          <table:table-cell office:value-type="float" office:value="2.6909865152590489" table:style-name="ce154">
            <text:p>2,7<text:s text:c="5"/></text:p>
          </table:table-cell>
          <table:table-cell office:value-type="float" office:value="9881" table:style-name="ce49">
            <text:p>9 881</text:p>
          </table:table-cell>
          <table:table-cell office:value-type="float" office:value="2.586520565731024" table:style-name="ce155">
            <text:p>2,6<text:s text:c="5"/></text:p>
          </table:table-cell>
          <table:table-cell office:value-type="float" office:value="-85" table:style-name="ce51">
            <text:p><text:s/>- 85</text:p>
          </table:table-cell>
          <table:table-cell office:value-type="float" office:value="-0.89671906319231998" table:style-name="ce52">
            <text:p>-0,9<text:s text:c="3"/></text:p>
          </table:table-cell>
          <table:table-cell office:value-type="float" office:value="-487" table:style-name="ce51">
            <text:p><text:s/>- 487</text:p>
          </table:table-cell>
          <table:table-cell office:value-type="float" office:value="-4.9286509462605004" table:style-name="ce52">
            <text:p>-4,9<text:s text:c="3"/></text:p>
          </table:table-cell>
          <table:table-cell table:style-name="ce44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7- Trabalhadores qualificados da indústria, construção e artífices</text:p>
          </table:table-cell>
          <table:table-cell office:value-type="float" office:value="33616" table:style-name="ce47">
            <text:p>33 616</text:p>
          </table:table-cell>
          <table:table-cell office:value-type="float" office:value="9.7845797398424157" table:style-name="ce152">
            <text:p>9,8<text:s text:c="5"/></text:p>
          </table:table-cell>
          <table:table-cell office:value-type="float" office:value="35004" table:style-name="ce153">
            <text:p>35 004</text:p>
          </table:table-cell>
          <table:table-cell office:value-type="float" office:value="9.9372604684173158" table:style-name="ce154">
            <text:p>9,9<text:s text:c="5"/></text:p>
          </table:table-cell>
          <table:table-cell office:value-type="float" office:value="39852" table:style-name="ce49">
            <text:p>39 852</text:p>
          </table:table-cell>
          <table:table-cell office:value-type="float" office:value="10.43194186676579" table:style-name="ce155">
            <text:p>10,4<text:s text:c="5"/></text:p>
          </table:table-cell>
          <table:table-cell office:value-type="float" office:value="-1388" table:style-name="ce51">
            <text:p><text:s/>-1 388</text:p>
          </table:table-cell>
          <table:table-cell office:value-type="float" office:value="-3.9652611130156554" table:style-name="ce52">
            <text:p>-4,0<text:s text:c="3"/></text:p>
          </table:table-cell>
          <table:table-cell office:value-type="float" office:value="-6236" table:style-name="ce51">
            <text:p><text:s/>-6 236</text:p>
          </table:table-cell>
          <table:table-cell office:value-type="float" office:value="-15.64789721971294" table:style-name="ce52">
            <text:p>-15,6<text:s text:c="3"/></text:p>
          </table:table-cell>
          <table:table-cell table:style-name="ce62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8- Operadores de instalações e máquinas e trab. da montagem</text:p>
          </table:table-cell>
          <table:table-cell office:value-type="float" office:value="20605" table:style-name="ce47">
            <text:p>20 605</text:p>
          </table:table-cell>
          <table:table-cell office:value-type="float" office:value="5.9974793413687815" table:style-name="ce152">
            <text:p>6,0<text:s text:c="5"/></text:p>
          </table:table-cell>
          <table:table-cell office:value-type="float" office:value="21301" table:style-name="ce153">
            <text:p>21 301</text:p>
          </table:table-cell>
          <table:table-cell office:value-type="float" office:value="6.0471256210078064" table:style-name="ce154">
            <text:p>6,0<text:s text:c="5"/></text:p>
          </table:table-cell>
          <table:table-cell office:value-type="float" office:value="24471" table:style-name="ce49">
            <text:p>24 471</text:p>
          </table:table-cell>
          <table:table-cell office:value-type="float" office:value="6.4057023341770964" table:style-name="ce155">
            <text:p>6,4<text:s text:c="5"/></text:p>
          </table:table-cell>
          <table:table-cell office:value-type="float" office:value="-696" table:style-name="ce51">
            <text:p><text:s/>- 696</text:p>
          </table:table-cell>
          <table:table-cell office:value-type="float" office:value="-3.2674522322895641" table:style-name="ce52">
            <text:p>-3,3<text:s text:c="3"/></text:p>
          </table:table-cell>
          <table:table-cell office:value-type="float" office:value="-3866" table:style-name="ce51">
            <text:p><text:s/>-3 866</text:p>
          </table:table-cell>
          <table:table-cell office:value-type="float" office:value="-15.798291855665891" table:style-name="ce52">
            <text:p>-15,8<text:s text:c="3"/></text:p>
          </table:table-cell>
          <table:table-cell table:style-name="ce68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9- Trabalhadores não qualificados</text:p>
          </table:table-cell>
          <table:table-cell office:value-type="float" office:value="87359" table:style-name="ce47">
            <text:p>87 359</text:p>
          </table:table-cell>
          <table:table-cell office:value-type="float" office:value="25.427507778822395" table:style-name="ce152">
            <text:p>25,4<text:s text:c="5"/></text:p>
          </table:table-cell>
          <table:table-cell office:value-type="float" office:value="89415" table:style-name="ce153">
            <text:p>89 415</text:p>
          </table:table-cell>
          <table:table-cell office:value-type="float" office:value="25.383960255500355" table:style-name="ce154">
            <text:p>25,4<text:s text:c="5"/></text:p>
          </table:table-cell>
          <table:table-cell office:value-type="float" office:value="96958" table:style-name="ce49">
            <text:p>96 958</text:p>
          </table:table-cell>
          <table:table-cell office:value-type="float" office:value="25.38041301610653" table:style-name="ce155">
            <text:p>25,4<text:s text:c="5"/></text:p>
          </table:table-cell>
          <table:table-cell office:value-type="float" office:value="-2056" table:style-name="ce51">
            <text:p><text:s/>-2 056</text:p>
          </table:table-cell>
          <table:table-cell office:value-type="float" office:value="-2.2993904825812224" table:style-name="ce52">
            <text:p>-2,3<text:s text:c="3"/></text:p>
          </table:table-cell>
          <table:table-cell office:value-type="float" office:value="-9599" table:style-name="ce51">
            <text:p><text:s/>-9 599</text:p>
          </table:table-cell>
          <table:table-cell office:value-type="float" office:value="-9.9001629571567058" table:style-name="ce52">
            <text:p>-9,9<text:s text:c="3"/></text:p>
          </table:table-cell>
          <table:table-cell table:style-name="ce62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0- Profissões das Forças Armadas</text:p>
          </table:table-cell>
          <table:table-cell office:value-type="float" office:value="162" table:style-name="ce47">
            <text:p><text:s/>162</text:p>
          </table:table-cell>
          <table:table-cell office:value-type="float" office:value="4.7153198413091124E-2" table:style-name="ce152">
            <text:p>0,0<text:s text:c="5"/></text:p>
          </table:table-cell>
          <table:table-cell office:value-type="float" office:value="164" table:style-name="ce153">
            <text:p><text:s/>164</text:p>
          </table:table-cell>
          <table:table-cell office:value-type="float" office:value="4.6557842441447839E-2" table:style-name="ce154">
            <text:p>0,0<text:s text:c="5"/></text:p>
          </table:table-cell>
          <table:table-cell office:value-type="float" office:value="186" table:style-name="ce49">
            <text:p><text:s/>186</text:p>
          </table:table-cell>
          <table:table-cell office:value-type="float" office:value="4.8688677788277547E-2" table:style-name="ce155">
            <text:p>0,0<text:s text:c="5"/></text:p>
          </table:table-cell>
          <table:table-cell office:value-type="float" office:value="-2" table:style-name="ce51">
            <text:p><text:s/>- 2</text:p>
          </table:table-cell>
          <table:table-cell office:value-type="float" office:value="-1.2195121951219512" table:style-name="ce52">
            <text:p>-1,2<text:s text:c="3"/></text:p>
          </table:table-cell>
          <table:table-cell office:value-type="float" office:value="-24" table:style-name="ce51">
            <text:p><text:s/>- 24</text:p>
          </table:table-cell>
          <table:table-cell office:value-type="float" office:value="-12.903225806451612" table:style-name="ce52">
            <text:p>-12,9<text:s text:c="3"/></text:p>
          </table:table-cell>
          <table:table-cell table:style-name="ce68"/>
          <table:table-cell table:style-name="ce150"/>
          <table:table-cell table:number-columns-repeated="16370"/>
        </table:table-row>
        <table:table-row table:style-name="ro5">
          <table:table-cell/>
          <table:table-cell office:value-type="string" table:style-name="ce151">
            <text:p><text:s text:c="5"/>Outros</text:p>
          </table:table-cell>
          <table:table-cell office:value-type="float" office:value="4" table:style-name="ce47">
            <text:p><text:s/>4</text:p>
          </table:table-cell>
          <table:table-cell office:value-type="float" office:value="1.1642765040269414E-3" table:style-name="ce152">
            <text:p>0,0<text:s text:c="5"/></text:p>
          </table:table-cell>
          <table:table-cell office:value-type="float" office:value="5" table:style-name="ce153">
            <text:p><text:s/>5</text:p>
          </table:table-cell>
          <table:table-cell office:value-type="float" office:value="1.4194464158977999E-3" table:style-name="ce154">
            <text:p>0,0<text:s text:c="5"/></text:p>
          </table:table-cell>
          <table:table-cell office:value-type="float" office:value="12" table:style-name="ce49">
            <text:p><text:s/>12</text:p>
          </table:table-cell>
          <table:table-cell office:value-type="float" office:value="3.1412050185985513E-3" table:style-name="ce155">
            <text:p>0,0<text:s text:c="5"/></text:p>
          </table:table-cell>
          <table:table-cell office:value-type="float" office:value="-1" table:style-name="ce51">
            <text:p><text:s/>- 1</text:p>
          </table:table-cell>
          <table:table-cell office:value-type="float" office:value="-20" table:style-name="ce52">
            <text:p>-20,0<text:s text:c="3"/></text:p>
          </table:table-cell>
          <table:table-cell office:value-type="float" office:value="-8" table:style-name="ce51">
            <text:p><text:s/>- 8</text:p>
          </table:table-cell>
          <table:table-cell office:value-type="float" office:value="-66.666666666666657" table:style-name="ce52">
            <text:p>-66,7<text:s text:c="3"/></text:p>
          </table:table-cell>
          <table:table-cell table:style-name="ce62"/>
          <table:table-cell table:style-name="ce150"/>
          <table:table-cell table:number-columns-repeated="16370"/>
        </table:table-row>
        <table:table-row table:style-name="ro20">
          <table:table-cell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77"/>
          <table:table-cell table:style-name="ce78"/>
          <table:table-cell table:style-name="ce77"/>
          <table:table-cell table:style-name="ce78"/>
          <table:table-cell table:style-name="ce62"/>
          <table:table-cell table:number-columns-repeated="16371" table:style-name="ce1"/>
        </table:table-row>
        <table:table-row table:style-name="ro13">
          <table:table-cell/>
          <table:table-cell office:value-type="string" table:style-name="ce135">
            <text:p><text:s text:c="4"/>(1) - Mês homólogo do ano anterior</text:p>
          </table:table-cell>
          <table:table-cell table:number-columns-repeated="10" table:style-name="ce1"/>
          <table:table-cell table:style-name="ce68"/>
          <table:table-cell table:number-columns-repeated="16371" table:style-name="ce1"/>
        </table:table-row>
        <table:table-row table:number-rows-repeated="5" table:style-name="ro1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2"/>
          <table:table-cell table:number-columns-repeated="16371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3"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number-columns-repeated="16372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16379" table:style-name="ce1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"/>
          <table:table-cell table:number-columns-repeated="2" table:style-name="ce166"/>
          <table:table-cell table:number-columns-repeated="6" table:style-name="ce3"/>
          <table:table-cell table:number-columns-repeated="16372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3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65644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59736in" svg:y="0.25925in" svg:width="2.02696in" svg:height="0.51096in">
                <draw:text-box>
                  <text:p text:style-name="a48" text:class-names="" text:cond-style-name=""><text:span text:style-name="a46" text:class-names="">JULHO 2021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2136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1">
          <table:table-cell/>
          <table:table-cell table:number-columns-repeated="11" table:style-name="ce5"/>
          <table:table-cell table:style-name="ce6"/>
          <table:table-cell table:number-columns-repeated="16371"/>
        </table:table-row>
        <table:table-row table:style-name="ro1">
          <table:table-cell/>
          <table:table-cell table:number-columns-repeated="11" table:style-name="ce5"/>
          <table:table-cell table:number-columns-repeated="16372" table:style-name="ce1"/>
        </table:table-row>
        <table:table-row table:style-name="ro2">
          <table:table-cell/>
          <table:table-cell office:value-type="string" table:style-name="ce7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7"/>
          <table:table-cell office:value-type="string" table:number-columns-spanned="2" table:number-rows-spanned="1" table:style-name="ce82">
            <text:p>CONTINENTE</text:p>
          </table:table-cell>
          <table:covered-table-cell/>
          <table:table-cell table:style-name="ce6"/>
          <table:table-cell table:number-columns-repeated="16371"/>
        </table:table-row>
        <table:table-row table:style-name="ro2">
          <table:table-cell/>
          <table:table-cell office:value-type="string" table:style-name="ce9">
            <text:p>Situação no fim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style-name="ce6"/>
          <table:table-cell table:number-columns-repeated="16371"/>
        </table:table-row>
        <table:table-row table:style-name="ro7">
          <table:table-cell/>
          <table:table-cell table:style-name="ce5"/>
          <table:table-cell table:style-name="ce11"/>
          <table:table-cell table:number-columns-repeated="9" table:style-name="ce5"/>
          <table:table-cell table:style-name="ce6"/>
          <table:table-cell table:number-columns-repeated="16371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number-columns-spanned="4" table:number-rows-spanned="1" table:style-name="ce83">
            <text:p>Variação</text:p>
          </table:table-cell>
          <table:covered-table-cell table:number-columns-repeated="3"/>
          <table:table-cell table:style-name="ce17"/>
          <table:table-cell table:number-columns-repeated="16371"/>
        </table:table-row>
        <table:table-row table:style-name="ro1">
          <table:table-cell/>
          <table:table-cell office:value-type="string" table:style-name="ce18">
            <text:p>CAE <text:s/>Rev.3</text:p>
          </table:table-cell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84">
            <text:p>Mês <text:s/>anterior</text:p>
          </table:table-cell>
          <table:covered-table-cell/>
          <table:table-cell office:value-type="string" table:number-columns-spanned="2" table:number-rows-spanned="1" table:style-name="ce85">
            <text:p>Mês <text:s/>homólogo<text:span text:style-name="T1">(1)<text:s/></text:span></text:p>
          </table:table-cell>
          <table:covered-table-cell/>
          <table:table-cell table:style-name="ce17"/>
          <table:table-cell table:number-columns-repeated="16371"/>
        </table:table-row>
        <table:table-row table:style-name="ro1">
          <table:table-cell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style-name="ce28">
            <text:p>Var. Abs.</text:p>
          </table:table-cell>
          <table:table-cell office:value-type="string" table:style-name="ce29">
            <text:p>Var. %</text:p>
          </table:table-cell>
          <table:table-cell office:value-type="string" table:style-name="ce28">
            <text:p>Var. Abs.</text:p>
          </table:table-cell>
          <table:table-cell office:value-type="string" table:style-name="ce30">
            <text:p>Var. %</text:p>
          </table:table-cell>
          <table:table-cell table:style-name="ce31"/>
          <table:table-cell table:number-columns-repeated="16371"/>
        </table:table-row>
        <table:table-row table:style-name="ro21">
          <table:table-cell/>
          <table:table-cell table:style-name="ce18"/>
          <table:table-cell table:style-name="ce87"/>
          <table:table-cell table:style-name="ce88"/>
          <table:table-cell table:style-name="ce89"/>
          <table:table-cell table:style-name="ce90"/>
          <table:table-cell table:style-name="ce89"/>
          <table:table-cell table:style-name="ce90"/>
          <table:table-cell table:number-columns-repeated="4" table:style-name="ce91"/>
          <table:table-cell table:style-name="ce31"/>
          <table:table-cell table:number-columns-repeated="16371"/>
        </table:table-row>
        <table:table-row table:style-name="ro3">
          <table:table-cell/>
          <table:table-cell office:value-type="string" table:style-name="ce171">
            <text:p><text:s text:c="2"/>Total</text:p>
          </table:table-cell>
          <table:table-cell office:value-type="float" office:value="313529" table:style-name="ce38">
            <text:p>313 529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321994" table:style-name="ce40">
            <text:p>321 994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355633" table:style-name="ce40">
            <text:p>355 633</text:p>
          </table:table-cell>
          <table:table-cell office:value-type="float" office:value="99.999999999999986" table:style-name="ce41">
            <text:p>100,0<text:s text:c="5"/></text:p>
          </table:table-cell>
          <table:table-cell office:value-type="float" office:value="-8465" table:style-name="ce42">
            <text:p><text:s/>-8 465</text:p>
          </table:table-cell>
          <table:table-cell office:value-type="float" office:value="-2.6289309738690783" table:style-name="ce43">
            <text:p>-2,6<text:s text:c="3"/></text:p>
          </table:table-cell>
          <table:table-cell office:value-type="float" office:value="-42104" table:style-name="ce42">
            <text:p><text:s/>-42 104</text:p>
          </table:table-cell>
          <table:table-cell office:value-type="float" office:value="-11.839171280505465" table:style-name="ce43">
            <text:p>-11,8<text:s text:c="3"/></text:p>
          </table:table-cell>
          <table:table-cell table:style-name="ce44"/>
          <table:table-cell table:number-columns-repeated="16371"/>
        </table:table-row>
        <table:table-row table:style-name="ro9">
          <table:table-cell table:style-name="ce172"/>
          <table:table-cell office:value-type="string" table:style-name="ce173">
            <text:p>Agricultura, produção animal, caça, floresta e pesca</text:p>
          </table:table-cell>
          <table:table-cell office:value-type="float" office:value="12598" table:style-name="ce38">
            <text:p>12 598</text:p>
          </table:table-cell>
          <table:table-cell office:value-type="float" office:value="4.0181291044847534" table:style-name="ce39">
            <text:p>4,0<text:s text:c="5"/></text:p>
          </table:table-cell>
          <table:table-cell office:value-type="float" office:value="12656" table:style-name="ce40">
            <text:p>12 656</text:p>
          </table:table-cell>
          <table:table-cell office:value-type="float" office:value="3.930508021888607" table:style-name="ce41">
            <text:p>3,9<text:s text:c="5"/></text:p>
          </table:table-cell>
          <table:table-cell office:value-type="float" office:value="13561" table:style-name="ce40">
            <text:p>13 561</text:p>
          </table:table-cell>
          <table:table-cell office:value-type="float" office:value="3.8132006872253141" table:style-name="ce41">
            <text:p>3,8<text:s text:c="5"/></text:p>
          </table:table-cell>
          <table:table-cell office:value-type="float" office:value="-58" table:style-name="ce42">
            <text:p><text:s/>- 58</text:p>
          </table:table-cell>
          <table:table-cell office:value-type="float" office:value="-0.45828065739570167" table:style-name="ce43">
            <text:p>-0,5<text:s text:c="3"/></text:p>
          </table:table-cell>
          <table:table-cell office:value-type="float" office:value="-963" table:style-name="ce42">
            <text:p><text:s/>- 963</text:p>
          </table:table-cell>
          <table:table-cell office:value-type="float" office:value="-7.1012462207801788" table:style-name="ce43">
            <text:p>-7,1<text:s text:c="3"/></text:p>
          </table:table-cell>
          <table:table-cell table:style-name="ce174"/>
          <table:table-cell table:number-columns-repeated="16371" table:style-name="ce172"/>
        </table:table-row>
        <table:table-row table:style-name="ro22">
          <table:table-cell table:style-name="ce172"/>
          <table:table-cell office:value-type="string" table:style-name="ce173">
            <text:p>Indústria, energia e água e construção</text:p>
          </table:table-cell>
          <table:table-cell office:value-type="float" office:value="62233" table:style-name="ce58">
            <text:p>62 233</text:p>
          </table:table-cell>
          <table:table-cell office:value-type="float" office:value="19.849200552420989" table:style-name="ce59">
            <text:p>19,8<text:s text:c="5"/></text:p>
          </table:table-cell>
          <table:table-cell office:value-type="float" office:value="64633" table:style-name="ce40">
            <text:p>64 633</text:p>
          </table:table-cell>
          <table:table-cell office:value-type="float" office:value="20.072734274551699" table:style-name="ce41">
            <text:p>20,1<text:s text:c="5"/></text:p>
          </table:table-cell>
          <table:table-cell office:value-type="float" office:value="73654" table:style-name="ce40">
            <text:p>73 654</text:p>
          </table:table-cell>
          <table:table-cell office:value-type="float" office:value="20.710676455784473" table:style-name="ce41">
            <text:p>20,7<text:s text:c="5"/></text:p>
          </table:table-cell>
          <table:table-cell office:value-type="float" office:value="-2400" table:style-name="ce42">
            <text:p><text:s/>-2 400</text:p>
          </table:table-cell>
          <table:table-cell office:value-type="float" office:value="-3.7132734052264325" table:style-name="ce43">
            <text:p>-3,7<text:s text:c="3"/></text:p>
          </table:table-cell>
          <table:table-cell office:value-type="float" office:value="-11421" table:style-name="ce42">
            <text:p><text:s/>-11 421</text:p>
          </table:table-cell>
          <table:table-cell office:value-type="float" office:value="-15.50628614874956" table:style-name="ce43">
            <text:p>-15,5<text:s text:c="3"/></text:p>
          </table:table-cell>
          <table:table-cell table:style-name="ce174"/>
          <table:table-cell table:number-columns-repeated="16371" table:style-name="ce172"/>
        </table:table-row>
        <table:table-row table:style-name="ro23">
          <table:table-cell/>
          <table:table-cell office:value-type="string" table:style-name="ce175">
            <text:p>Indústrias extrativas</text:p>
          </table:table-cell>
          <table:table-cell office:value-type="float" office:value="1774" table:style-name="ce47">
            <text:p>1 774</text:p>
          </table:table-cell>
          <table:table-cell office:value-type="float" office:value="0.56581687818351734" table:style-name="ce48">
            <text:p>0,6<text:s text:c="5"/></text:p>
          </table:table-cell>
          <table:table-cell office:value-type="float" office:value="1845" table:style-name="ce49">
            <text:p>1 845</text:p>
          </table:table-cell>
          <table:table-cell office:value-type="float" office:value="0.57299204332999998" table:style-name="ce50">
            <text:p>0,6<text:s text:c="5"/></text:p>
          </table:table-cell>
          <table:table-cell office:value-type="float" office:value="2066" table:style-name="ce49">
            <text:p>2 066</text:p>
          </table:table-cell>
          <table:table-cell office:value-type="float" office:value="0.58093596488514843" table:style-name="ce50">
            <text:p>0,6<text:s text:c="5"/></text:p>
          </table:table-cell>
          <table:table-cell office:value-type="float" office:value="-71" table:style-name="ce51">
            <text:p><text:s/>- 71</text:p>
          </table:table-cell>
          <table:table-cell office:value-type="float" office:value="-3.8482384823848239" table:style-name="ce52">
            <text:p>-3,8<text:s text:c="3"/></text:p>
          </table:table-cell>
          <table:table-cell office:value-type="float" office:value="-292" table:style-name="ce51">
            <text:p><text:s/>- 292</text:p>
          </table:table-cell>
          <table:table-cell office:value-type="float" office:value="-14.133591481122942" table:style-name="ce52">
            <text:p>-14,1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Indústrias alimentares das bebidas e do tabaco</text:p>
          </table:table-cell>
          <table:table-cell office:value-type="float" office:value="6582" table:style-name="ce47">
            <text:p>6 582</text:p>
          </table:table-cell>
          <table:table-cell office:value-type="float" office:value="2.0993273349514721" table:style-name="ce48">
            <text:p>2,1<text:s text:c="5"/></text:p>
          </table:table-cell>
          <table:table-cell office:value-type="float" office:value="7036" table:style-name="ce49">
            <text:p>7 036</text:p>
          </table:table-cell>
          <table:table-cell office:value-type="float" office:value="2.1851338844823194" table:style-name="ce50">
            <text:p>2,2<text:s text:c="5"/></text:p>
          </table:table-cell>
          <table:table-cell office:value-type="float" office:value="7555" table:style-name="ce49">
            <text:p>7 555</text:p>
          </table:table-cell>
          <table:table-cell office:value-type="float" office:value="2.1243810332561939" table:style-name="ce50">
            <text:p>2,1<text:s text:c="5"/></text:p>
          </table:table-cell>
          <table:table-cell office:value-type="float" office:value="-454" table:style-name="ce51">
            <text:p><text:s/>- 454</text:p>
          </table:table-cell>
          <table:table-cell office:value-type="float" office:value="-6.4525298465036949" table:style-name="ce52">
            <text:p>-6,5<text:s text:c="3"/></text:p>
          </table:table-cell>
          <table:table-cell office:value-type="float" office:value="-973" table:style-name="ce51">
            <text:p><text:s/>- 973</text:p>
          </table:table-cell>
          <table:table-cell office:value-type="float" office:value="-12.878888153540702" table:style-name="ce52">
            <text:p>-12,9<text:s text:c="3"/></text:p>
          </table:table-cell>
          <table:table-cell table:style-name="ce62"/>
          <table:table-cell table:number-columns-repeated="16371"/>
        </table:table-row>
        <table:table-row table:style-name="ro23">
          <table:table-cell/>
          <table:table-cell office:value-type="string" table:style-name="ce175">
            <text:p>Fabricação de têxteis</text:p>
          </table:table-cell>
          <table:table-cell office:value-type="float" office:value="2843" table:style-name="ce47">
            <text:p>2 843</text:p>
          </table:table-cell>
          <table:table-cell office:value-type="float" office:value="0.90677417399985338" table:style-name="ce65">
            <text:p>0,9<text:s text:c="5"/></text:p>
          </table:table-cell>
          <table:table-cell office:value-type="float" office:value="2976" table:style-name="ce66">
            <text:p>2 976</text:p>
          </table:table-cell>
          <table:table-cell office:value-type="float" office:value="0.92424082436318689" table:style-name="ce67">
            <text:p>0,9<text:s text:c="5"/></text:p>
          </table:table-cell>
          <table:table-cell office:value-type="float" office:value="3332" table:style-name="ce49">
            <text:p>3 332</text:p>
          </table:table-cell>
          <table:table-cell office:value-type="float" office:value="0.93692092691060724" table:style-name="ce67">
            <text:p>0,9<text:s text:c="5"/></text:p>
          </table:table-cell>
          <table:table-cell office:value-type="float" office:value="-133" table:style-name="ce51">
            <text:p><text:s/>- 133</text:p>
          </table:table-cell>
          <table:table-cell office:value-type="float" office:value="-4.4690860215053769" table:style-name="ce52">
            <text:p>-4,5<text:s text:c="3"/></text:p>
          </table:table-cell>
          <table:table-cell office:value-type="float" office:value="-489" table:style-name="ce51">
            <text:p><text:s/>- 489</text:p>
          </table:table-cell>
          <table:table-cell office:value-type="float" office:value="-14.675870348139256" table:style-name="ce52">
            <text:p>-14,7<text:s text:c="3"/></text:p>
          </table:table-cell>
          <table:table-cell table:style-name="ce68"/>
          <table:table-cell table:number-columns-repeated="16371"/>
        </table:table-row>
        <table:table-row table:style-name="ro23">
          <table:table-cell/>
          <table:table-cell office:value-type="string" table:style-name="ce176">
            <text:p>Indústria do vestuário</text:p>
          </table:table-cell>
          <table:table-cell office:value-type="float" office:value="8255" table:style-name="ce47">
            <text:p>8 255</text:p>
          </table:table-cell>
          <table:table-cell office:value-type="float" office:value="2.6329302871504709" table:style-name="ce65">
            <text:p>2,6<text:s text:c="5"/></text:p>
          </table:table-cell>
          <table:table-cell office:value-type="float" office:value="8466" table:style-name="ce66">
            <text:p>8 466</text:p>
          </table:table-cell>
          <table:table-cell office:value-type="float" office:value="2.6292415386622112" table:style-name="ce67">
            <text:p>2,6<text:s text:c="5"/></text:p>
          </table:table-cell>
          <table:table-cell office:value-type="float" office:value="10391" table:style-name="ce49">
            <text:p>10 391</text:p>
          </table:table-cell>
          <table:table-cell office:value-type="float" office:value="2.9218323383937936" table:style-name="ce67">
            <text:p>2,9<text:s text:c="5"/></text:p>
          </table:table-cell>
          <table:table-cell office:value-type="float" office:value="-211" table:style-name="ce51">
            <text:p><text:s/>- 211</text:p>
          </table:table-cell>
          <table:table-cell office:value-type="float" office:value="-2.4923222300968582" table:style-name="ce52">
            <text:p>-2,5<text:s text:c="3"/></text:p>
          </table:table-cell>
          <table:table-cell office:value-type="float" office:value="-2136" table:style-name="ce51">
            <text:p><text:s/>-2 136</text:p>
          </table:table-cell>
          <table:table-cell office:value-type="float" office:value="-20.556250601482052" table:style-name="ce52">
            <text:p>-20,6<text:s text:c="3"/></text:p>
          </table:table-cell>
          <table:table-cell table:style-name="ce62"/>
          <table:table-cell table:number-columns-repeated="16371"/>
        </table:table-row>
        <table:table-row table:style-name="ro23">
          <table:table-cell/>
          <table:table-cell office:value-type="string" table:style-name="ce175">
            <text:p>Indústria do couro e dos produtos do couro</text:p>
          </table:table-cell>
          <table:table-cell office:value-type="float" office:value="3707" table:style-name="ce47">
            <text:p>3 707</text:p>
          </table:table-cell>
          <table:table-cell office:value-type="float" office:value="1.182346768560484" table:style-name="ce65">
            <text:p>1,2<text:s text:c="5"/></text:p>
          </table:table-cell>
          <table:table-cell office:value-type="float" office:value="3862" table:style-name="ce66">
            <text:p>3 862</text:p>
          </table:table-cell>
          <table:table-cell office:value-type="float" office:value="1.19940123107884" table:style-name="ce67">
            <text:p>1,2<text:s text:c="5"/></text:p>
          </table:table-cell>
          <table:table-cell office:value-type="float" office:value="4601" table:style-name="ce49">
            <text:p>4 601</text:p>
          </table:table-cell>
          <table:table-cell office:value-type="float" office:value="1.2937494551967899" table:style-name="ce67">
            <text:p>1,3<text:s text:c="5"/></text:p>
          </table:table-cell>
          <table:table-cell office:value-type="float" office:value="-155" table:style-name="ce51">
            <text:p><text:s/>- 155</text:p>
          </table:table-cell>
          <table:table-cell office:value-type="float" office:value="-4.0134645261522532" table:style-name="ce52">
            <text:p>-4,0<text:s text:c="3"/></text:p>
          </table:table-cell>
          <table:table-cell office:value-type="float" office:value="-894" table:style-name="ce51">
            <text:p><text:s/>- 894</text:p>
          </table:table-cell>
          <table:table-cell office:value-type="float" office:value="-19.430558574222996" table:style-name="ce52">
            <text:p>-19,4<text:s text:c="3"/></text:p>
          </table:table-cell>
          <table:table-cell table:style-name="ce62"/>
          <table:table-cell table:number-columns-repeated="16371"/>
        </table:table-row>
        <table:table-row table:style-name="ro23">
          <table:table-cell/>
          <table:table-cell office:value-type="string" table:style-name="ce175">
            <text:p>Indústria da madeira e da cortiça</text:p>
          </table:table-cell>
          <table:table-cell office:value-type="float" office:value="1879" table:style-name="ce47">
            <text:p>1 879</text:p>
          </table:table-cell>
          <table:table-cell office:value-type="float" office:value="0.5993066032169273" table:style-name="ce65">
            <text:p>0,6<text:s text:c="5"/></text:p>
          </table:table-cell>
          <table:table-cell office:value-type="float" office:value="1911" table:style-name="ce66">
            <text:p>1 911</text:p>
          </table:table-cell>
          <table:table-cell office:value-type="float" office:value="0.5934893196767641" table:style-name="ce67">
            <text:p>0,6<text:s text:c="5"/></text:p>
          </table:table-cell>
          <table:table-cell office:value-type="float" office:value="2158" table:style-name="ce49">
            <text:p>2 158</text:p>
          </table:table-cell>
          <table:table-cell office:value-type="float" office:value="0.60680533021401273" table:style-name="ce67">
            <text:p>0,6<text:s text:c="5"/></text:p>
          </table:table-cell>
          <table:table-cell office:value-type="float" office:value="-32" table:style-name="ce51">
            <text:p><text:s/>- 32</text:p>
          </table:table-cell>
          <table:table-cell office:value-type="float" office:value="-1.674515960230246" table:style-name="ce52">
            <text:p>-1,7<text:s text:c="3"/></text:p>
          </table:table-cell>
          <table:table-cell office:value-type="float" office:value="-279" table:style-name="ce51">
            <text:p><text:s/>- 279</text:p>
          </table:table-cell>
          <table:table-cell office:value-type="float" office:value="-12.928637627432806" table:style-name="ce52">
            <text:p>-12,9<text:s text:c="3"/></text:p>
          </table:table-cell>
          <table:table-cell table:style-name="ce62"/>
          <table:table-cell table:number-columns-repeated="16371"/>
        </table:table-row>
        <table:table-row table:style-name="ro23">
          <table:table-cell/>
          <table:table-cell office:value-type="string" table:style-name="ce175">
            <text:p>Indústrias do papel, impressão e reprodução</text:p>
          </table:table-cell>
          <table:table-cell office:value-type="float" office:value="1268" table:style-name="ce47">
            <text:p>1 268</text:p>
          </table:table-cell>
          <table:table-cell office:value-type="float" office:value="0.40442829849870343" table:style-name="ce65">
            <text:p>0,4<text:s text:c="5"/></text:p>
          </table:table-cell>
          <table:table-cell office:value-type="float" office:value="1299" table:style-name="ce66">
            <text:p>1 299</text:p>
          </table:table-cell>
          <table:table-cell office:value-type="float" office:value="0.40342366627949588" table:style-name="ce67">
            <text:p>0,4<text:s text:c="5"/></text:p>
          </table:table-cell>
          <table:table-cell office:value-type="float" office:value="1444" table:style-name="ce49">
            <text:p>1 444</text:p>
          </table:table-cell>
          <table:table-cell office:value-type="float" office:value="0.40603656016173983" table:style-name="ce67">
            <text:p>0,4<text:s text:c="5"/></text:p>
          </table:table-cell>
          <table:table-cell office:value-type="float" office:value="-31" table:style-name="ce51">
            <text:p><text:s/>- 31</text:p>
          </table:table-cell>
          <table:table-cell office:value-type="float" office:value="-2.386451116243264" table:style-name="ce52">
            <text:p>-2,4<text:s text:c="3"/></text:p>
          </table:table-cell>
          <table:table-cell office:value-type="float" office:value="-176" table:style-name="ce51">
            <text:p><text:s/>- 176</text:p>
          </table:table-cell>
          <table:table-cell office:value-type="float" office:value="-12.18836565096953" table:style-name="ce52">
            <text:p>-12,2<text:s text:c="3"/></text:p>
          </table:table-cell>
          <table:table-cell table:style-name="ce62"/>
          <table:table-cell table:number-columns-repeated="16371"/>
        </table:table-row>
        <table:table-row table:style-name="ro23">
          <table:table-cell/>
          <table:table-cell office:value-type="string" table:style-name="ce175">
            <text:p>Fab. produtos petrolíferos, químicos, farmacêuticos, borracha e plástico</text:p>
          </table:table-cell>
          <table:table-cell office:value-type="float" office:value="2238" table:style-name="ce47">
            <text:p>2 238</text:p>
          </table:table-cell>
          <table:table-cell office:value-type="float" office:value="0.71380956785496719" table:style-name="ce65">
            <text:p>0,7<text:s text:c="5"/></text:p>
          </table:table-cell>
          <table:table-cell office:value-type="float" office:value="2251" table:style-name="ce66">
            <text:p>2 251</text:p>
          </table:table-cell>
          <table:table-cell office:value-type="float" office:value="0.69908134934191324" table:style-name="ce67">
            <text:p>0,7<text:s text:c="5"/></text:p>
          </table:table-cell>
          <table:table-cell office:value-type="float" office:value="2477" table:style-name="ce49">
            <text:p>2 477</text:p>
          </table:table-cell>
          <table:table-cell office:value-type="float" office:value="0.69650454260431394" table:style-name="ce67">
            <text:p>0,7<text:s text:c="5"/></text:p>
          </table:table-cell>
          <table:table-cell office:value-type="float" office:value="-13" table:style-name="ce51">
            <text:p><text:s/>- 13</text:p>
          </table:table-cell>
          <table:table-cell office:value-type="float" office:value="-0.57752110173256332" table:style-name="ce52">
            <text:p>-0,6<text:s text:c="3"/></text:p>
          </table:table-cell>
          <table:table-cell office:value-type="float" office:value="-239" table:style-name="ce51">
            <text:p><text:s/>- 239</text:p>
          </table:table-cell>
          <table:table-cell office:value-type="float" office:value="-9.6487686717803793" table:style-name="ce52">
            <text:p>-9,6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Fabricação de outros produtos minerais não metálicos</text:p>
          </table:table-cell>
          <table:table-cell office:value-type="float" office:value="1608" table:style-name="ce47">
            <text:p>1 608</text:p>
          </table:table-cell>
          <table:table-cell office:value-type="float" office:value="0.51287121765450727" table:style-name="ce65">
            <text:p>0,5<text:s text:c="5"/></text:p>
          </table:table-cell>
          <table:table-cell office:value-type="float" office:value="1702" table:style-name="ce66">
            <text:p>1 702</text:p>
          </table:table-cell>
          <table:table-cell office:value-type="float" office:value="0.52858127791201082" table:style-name="ce67">
            <text:p>0,5<text:s text:c="5"/></text:p>
          </table:table-cell>
          <table:table-cell office:value-type="float" office:value="1955" table:style-name="ce49">
            <text:p>1 955</text:p>
          </table:table-cell>
          <table:table-cell office:value-type="float" office:value="0.5497240132383665" table:style-name="ce67">
            <text:p>0,5<text:s text:c="5"/></text:p>
          </table:table-cell>
          <table:table-cell office:value-type="float" office:value="-94" table:style-name="ce51">
            <text:p><text:s/>- 94</text:p>
          </table:table-cell>
          <table:table-cell office:value-type="float" office:value="-5.5229142185663926" table:style-name="ce52">
            <text:p>-5,5<text:s text:c="3"/></text:p>
          </table:table-cell>
          <table:table-cell office:value-type="float" office:value="-347" table:style-name="ce51">
            <text:p><text:s/>- 347</text:p>
          </table:table-cell>
          <table:table-cell office:value-type="float" office:value="-17.74936061381074" table:style-name="ce52">
            <text:p>-17,7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Indústria metalúrgica de base e fab. produtos metálicos</text:p>
          </table:table-cell>
          <table:table-cell office:value-type="float" office:value="3529" table:style-name="ce47">
            <text:p>3 529</text:p>
          </table:table-cell>
          <table:table-cell office:value-type="float" office:value="1.1255737108847985" table:style-name="ce65">
            <text:p>1,1<text:s text:c="5"/></text:p>
          </table:table-cell>
          <table:table-cell office:value-type="float" office:value="3682" table:style-name="ce66">
            <text:p>3 682</text:p>
          </table:table-cell>
          <table:table-cell office:value-type="float" office:value="1.1434995683149376" table:style-name="ce67">
            <text:p>1,1<text:s text:c="5"/></text:p>
          </table:table-cell>
          <table:table-cell office:value-type="float" office:value="4433" table:style-name="ce49">
            <text:p>4 433</text:p>
          </table:table-cell>
          <table:table-cell office:value-type="float" office:value="1.2465097445962552" table:style-name="ce67">
            <text:p>1,2<text:s text:c="5"/></text:p>
          </table:table-cell>
          <table:table-cell office:value-type="float" office:value="-153" table:style-name="ce51">
            <text:p><text:s/>- 153</text:p>
          </table:table-cell>
          <table:table-cell office:value-type="float" office:value="-4.1553503530689841" table:style-name="ce52">
            <text:p>-4,2<text:s text:c="3"/></text:p>
          </table:table-cell>
          <table:table-cell office:value-type="float" office:value="-904" table:style-name="ce51">
            <text:p><text:s/>- 904</text:p>
          </table:table-cell>
          <table:table-cell office:value-type="float" office:value="-20.392510715091362" table:style-name="ce52">
            <text:p>-20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Fab. equipamento informático, elétrico, máquinas e equipamentos n.e.</text:p>
          </table:table-cell>
          <table:table-cell office:value-type="float" office:value="2289" table:style-name="ce47">
            <text:p>2 289</text:p>
          </table:table-cell>
          <table:table-cell office:value-type="float" office:value="0.73007600572833775" table:style-name="ce65">
            <text:p>0,7<text:s text:c="5"/></text:p>
          </table:table-cell>
          <table:table-cell office:value-type="float" office:value="2357" table:style-name="ce66">
            <text:p>2 357</text:p>
          </table:table-cell>
          <table:table-cell office:value-type="float" office:value="0.73200121741398905" table:style-name="ce67">
            <text:p>0,7<text:s text:c="5"/></text:p>
          </table:table-cell>
          <table:table-cell office:value-type="float" office:value="2898" table:style-name="ce49">
            <text:p>2 898</text:p>
          </table:table-cell>
          <table:table-cell office:value-type="float" office:value="0.81488500785922569" table:style-name="ce67">
            <text:p>0,8<text:s text:c="5"/></text:p>
          </table:table-cell>
          <table:table-cell office:value-type="float" office:value="-68" table:style-name="ce51">
            <text:p><text:s/>- 68</text:p>
          </table:table-cell>
          <table:table-cell office:value-type="float" office:value="-2.8850233347475602" table:style-name="ce52">
            <text:p>-2,9<text:s text:c="3"/></text:p>
          </table:table-cell>
          <table:table-cell office:value-type="float" office:value="-609" table:style-name="ce51">
            <text:p><text:s/>- 609</text:p>
          </table:table-cell>
          <table:table-cell office:value-type="float" office:value="-21.014492753623188" table:style-name="ce52">
            <text:p>-21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Fab. veículos automóveis, componentes e outro equipa. de transporte</text:p>
          </table:table-cell>
          <table:table-cell office:value-type="float" office:value="2403" table:style-name="ce47">
            <text:p>2 403</text:p>
          </table:table-cell>
          <table:table-cell office:value-type="float" office:value="0.76643627862175423" table:style-name="ce65">
            <text:p>0,8<text:s text:c="5"/></text:p>
          </table:table-cell>
          <table:table-cell office:value-type="float" office:value="2486" table:style-name="ce66">
            <text:p>2 486</text:p>
          </table:table-cell>
          <table:table-cell office:value-type="float" office:value="0.77206407572811919" table:style-name="ce67">
            <text:p>0,8<text:s text:c="5"/></text:p>
          </table:table-cell>
          <table:table-cell office:value-type="float" office:value="2681" table:style-name="ce49">
            <text:p>2 681</text:p>
          </table:table-cell>
          <table:table-cell office:value-type="float" office:value="0.75386704833353479" table:style-name="ce67">
            <text:p>0,8<text:s text:c="5"/></text:p>
          </table:table-cell>
          <table:table-cell office:value-type="float" office:value="-83" table:style-name="ce51">
            <text:p><text:s/>- 83</text:p>
          </table:table-cell>
          <table:table-cell office:value-type="float" office:value="-3.3386967015285602" table:style-name="ce52">
            <text:p>-3,3<text:s text:c="3"/></text:p>
          </table:table-cell>
          <table:table-cell office:value-type="float" office:value="-278" table:style-name="ce51">
            <text:p><text:s/>- 278</text:p>
          </table:table-cell>
          <table:table-cell office:value-type="float" office:value="-10.369265199552407" table:style-name="ce52">
            <text:p>-10,4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Fab. mobiliário, repar. instal. máq. e equipa. e outras ind. transformadoras</text:p>
          </table:table-cell>
          <table:table-cell office:value-type="float" office:value="3583" table:style-name="ce47">
            <text:p>3 583</text:p>
          </table:table-cell>
          <table:table-cell office:value-type="float" office:value="1.142796998044838" table:style-name="ce65">
            <text:p>1,1<text:s text:c="5"/></text:p>
          </table:table-cell>
          <table:table-cell office:value-type="float" office:value="3733" table:style-name="ce66">
            <text:p>3 733</text:p>
          </table:table-cell>
          <table:table-cell office:value-type="float" office:value="1.15933837276471" table:style-name="ce67">
            <text:p>1,2<text:s text:c="5"/></text:p>
          </table:table-cell>
          <table:table-cell office:value-type="float" office:value="4267" table:style-name="ce49">
            <text:p>4 267</text:p>
          </table:table-cell>
          <table:table-cell office:value-type="float" office:value="1.1998324115028696" table:style-name="ce67">
            <text:p>1,2<text:s text:c="5"/></text:p>
          </table:table-cell>
          <table:table-cell office:value-type="float" office:value="-150" table:style-name="ce51">
            <text:p><text:s/>- 150</text:p>
          </table:table-cell>
          <table:table-cell office:value-type="float" office:value="-4.0182159121350116" table:style-name="ce52">
            <text:p>-4,0<text:s text:c="3"/></text:p>
          </table:table-cell>
          <table:table-cell office:value-type="float" office:value="-684" table:style-name="ce51">
            <text:p><text:s/>- 684</text:p>
          </table:table-cell>
          <table:table-cell office:value-type="float" office:value="-16.029997656433089" table:style-name="ce52">
            <text:p>-16,0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Eletricidade, gás e água, saneamento, resíduos e despoluição</text:p>
          </table:table-cell>
          <table:table-cell office:value-type="float" office:value="1109" table:style-name="ce47">
            <text:p>1 109</text:p>
          </table:table-cell>
          <table:table-cell office:value-type="float" office:value="0.35371528630525406" table:style-name="ce65">
            <text:p>0,4<text:s text:c="5"/></text:p>
          </table:table-cell>
          <table:table-cell office:value-type="float" office:value="1171" table:style-name="ce66">
            <text:p>1 171</text:p>
          </table:table-cell>
          <table:table-cell office:value-type="float" office:value="0.36367137275849859" table:style-name="ce67">
            <text:p>0,4<text:s text:c="5"/></text:p>
          </table:table-cell>
          <table:table-cell office:value-type="float" office:value="1253" table:style-name="ce49">
            <text:p>1 253</text:p>
          </table:table-cell>
          <table:table-cell office:value-type="float" office:value="0.35232950822898884" table:style-name="ce67">
            <text:p>0,4<text:s text:c="5"/></text:p>
          </table:table-cell>
          <table:table-cell office:value-type="float" office:value="-62" table:style-name="ce51">
            <text:p><text:s/>- 62</text:p>
          </table:table-cell>
          <table:table-cell office:value-type="float" office:value="-5.2946199829205804" table:style-name="ce52">
            <text:p>-5,3<text:s text:c="3"/></text:p>
          </table:table-cell>
          <table:table-cell office:value-type="float" office:value="-144" table:style-name="ce51">
            <text:p><text:s/>- 144</text:p>
          </table:table-cell>
          <table:table-cell office:value-type="float" office:value="-11.49241819632881" table:style-name="ce52">
            <text:p>-11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Construção</text:p>
          </table:table-cell>
          <table:table-cell office:value-type="float" office:value="19166" table:style-name="ce47">
            <text:p>19 166</text:p>
          </table:table-cell>
          <table:table-cell office:value-type="float" office:value="6.1129911427651029" table:style-name="ce65">
            <text:p>6,1<text:s text:c="5"/></text:p>
          </table:table-cell>
          <table:table-cell office:value-type="float" office:value="19856" table:style-name="ce66">
            <text:p>19 856</text:p>
          </table:table-cell>
          <table:table-cell office:value-type="float" office:value="6.1665745324447041" table:style-name="ce67">
            <text:p>6,2<text:s text:c="5"/></text:p>
          </table:table-cell>
          <table:table-cell office:value-type="float" office:value="22143" table:style-name="ce49">
            <text:p>22 143</text:p>
          </table:table-cell>
          <table:table-cell office:value-type="float" office:value="6.2263625704026344" table:style-name="ce67">
            <text:p>6,2<text:s text:c="5"/></text:p>
          </table:table-cell>
          <table:table-cell office:value-type="float" office:value="-690" table:style-name="ce51">
            <text:p><text:s/>- 690</text:p>
          </table:table-cell>
          <table:table-cell office:value-type="float" office:value="-3.475020145044319" table:style-name="ce52">
            <text:p>-3,5<text:s text:c="3"/></text:p>
          </table:table-cell>
          <table:table-cell office:value-type="float" office:value="-2977" table:style-name="ce51">
            <text:p><text:s/>-2 977</text:p>
          </table:table-cell>
          <table:table-cell office:value-type="float" office:value="-13.444429390778122" table:style-name="ce52">
            <text:p>-13,4<text:s text:c="3"/></text:p>
          </table:table-cell>
          <table:table-cell table:number-columns-repeated="16372" table:style-name="ce1"/>
        </table:table-row>
        <table:table-row table:style-name="ro15">
          <table:table-cell table:style-name="ce172"/>
          <table:table-cell office:value-type="string" table:style-name="ce173">
            <text:p>Serviços</text:p>
          </table:table-cell>
          <table:table-cell office:value-type="float" office:value="230153" table:style-name="ce58">
            <text:p>230 153</text:p>
          </table:table-cell>
          <table:table-cell office:value-type="float" office:value="73.407244624899135" table:style-name="ce59">
            <text:p>73,4<text:s text:c="5"/></text:p>
          </table:table-cell>
          <table:table-cell office:value-type="float" office:value="235786" table:style-name="ce60">
            <text:p>235 786</text:p>
          </table:table-cell>
          <table:table-cell office:value-type="float" office:value="73.226830313608332" table:style-name="ce61">
            <text:p>73,2<text:s text:c="5"/></text:p>
          </table:table-cell>
          <table:table-cell office:value-type="float" office:value="259882" table:style-name="ce60">
            <text:p>259 882</text:p>
          </table:table-cell>
          <table:table-cell office:value-type="float" office:value="73.075895656477314" table:style-name="ce61">
            <text:p>73,1<text:s text:c="5"/></text:p>
          </table:table-cell>
          <table:table-cell office:value-type="float" office:value="-5633" table:style-name="ce42">
            <text:p><text:s/>-5 633</text:p>
          </table:table-cell>
          <table:table-cell office:value-type="float" office:value="-2.3890307312563088" table:style-name="ce43">
            <text:p>-2,4<text:s text:c="3"/></text:p>
          </table:table-cell>
          <table:table-cell office:value-type="float" office:value="-29729" table:style-name="ce42">
            <text:p><text:s/>-29 729</text:p>
          </table:table-cell>
          <table:table-cell office:value-type="float" office:value="-11.439422507137854" table:style-name="ce43">
            <text:p>-11,4<text:s text:c="3"/></text:p>
          </table:table-cell>
          <table:table-cell table:number-columns-repeated="16372" table:style-name="ce172"/>
        </table:table-row>
        <table:table-row table:style-name="ro23">
          <table:table-cell/>
          <table:table-cell office:value-type="string" table:style-name="ce175">
            <text:p>Comércio, manut. repar. de veículos automóveis e motociclos</text:p>
          </table:table-cell>
          <table:table-cell office:value-type="float" office:value="4021" table:style-name="ce47">
            <text:p>4 021</text:p>
          </table:table-cell>
          <table:table-cell office:value-type="float" office:value="1.2824969938984911" table:style-name="ce65">
            <text:p>1,3<text:s text:c="5"/></text:p>
          </table:table-cell>
          <table:table-cell office:value-type="float" office:value="4143" table:style-name="ce66">
            <text:p>4 143</text:p>
          </table:table-cell>
          <table:table-cell office:value-type="float" office:value="1.2866699379491542" table:style-name="ce67">
            <text:p>1,3<text:s text:c="5"/></text:p>
          </table:table-cell>
          <table:table-cell office:value-type="float" office:value="4541" table:style-name="ce66">
            <text:p>4 541</text:p>
          </table:table-cell>
          <table:table-cell office:value-type="float" office:value="1.2768781299823131" table:style-name="ce67">
            <text:p>1,3<text:s text:c="5"/></text:p>
          </table:table-cell>
          <table:table-cell office:value-type="float" office:value="-122" table:style-name="ce51">
            <text:p><text:s/>- 122</text:p>
          </table:table-cell>
          <table:table-cell office:value-type="float" office:value="-2.9447260439295198" table:style-name="ce52">
            <text:p>-2,9<text:s text:c="3"/></text:p>
          </table:table-cell>
          <table:table-cell office:value-type="float" office:value="-520" table:style-name="ce51">
            <text:p><text:s/>- 520</text:p>
          </table:table-cell>
          <table:table-cell office:value-type="float" office:value="-11.451222197753799" table:style-name="ce52">
            <text:p>-11,5<text:s text:c="3"/></text:p>
          </table:table-cell>
          <table:table-cell table:number-columns-repeated="16372" table:style-name="ce1"/>
        </table:table-row>
        <table:table-row table:style-name="ro23">
          <table:table-cell/>
          <table:table-cell office:value-type="string" table:style-name="ce175">
            <text:p>Comércio por grosso e a retalho</text:p>
          </table:table-cell>
          <table:table-cell office:value-type="float" office:value="34032" table:style-name="ce47">
            <text:p>34 032</text:p>
          </table:table-cell>
          <table:table-cell office:value-type="float" office:value="10.854498307971511" table:style-name="ce65">
            <text:p>10,9<text:s text:c="5"/></text:p>
          </table:table-cell>
          <table:table-cell office:value-type="float" office:value="35431" table:style-name="ce66">
            <text:p>35 431</text:p>
          </table:table-cell>
          <table:table-cell office:value-type="float" office:value="11.003621185487928" table:style-name="ce67">
            <text:p>11,0<text:s text:c="5"/></text:p>
          </table:table-cell>
          <table:table-cell office:value-type="float" office:value="38715" table:style-name="ce66">
            <text:p>38 715</text:p>
          </table:table-cell>
          <table:table-cell office:value-type="float" office:value="10.886222594641106" table:style-name="ce67">
            <text:p>10,9<text:s text:c="5"/></text:p>
          </table:table-cell>
          <table:table-cell office:value-type="float" office:value="-1399" table:style-name="ce51">
            <text:p><text:s/>-1 399</text:p>
          </table:table-cell>
          <table:table-cell office:value-type="float" office:value="-3.9485196579266746" table:style-name="ce52">
            <text:p>-3,9<text:s text:c="3"/></text:p>
          </table:table-cell>
          <table:table-cell office:value-type="float" office:value="-4683" table:style-name="ce51">
            <text:p><text:s/>-4 683</text:p>
          </table:table-cell>
          <table:table-cell office:value-type="float" office:value="-12.096086788066641" table:style-name="ce52">
            <text:p>-12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Transportes e armazenagem</text:p>
          </table:table-cell>
          <table:table-cell office:value-type="float" office:value="6299" table:style-name="ce47">
            <text:p>6 299</text:p>
          </table:table-cell>
          <table:table-cell office:value-type="float" office:value="2.0090645522423767" table:style-name="ce65">
            <text:p>2,0<text:s text:c="5"/></text:p>
          </table:table-cell>
          <table:table-cell office:value-type="float" office:value="6487" table:style-name="ce66">
            <text:p>6 487</text:p>
          </table:table-cell>
          <table:table-cell office:value-type="float" office:value="2.0146338130524173" table:style-name="ce67">
            <text:p>2,0<text:s text:c="5"/></text:p>
          </table:table-cell>
          <table:table-cell office:value-type="float" office:value="6917" table:style-name="ce66">
            <text:p>6 917</text:p>
          </table:table-cell>
          <table:table-cell office:value-type="float" office:value="1.9449826084755915" table:style-name="ce67">
            <text:p>1,9<text:s text:c="5"/></text:p>
          </table:table-cell>
          <table:table-cell office:value-type="float" office:value="-188" table:style-name="ce51">
            <text:p><text:s/>- 188</text:p>
          </table:table-cell>
          <table:table-cell office:value-type="float" office:value="-2.8981039001079081" table:style-name="ce52">
            <text:p>-2,9<text:s text:c="3"/></text:p>
          </table:table-cell>
          <table:table-cell office:value-type="float" office:value="-618" table:style-name="ce51">
            <text:p><text:s/>- 618</text:p>
          </table:table-cell>
          <table:table-cell office:value-type="float" office:value="-8.9345091802804681" table:style-name="ce52">
            <text:p>-8,9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Alojamento, restauração e similares</text:p>
          </table:table-cell>
          <table:table-cell office:value-type="float" office:value="34076" table:style-name="ce47">
            <text:p>34 076</text:p>
          </table:table-cell>
          <table:table-cell office:value-type="float" office:value="10.868532097509322" table:style-name="ce65">
            <text:p>10,9<text:s text:c="5"/></text:p>
          </table:table-cell>
          <table:table-cell office:value-type="float" office:value="36029" table:style-name="ce66">
            <text:p>36 029</text:p>
          </table:table-cell>
          <table:table-cell office:value-type="float" office:value="11.189338931781338" table:style-name="ce67">
            <text:p>11,2<text:s text:c="5"/></text:p>
          </table:table-cell>
          <table:table-cell office:value-type="float" office:value="42137" table:style-name="ce66">
            <text:p>42 137</text:p>
          </table:table-cell>
          <table:table-cell office:value-type="float" office:value="11.848450509373427" table:style-name="ce67">
            <text:p>11,8<text:s text:c="5"/></text:p>
          </table:table-cell>
          <table:table-cell office:value-type="float" office:value="-1953" table:style-name="ce51">
            <text:p><text:s/>-1 953</text:p>
          </table:table-cell>
          <table:table-cell office:value-type="float" office:value="-5.4206333786671852" table:style-name="ce52">
            <text:p>-5,4<text:s text:c="3"/></text:p>
          </table:table-cell>
          <table:table-cell office:value-type="float" office:value="-8061" table:style-name="ce51">
            <text:p><text:s/>-8 061</text:p>
          </table:table-cell>
          <table:table-cell office:value-type="float" office:value="-19.130455419227758" table:style-name="ce52">
            <text:p>-19,1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Atividades de informação e de comunicação</text:p>
          </table:table-cell>
          <table:table-cell office:value-type="float" office:value="3963" table:style-name="ce47">
            <text:p>3 963</text:p>
          </table:table-cell>
          <table:table-cell office:value-type="float" office:value="1.2639979076895598" table:style-name="ce65">
            <text:p>1,3<text:s text:c="5"/></text:p>
          </table:table-cell>
          <table:table-cell office:value-type="float" office:value="4059" table:style-name="ce66">
            <text:p>4 059</text:p>
          </table:table-cell>
          <table:table-cell office:value-type="float" office:value="1.2605824953259999" table:style-name="ce67">
            <text:p>1,3<text:s text:c="5"/></text:p>
          </table:table-cell>
          <table:table-cell office:value-type="float" office:value="4512" table:style-name="ce66">
            <text:p>4 512</text:p>
          </table:table-cell>
          <table:table-cell office:value-type="float" office:value="1.2687236561286495" table:style-name="ce67">
            <text:p>1,3<text:s text:c="5"/></text:p>
          </table:table-cell>
          <table:table-cell office:value-type="float" office:value="-96" table:style-name="ce51">
            <text:p><text:s/>- 96</text:p>
          </table:table-cell>
          <table:table-cell office:value-type="float" office:value="-2.3651145602365116" table:style-name="ce52">
            <text:p>-2,4<text:s text:c="3"/></text:p>
          </table:table-cell>
          <table:table-cell office:value-type="float" office:value="-549" table:style-name="ce51">
            <text:p><text:s/>- 549</text:p>
          </table:table-cell>
          <table:table-cell office:value-type="float" office:value="-12.167553191489363" table:style-name="ce52">
            <text:p>-12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Atividades financeiras e de seguros</text:p>
          </table:table-cell>
          <table:table-cell office:value-type="float" office:value="2554" table:style-name="ce47">
            <text:p>2 554</text:p>
          </table:table-cell>
          <table:table-cell office:value-type="float" office:value="0.81459769271742011" table:style-name="ce65">
            <text:p>0,8<text:s text:c="5"/></text:p>
          </table:table-cell>
          <table:table-cell office:value-type="float" office:value="2548" table:style-name="ce66">
            <text:p>2 548</text:p>
          </table:table-cell>
          <table:table-cell office:value-type="float" office:value="0.79131909290235214" table:style-name="ce67">
            <text:p>0,8<text:s text:c="5"/></text:p>
          </table:table-cell>
          <table:table-cell office:value-type="float" office:value="2712" table:style-name="ce66">
            <text:p>2 712</text:p>
          </table:table-cell>
          <table:table-cell office:value-type="float" office:value="0.76258389969434781" table:style-name="ce67">
            <text:p>0,8<text:s text:c="5"/></text:p>
          </table:table-cell>
          <table:table-cell office:value-type="float" office:value="6" table:style-name="ce51">
            <text:p>+ 6</text:p>
          </table:table-cell>
          <table:table-cell office:value-type="float" office:value="0.23547880690737832" table:style-name="ce52">
            <text:p>+0,2<text:s text:c="3"/></text:p>
          </table:table-cell>
          <table:table-cell office:value-type="float" office:value="-158" table:style-name="ce51">
            <text:p><text:s/>- 158</text:p>
          </table:table-cell>
          <table:table-cell office:value-type="float" office:value="-5.8259587020648969" table:style-name="ce52">
            <text:p>-5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Atividades imobiliárias, administrativas e dos serviços de apoio</text:p>
          </table:table-cell>
          <table:table-cell office:value-type="float" office:value="95640" table:style-name="ce47">
            <text:p>95 640</text:p>
          </table:table-cell>
          <table:table-cell office:value-type="float" office:value="30.504355259003152" table:style-name="ce65">
            <text:p>30,5<text:s text:c="5"/></text:p>
          </table:table-cell>
          <table:table-cell office:value-type="float" office:value="97567" table:style-name="ce66">
            <text:p>97 567</text:p>
          </table:table-cell>
          <table:table-cell office:value-type="float" office:value="30.300875171587048" table:style-name="ce67">
            <text:p>30,3<text:s text:c="5"/></text:p>
          </table:table-cell>
          <table:table-cell office:value-type="float" office:value="105149" table:style-name="ce66">
            <text:p>105 149</text:p>
          </table:table-cell>
          <table:table-cell office:value-type="float" office:value="29.566716249616881" table:style-name="ce67">
            <text:p>29,6<text:s text:c="5"/></text:p>
          </table:table-cell>
          <table:table-cell office:value-type="float" office:value="-1927" table:style-name="ce51">
            <text:p><text:s/>-1 927</text:p>
          </table:table-cell>
          <table:table-cell office:value-type="float" office:value="-1.9750530404747506" table:style-name="ce52">
            <text:p>-2,0<text:s text:c="3"/></text:p>
          </table:table-cell>
          <table:table-cell office:value-type="float" office:value="-9509" table:style-name="ce51">
            <text:p><text:s/>-9 509</text:p>
          </table:table-cell>
          <table:table-cell office:value-type="float" office:value="-9.0433575212317763" table:style-name="ce52">
            <text:p>-9,0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Atividades de consultoria, científicas, técnicas e similares</text:p>
          </table:table-cell>
          <table:table-cell office:value-type="float" office:value="6339" table:style-name="ce47">
            <text:p>6 339</text:p>
          </table:table-cell>
          <table:table-cell office:value-type="float" office:value="2.0218225427312944" table:style-name="ce65">
            <text:p>2,0<text:s text:c="5"/></text:p>
          </table:table-cell>
          <table:table-cell office:value-type="float" office:value="6440" table:style-name="ce66">
            <text:p>6 440</text:p>
          </table:table-cell>
          <table:table-cell office:value-type="float" office:value="2.0000372677751761" table:style-name="ce67">
            <text:p>2,0<text:s text:c="5"/></text:p>
          </table:table-cell>
          <table:table-cell office:value-type="float" office:value="6768" table:style-name="ce66">
            <text:p>6 768</text:p>
          </table:table-cell>
          <table:table-cell office:value-type="float" office:value="1.9030854841929741" table:style-name="ce67">
            <text:p>1,9<text:s text:c="5"/></text:p>
          </table:table-cell>
          <table:table-cell office:value-type="float" office:value="-101" table:style-name="ce51">
            <text:p><text:s/>- 101</text:p>
          </table:table-cell>
          <table:table-cell office:value-type="float" office:value="-1.5683229813664596" table:style-name="ce52">
            <text:p>-1,6<text:s text:c="3"/></text:p>
          </table:table-cell>
          <table:table-cell office:value-type="float" office:value="-429" table:style-name="ce51">
            <text:p><text:s/>- 429</text:p>
          </table:table-cell>
          <table:table-cell office:value-type="float" office:value="-6.3386524822695041" table:style-name="ce52">
            <text:p>-6,3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Admin. pública, educação, atividades de saúde e apoio social</text:p>
          </table:table-cell>
          <table:table-cell office:value-type="float" office:value="21935" table:style-name="ce47">
            <text:p>21 935</text:p>
          </table:table-cell>
          <table:table-cell office:value-type="float" office:value="6.9961630343604568" table:style-name="ce65">
            <text:p>7,0<text:s text:c="5"/></text:p>
          </table:table-cell>
          <table:table-cell office:value-type="float" office:value="20954" table:style-name="ce66">
            <text:p>20 954</text:p>
          </table:table-cell>
          <table:table-cell office:value-type="float" office:value="6.5075746753045092" table:style-name="ce67">
            <text:p>6,5<text:s text:c="5"/></text:p>
          </table:table-cell>
          <table:table-cell office:value-type="float" office:value="24860" table:style-name="ce66">
            <text:p>24 860</text:p>
          </table:table-cell>
          <table:table-cell office:value-type="float" office:value="6.990352413864855" table:style-name="ce67">
            <text:p>7,0<text:s text:c="5"/></text:p>
          </table:table-cell>
          <table:table-cell office:value-type="float" office:value="981" table:style-name="ce51">
            <text:p>+ 981</text:p>
          </table:table-cell>
          <table:table-cell office:value-type="float" office:value="4.6816836880786488" table:style-name="ce52">
            <text:p>+4,7<text:s text:c="3"/></text:p>
          </table:table-cell>
          <table:table-cell office:value-type="float" office:value="-2925" table:style-name="ce51">
            <text:p><text:s/>-2 925</text:p>
          </table:table-cell>
          <table:table-cell office:value-type="float" office:value="-11.765888978278358" table:style-name="ce52">
            <text:p>-11,8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Outras atividades de serviços</text:p>
          </table:table-cell>
          <table:table-cell office:value-type="float" office:value="21294" table:style-name="ce47">
            <text:p>21 294</text:p>
          </table:table-cell>
          <table:table-cell office:value-type="float" office:value="6.791716236775545" table:style-name="ce65">
            <text:p>6,8<text:s text:c="5"/></text:p>
          </table:table-cell>
          <table:table-cell office:value-type="float" office:value="22128" table:style-name="ce66">
            <text:p>22 128</text:p>
          </table:table-cell>
          <table:table-cell office:value-type="float" office:value="6.872177742442406" table:style-name="ce67">
            <text:p>6,9<text:s text:c="5"/></text:p>
          </table:table-cell>
          <table:table-cell office:value-type="float" office:value="23571" table:style-name="ce66">
            <text:p>23 571</text:p>
          </table:table-cell>
          <table:table-cell office:value-type="float" office:value="6.6279001105071806" table:style-name="ce67">
            <text:p>6,6<text:s text:c="5"/></text:p>
          </table:table-cell>
          <table:table-cell office:value-type="float" office:value="-834" table:style-name="ce51">
            <text:p><text:s/>- 834</text:p>
          </table:table-cell>
          <table:table-cell office:value-type="float" office:value="-3.768980477223427" table:style-name="ce52">
            <text:p>-3,8<text:s text:c="3"/></text:p>
          </table:table-cell>
          <table:table-cell office:value-type="float" office:value="-2277" table:style-name="ce51">
            <text:p><text:s/>-2 277</text:p>
          </table:table-cell>
          <table:table-cell office:value-type="float" office:value="-9.6601756395570817" table:style-name="ce52">
            <text:p>-9,7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Sem classificação</text:p>
          </table:table-cell>
          <table:table-cell office:value-type="float" office:value="8545" table:style-name="ce47">
            <text:p>8 545</text:p>
          </table:table-cell>
          <table:table-cell office:value-type="float" office:value="2.7254257181951269" table:style-name="ce65">
            <text:p>2,7<text:s text:c="5"/></text:p>
          </table:table-cell>
          <table:table-cell office:value-type="float" office:value="8919" table:style-name="ce66">
            <text:p>8 919</text:p>
          </table:table-cell>
          <table:table-cell office:value-type="float" office:value="2.7699273899513654" table:style-name="ce67">
            <text:p>2,8<text:s text:c="5"/></text:p>
          </table:table-cell>
          <table:table-cell office:value-type="float" office:value="8536" table:style-name="ce66">
            <text:p>8 536</text:p>
          </table:table-cell>
          <table:table-cell office:value-type="float" office:value="2.4002272005128882" table:style-name="ce67">
            <text:p>2,4<text:s text:c="5"/></text:p>
          </table:table-cell>
          <table:table-cell office:value-type="float" office:value="-374" table:style-name="ce51">
            <text:p><text:s/>- 374</text:p>
          </table:table-cell>
          <table:table-cell office:value-type="float" office:value="-4.1932952124677652" table:style-name="ce52">
            <text:p>-4,2<text:s text:c="3"/></text:p>
          </table:table-cell>
          <table:table-cell office:value-type="float" office:value="9" table:style-name="ce51">
            <text:p>+ 9</text:p>
          </table:table-cell>
          <table:table-cell office:value-type="float" office:value="0.10543580131208997" table:style-name="ce52">
            <text:p>+0,1<text:s text:c="3"/></text:p>
          </table:table-cell>
          <table:table-cell table:number-columns-repeated="16372"/>
        </table:table-row>
        <table:table-row table:style-name="ro4">
          <table:table-cell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16372"/>
        </table:table-row>
        <table:table-row table:style-name="ro1">
          <table:table-cell/>
          <table:table-cell office:value-type="string" table:style-name="ce80">
            <text:p><text:s text:c="4"/>(1) - Mês homólogo do ano anterior</text:p>
          </table:table-cell>
          <table:table-cell table:number-columns-repeated="7" table:style-name="ce1"/>
          <table:table-cell table:style-name="ce165"/>
          <table:table-cell table:style-name="ce164"/>
          <table:table-cell table:style-name="ce165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12" table:style-name="ro23">
          <table:table-cell table:number-columns-repeated="16384"/>
        </table:table-row>
        <table:table-row table:style-name="ro8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6384"/>
        </table:table-row>
        <table:table-row table:style-name="ro5">
          <table:table-cell table:number-columns-repeated="16384"/>
        </table:table-row>
        <table:table-row table:style-name="ro11">
          <table:table-cell table:number-columns-repeated="16384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4">
        <table:table-column table:style-name="co1" table:default-cell-style-name="ce1" table:visibility="collapse"/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5" table:default-cell-style-name="ce2"/>
        <table:table-column table:style-name="co17" table:default-cell-style-name="ce2"/>
        <table:table-column table:style-name="co7" table:default-cell-style-name="ce1"/>
        <table:table-column table:style-name="co17" table:default-cell-style-name="ce1"/>
        <table:table-column table:style-name="co8" table:default-cell-style-name="ce1"/>
        <table:table-column table:style-name="co12" table:default-cell-style-name="ce1"/>
        <table:table-column table:style-name="co26" table:default-cell-style-name="ce1"/>
        <table:table-column table:style-name="co12" table:number-columns-repeated="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72259in" svg:height="0.654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9625in" svg:y="0.24632in" svg:width="2.07743in" svg:height="0.51612in">
                <draw:text-box>
                  <text:p text:style-name="a59" text:class-names="" text:cond-style-name=""><text:span text:style-name="a57" text:class-names="">JULHO 2021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/>
          <table:table-cell table:style-name="ce1">
            <draw:frame draw:z-index="1" draw:id="id18" draw:style-name="a55" draw:name="Text Box 122" svg:x="0.0336in" svg:y="0in" svg:width="0.94556in" svg:height="0.29099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<text:s/>Quadro 6 - OFERTAS DE EMPREGO, POR <text:s/>REGIÕES<text:s text:c="3"/></text:p>
          </table:table-cell>
          <table:table-cell table:number-columns-repeated="8" table:style-name="ce4"/>
          <table:table-cell table:number-columns-repeated="2" table:style-name="ce185"/>
          <table:table-cell table:number-columns-repeated="16372" table:style-name="ce1"/>
        </table:table-row>
        <table:table-row table:style-name="ro2">
          <table:table-cell/>
          <table:table-cell office:value-type="string" table:style-name="ce136">
            <text:p>Situação no fim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16372" table:style-name="ce1"/>
        </table:table-row>
        <table:table-row table:style-name="ro23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16372" table:style-name="ce1"/>
        </table:table-row>
        <table:table-row table:style-name="ro17">
          <table:table-cell/>
          <table:table-cell table:style-name="ce12"/>
          <table:table-cell table:style-name="ce94"/>
          <table:table-cell table:style-name="ce95"/>
          <table:table-cell table:style-name="ce96"/>
          <table:table-cell table:style-name="ce97"/>
          <table:table-cell table:style-name="ce96"/>
          <table:table-cell table:style-name="ce97"/>
          <table:table-cell office:value-type="string" table:number-columns-spanned="4" table:number-rows-spanned="1" table:style-name="ce16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23">
          <table:table-cell/>
          <table:table-cell table:style-name="ce18"/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169">
            <text:p>Mês <text:s/>anterior</text:p>
          </table:table-cell>
          <table:covered-table-cell/>
          <table:table-cell office:value-type="string" table:number-columns-spanned="2" table:number-rows-spanned="1" table:style-name="ce170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23">
          <table:table-cell/>
          <table:table-cell table:style-name="ce23"/>
          <table:table-cell table:style-name="ce100"/>
          <table:table-cell table:style-name="ce101"/>
          <table:table-cell table:style-name="ce102"/>
          <table:table-cell table:style-name="ce103"/>
          <table:table-cell table:style-name="ce102"/>
          <table:table-cell table:style-name="ce103"/>
          <table:table-cell office:value-type="string" table:style-name="ce105">
            <text:p>Var. Abs.</text:p>
          </table:table-cell>
          <table:table-cell office:value-type="string" table:style-name="ce106">
            <text:p>Var. %</text:p>
          </table:table-cell>
          <table:table-cell office:value-type="string" table:style-name="ce105">
            <text:p>Var. Abs.</text:p>
          </table:table-cell>
          <table:table-cell office:value-type="string" table:style-name="ce107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5"/>
          <table:table-cell table:style-name="ce108"/>
          <table:table-cell table:style-name="ce109"/>
          <table:table-cell table:style-name="ce110"/>
          <table:table-cell table:style-name="ce111"/>
          <table:table-cell table:style-name="ce110"/>
          <table:table-cell table:style-name="ce111"/>
          <table:table-cell table:style-name="ce112"/>
          <table:table-cell table:number-columns-repeated="3" table:style-name="ce113"/>
          <table:table-cell table:style-name="ce31"/>
          <table:table-cell table:number-columns-repeated="16371" table:style-name="ce1"/>
        </table:table-row>
        <table:table-row table:style-name="ro22">
          <table:table-cell/>
          <table:table-cell office:value-type="string" table:style-name="ce114">
            <text:p>PORTUGAL</text:p>
          </table:table-cell>
          <table:table-cell office:value-type="float" office:value="23236" table:style-name="ce115">
            <text:p>23 236</text:p>
          </table:table-cell>
          <table:table-cell office:value-type="float" office:value="100" table:style-name="ce116">
            <text:p>100,0<text:s text:c="5"/></text:p>
          </table:table-cell>
          <table:table-cell office:value-type="float" office:value="24081" table:style-name="ce117">
            <text:p>24 081</text:p>
          </table:table-cell>
          <table:table-cell office:value-type="float" office:value="100" table:style-name="ce119">
            <text:p>100,0<text:s text:c="5"/></text:p>
          </table:table-cell>
          <table:table-cell office:value-type="float" office:value="12705" table:style-name="ce117">
            <text:p>12 705</text:p>
          </table:table-cell>
          <table:table-cell office:value-type="float" office:value="100" table:style-name="ce119">
            <text:p>100,0<text:s text:c="5"/></text:p>
          </table:table-cell>
          <table:table-cell office:value-type="float" office:value="-845" table:style-name="ce42">
            <text:p><text:s/>- 845</text:p>
          </table:table-cell>
          <table:table-cell office:value-type="float" office:value="-3.5089904904281384" table:style-name="ce43">
            <text:p>-3,5<text:s text:c="3"/></text:p>
          </table:table-cell>
          <table:table-cell office:value-type="float" office:value="10531" table:style-name="ce42">
            <text:p>+10 531</text:p>
          </table:table-cell>
          <table:table-cell office:value-type="float" office:value="82.888626524990158" table:style-name="ce43">
            <text:p>+82,9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20">
            <text:p>CONTINENTE</text:p>
          </table:table-cell>
          <table:table-cell office:value-type="float" office:value="22668" table:style-name="ce115">
            <text:p>22 668</text:p>
          </table:table-cell>
          <table:table-cell office:value-type="float" office:value="97.555517300740235" table:style-name="ce116">
            <text:p>97,6<text:s text:c="5"/></text:p>
          </table:table-cell>
          <table:table-cell office:value-type="float" office:value="23580" table:style-name="ce117">
            <text:p>23 580</text:p>
          </table:table-cell>
          <table:table-cell office:value-type="float" office:value="97.919521614550888" table:style-name="ce118">
            <text:p>97,9<text:s text:c="5"/></text:p>
          </table:table-cell>
          <table:table-cell office:value-type="float" office:value="12418" table:style-name="ce117">
            <text:p>12 418</text:p>
          </table:table-cell>
          <table:table-cell office:value-type="float" office:value="97.741046831955927" table:style-name="ce119">
            <text:p>97,7<text:s text:c="5"/></text:p>
          </table:table-cell>
          <table:table-cell office:value-type="float" office:value="-912" table:style-name="ce42">
            <text:p><text:s/>- 912</text:p>
          </table:table-cell>
          <table:table-cell office:value-type="float" office:value="-3.8676844783715012" table:style-name="ce43">
            <text:p>-3,9<text:s text:c="3"/></text:p>
          </table:table-cell>
          <table:table-cell office:value-type="float" office:value="10250" table:style-name="ce42">
            <text:p>+10 250</text:p>
          </table:table-cell>
          <table:table-cell office:value-type="float" office:value="82.541472056691902" table:style-name="ce43">
            <text:p>+82,5<text:s text:c="3"/></text:p>
          </table:table-cell>
          <table:table-cell table:style-name="ce1"/>
          <table:table-cell table:style-name="ce93"/>
          <table:table-cell table:number-columns-repeated="16370"/>
        </table:table-row>
        <table:table-row table:style-name="ro17">
          <table:table-cell/>
          <table:table-cell office:value-type="string" table:style-name="ce121">
            <text:p>Norte</text:p>
          </table:table-cell>
          <table:table-cell office:value-type="float" office:value="4824" table:style-name="ce122">
            <text:p>4 824</text:p>
          </table:table-cell>
          <table:table-cell office:value-type="float" office:value="20.760888276811844" table:style-name="ce123">
            <text:p>20,8<text:s text:c="5"/></text:p>
          </table:table-cell>
          <table:table-cell office:value-type="float" office:value="5038" table:style-name="ce124">
            <text:p>5 038</text:p>
          </table:table-cell>
          <table:table-cell office:value-type="float" office:value="20.921058095594034" table:style-name="ce125">
            <text:p>20,9<text:s text:c="5"/></text:p>
          </table:table-cell>
          <table:table-cell office:value-type="float" office:value="2595" table:style-name="ce124">
            <text:p>2 595</text:p>
          </table:table-cell>
          <table:table-cell office:value-type="float" office:value="20.425029515938604" table:style-name="ce126">
            <text:p>20,4<text:s text:c="5"/></text:p>
          </table:table-cell>
          <table:table-cell office:value-type="float" office:value="-214" table:style-name="ce51">
            <text:p><text:s/>- 214</text:p>
          </table:table-cell>
          <table:table-cell office:value-type="float" office:value="-4.2477173481540298" table:style-name="ce52">
            <text:p>-4,2<text:s text:c="3"/></text:p>
          </table:table-cell>
          <table:table-cell office:value-type="float" office:value="2229" table:style-name="ce51">
            <text:p>+2 229</text:p>
          </table:table-cell>
          <table:table-cell office:value-type="float" office:value="85.895953757225428" table:style-name="ce52">
            <text:p>+85,9<text:s text:c="3"/></text:p>
          </table:table-cell>
          <table:table-cell table:style-name="ce1"/>
          <table:table-cell table:style-name="ce93"/>
          <table:table-cell table:number-columns-repeated="16370"/>
        </table:table-row>
        <table:table-row table:style-name="ro5">
          <table:table-cell/>
          <table:table-cell office:value-type="string" table:style-name="ce121">
            <text:p>Centro</text:p>
          </table:table-cell>
          <table:table-cell office:value-type="float" office:value="5819" table:style-name="ce122">
            <text:p>5 819</text:p>
          </table:table-cell>
          <table:table-cell office:value-type="float" office:value="25.043036667240486" table:style-name="ce123">
            <text:p>25,0<text:s text:c="5"/></text:p>
          </table:table-cell>
          <table:table-cell office:value-type="float" office:value="5996" table:style-name="ce124">
            <text:p>5 996</text:p>
          </table:table-cell>
          <table:table-cell office:value-type="float" office:value="24.899298201901914" table:style-name="ce125">
            <text:p>24,9<text:s text:c="5"/></text:p>
          </table:table-cell>
          <table:table-cell office:value-type="float" office:value="3326" table:style-name="ce124">
            <text:p>3 326</text:p>
          </table:table-cell>
          <table:table-cell office:value-type="float" office:value="26.178669815033452" table:style-name="ce126">
            <text:p>26,2<text:s text:c="5"/></text:p>
          </table:table-cell>
          <table:table-cell office:value-type="float" office:value="-177" table:style-name="ce51">
            <text:p><text:s/>- 177</text:p>
          </table:table-cell>
          <table:table-cell office:value-type="float" office:value="-2.9519679786524349" table:style-name="ce52">
            <text:p>-3,0<text:s text:c="3"/></text:p>
          </table:table-cell>
          <table:table-cell office:value-type="float" office:value="2493" table:style-name="ce51">
            <text:p>+2 493</text:p>
          </table:table-cell>
          <table:table-cell office:value-type="float" office:value="74.954900781719786" table:style-name="ce52">
            <text:p>+75,0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1">
            <text:p>Lisboa V. Tejo</text:p>
          </table:table-cell>
          <table:table-cell office:value-type="float" office:value="7434" table:style-name="ce122">
            <text:p>7 434</text:p>
          </table:table-cell>
          <table:table-cell office:value-type="float" office:value="31.993458426579448" table:style-name="ce123">
            <text:p>32,0<text:s text:c="5"/></text:p>
          </table:table-cell>
          <table:table-cell office:value-type="float" office:value="7893" table:style-name="ce124">
            <text:p>7 893</text:p>
          </table:table-cell>
          <table:table-cell office:value-type="float" office:value="32.776878036626385" table:style-name="ce125">
            <text:p>32,8<text:s text:c="5"/></text:p>
          </table:table-cell>
          <table:table-cell office:value-type="float" office:value="4083" table:style-name="ce124">
            <text:p>4 083</text:p>
          </table:table-cell>
          <table:table-cell office:value-type="float" office:value="32.136953955135773" table:style-name="ce126">
            <text:p>32,1<text:s text:c="5"/></text:p>
          </table:table-cell>
          <table:table-cell office:value-type="float" office:value="-459" table:style-name="ce51">
            <text:p><text:s/>- 459</text:p>
          </table:table-cell>
          <table:table-cell office:value-type="float" office:value="-5.8152793614595213" table:style-name="ce52">
            <text:p>-5,8<text:s text:c="3"/></text:p>
          </table:table-cell>
          <table:table-cell office:value-type="float" office:value="3351" table:style-name="ce51">
            <text:p>+3 351</text:p>
          </table:table-cell>
          <table:table-cell office:value-type="float" office:value="82.072005878030865" table:style-name="ce52">
            <text:p>+82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1">
            <text:p>Alentejo</text:p>
          </table:table-cell>
          <table:table-cell office:value-type="float" office:value="3565" table:style-name="ce122">
            <text:p>3 565</text:p>
          </table:table-cell>
          <table:table-cell office:value-type="float" office:value="15.342571871234293" table:style-name="ce123">
            <text:p>15,3<text:s text:c="5"/></text:p>
          </table:table-cell>
          <table:table-cell office:value-type="float" office:value="3429" table:style-name="ce124">
            <text:p>3 429</text:p>
          </table:table-cell>
          <table:table-cell office:value-type="float" office:value="14.239441883642707" table:style-name="ce125">
            <text:p>14,2<text:s text:c="5"/></text:p>
          </table:table-cell>
          <table:table-cell office:value-type="float" office:value="2047" table:style-name="ce124">
            <text:p>2 047</text:p>
          </table:table-cell>
          <table:table-cell office:value-type="float" office:value="16.111767020857933" table:style-name="ce126">
            <text:p>16,1<text:s text:c="5"/></text:p>
          </table:table-cell>
          <table:table-cell office:value-type="float" office:value="136" table:style-name="ce51">
            <text:p>+ 136</text:p>
          </table:table-cell>
          <table:table-cell office:value-type="float" office:value="3.9661708953047534" table:style-name="ce52">
            <text:p>+4,0<text:s text:c="3"/></text:p>
          </table:table-cell>
          <table:table-cell office:value-type="float" office:value="1518" table:style-name="ce51">
            <text:p>+1 518</text:p>
          </table:table-cell>
          <table:table-cell office:value-type="float" office:value="74.157303370786522" table:style-name="ce52">
            <text:p>+74,2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1">
            <text:p>Algarve</text:p>
          </table:table-cell>
          <table:table-cell office:value-type="float" office:value="1026" table:style-name="ce122">
            <text:p>1 026</text:p>
          </table:table-cell>
          <table:table-cell office:value-type="float" office:value="4.4155620588741611" table:style-name="ce123">
            <text:p>4,4<text:s text:c="5"/></text:p>
          </table:table-cell>
          <table:table-cell office:value-type="float" office:value="1224" table:style-name="ce124">
            <text:p>1 224</text:p>
          </table:table-cell>
          <table:table-cell office:value-type="float" office:value="5.0828453967858476" table:style-name="ce125">
            <text:p>5,1<text:s text:c="5"/></text:p>
          </table:table-cell>
          <table:table-cell office:value-type="float" office:value="367" table:style-name="ce124">
            <text:p><text:s/>367</text:p>
          </table:table-cell>
          <table:table-cell office:value-type="float" office:value="2.8886265249901615" table:style-name="ce126">
            <text:p>2,9<text:s text:c="5"/></text:p>
          </table:table-cell>
          <table:table-cell office:value-type="float" office:value="-198" table:style-name="ce51">
            <text:p><text:s/>- 198</text:p>
          </table:table-cell>
          <table:table-cell office:value-type="float" office:value="-16.176470588235293" table:style-name="ce52">
            <text:p>-16,2<text:s text:c="3"/></text:p>
          </table:table-cell>
          <table:table-cell office:value-type="float" office:value="659" table:style-name="ce51">
            <text:p>+ 659</text:p>
          </table:table-cell>
          <table:table-cell office:value-type="float" office:value="179.56403269754767" table:style-name="ce52">
            <text:p>+179,6<text:s text:c="3"/></text:p>
          </table:table-cell>
          <table:table-cell table:number-columns-repeated="16372"/>
        </table:table-row>
        <table:table-row table:style-name="ro26">
          <table:table-cell/>
          <table:table-cell office:value-type="string" table:style-name="ce120">
            <text:p>REG.AUTÓNOMAS</text:p>
          </table:table-cell>
          <table:table-cell office:value-type="float" office:value="568" table:style-name="ce115">
            <text:p><text:s/>568</text:p>
          </table:table-cell>
          <table:table-cell office:value-type="float" office:value="2.4444826992597695" table:style-name="ce116">
            <text:p>2,4<text:s text:c="5"/></text:p>
          </table:table-cell>
          <table:table-cell office:value-type="float" office:value="501" table:style-name="ce117">
            <text:p><text:s/>501</text:p>
          </table:table-cell>
          <table:table-cell office:value-type="float" office:value="2.0804783854491093" table:style-name="ce118">
            <text:p>2,1<text:s text:c="5"/></text:p>
          </table:table-cell>
          <table:table-cell office:value-type="float" office:value="287" table:style-name="ce117">
            <text:p><text:s/>287</text:p>
          </table:table-cell>
          <table:table-cell office:value-type="float" office:value="2.2589531680440773" table:style-name="ce119">
            <text:p>2,3<text:s text:c="5"/></text:p>
          </table:table-cell>
          <table:table-cell office:value-type="float" office:value="67" table:style-name="ce42">
            <text:p>+ 67</text:p>
          </table:table-cell>
          <table:table-cell office:value-type="float" office:value="13.373253493013973" table:style-name="ce43">
            <text:p>+13,4<text:s text:c="3"/></text:p>
          </table:table-cell>
          <table:table-cell office:value-type="float" office:value="281" table:style-name="ce42">
            <text:p>+ 281</text:p>
          </table:table-cell>
          <table:table-cell office:value-type="float" office:value="97.909407665505228" table:style-name="ce43">
            <text:p>+97,9<text:s text:c="3"/></text:p>
          </table:table-cell>
          <table:table-cell table:number-columns-repeated="16372"/>
        </table:table-row>
        <table:table-row table:style-name="ro17">
          <table:table-cell/>
          <table:table-cell office:value-type="string" table:style-name="ce121">
            <text:p>Açores</text:p>
          </table:table-cell>
          <table:table-cell office:value-type="float" office:value="30" table:style-name="ce122">
            <text:p><text:s/>30</text:p>
          </table:table-cell>
          <table:table-cell office:value-type="float" office:value="0.12911000172146669" table:style-name="ce123">
            <text:p>0,1<text:s text:c="5"/></text:p>
          </table:table-cell>
          <table:table-cell office:value-type="float" office:value="55" table:style-name="ce124">
            <text:p><text:s/>55</text:p>
          </table:table-cell>
          <table:table-cell office:value-type="float" office:value="0.22839583073792619" table:style-name="ce125">
            <text:p>0,2<text:s text:c="5"/></text:p>
          </table:table-cell>
          <table:table-cell office:value-type="float" office:value="21" table:style-name="ce124">
            <text:p><text:s/>21</text:p>
          </table:table-cell>
          <table:table-cell office:value-type="float" office:value="0.16528925619834711" table:style-name="ce126">
            <text:p>0,2<text:s text:c="5"/></text:p>
          </table:table-cell>
          <table:table-cell office:value-type="float" office:value="-25" table:style-name="ce51">
            <text:p><text:s/>- 25</text:p>
          </table:table-cell>
          <table:table-cell office:value-type="float" office:value="-45.454545454545453" table:style-name="ce52">
            <text:p>-45,5<text:s text:c="3"/></text:p>
          </table:table-cell>
          <table:table-cell office:value-type="float" office:value="9" table:style-name="ce51">
            <text:p>+ 9</text:p>
          </table:table-cell>
          <table:table-cell office:value-type="float" office:value="42.857142857142854" table:style-name="ce52">
            <text:p>+42,9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21">
            <text:p>Madeira</text:p>
          </table:table-cell>
          <table:table-cell office:value-type="float" office:value="538" table:style-name="ce122">
            <text:p><text:s/>538</text:p>
          </table:table-cell>
          <table:table-cell office:value-type="float" office:value="2.3153726975383027" table:style-name="ce123">
            <text:p>2,3<text:s text:c="5"/></text:p>
          </table:table-cell>
          <table:table-cell office:value-type="float" office:value="446" table:style-name="ce124">
            <text:p><text:s/>446</text:p>
          </table:table-cell>
          <table:table-cell office:value-type="float" office:value="1.852082554711183" table:style-name="ce125">
            <text:p>1,9<text:s text:c="5"/></text:p>
          </table:table-cell>
          <table:table-cell office:value-type="float" office:value="266" table:style-name="ce124">
            <text:p><text:s/>266</text:p>
          </table:table-cell>
          <table:table-cell office:value-type="float" office:value="2.0936639118457299" table:style-name="ce126">
            <text:p>2,1<text:s text:c="5"/></text:p>
          </table:table-cell>
          <table:table-cell office:value-type="float" office:value="92" table:style-name="ce51">
            <text:p>+ 92</text:p>
          </table:table-cell>
          <table:table-cell office:value-type="float" office:value="20.627802690582961" table:style-name="ce52">
            <text:p>+20,6<text:s text:c="3"/></text:p>
          </table:table-cell>
          <table:table-cell office:value-type="float" office:value="272" table:style-name="ce51">
            <text:p>+ 272</text:p>
          </table:table-cell>
          <table:table-cell office:value-type="float" office:value="102.25563909774435" table:style-name="ce52">
            <text:p>+102,3<text:s text:c="3"/></text:p>
          </table:table-cell>
          <table:table-cell table:number-columns-repeated="16372"/>
        </table:table-row>
        <table:table-row table:style-name="ro19">
          <table:table-cell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2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/>
        </table:table-row>
        <table:table-row table:style-name="ro11">
          <table:table-cell/>
          <table:table-cell office:value-type="string" table:style-name="ce80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5"/>
          <table:table-cell table:number-columns-repeated="16372"/>
        </table:table-row>
        <table:table-row table:style-name="ro2">
          <table:table-cell/>
          <table:table-cell office:value-type="string" table:style-name="ce7">
            <text:p><text:s/>Quadro 7 - DESEMPREGADOS <text:s/>INSCRITOS, <text:s text:c="2"/>POR <text:s/>REGIÕES<text:s text:c="3"/></text:p>
          </table:table-cell>
          <table:table-cell table:number-columns-repeated="10" table:style-name="ce4"/>
          <table:table-cell table:number-columns-repeated="16372"/>
        </table:table-row>
        <table:table-row table:style-name="ro2">
          <table:table-cell/>
          <table:table-cell office:value-type="string" table:style-name="ce9">
            <text:p>Movimento ao longo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16372" table:style-name="ce1"/>
        </table:table-row>
        <table:table-row table:style-name="ro1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16372" table:style-name="ce1"/>
        </table:table-row>
        <table:table-row table:style-name="ro1">
          <table:table-cell/>
          <table:table-cell table:style-name="ce12"/>
          <table:table-cell table:style-name="ce94"/>
          <table:table-cell table:style-name="ce95"/>
          <table:table-cell table:style-name="ce96"/>
          <table:table-cell table:style-name="ce97"/>
          <table:table-cell table:style-name="ce96"/>
          <table:table-cell table:style-name="ce97"/>
          <table:table-cell office:value-type="string" table:number-columns-spanned="4" table:number-rows-spanned="1" table:style-name="ce168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">
          <table:table-cell/>
          <table:table-cell table:style-name="ce18"/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169">
            <text:p>Mês <text:s/>anterior</text:p>
          </table:table-cell>
          <table:covered-table-cell/>
          <table:table-cell office:value-type="string" table:number-columns-spanned="2" table:number-rows-spanned="1" table:style-name="ce170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7">
          <table:table-cell/>
          <table:table-cell table:style-name="ce23"/>
          <table:table-cell table:style-name="ce100"/>
          <table:table-cell table:style-name="ce101"/>
          <table:table-cell table:style-name="ce102"/>
          <table:table-cell table:style-name="ce103"/>
          <table:table-cell table:style-name="ce102"/>
          <table:table-cell table:style-name="ce103"/>
          <table:table-cell office:value-type="string" table:style-name="ce105">
            <text:p>Var. Abs.</text:p>
          </table:table-cell>
          <table:table-cell office:value-type="string" table:style-name="ce106">
            <text:p>Var. %</text:p>
          </table:table-cell>
          <table:table-cell office:value-type="string" table:style-name="ce105">
            <text:p>Var. Abs.</text:p>
          </table:table-cell>
          <table:table-cell office:value-type="string" table:style-name="ce107">
            <text:p>Var. %</text:p>
          </table:table-cell>
          <table:table-cell table:number-columns-repeated="16372" table:style-name="ce1"/>
        </table:table-row>
        <table:table-row table:style-name="ro21">
          <table:table-cell/>
          <table:table-cell table:style-name="ce5"/>
          <table:table-cell table:style-name="ce108"/>
          <table:table-cell table:style-name="ce109"/>
          <table:table-cell table:style-name="ce110"/>
          <table:table-cell table:style-name="ce111"/>
          <table:table-cell table:style-name="ce110"/>
          <table:table-cell table:style-name="ce111"/>
          <table:table-cell table:style-name="ce112"/>
          <table:table-cell table:number-columns-repeated="3" table:style-name="ce113"/>
          <table:table-cell table:style-name="ce31"/>
          <table:table-cell table:number-columns-repeated="16371"/>
        </table:table-row>
        <table:table-row table:style-name="ro3">
          <table:table-cell/>
          <table:table-cell office:value-type="string" table:style-name="ce114">
            <text:p>PORTUGAL</text:p>
          </table:table-cell>
          <table:table-cell office:value-type="float" office:value="37604" table:style-name="ce115">
            <text:p>37 604</text:p>
          </table:table-cell>
          <table:table-cell office:value-type="float" office:value="100" table:style-name="ce116">
            <text:p>100,0<text:s text:c="5"/></text:p>
          </table:table-cell>
          <table:table-cell office:value-type="float" office:value="31617" table:style-name="ce117">
            <text:p>31 617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46800" table:style-name="ce117">
            <text:p>46 800</text:p>
          </table:table-cell>
          <table:table-cell office:value-type="float" office:value="100" table:style-name="ce119">
            <text:p>100,0<text:s text:c="5"/></text:p>
          </table:table-cell>
          <table:table-cell office:value-type="float" office:value="5987" table:style-name="ce42">
            <text:p>+5 987</text:p>
          </table:table-cell>
          <table:table-cell office:value-type="float" office:value="18.936015434734479" table:style-name="ce43">
            <text:p>+18,9<text:s text:c="3"/></text:p>
          </table:table-cell>
          <table:table-cell office:value-type="float" office:value="-9196" table:style-name="ce42">
            <text:p><text:s/>-9 196</text:p>
          </table:table-cell>
          <table:table-cell office:value-type="float" office:value="-19.649572649572651" table:style-name="ce43">
            <text:p>-19,6<text:s text:c="3"/></text:p>
          </table:table-cell>
          <table:table-cell table:number-columns-repeated="16372" table:style-name="ce1"/>
        </table:table-row>
        <table:table-row table:style-name="ro25">
          <table:table-cell/>
          <table:table-cell office:value-type="string" table:style-name="ce120">
            <text:p>CONTINENTE</text:p>
          </table:table-cell>
          <table:table-cell office:value-type="float" office:value="35478" table:style-name="ce115">
            <text:p>35 478</text:p>
          </table:table-cell>
          <table:table-cell office:value-type="float" office:value="94.346346133390071" table:style-name="ce116">
            <text:p>94,3<text:s text:c="5"/></text:p>
          </table:table-cell>
          <table:table-cell office:value-type="float" office:value="29982" table:style-name="ce117">
            <text:p>29 982</text:p>
          </table:table-cell>
          <table:table-cell office:value-type="float" office:value="94.828731378688673" table:style-name="ce118">
            <text:p>94,8<text:s text:c="5"/></text:p>
          </table:table-cell>
          <table:table-cell office:value-type="float" office:value="44281" table:style-name="ce117">
            <text:p>44 281</text:p>
          </table:table-cell>
          <table:table-cell office:value-type="float" office:value="94.617521367521363" table:style-name="ce119">
            <text:p>94,6<text:s text:c="5"/></text:p>
          </table:table-cell>
          <table:table-cell office:value-type="float" office:value="5496" table:style-name="ce42">
            <text:p>+5 496</text:p>
          </table:table-cell>
          <table:table-cell office:value-type="float" office:value="18.330998599159496" table:style-name="ce43">
            <text:p>+18,3<text:s text:c="3"/></text:p>
          </table:table-cell>
          <table:table-cell office:value-type="float" office:value="-8803" table:style-name="ce42">
            <text:p><text:s/>-8 803</text:p>
          </table:table-cell>
          <table:table-cell office:value-type="float" office:value="-19.879858178451254" table:style-name="ce43">
            <text:p>-19,9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1">
            <text:p>Norte</text:p>
          </table:table-cell>
          <table:table-cell office:value-type="float" office:value="13254" table:style-name="ce122">
            <text:p>13 254</text:p>
          </table:table-cell>
          <table:table-cell office:value-type="float" office:value="35.246250398893736" table:style-name="ce123">
            <text:p>35,2<text:s text:c="5"/></text:p>
          </table:table-cell>
          <table:table-cell office:value-type="float" office:value="10848" table:style-name="ce124">
            <text:p>10 848</text:p>
          </table:table-cell>
          <table:table-cell office:value-type="float" office:value="34.310655659929786" table:style-name="ce125">
            <text:p>34,3<text:s text:c="5"/></text:p>
          </table:table-cell>
          <table:table-cell office:value-type="float" office:value="16010" table:style-name="ce124">
            <text:p>16 010</text:p>
          </table:table-cell>
          <table:table-cell office:value-type="float" office:value="34.20940170940171" table:style-name="ce126">
            <text:p>34,2<text:s text:c="5"/></text:p>
          </table:table-cell>
          <table:table-cell office:value-type="float" office:value="2406" table:style-name="ce51">
            <text:p>+2 406</text:p>
          </table:table-cell>
          <table:table-cell office:value-type="float" office:value="22.179203539823007" table:style-name="ce52">
            <text:p>+22,2<text:s text:c="3"/></text:p>
          </table:table-cell>
          <table:table-cell office:value-type="float" office:value="-2756" table:style-name="ce51">
            <text:p><text:s/>-2 756</text:p>
          </table:table-cell>
          <table:table-cell office:value-type="float" office:value="-17.214241099312929" table:style-name="ce52">
            <text:p>-17,2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1">
            <text:p>Centro</text:p>
          </table:table-cell>
          <table:table-cell office:value-type="float" office:value="5440" table:style-name="ce122">
            <text:p>5 440</text:p>
          </table:table-cell>
          <table:table-cell office:value-type="float" office:value="14.466546112115733" table:style-name="ce123">
            <text:p>14,5<text:s text:c="5"/></text:p>
          </table:table-cell>
          <table:table-cell office:value-type="float" office:value="4901" table:style-name="ce124">
            <text:p>4 901</text:p>
          </table:table-cell>
          <table:table-cell office:value-type="float" office:value="15.501154442230447" table:style-name="ce125">
            <text:p>15,5<text:s text:c="5"/></text:p>
          </table:table-cell>
          <table:table-cell office:value-type="float" office:value="6605" table:style-name="ce124">
            <text:p>6 605</text:p>
          </table:table-cell>
          <table:table-cell office:value-type="float" office:value="14.113247863247864" table:style-name="ce126">
            <text:p>14,1<text:s text:c="5"/></text:p>
          </table:table-cell>
          <table:table-cell office:value-type="float" office:value="539" table:style-name="ce51">
            <text:p>+ 539</text:p>
          </table:table-cell>
          <table:table-cell office:value-type="float" office:value="10.997755560089779" table:style-name="ce52">
            <text:p>+11,0<text:s text:c="3"/></text:p>
          </table:table-cell>
          <table:table-cell office:value-type="float" office:value="-1165" table:style-name="ce51">
            <text:p><text:s/>-1 165</text:p>
          </table:table-cell>
          <table:table-cell office:value-type="float" office:value="-17.638152914458743" table:style-name="ce52">
            <text:p>-17,6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1">
            <text:p>Lisboa V. Tejo</text:p>
          </table:table-cell>
          <table:table-cell office:value-type="float" office:value="13366" table:style-name="ce122">
            <text:p>13 366</text:p>
          </table:table-cell>
          <table:table-cell office:value-type="float" office:value="35.54409105414318" table:style-name="ce123">
            <text:p>35,5<text:s text:c="5"/></text:p>
          </table:table-cell>
          <table:table-cell office:value-type="float" office:value="11256" table:style-name="ce124">
            <text:p>11 256</text:p>
          </table:table-cell>
          <table:table-cell office:value-type="float" office:value="35.601100673688208" table:style-name="ce125">
            <text:p>35,6<text:s text:c="5"/></text:p>
          </table:table-cell>
          <table:table-cell office:value-type="float" office:value="16874" table:style-name="ce124">
            <text:p>16 874</text:p>
          </table:table-cell>
          <table:table-cell office:value-type="float" office:value="36.055555555555557" table:style-name="ce126">
            <text:p>36,1<text:s text:c="5"/></text:p>
          </table:table-cell>
          <table:table-cell office:value-type="float" office:value="2110" table:style-name="ce51">
            <text:p>+2 110</text:p>
          </table:table-cell>
          <table:table-cell office:value-type="float" office:value="18.7455579246624" table:style-name="ce52">
            <text:p>+18,7<text:s text:c="3"/></text:p>
          </table:table-cell>
          <table:table-cell office:value-type="float" office:value="-3508" table:style-name="ce51">
            <text:p><text:s/>-3 508</text:p>
          </table:table-cell>
          <table:table-cell office:value-type="float" office:value="-20.789380111414012" table:style-name="ce52">
            <text:p>-20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1">
            <text:p>Alentejo</text:p>
          </table:table-cell>
          <table:table-cell office:value-type="float" office:value="1832" table:style-name="ce122">
            <text:p>1 832</text:p>
          </table:table-cell>
          <table:table-cell office:value-type="float" office:value="4.8718221465801506" table:style-name="ce123">
            <text:p>4,9<text:s text:c="5"/></text:p>
          </table:table-cell>
          <table:table-cell office:value-type="float" office:value="1585" table:style-name="ce124">
            <text:p>1 585</text:p>
          </table:table-cell>
          <table:table-cell office:value-type="float" office:value="5.0131258500173956" table:style-name="ce125">
            <text:p>5,0<text:s text:c="5"/></text:p>
          </table:table-cell>
          <table:table-cell office:value-type="float" office:value="2523" table:style-name="ce124">
            <text:p>2 523</text:p>
          </table:table-cell>
          <table:table-cell office:value-type="float" office:value="5.3910256410256405" table:style-name="ce126">
            <text:p>5,4<text:s text:c="5"/></text:p>
          </table:table-cell>
          <table:table-cell office:value-type="float" office:value="247" table:style-name="ce51">
            <text:p>+ 247</text:p>
          </table:table-cell>
          <table:table-cell office:value-type="float" office:value="15.583596214511042" table:style-name="ce52">
            <text:p>+15,6<text:s text:c="3"/></text:p>
          </table:table-cell>
          <table:table-cell office:value-type="float" office:value="-691" table:style-name="ce51">
            <text:p><text:s/>- 691</text:p>
          </table:table-cell>
          <table:table-cell office:value-type="float" office:value="-27.388030122869601" table:style-name="ce52">
            <text:p>-27,4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1">
            <text:p>Algarve</text:p>
          </table:table-cell>
          <table:table-cell office:value-type="float" office:value="1586" table:style-name="ce122">
            <text:p>1 586</text:p>
          </table:table-cell>
          <table:table-cell office:value-type="float" office:value="4.2176364216572706" table:style-name="ce123">
            <text:p>4,2<text:s text:c="5"/></text:p>
          </table:table-cell>
          <table:table-cell office:value-type="float" office:value="1392" table:style-name="ce124">
            <text:p>1 392</text:p>
          </table:table-cell>
          <table:table-cell office:value-type="float" office:value="4.4026947528228488" table:style-name="ce125">
            <text:p>4,4<text:s text:c="5"/></text:p>
          </table:table-cell>
          <table:table-cell office:value-type="float" office:value="2269" table:style-name="ce124">
            <text:p>2 269</text:p>
          </table:table-cell>
          <table:table-cell office:value-type="float" office:value="4.8482905982905988" table:style-name="ce126">
            <text:p>4,8<text:s text:c="5"/></text:p>
          </table:table-cell>
          <table:table-cell office:value-type="float" office:value="194" table:style-name="ce51">
            <text:p>+ 194</text:p>
          </table:table-cell>
          <table:table-cell office:value-type="float" office:value="13.936781609195403" table:style-name="ce52">
            <text:p>+13,9<text:s text:c="3"/></text:p>
          </table:table-cell>
          <table:table-cell office:value-type="float" office:value="-683" table:style-name="ce51">
            <text:p><text:s/>- 683</text:p>
          </table:table-cell>
          <table:table-cell office:value-type="float" office:value="-30.10136624063464" table:style-name="ce52">
            <text:p>-30,1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20">
            <text:p>REG.AUTÓNOMAS</text:p>
          </table:table-cell>
          <table:table-cell office:value-type="float" office:value="2126" table:style-name="ce115">
            <text:p>2 126</text:p>
          </table:table-cell>
          <table:table-cell office:value-type="float" office:value="5.6536538666099352" table:style-name="ce116">
            <text:p>5,7<text:s text:c="5"/></text:p>
          </table:table-cell>
          <table:table-cell office:value-type="float" office:value="1635" table:style-name="ce117">
            <text:p>1 635</text:p>
          </table:table-cell>
          <table:table-cell office:value-type="float" office:value="5.1712686213113201" table:style-name="ce118">
            <text:p>5,2<text:s text:c="5"/></text:p>
          </table:table-cell>
          <table:table-cell office:value-type="float" office:value="2519" table:style-name="ce117">
            <text:p>2 519</text:p>
          </table:table-cell>
          <table:table-cell office:value-type="float" office:value="5.382478632478632" table:style-name="ce119">
            <text:p>5,4<text:s text:c="5"/></text:p>
          </table:table-cell>
          <table:table-cell office:value-type="float" office:value="491" table:style-name="ce42">
            <text:p>+ 491</text:p>
          </table:table-cell>
          <table:table-cell office:value-type="float" office:value="30.030581039755351" table:style-name="ce43">
            <text:p>+30,0<text:s text:c="3"/></text:p>
          </table:table-cell>
          <table:table-cell office:value-type="float" office:value="-393" table:style-name="ce42">
            <text:p><text:s/>- 393</text:p>
          </table:table-cell>
          <table:table-cell office:value-type="float" office:value="-15.601429138547044" table:style-name="ce43">
            <text:p>-15,6<text:s text:c="3"/></text:p>
          </table:table-cell>
          <table:table-cell table:number-columns-repeated="16372" table:style-name="ce1"/>
        </table:table-row>
        <table:table-row table:style-name="ro17">
          <table:table-cell/>
          <table:table-cell office:value-type="string" table:style-name="ce121">
            <text:p>Açores</text:p>
          </table:table-cell>
          <table:table-cell office:value-type="float" office:value="1177" table:style-name="ce122">
            <text:p>1 177</text:p>
          </table:table-cell>
          <table:table-cell office:value-type="float" office:value="3.1299861716838637" table:style-name="ce123">
            <text:p>3,1<text:s text:c="5"/></text:p>
          </table:table-cell>
          <table:table-cell office:value-type="float" office:value="810" table:style-name="ce124">
            <text:p><text:s/>810</text:p>
          </table:table-cell>
          <table:table-cell office:value-type="float" office:value="2.5619128949615715" table:style-name="ce125">
            <text:p>2,6<text:s text:c="5"/></text:p>
          </table:table-cell>
          <table:table-cell office:value-type="float" office:value="1043" table:style-name="ce124">
            <text:p>1 043</text:p>
          </table:table-cell>
          <table:table-cell office:value-type="float" office:value="2.2286324786324787" table:style-name="ce126">
            <text:p>2,2<text:s text:c="5"/></text:p>
          </table:table-cell>
          <table:table-cell office:value-type="float" office:value="367" table:style-name="ce51">
            <text:p>+ 367</text:p>
          </table:table-cell>
          <table:table-cell office:value-type="float" office:value="45.308641975308646" table:style-name="ce52">
            <text:p>+45,3<text:s text:c="3"/></text:p>
          </table:table-cell>
          <table:table-cell office:value-type="float" office:value="134" table:style-name="ce51">
            <text:p>+ 134</text:p>
          </table:table-cell>
          <table:table-cell office:value-type="float" office:value="12.847555129434324" table:style-name="ce52">
            <text:p>+12,8<text:s text:c="3"/>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121">
            <text:p>Madeira</text:p>
          </table:table-cell>
          <table:table-cell office:value-type="float" office:value="949" table:style-name="ce122">
            <text:p><text:s/>949</text:p>
          </table:table-cell>
          <table:table-cell office:value-type="float" office:value="2.5236676949260719" table:style-name="ce123">
            <text:p>2,5<text:s text:c="5"/></text:p>
          </table:table-cell>
          <table:table-cell office:value-type="float" office:value="825" table:style-name="ce124">
            <text:p><text:s/>825</text:p>
          </table:table-cell>
          <table:table-cell office:value-type="float" office:value="2.6093557263497482" table:style-name="ce125">
            <text:p>2,6<text:s text:c="5"/></text:p>
          </table:table-cell>
          <table:table-cell office:value-type="float" office:value="1476" table:style-name="ce124">
            <text:p>1 476</text:p>
          </table:table-cell>
          <table:table-cell office:value-type="float" office:value="3.1538461538461537" table:style-name="ce126">
            <text:p>3,2<text:s text:c="5"/></text:p>
          </table:table-cell>
          <table:table-cell office:value-type="float" office:value="124" table:style-name="ce51">
            <text:p>+ 124</text:p>
          </table:table-cell>
          <table:table-cell office:value-type="float" office:value="15.030303030303029" table:style-name="ce52">
            <text:p>+15,0<text:s text:c="3"/></text:p>
          </table:table-cell>
          <table:table-cell office:value-type="float" office:value="-527" table:style-name="ce51">
            <text:p><text:s/>- 527</text:p>
          </table:table-cell>
          <table:table-cell office:value-type="float" office:value="-35.704607046070464" table:style-name="ce52">
            <text:p>-35,7<text:s text:c="3"/></text:p>
          </table:table-cell>
          <table:table-cell table:number-columns-repeated="16372" table:style-name="ce1"/>
        </table:table-row>
        <table:table-row table:style-name="ro20">
          <table:table-cell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2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 table:style-name="ce1"/>
        </table:table-row>
        <table:table-row table:style-name="ro23">
          <table:table-cell/>
          <table:table-cell office:value-type="string" table:style-name="ce80">
            <text:p><text:s text:c="4"/>(1) - Mês homólogo do ano anterior</text:p>
          </table:table-cell>
          <table:table-cell table:number-columns-repeated="2" table:style-name="ce6"/>
          <table:table-cell table:number-columns-repeated="4" table:style-name="ce80"/>
          <table:table-cell table:style-name="ce6"/>
          <table:table-cell table:style-name="ce81"/>
          <table:table-cell table:number-columns-repeated="2" table:style-name="ce6"/>
          <table:table-cell table:number-columns-repeated="16372" table:style-name="ce1"/>
        </table:table-row>
        <table:table-row table:number-rows-repeated="3"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2" table:style-name="ro11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12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14">
          <table:table-cell/>
          <table:table-cell table:number-columns-repeated="11" table:style-name="ce1"/>
          <table:table-cell table:number-columns-repeated="6" table:style-name="ce6"/>
          <table:table-cell table:number-columns-repeated="16366"/>
        </table:table-row>
        <table:table-row table:style-name="ro3">
          <table:table-cell/>
          <table:table-cell table:number-columns-repeated="11" table:style-name="ce1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style-name="ce80"/>
          <table:table-cell table:style-name="ce186"/>
          <table:table-cell table:style-name="ce187"/>
          <table:table-cell table:number-columns-repeated="4"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number-columns-repeated="11" table:style-name="ce1"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31"/>
          <table:table-cell table:number-columns-repeated="16366"/>
        </table:table-row>
        <table:table-row table:style-name="ro10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31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44"/>
          <table:table-cell table:style-name="ce6"/>
          <table:table-cell table:number-columns-repeated="4" table:style-name="ce45"/>
          <table:table-cell table:number-columns-repeated="16366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8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2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number-rows-repeated="5"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8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2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8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number-columns-repeated="16365"/>
        </table:table-row>
        <table:table-row table:number-rows-repeated="2" table:style-name="ro23">
          <table:table-cell/>
          <table:table-cell table:number-columns-repeated="3" table:style-name="ce1"/>
          <table:table-cell table:number-columns-repeated="2" table:style-name="ce2"/>
          <table:table-cell table:number-columns-repeated="7" table:style-name="ce1"/>
          <table:table-cell table:style-name="ce188"/>
          <table:table-cell table:style-name="ce189"/>
          <table:table-cell table:style-name="ce190"/>
          <table:table-cell table:style-name="ce192"/>
          <table:table-cell table:style-name="ce193"/>
          <table:table-cell table:style-name="ce191"/>
          <table:table-cell table:number-columns-repeated="16365"/>
        </table:table-row>
        <table:table-row table:style-name="ro8">
          <table:table-cell/>
          <table:table-cell table:number-columns-repeated="3" table:style-name="ce3"/>
          <table:table-cell table:number-columns-repeated="2" table:style-name="ce166"/>
          <table:table-cell table:number-columns-repeated="6" table:style-name="ce3"/>
          <table:table-cell table:style-name="ce1"/>
          <table:table-cell table:style-name="ce6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3" table:style-name="ce194"/>
          <table:table-cell table:number-columns-repeated="16369" table:style-name="ce1"/>
        </table:table-row>
        <table:table-row table:style-name="ro1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3" table:style-name="ce194"/>
          <table:table-cell table:number-columns-repeated="16369" table:style-name="ce1"/>
        </table:table-row>
        <table:table-row table:number-rows-repeated="1048496" table:style-name="ro1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q1.$A$1"/>
        </table:named-expressions>
      </table:table>
      <table:table table:name="q8-9" table:style-name="ta5">
        <table:table-column table:style-name="co1" table:default-cell-style-name="ce1" table:visibility="collapse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3" table:default-cell-style-name="ce2"/>
        <table:table-column table:style-name="co16" table:default-cell-style-name="ce2"/>
        <table:table-column table:style-name="co18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6" table:default-cell-style-name="ce1"/>
        <table:table-column table:style-name="co16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974in" svg:y="0.23004in" svg:width="2.13664in" svg:height="0.51297in">
                <draw:text-box>
                  <text:p text:style-name="a70" text:class-names="" text:cond-style-name=""><text:span text:style-name="a68" text:class-names="">JULHO 2021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2" draw:style-name="a66" draw:name="Text Box 122" svg:x="0in" svg:y="0in" svg:width="0.97917in" svg:height="0.31414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1">
          <table:table-cell/>
          <table:table-cell table:number-columns-repeated="11" table:style-name="ce5"/>
          <table:table-cell table:number-columns-repeated="6" table:style-name="ce6"/>
          <table:table-cell table:number-columns-repeated="16366"/>
        </table:table-row>
        <table:table-row table:style-name="ro2">
          <table:table-cell/>
          <table:table-cell office:value-type="string" table:style-name="ce7">
            <text:p><text:s/>Quadro 8 - OFERTAS DE EMPREGO RECEBIDAS, <text:s text:c="2"/>POR <text:s/>REGIÕES<text:s text:c="3"/></text:p>
          </table:table-cell>
          <table:table-cell table:number-columns-repeated="10" table:style-name="ce7"/>
          <table:table-cell table:number-columns-repeated="6" table:style-name="ce6"/>
          <table:table-cell table:number-columns-repeated="16366"/>
        </table:table-row>
        <table:table-row table:style-name="ro2">
          <table:table-cell/>
          <table:table-cell office:value-type="string" table:style-name="ce9">
            <text:p>Movimento ao longo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6" table:style-name="ce6"/>
          <table:table-cell table:number-columns-repeated="16366"/>
        </table:table-row>
        <table:table-row table:style-name="ro10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style-name="ce12"/>
          <table:table-cell table:style-name="ce94"/>
          <table:table-cell table:style-name="ce95"/>
          <table:table-cell table:style-name="ce96"/>
          <table:table-cell table:style-name="ce97"/>
          <table:table-cell table:style-name="ce96"/>
          <table:table-cell table:style-name="ce97"/>
          <table:table-cell office:value-type="string" table:number-columns-spanned="4" table:number-rows-spanned="1" table:style-name="ce168">
            <text:p>Variação</text:p>
          </table:table-cell>
          <table:covered-table-cell table:number-columns-repeated="3"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style-name="ce18"/>
          <table:table-cell office:value-type="string" table:style-name="ce86">
            <text:p>JULHO 2021</text:p>
          </table:table-cell>
          <table:table-cell office:value-type="string" table:style-name="ce98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99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99">
            <text:p>%</text:p>
          </table:table-cell>
          <table:table-cell office:value-type="string" table:number-columns-spanned="2" table:number-rows-spanned="1" table:style-name="ce169">
            <text:p>Mês <text:s/>anterior</text:p>
          </table:table-cell>
          <table:covered-table-cell/>
          <table:table-cell office:value-type="string" table:number-columns-spanned="2" table:number-rows-spanned="1" table:style-name="ce170">
            <text:p>Mês <text:s/>homólogo<text:span text:style-name="T2">(1)<text:s/></text:span></text:p>
          </table:table-cell>
          <table:covered-table-cell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100"/>
          <table:table-cell table:style-name="ce101"/>
          <table:table-cell table:style-name="ce102"/>
          <table:table-cell table:style-name="ce103"/>
          <table:table-cell table:style-name="ce102"/>
          <table:table-cell table:style-name="ce104"/>
          <table:table-cell office:value-type="string" table:style-name="ce105">
            <text:p>Var. Abs.</text:p>
          </table:table-cell>
          <table:table-cell office:value-type="string" table:style-name="ce106">
            <text:p>Var. %</text:p>
          </table:table-cell>
          <table:table-cell office:value-type="string" table:style-name="ce105">
            <text:p>Var. Abs.</text:p>
          </table:table-cell>
          <table:table-cell office:value-type="string" table:style-name="ce107">
            <text:p>Var. %</text:p>
          </table:table-cell>
          <table:table-cell table:number-columns-repeated="6" table:style-name="ce31"/>
          <table:table-cell table:number-columns-repeated="16366"/>
        </table:table-row>
        <table:table-row table:style-name="ro10">
          <table:table-cell/>
          <table:table-cell table:style-name="ce5"/>
          <table:table-cell table:style-name="ce108"/>
          <table:table-cell table:style-name="ce109"/>
          <table:table-cell table:style-name="ce110"/>
          <table:table-cell table:style-name="ce111"/>
          <table:table-cell table:style-name="ce110"/>
          <table:table-cell table:style-name="ce111"/>
          <table:table-cell table:style-name="ce112"/>
          <table:table-cell table:number-columns-repeated="3" table:style-name="ce113"/>
          <table:table-cell table:style-name="ce31"/>
          <table:table-cell table:number-columns-repeated="16371" table:style-name="ce1"/>
        </table:table-row>
        <table:table-row table:style-name="ro5">
          <table:table-cell/>
          <table:table-cell office:value-type="string" table:style-name="ce114">
            <text:p>PORTUGAL</text:p>
          </table:table-cell>
          <table:table-cell office:value-type="float" office:value="11750" table:style-name="ce115">
            <text:p>11 750</text:p>
          </table:table-cell>
          <table:table-cell office:value-type="float" office:value="100" table:style-name="ce116">
            <text:p>100,0<text:s text:c="5"/></text:p>
          </table:table-cell>
          <table:table-cell office:value-type="float" office:value="16186" table:style-name="ce117">
            <text:p>16 186</text:p>
          </table:table-cell>
          <table:table-cell office:value-type="float" office:value="100" table:style-name="ce119">
            <text:p>100,0<text:s text:c="5"/></text:p>
          </table:table-cell>
          <table:table-cell office:value-type="float" office:value="9417" table:style-name="ce117">
            <text:p>9 417</text:p>
          </table:table-cell>
          <table:table-cell office:value-type="float" office:value="100" table:style-name="ce119">
            <text:p>100,0<text:s text:c="5"/></text:p>
          </table:table-cell>
          <table:table-cell office:value-type="float" office:value="-4436" table:style-name="ce42">
            <text:p><text:s/>-4 436</text:p>
          </table:table-cell>
          <table:table-cell office:value-type="float" office:value="-27.40640059310515" table:style-name="ce43">
            <text:p>-27,4<text:s text:c="3"/></text:p>
          </table:table-cell>
          <table:table-cell office:value-type="float" office:value="2333" table:style-name="ce42">
            <text:p>+2 333</text:p>
          </table:table-cell>
          <table:table-cell office:value-type="float" office:value="24.774344270999258" table:style-name="ce43">
            <text:p>+24,8<text:s text:c="3"/></text:p>
          </table:table-cell>
          <table:table-cell table:style-name="ce44"/>
          <table:table-cell table:style-name="ce6"/>
          <table:table-cell table:number-columns-repeated="2" table:style-name="ce195"/>
          <table:table-cell table:number-columns-repeated="2" table:style-name="ce45"/>
          <table:table-cell table:number-columns-repeated="16366"/>
        </table:table-row>
        <table:table-row table:style-name="ro26">
          <table:table-cell/>
          <table:table-cell office:value-type="string" table:style-name="ce120">
            <text:p>CONTINENTE</text:p>
          </table:table-cell>
          <table:table-cell office:value-type="float" office:value="11213" table:style-name="ce115">
            <text:p>11 213</text:p>
          </table:table-cell>
          <table:table-cell office:value-type="float" office:value="95.42978723404255" table:style-name="ce116">
            <text:p>95,4<text:s text:c="5"/></text:p>
          </table:table-cell>
          <table:table-cell office:value-type="float" office:value="15628" table:style-name="ce117">
            <text:p>15 628</text:p>
          </table:table-cell>
          <table:table-cell office:value-type="float" office:value="96.552576300506615" table:style-name="ce118">
            <text:p>96,6<text:s text:c="5"/></text:p>
          </table:table-cell>
          <table:table-cell office:value-type="float" office:value="9060" table:style-name="ce117">
            <text:p>9 060</text:p>
          </table:table-cell>
          <table:table-cell office:value-type="float" office:value="96.208983752787518" table:style-name="ce119">
            <text:p>96,2<text:s text:c="5"/></text:p>
          </table:table-cell>
          <table:table-cell office:value-type="float" office:value="-4415" table:style-name="ce42">
            <text:p><text:s/>-4 415</text:p>
          </table:table-cell>
          <table:table-cell office:value-type="float" office:value="-28.250575889429228" table:style-name="ce43">
            <text:p>-28,3<text:s text:c="3"/></text:p>
          </table:table-cell>
          <table:table-cell office:value-type="float" office:value="2153" table:style-name="ce42">
            <text:p>+2 153</text:p>
          </table:table-cell>
          <table:table-cell office:value-type="float" office:value="23.763796909492275" table:style-name="ce43">
            <text:p>+23,8<text:s text:c="3"/></text:p>
          </table:table-cell>
          <table:table-cell table:style-name="ce62"/>
          <table:table-cell table:style-name="ce92"/>
          <table:table-cell table:number-columns-repeated="2" table:style-name="ce196"/>
          <table:table-cell table:number-columns-repeated="2" table:style-name="ce63"/>
          <table:table-cell table:number-columns-repeated="16366"/>
        </table:table-row>
        <table:table-row table:style-name="ro17">
          <table:table-cell/>
          <table:table-cell office:value-type="string" table:style-name="ce121">
            <text:p>Norte</text:p>
          </table:table-cell>
          <table:table-cell office:value-type="float" office:value="3359" table:style-name="ce122">
            <text:p>3 359</text:p>
          </table:table-cell>
          <table:table-cell office:value-type="float" office:value="28.587234042553188" table:style-name="ce123">
            <text:p>28,6<text:s text:c="5"/></text:p>
          </table:table-cell>
          <table:table-cell office:value-type="float" office:value="4638" table:style-name="ce124">
            <text:p>4 638</text:p>
          </table:table-cell>
          <table:table-cell office:value-type="float" office:value="28.654392685036452" table:style-name="ce125">
            <text:p>28,7<text:s text:c="5"/></text:p>
          </table:table-cell>
          <table:table-cell office:value-type="float" office:value="2887" table:style-name="ce124">
            <text:p>2 887</text:p>
          </table:table-cell>
          <table:table-cell office:value-type="float" office:value="30.657321864712756" table:style-name="ce126">
            <text:p>30,7<text:s text:c="5"/></text:p>
          </table:table-cell>
          <table:table-cell office:value-type="float" office:value="-1279" table:style-name="ce51">
            <text:p><text:s/>-1 279</text:p>
          </table:table-cell>
          <table:table-cell office:value-type="float" office:value="-27.576541612764121" table:style-name="ce52">
            <text:p>-27,6<text:s text:c="3"/></text:p>
          </table:table-cell>
          <table:table-cell office:value-type="float" office:value="472" table:style-name="ce51">
            <text:p>+ 472</text:p>
          </table:table-cell>
          <table:table-cell office:value-type="float" office:value="16.349151368202286" table:style-name="ce52">
            <text:p>+16,3<text:s text:c="3"/></text:p>
          </table:table-cell>
          <table:table-cell table:style-name="ce68"/>
          <table:table-cell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121">
            <text:p>Centro</text:p>
          </table:table-cell>
          <table:table-cell office:value-type="float" office:value="2874" table:style-name="ce122">
            <text:p>2 874</text:p>
          </table:table-cell>
          <table:table-cell office:value-type="float" office:value="24.459574468085108" table:style-name="ce123">
            <text:p>24,5<text:s text:c="5"/></text:p>
          </table:table-cell>
          <table:table-cell office:value-type="float" office:value="3693" table:style-name="ce124">
            <text:p>3 693</text:p>
          </table:table-cell>
          <table:table-cell office:value-type="float" office:value="22.816013839120227" table:style-name="ce125">
            <text:p>22,8<text:s text:c="5"/></text:p>
          </table:table-cell>
          <table:table-cell office:value-type="float" office:value="2452" table:style-name="ce124">
            <text:p>2 452</text:p>
          </table:table-cell>
          <table:table-cell office:value-type="float" office:value="26.038016353403421" table:style-name="ce126">
            <text:p>26,0<text:s text:c="5"/></text:p>
          </table:table-cell>
          <table:table-cell office:value-type="float" office:value="-819" table:style-name="ce51">
            <text:p><text:s/>- 819</text:p>
          </table:table-cell>
          <table:table-cell office:value-type="float" office:value="-22.177091795288383" table:style-name="ce52">
            <text:p>-22,2<text:s text:c="3"/></text:p>
          </table:table-cell>
          <table:table-cell office:value-type="float" office:value="422" table:style-name="ce51">
            <text:p>+ 422</text:p>
          </table:table-cell>
          <table:table-cell office:value-type="float" office:value="17.210440456769984" table:style-name="ce52">
            <text:p>+17,2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121">
            <text:p>Lisboa V. Tejo</text:p>
          </table:table-cell>
          <table:table-cell office:value-type="float" office:value="3410" table:style-name="ce122">
            <text:p>3 410</text:p>
          </table:table-cell>
          <table:table-cell office:value-type="float" office:value="29.021276595744684" table:style-name="ce123">
            <text:p>29,0<text:s text:c="5"/></text:p>
          </table:table-cell>
          <table:table-cell office:value-type="float" office:value="4413" table:style-name="ce124">
            <text:p>4 413</text:p>
          </table:table-cell>
          <table:table-cell office:value-type="float" office:value="27.264302483627826" table:style-name="ce125">
            <text:p>27,3<text:s text:c="5"/></text:p>
          </table:table-cell>
          <table:table-cell office:value-type="float" office:value="2352" table:style-name="ce124">
            <text:p>2 352</text:p>
          </table:table-cell>
          <table:table-cell office:value-type="float" office:value="24.976107040458746" table:style-name="ce126">
            <text:p>25,0<text:s text:c="5"/></text:p>
          </table:table-cell>
          <table:table-cell office:value-type="float" office:value="-1003" table:style-name="ce51">
            <text:p><text:s/>-1 003</text:p>
          </table:table-cell>
          <table:table-cell office:value-type="float" office:value="-22.728302741898933" table:style-name="ce52">
            <text:p>-22,7<text:s text:c="3"/></text:p>
          </table:table-cell>
          <table:table-cell office:value-type="float" office:value="1058" table:style-name="ce51">
            <text:p>+1 058</text:p>
          </table:table-cell>
          <table:table-cell office:value-type="float" office:value="44.982993197278915" table:style-name="ce52">
            <text:p>+45,0<text:s text:c="3"/></text:p>
          </table:table-cell>
          <table:table-cell table:style-name="ce68"/>
          <table:table-cell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121">
            <text:p>Alentejo</text:p>
          </table:table-cell>
          <table:table-cell office:value-type="float" office:value="1003" table:style-name="ce122">
            <text:p>1 003</text:p>
          </table:table-cell>
          <table:table-cell office:value-type="float" office:value="8.536170212765958" table:style-name="ce123">
            <text:p>8,5<text:s text:c="5"/></text:p>
          </table:table-cell>
          <table:table-cell office:value-type="float" office:value="1323" table:style-name="ce124">
            <text:p>1 323</text:p>
          </table:table-cell>
          <table:table-cell office:value-type="float" office:value="8.1737303842827131" table:style-name="ce125">
            <text:p>8,2<text:s text:c="5"/></text:p>
          </table:table-cell>
          <table:table-cell office:value-type="float" office:value="658" table:style-name="ce124">
            <text:p><text:s/>658</text:p>
          </table:table-cell>
          <table:table-cell office:value-type="float" office:value="6.9873632791759581" table:style-name="ce126">
            <text:p>7,0<text:s text:c="5"/></text:p>
          </table:table-cell>
          <table:table-cell office:value-type="float" office:value="-320" table:style-name="ce51">
            <text:p><text:s/>- 320</text:p>
          </table:table-cell>
          <table:table-cell office:value-type="float" office:value="-24.187452758881332" table:style-name="ce52">
            <text:p>-24,2<text:s text:c="3"/></text:p>
          </table:table-cell>
          <table:table-cell office:value-type="float" office:value="345" table:style-name="ce51">
            <text:p>+ 345</text:p>
          </table:table-cell>
          <table:table-cell office:value-type="float" office:value="52.431610942249243" table:style-name="ce52">
            <text:p>+52,4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121">
            <text:p>Algarve</text:p>
          </table:table-cell>
          <table:table-cell office:value-type="float" office:value="567" table:style-name="ce122">
            <text:p><text:s/>567</text:p>
          </table:table-cell>
          <table:table-cell office:value-type="float" office:value="4.8255319148936167" table:style-name="ce123">
            <text:p>4,8<text:s text:c="5"/></text:p>
          </table:table-cell>
          <table:table-cell office:value-type="float" office:value="1561" table:style-name="ce124">
            <text:p>1 561</text:p>
          </table:table-cell>
          <table:table-cell office:value-type="float" office:value="9.6441369084393926" table:style-name="ce125">
            <text:p>9,6<text:s text:c="5"/></text:p>
          </table:table-cell>
          <table:table-cell office:value-type="float" office:value="711" table:style-name="ce124">
            <text:p><text:s/>711</text:p>
          </table:table-cell>
          <table:table-cell office:value-type="float" office:value="7.5501752150366368" table:style-name="ce126">
            <text:p>7,6<text:s text:c="5"/></text:p>
          </table:table-cell>
          <table:table-cell office:value-type="float" office:value="-994" table:style-name="ce51">
            <text:p><text:s/>- 994</text:p>
          </table:table-cell>
          <table:table-cell office:value-type="float" office:value="-63.677130044843047" table:style-name="ce52">
            <text:p>-63,7<text:s text:c="3"/></text:p>
          </table:table-cell>
          <table:table-cell office:value-type="float" office:value="-144" table:style-name="ce51">
            <text:p><text:s/>- 144</text:p>
          </table:table-cell>
          <table:table-cell office:value-type="float" office:value="-20.253164556962027" table:style-name="ce52">
            <text:p>-20,3<text:s text:c="3"/></text:p>
          </table:table-cell>
          <table:table-cell table:style-name="ce68"/>
          <table:table-cell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27">
          <table:table-cell/>
          <table:table-cell office:value-type="string" table:style-name="ce120">
            <text:p>REG.AUTÓNOMAS</text:p>
          </table:table-cell>
          <table:table-cell office:value-type="float" office:value="537" table:style-name="ce115">
            <text:p><text:s/>537</text:p>
          </table:table-cell>
          <table:table-cell office:value-type="float" office:value="4.5702127659574465" table:style-name="ce116">
            <text:p>4,6<text:s text:c="5"/></text:p>
          </table:table-cell>
          <table:table-cell office:value-type="float" office:value="558" table:style-name="ce117">
            <text:p><text:s/>558</text:p>
          </table:table-cell>
          <table:table-cell office:value-type="float" office:value="3.4474236994933891" table:style-name="ce118">
            <text:p>3,4<text:s text:c="5"/></text:p>
          </table:table-cell>
          <table:table-cell office:value-type="float" office:value="357" table:style-name="ce117">
            <text:p><text:s/>357</text:p>
          </table:table-cell>
          <table:table-cell office:value-type="float" office:value="3.7910162472124878" table:style-name="ce119">
            <text:p>3,8<text:s text:c="5"/></text:p>
          </table:table-cell>
          <table:table-cell office:value-type="float" office:value="-21" table:style-name="ce42">
            <text:p><text:s/>- 21</text:p>
          </table:table-cell>
          <table:table-cell office:value-type="float" office:value="-3.763440860215054" table:style-name="ce43">
            <text:p>-3,8<text:s text:c="3"/></text:p>
          </table:table-cell>
          <table:table-cell office:value-type="float" office:value="180" table:style-name="ce42">
            <text:p>+ 180</text:p>
          </table:table-cell>
          <table:table-cell office:value-type="float" office:value="50.420168067226889" table:style-name="ce43">
            <text:p>+50,4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2"/>
          <table:table-cell table:number-columns-repeated="16366"/>
        </table:table-row>
        <table:table-row table:style-name="ro17">
          <table:table-cell/>
          <table:table-cell office:value-type="string" table:style-name="ce121">
            <text:p>Açores</text:p>
          </table:table-cell>
          <table:table-cell office:value-type="float" office:value="265" table:style-name="ce122">
            <text:p><text:s/>265</text:p>
          </table:table-cell>
          <table:table-cell office:value-type="float" office:value="2.2553191489361701" table:style-name="ce123">
            <text:p>2,3<text:s text:c="5"/></text:p>
          </table:table-cell>
          <table:table-cell office:value-type="float" office:value="321" table:style-name="ce124">
            <text:p><text:s/>321</text:p>
          </table:table-cell>
          <table:table-cell office:value-type="float" office:value="1.9831953540096381" table:style-name="ce125">
            <text:p>2,0<text:s text:c="5"/></text:p>
          </table:table-cell>
          <table:table-cell office:value-type="float" office:value="185" table:style-name="ce124">
            <text:p><text:s/>185</text:p>
          </table:table-cell>
          <table:table-cell office:value-type="float" office:value="1.9645322289476477" table:style-name="ce126">
            <text:p>2,0<text:s text:c="5"/></text:p>
          </table:table-cell>
          <table:table-cell office:value-type="float" office:value="-56" table:style-name="ce51">
            <text:p><text:s/>- 56</text:p>
          </table:table-cell>
          <table:table-cell office:value-type="float" office:value="-17.445482866043612" table:style-name="ce52">
            <text:p>-17,4<text:s text:c="3"/></text:p>
          </table:table-cell>
          <table:table-cell office:value-type="float" office:value="80" table:style-name="ce51">
            <text:p>+ 80</text:p>
          </table:table-cell>
          <table:table-cell office:value-type="float" office:value="43.243243243243242" table:style-name="ce52">
            <text:p>+43,2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2"/>
          <table:table-cell table:number-columns-repeated="16366"/>
        </table:table-row>
        <table:table-row table:style-name="ro5">
          <table:table-cell/>
          <table:table-cell office:value-type="string" table:style-name="ce121">
            <text:p>Madeira</text:p>
          </table:table-cell>
          <table:table-cell office:value-type="float" office:value="272" table:style-name="ce122">
            <text:p><text:s/>272</text:p>
          </table:table-cell>
          <table:table-cell office:value-type="float" office:value="2.3148936170212764" table:style-name="ce123">
            <text:p>2,3<text:s text:c="5"/></text:p>
          </table:table-cell>
          <table:table-cell office:value-type="float" office:value="237" table:style-name="ce124">
            <text:p><text:s/>237</text:p>
          </table:table-cell>
          <table:table-cell office:value-type="float" office:value="1.4642283454837515" table:style-name="ce125">
            <text:p>1,5<text:s text:c="5"/></text:p>
          </table:table-cell>
          <table:table-cell office:value-type="float" office:value="172" table:style-name="ce124">
            <text:p><text:s/>172</text:p>
          </table:table-cell>
          <table:table-cell office:value-type="float" office:value="1.8264840182648401" table:style-name="ce126">
            <text:p>1,8<text:s text:c="5"/></text:p>
          </table:table-cell>
          <table:table-cell office:value-type="float" office:value="35" table:style-name="ce51">
            <text:p>+ 35</text:p>
          </table:table-cell>
          <table:table-cell office:value-type="float" office:value="14.767932489451477" table:style-name="ce52">
            <text:p>+14,8<text:s text:c="3"/></text:p>
          </table:table-cell>
          <table:table-cell office:value-type="float" office:value="100" table:style-name="ce51">
            <text:p>+ 100</text:p>
          </table:table-cell>
          <table:table-cell office:value-type="float" office:value="58.139534883720934" table:style-name="ce52">
            <text:p>+58,1<text:s text:c="3"/></text:p>
          </table:table-cell>
          <table:table-cell table:style-name="ce62"/>
          <table:table-cell table:number-columns-repeated="3" table:style-name="ce1"/>
          <table:table-cell table:number-columns-repeated="2" table:style-name="ce62"/>
          <table:table-cell table:number-columns-repeated="16366"/>
        </table:table-row>
        <table:table-row table:style-name="ro8">
          <table:table-cell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2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3" table:style-name="ce62"/>
          <table:table-cell table:style-name="ce197"/>
          <table:table-cell table:number-columns-repeated="2" table:style-name="ce62"/>
          <table:table-cell table:number-columns-repeated="16366"/>
        </table:table-row>
        <table:table-row table:style-name="ro1">
          <table:table-cell/>
          <table:table-cell office:value-type="string" table:style-name="ce135">
            <text:p><text:s text:c="4"/>(1) - Mês homólogo do ano anterior</text:p>
          </table:table-cell>
          <table:table-cell table:number-columns-repeated="2" table:style-name="ce6"/>
          <table:table-cell table:number-columns-repeated="4" table:style-name="ce80"/>
          <table:table-cell table:style-name="ce6"/>
          <table:table-cell table:style-name="ce81"/>
          <table:table-cell table:number-columns-repeated="2" table:style-name="ce6"/>
          <table:table-cell table:number-columns-repeated="16372" table:style-name="ce1"/>
        </table:table-row>
        <table:table-row table:number-rows-repeated="7" table:style-name="ro1">
          <table:table-cell table:number-columns-repeated="16384"/>
        </table:table-row>
        <table:table-row table:style-name="ro2">
          <table:table-cell/>
          <table:table-cell office:value-type="string" table:style-name="ce7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7"/>
          <table:table-cell office:value-type="string" table:style-name="ce198">
            <text:p>CONTINENTE</text:p>
          </table:table-cell>
          <table:table-cell table:style-name="ce198"/>
          <table:table-cell table:number-columns-repeated="16372" table:style-name="ce1"/>
        </table:table-row>
        <table:table-row table:style-name="ro2">
          <table:table-cell/>
          <table:table-cell office:value-type="string" table:style-name="ce136">
            <text:p>Movimento ao longo do mês<text:s text:c="2"/>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6" table:style-name="ce6"/>
          <table:table-cell table:number-columns-repeated="16366"/>
        </table:table-row>
        <table:table-row table:style-name="ro10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number-columns-spanned="4" table:number-rows-spanned="1" table:style-name="ce83">
            <text:p>Variação</text:p>
          </table:table-cell>
          <table:covered-table-cell table:number-columns-repeated="3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office:value-type="string" table:style-name="ce18">
            <text:p>CPP-<text:span text:style-name="T2">2010</text:span></text:p>
          </table:table-cell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84">
            <text:p>Mês <text:s/>anterior</text:p>
          </table:table-cell>
          <table:covered-table-cell/>
          <table:table-cell office:value-type="string" table:number-columns-spanned="2" table:number-rows-spanned="1" table:style-name="ce85">
            <text:p>Mês <text:s/>homólogo<text:span text:style-name="T2">(1)<text:s/></text:span></text:p>
          </table:table-cell>
          <table:covered-table-cell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style-name="ce28">
            <text:p>Var. Abs.</text:p>
          </table:table-cell>
          <table:table-cell office:value-type="string" table:style-name="ce29">
            <text:p>Var. %</text:p>
          </table:table-cell>
          <table:table-cell office:value-type="string" table:style-name="ce28">
            <text:p>Var. Abs.</text:p>
          </table:table-cell>
          <table:table-cell office:value-type="string" table:style-name="ce30">
            <text:p>Var. %</text:p>
          </table:table-cell>
          <table:table-cell table:number-columns-repeated="6" table:style-name="ce17"/>
          <table:table-cell table:number-columns-repeated="16366"/>
        </table:table-row>
        <table:table-row table:style-name="ro19">
          <table:table-cell/>
          <table:table-cell table:style-name="ce18"/>
          <table:table-cell table:style-name="ce137"/>
          <table:table-cell table:style-name="ce138"/>
          <table:table-cell table:style-name="ce139"/>
          <table:table-cell table:style-name="ce140"/>
          <table:table-cell table:style-name="ce141"/>
          <table:table-cell table:style-name="ce142"/>
          <table:table-cell table:style-name="ce143"/>
          <table:table-cell table:style-name="ce144"/>
          <table:table-cell table:style-name="ce143"/>
          <table:table-cell table:style-name="ce144"/>
          <table:table-cell table:style-name="ce6"/>
          <table:table-cell table:number-columns-repeated="16371" table:style-name="ce1"/>
        </table:table-row>
        <table:table-row table:style-name="ro3">
          <table:table-cell/>
          <table:table-cell office:value-type="string" table:style-name="ce199">
            <text:p>Total</text:p>
          </table:table-cell>
          <table:table-cell office:value-type="float" office:value="11213" table:style-name="ce38">
            <text:p>11 213</text:p>
          </table:table-cell>
          <table:table-cell office:value-type="float" office:value="100" table:style-name="ce146">
            <text:p>100,0<text:s text:c="5"/></text:p>
          </table:table-cell>
          <table:table-cell office:value-type="float" office:value="15628" table:style-name="ce147">
            <text:p>15 628</text:p>
          </table:table-cell>
          <table:table-cell office:value-type="float" office:value="100" table:style-name="ce148">
            <text:p>100,0<text:s text:c="5"/></text:p>
          </table:table-cell>
          <table:table-cell office:value-type="float" office:value="9060" table:style-name="ce40">
            <text:p>9 060</text:p>
          </table:table-cell>
          <table:table-cell office:value-type="float" office:value="99.999999999999986" table:style-name="ce149">
            <text:p>100,0<text:s text:c="5"/></text:p>
          </table:table-cell>
          <table:table-cell office:value-type="float" office:value="-4415" table:style-name="ce42">
            <text:p><text:s/>-4 415</text:p>
          </table:table-cell>
          <table:table-cell office:value-type="float" office:value="-28.250575889429228" table:style-name="ce43">
            <text:p>-28,3<text:s text:c="3"/></text:p>
          </table:table-cell>
          <table:table-cell office:value-type="float" office:value="2153" table:style-name="ce42">
            <text:p>+2 153</text:p>
          </table:table-cell>
          <table:table-cell office:value-type="float" office:value="23.763796909492275" table:style-name="ce43">
            <text:p>+23,8<text:s text:c="3"/></text:p>
          </table:table-cell>
          <table:table-cell table:number-columns-repeated="6" table:style-name="ce31"/>
          <table:table-cell table:number-columns-repeated="16366"/>
        </table:table-row>
        <table:table-row table:style-name="ro5">
          <table:table-cell/>
          <table:table-cell office:value-type="string" table:style-name="ce200">
            <text:p>1- Repres. do poder legislativo e de órgãos exec., dirigentes, dire. e gestores execu.</text:p>
          </table:table-cell>
          <table:table-cell office:value-type="float" office:value="43" table:style-name="ce47">
            <text:p><text:s/>43</text:p>
          </table:table-cell>
          <table:table-cell office:value-type="float" office:value="0.38348345670204231" table:style-name="ce152">
            <text:p>0,4<text:s text:c="5"/></text:p>
          </table:table-cell>
          <table:table-cell office:value-type="float" office:value="108" table:style-name="ce153">
            <text:p><text:s/>108</text:p>
          </table:table-cell>
          <table:table-cell office:value-type="float" office:value="0.69106731507550556" table:style-name="ce154">
            <text:p>0,7<text:s text:c="5"/></text:p>
          </table:table-cell>
          <table:table-cell office:value-type="float" office:value="20" table:style-name="ce49">
            <text:p><text:s/>20</text:p>
          </table:table-cell>
          <table:table-cell office:value-type="float" office:value="0.22075055187637968" table:style-name="ce155">
            <text:p>0,2<text:s text:c="5"/></text:p>
          </table:table-cell>
          <table:table-cell office:value-type="float" office:value="-65" table:style-name="ce51">
            <text:p><text:s/>- 65</text:p>
          </table:table-cell>
          <table:table-cell office:value-type="float" office:value="-60.185185185185183" table:style-name="ce52">
            <text:p>-60,2<text:s text:c="3"/></text:p>
          </table:table-cell>
          <table:table-cell office:value-type="float" office:value="23" table:style-name="ce51">
            <text:p>+ 23</text:p>
          </table:table-cell>
          <table:table-cell office:value-type="float" office:value="114.99999999999999" table:style-name="ce52">
            <text:p>+115,0<text:s text:c="3"/></text:p>
          </table:table-cell>
          <table:table-cell table:style-name="ce44"/>
          <table:table-cell table:style-name="ce6"/>
          <table:table-cell table:number-columns-repeated="2" table:style-name="ce195"/>
          <table:table-cell table:number-columns-repeated="2" table:style-name="ce45"/>
          <table:table-cell table:number-columns-repeated="16366"/>
        </table:table-row>
        <table:table-row table:style-name="ro5">
          <table:table-cell/>
          <table:table-cell office:value-type="string" table:style-name="ce200">
            <text:p>2- Especialistas das atividades intelectuais e científicas</text:p>
          </table:table-cell>
          <table:table-cell office:value-type="float" office:value="611" table:style-name="ce47">
            <text:p><text:s/>611</text:p>
          </table:table-cell>
          <table:table-cell office:value-type="float" office:value="5.4490323731383219" table:style-name="ce152">
            <text:p>5,4<text:s text:c="5"/></text:p>
          </table:table-cell>
          <table:table-cell office:value-type="float" office:value="974" table:style-name="ce153">
            <text:p><text:s/>974</text:p>
          </table:table-cell>
          <table:table-cell office:value-type="float" office:value="6.232403378551318" table:style-name="ce154">
            <text:p>6,2<text:s text:c="5"/></text:p>
          </table:table-cell>
          <table:table-cell office:value-type="float" office:value="590" table:style-name="ce49">
            <text:p><text:s/>590</text:p>
          </table:table-cell>
          <table:table-cell office:value-type="float" office:value="6.5121412803532008" table:style-name="ce155">
            <text:p>6,5<text:s text:c="5"/></text:p>
          </table:table-cell>
          <table:table-cell office:value-type="float" office:value="-363" table:style-name="ce51">
            <text:p><text:s/>- 363</text:p>
          </table:table-cell>
          <table:table-cell office:value-type="float" office:value="-37.26899383983573" table:style-name="ce52">
            <text:p>-37,3<text:s text:c="3"/></text:p>
          </table:table-cell>
          <table:table-cell office:value-type="float" office:value="21" table:style-name="ce51">
            <text:p>+ 21</text:p>
          </table:table-cell>
          <table:table-cell office:value-type="float" office:value="3.5593220338983054" table:style-name="ce52">
            <text:p>+3,6<text:s text:c="3"/></text:p>
          </table:table-cell>
          <table:table-cell table:style-name="ce62"/>
          <table:table-cell table:style-name="ce92"/>
          <table:table-cell table:number-columns-repeated="2" table:style-name="ce196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200">
            <text:p>3- Técnicos e profissões de nível intermédio</text:p>
          </table:table-cell>
          <table:table-cell office:value-type="float" office:value="666" table:style-name="ce47">
            <text:p><text:s/>666</text:p>
          </table:table-cell>
          <table:table-cell office:value-type="float" office:value="5.9395344689200034" table:style-name="ce152">
            <text:p>5,9<text:s text:c="5"/></text:p>
          </table:table-cell>
          <table:table-cell office:value-type="float" office:value="1068" table:style-name="ce153">
            <text:p>1 068</text:p>
          </table:table-cell>
          <table:table-cell office:value-type="float" office:value="6.8338878935244427" table:style-name="ce154">
            <text:p>6,8<text:s text:c="5"/></text:p>
          </table:table-cell>
          <table:table-cell office:value-type="float" office:value="576" table:style-name="ce49">
            <text:p><text:s/>576</text:p>
          </table:table-cell>
          <table:table-cell office:value-type="float" office:value="6.3576158940397347" table:style-name="ce155">
            <text:p>6,4<text:s text:c="5"/></text:p>
          </table:table-cell>
          <table:table-cell office:value-type="float" office:value="-402" table:style-name="ce51">
            <text:p><text:s/>- 402</text:p>
          </table:table-cell>
          <table:table-cell office:value-type="float" office:value="-37.640449438202246" table:style-name="ce52">
            <text:p>-37,6<text:s text:c="3"/></text:p>
          </table:table-cell>
          <table:table-cell office:value-type="float" office:value="90" table:style-name="ce51">
            <text:p>+ 90</text:p>
          </table:table-cell>
          <table:table-cell office:value-type="float" office:value="15.625" table:style-name="ce52">
            <text:p>+15,6<text:s text:c="3"/></text:p>
          </table:table-cell>
          <table:table-cell table:style-name="ce68"/>
          <table:table-cell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200">
            <text:p>4- Pessoal administrativo</text:p>
          </table:table-cell>
          <table:table-cell office:value-type="float" office:value="847" table:style-name="ce47">
            <text:p><text:s/>847</text:p>
          </table:table-cell>
          <table:table-cell office:value-type="float" office:value="7.5537322750379028" table:style-name="ce152">
            <text:p>7,6<text:s text:c="5"/></text:p>
          </table:table-cell>
          <table:table-cell office:value-type="float" office:value="1347" table:style-name="ce153">
            <text:p>1 347</text:p>
          </table:table-cell>
          <table:table-cell office:value-type="float" office:value="8.6191451241361658" table:style-name="ce154">
            <text:p>8,6<text:s text:c="5"/></text:p>
          </table:table-cell>
          <table:table-cell office:value-type="float" office:value="812" table:style-name="ce49">
            <text:p><text:s/>812</text:p>
          </table:table-cell>
          <table:table-cell office:value-type="float" office:value="8.9624724061810159" table:style-name="ce155">
            <text:p>9,0<text:s text:c="5"/></text:p>
          </table:table-cell>
          <table:table-cell office:value-type="float" office:value="-500" table:style-name="ce51">
            <text:p><text:s/>- 500</text:p>
          </table:table-cell>
          <table:table-cell office:value-type="float" office:value="-37.119524870081662" table:style-name="ce52">
            <text:p>-37,1<text:s text:c="3"/></text:p>
          </table:table-cell>
          <table:table-cell office:value-type="float" office:value="35" table:style-name="ce51">
            <text:p>+ 35</text:p>
          </table:table-cell>
          <table:table-cell office:value-type="float" office:value="4.3103448275862073" table:style-name="ce52">
            <text:p>+4,3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200">
            <text:p>5- Trabalhadores dos serviços pessoais, de proteção e segurança e vendedores</text:p>
          </table:table-cell>
          <table:table-cell office:value-type="float" office:value="2342" table:style-name="ce47">
            <text:p>2 342</text:p>
          </table:table-cell>
          <table:table-cell office:value-type="float" office:value="20.886471060376348" table:style-name="ce152">
            <text:p>20,9<text:s text:c="5"/></text:p>
          </table:table-cell>
          <table:table-cell office:value-type="float" office:value="4016" table:style-name="ce153">
            <text:p>4 016</text:p>
          </table:table-cell>
          <table:table-cell office:value-type="float" office:value="25.69746608651139" table:style-name="ce154">
            <text:p>25,7<text:s text:c="5"/></text:p>
          </table:table-cell>
          <table:table-cell office:value-type="float" office:value="1450" table:style-name="ce49">
            <text:p>1 450</text:p>
          </table:table-cell>
          <table:table-cell office:value-type="float" office:value="16.00441501103753" table:style-name="ce155">
            <text:p>16,0<text:s text:c="5"/></text:p>
          </table:table-cell>
          <table:table-cell office:value-type="float" office:value="-1674" table:style-name="ce51">
            <text:p><text:s/>-1 674</text:p>
          </table:table-cell>
          <table:table-cell office:value-type="float" office:value="-41.683266932270918" table:style-name="ce52">
            <text:p>-41,7<text:s text:c="3"/></text:p>
          </table:table-cell>
          <table:table-cell office:value-type="float" office:value="892" table:style-name="ce51">
            <text:p>+ 892</text:p>
          </table:table-cell>
          <table:table-cell office:value-type="float" office:value="61.517241379310349" table:style-name="ce52">
            <text:p>+61,5<text:s text:c="3"/></text:p>
          </table:table-cell>
          <table:table-cell table:style-name="ce68"/>
          <table:table-cell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200">
            <text:p>6- Agricultores e trabalhadores qualificados da agricultura, da pesca e da floresta</text:p>
          </table:table-cell>
          <table:table-cell office:value-type="float" office:value="468" table:style-name="ce47">
            <text:p><text:s/>468</text:p>
          </table:table-cell>
          <table:table-cell office:value-type="float" office:value="4.1737269241059485" table:style-name="ce152">
            <text:p>4,2<text:s text:c="5"/></text:p>
          </table:table-cell>
          <table:table-cell office:value-type="float" office:value="389" table:style-name="ce153">
            <text:p><text:s/>389</text:p>
          </table:table-cell>
          <table:table-cell office:value-type="float" office:value="2.4891220885589966" table:style-name="ce154">
            <text:p>2,5<text:s text:c="5"/></text:p>
          </table:table-cell>
          <table:table-cell office:value-type="float" office:value="189" table:style-name="ce49">
            <text:p><text:s/>189</text:p>
          </table:table-cell>
          <table:table-cell office:value-type="float" office:value="2.0860927152317883" table:style-name="ce155">
            <text:p>2,1<text:s text:c="5"/></text:p>
          </table:table-cell>
          <table:table-cell office:value-type="float" office:value="79" table:style-name="ce51">
            <text:p>+ 79</text:p>
          </table:table-cell>
          <table:table-cell office:value-type="float" office:value="20.308483290488432" table:style-name="ce52">
            <text:p>+20,3<text:s text:c="3"/></text:p>
          </table:table-cell>
          <table:table-cell office:value-type="float" office:value="279" table:style-name="ce51">
            <text:p>+ 279</text:p>
          </table:table-cell>
          <table:table-cell office:value-type="float" office:value="147.61904761904762" table:style-name="ce52">
            <text:p>+147,6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200">
            <text:p>7- Trabalhadores qualificados da indústria, construção e artífices</text:p>
          </table:table-cell>
          <table:table-cell office:value-type="float" office:value="1828" table:style-name="ce47">
            <text:p>1 828</text:p>
          </table:table-cell>
          <table:table-cell office:value-type="float" office:value="16.30250601979845" table:style-name="ce152">
            <text:p>16,3<text:s text:c="5"/></text:p>
          </table:table-cell>
          <table:table-cell office:value-type="float" office:value="2076" table:style-name="ce153">
            <text:p>2 076</text:p>
          </table:table-cell>
          <table:table-cell office:value-type="float" office:value="13.283849500895828" table:style-name="ce154">
            <text:p>13,3<text:s text:c="5"/></text:p>
          </table:table-cell>
          <table:table-cell office:value-type="float" office:value="1666" table:style-name="ce49">
            <text:p>1 666</text:p>
          </table:table-cell>
          <table:table-cell office:value-type="float" office:value="18.388520971302427" table:style-name="ce155">
            <text:p>18,4<text:s text:c="5"/></text:p>
          </table:table-cell>
          <table:table-cell office:value-type="float" office:value="-248" table:style-name="ce51">
            <text:p><text:s/>- 248</text:p>
          </table:table-cell>
          <table:table-cell office:value-type="float" office:value="-11.946050096339114" table:style-name="ce52">
            <text:p>-11,9<text:s text:c="3"/></text:p>
          </table:table-cell>
          <table:table-cell office:value-type="float" office:value="162" table:style-name="ce51">
            <text:p>+ 162</text:p>
          </table:table-cell>
          <table:table-cell office:value-type="float" office:value="9.7238895558223284" table:style-name="ce52">
            <text:p>+9,7<text:s text:c="3"/></text:p>
          </table:table-cell>
          <table:table-cell table:style-name="ce68"/>
          <table:table-cell table:style-name="ce62"/>
          <table:table-cell table:number-columns-repeated="2" table:style-name="ce197"/>
          <table:table-cell table:number-columns-repeated="2" table:style-name="ce63"/>
          <table:table-cell table:number-columns-repeated="16366"/>
        </table:table-row>
        <table:table-row table:style-name="ro5">
          <table:table-cell/>
          <table:table-cell office:value-type="string" table:style-name="ce200">
            <text:p>8- Operadores de instalações e máquinas e trabalhadores da montagem</text:p>
          </table:table-cell>
          <table:table-cell office:value-type="float" office:value="1142" table:style-name="ce47">
            <text:p>1 142</text:p>
          </table:table-cell>
          <table:table-cell office:value-type="float" office:value="10.184607152412378" table:style-name="ce152">
            <text:p>10,2<text:s text:c="5"/></text:p>
          </table:table-cell>
          <table:table-cell office:value-type="float" office:value="1346" table:style-name="ce153">
            <text:p>1 346</text:p>
          </table:table-cell>
          <table:table-cell office:value-type="float" office:value="8.612746352700281" table:style-name="ce154">
            <text:p>8,6<text:s text:c="5"/></text:p>
          </table:table-cell>
          <table:table-cell office:value-type="float" office:value="1001" table:style-name="ce49">
            <text:p>1 001</text:p>
          </table:table-cell>
          <table:table-cell office:value-type="float" office:value="11.048565121412803" table:style-name="ce155">
            <text:p>11,0<text:s text:c="5"/></text:p>
          </table:table-cell>
          <table:table-cell office:value-type="float" office:value="-204" table:style-name="ce51">
            <text:p><text:s/>- 204</text:p>
          </table:table-cell>
          <table:table-cell office:value-type="float" office:value="-15.156017830609212" table:style-name="ce52">
            <text:p>-15,2<text:s text:c="3"/></text:p>
          </table:table-cell>
          <table:table-cell office:value-type="float" office:value="141" table:style-name="ce51">
            <text:p>+ 141</text:p>
          </table:table-cell>
          <table:table-cell office:value-type="float" office:value="14.085914085914087" table:style-name="ce52">
            <text:p>+14,1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2"/>
          <table:table-cell table:number-columns-repeated="16366"/>
        </table:table-row>
        <table:table-row table:style-name="ro5">
          <table:table-cell/>
          <table:table-cell office:value-type="string" table:style-name="ce200">
            <text:p>9- Trabalhadores não qualificados</text:p>
          </table:table-cell>
          <table:table-cell office:value-type="float" office:value="3259" table:style-name="ce47">
            <text:p>3 259</text:p>
          </table:table-cell>
          <table:table-cell office:value-type="float" office:value="29.064478730045483" table:style-name="ce152">
            <text:p>29,1<text:s text:c="5"/></text:p>
          </table:table-cell>
          <table:table-cell office:value-type="float" office:value="4299" table:style-name="ce153">
            <text:p>4 299</text:p>
          </table:table-cell>
          <table:table-cell office:value-type="float" office:value="27.508318402866649" table:style-name="ce154">
            <text:p>27,5<text:s text:c="5"/></text:p>
          </table:table-cell>
          <table:table-cell office:value-type="float" office:value="2752" table:style-name="ce49">
            <text:p>2 752</text:p>
          </table:table-cell>
          <table:table-cell office:value-type="float" office:value="30.375275938189844" table:style-name="ce155">
            <text:p>30,4<text:s text:c="5"/></text:p>
          </table:table-cell>
          <table:table-cell office:value-type="float" office:value="-1040" table:style-name="ce51">
            <text:p><text:s/>-1 040</text:p>
          </table:table-cell>
          <table:table-cell office:value-type="float" office:value="-24.191672481972549" table:style-name="ce52">
            <text:p>-24,2<text:s text:c="3"/></text:p>
          </table:table-cell>
          <table:table-cell office:value-type="float" office:value="507" table:style-name="ce51">
            <text:p>+ 507</text:p>
          </table:table-cell>
          <table:table-cell office:value-type="float" office:value="18.42296511627907" table:style-name="ce52">
            <text:p>+18,4<text:s text:c="3"/></text:p>
          </table:table-cell>
          <table:table-cell table:number-columns-repeated="2" table:style-name="ce62"/>
          <table:table-cell table:number-columns-repeated="2" table:style-name="ce197"/>
          <table:table-cell table:number-columns-repeated="2" table:style-name="ce62"/>
          <table:table-cell table:number-columns-repeated="16366"/>
        </table:table-row>
        <table:table-row table:style-name="ro5">
          <table:table-cell/>
          <table:table-cell office:value-type="string" table:style-name="ce200">
            <text:p>0- Profissões das Forças Armadas</text:p>
          </table:table-cell>
          <table:table-cell office:value-type="float" office:value="7" table:style-name="ce47">
            <text:p><text:s/>7</text:p>
          </table:table-cell>
          <table:table-cell office:value-type="float" office:value="6.2427539463123162E-2" table:style-name="ce152">
            <text:p>0,1<text:s text:c="5"/></text:p>
          </table:table-cell>
          <table:table-cell office:value-type="float" office:value="5" table:style-name="ce153">
            <text:p><text:s/>5</text:p>
          </table:table-cell>
          <table:table-cell office:value-type="float" office:value="3.1993857179421555E-2" table:style-name="ce154">
            <text:p>0,0<text:s text:c="5"/></text:p>
          </table:table-cell>
          <table:table-cell office:value-type="float" office:value="4" table:style-name="ce49">
            <text:p><text:s/>4</text:p>
          </table:table-cell>
          <table:table-cell office:value-type="float" office:value="4.4150110375275942E-2" table:style-name="ce155">
            <text:p>0,0<text:s text:c="5"/></text:p>
          </table:table-cell>
          <table:table-cell office:value-type="float" office:value="2" table:style-name="ce51">
            <text:p>+ 2</text:p>
          </table:table-cell>
          <table:table-cell office:value-type="float" office:value="40" table:style-name="ce52">
            <text:p>+40,0<text:s text:c="3"/></text:p>
          </table:table-cell>
          <table:table-cell office:value-type="float" office:value="3" table:style-name="ce51">
            <text:p>+ 3</text:p>
          </table:table-cell>
          <table:table-cell office:value-type="float" office:value="75" table:style-name="ce52">
            <text:p>+75,0<text:s text:c="3"/></text:p>
          </table:table-cell>
          <table:table-cell table:number-columns-repeated="6" table:style-name="ce62"/>
          <table:table-cell table:number-columns-repeated="16366"/>
        </table:table-row>
        <table:table-row table:style-name="ro5">
          <table:table-cell/>
          <table:table-cell office:value-type="string" table:style-name="ce200">
            <text:p><text:s text:c="5"/>Outros</text:p>
          </table:table-cell>
          <table:table-cell office:value-type="float" office:value="0" table:style-name="ce47">
            <text:p><text:s/>0</text:p>
          </table:table-cell>
          <table:table-cell office:value-type="float" office:value="0" table:style-name="ce152">
            <text:p>0,0<text:s text:c="5"/></text:p>
          </table:table-cell>
          <table:table-cell office:value-type="float" office:value="0" table:style-name="ce153">
            <text:p><text:s/>0</text:p>
          </table:table-cell>
          <table:table-cell office:value-type="float" office:value="0" table:style-name="ce154">
            <text:p>0,0<text:s text:c="5"/></text:p>
          </table:table-cell>
          <table:table-cell office:value-type="float" office:value="0" table:style-name="ce49">
            <text:p><text:s/>0</text:p>
          </table:table-cell>
          <table:table-cell office:value-type="float" office:value="0" table:style-name="ce155">
            <text:p>0,0<text:s text:c="5"/></text:p>
          </table:table-cell>
          <table:table-cell office:value-type="float" office:value="0" table:style-name="ce51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51">
            <text:p>+ 0</text:p>
          </table:table-cell>
          <table:table-cell office:value-type="string" table:style-name="ce201">
            <text:p>-</text:p>
          </table:table-cell>
          <table:table-cell table:number-columns-repeated="6" table:style-name="ce62"/>
          <table:table-cell table:number-columns-repeated="16366"/>
        </table:table-row>
        <table:table-row table:style-name="ro1">
          <table:table-cell/>
          <table:table-cell table:style-name="ce156"/>
          <table:table-cell table:style-name="ce157"/>
          <table:table-cell table:style-name="ce158"/>
          <table:table-cell table:style-name="ce159"/>
          <table:table-cell table:style-name="ce160"/>
          <table:table-cell table:style-name="ce161"/>
          <table:table-cell table:style-name="ce162"/>
          <table:table-cell table:style-name="ce77"/>
          <table:table-cell table:style-name="ce78"/>
          <table:table-cell table:style-name="ce77"/>
          <table:table-cell table:style-name="ce78"/>
          <table:table-cell table:number-columns-repeated="16372" table:style-name="ce1"/>
        </table:table-row>
        <table:table-row table:style-name="ro1">
          <table:table-cell/>
          <table:table-cell office:value-type="string" table:style-name="ce135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3"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number-columns-repeated="6" table:style-name="ce6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7" table:style-name="ce1"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17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31"/>
          <table:table-cell table:number-columns-repeated="16366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31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44"/>
          <table:table-cell table:style-name="ce6"/>
          <table:table-cell table:number-columns-repeated="4" table:style-name="ce45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2"/>
          <table:table-cell table:style-name="ce92"/>
          <table:table-cell table:number-columns-repeated="4" table:style-name="ce6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8"/>
          <table:table-cell table:style-name="ce62"/>
          <table:table-cell table:number-columns-repeated="4" table:style-name="ce6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2"/>
          <table:table-cell table:style-name="ce92"/>
          <table:table-cell table:number-columns-repeated="4" table:style-name="ce6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68"/>
          <table:table-cell table:number-columns-repeated="4" table:style-name="ce6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2" table:style-name="ce62"/>
          <table:table-cell table:number-columns-repeated="4" table:style-name="ce63"/>
          <table:table-cell table:number-columns-repeated="16366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8"/>
          <table:table-cell table:style-name="ce62"/>
          <table:table-cell table:number-columns-repeated="4" table:style-name="ce63"/>
          <table:table-cell table:number-columns-repeated="16366"/>
        </table:table-row>
        <table:table-row table:number-rows-repeated="3"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62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6" table:style-name="ce62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3"/>
          <table:table-cell table:number-columns-repeated="2" table:style-name="ce166"/>
          <table:table-cell table:number-columns-repeated="6" table:style-name="ce3"/>
          <table:table-cell table:number-columns-repeated="16372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4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7" table:default-cell-style-name="ce1"/>
        <table:table-column table:style-name="co12" table:default-cell-style-name="ce1"/>
        <table:table-column table:style-name="co22" table:default-cell-style-name="ce1"/>
        <table:table-column table:style-name="co12" table:number-columns-repeated="3" table:default-cell-style-name="ce1"/>
        <table:table-column table:style-name="co23" table:default-cell-style-name="ce1"/>
        <table:table-column table:style-name="co12" table:number-columns-repeated="16366" table:default-cell-style-name="ce1"/>
        <table:table-row table:style-name="ro1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3473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8225in" svg:y="0.28879in" svg:width="1.85779in" svg:height="0.51196in">
                <draw:text-box>
                  <text:p text:style-name="a90" text:class-names="" text:cond-style-name=""><text:span text:style-name="a88" text:class-names="">JULHO 2021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26" draw:style-name="a77" draw:name="Text Box 122" svg:x="0in" svg:y="0in" svg:width="0.97917in" svg:height="0.31646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5"/>
          <table:table-cell table:number-columns-repeated="6" table:style-name="ce6"/>
          <table:table-cell table:number-columns-repeated="16366" table:style-name="ce1"/>
        </table:table-row>
        <table:table-row table:style-name="ro1">
          <table:table-cell table:style-name="ce1"/>
          <table:table-cell table:number-columns-repeated="11" table:style-name="ce5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7">
            <text:p>Quadro 10 - OFERTAS DE EMPREGO <text:s/>RECEBIDAS, <text:s text:c="3"/>POR ATIVIDADE ECONÓMICA</text:p>
          </table:table-cell>
          <table:table-cell table:number-columns-repeated="8" table:style-name="ce7"/>
          <table:table-cell office:value-type="string" table:number-columns-spanned="2" table:number-rows-spanned="1" table:style-name="ce82">
            <text:p>CONTINENTE</text:p>
          </table:table-cell>
          <table:covered-table-cell/>
          <table:table-cell table:style-name="ce1"/>
          <table:table-cell table:number-columns-repeated="5" table:style-name="ce6"/>
          <table:table-cell table:number-columns-repeated="16366" table:style-name="ce1"/>
        </table:table-row>
        <table:table-row table:style-name="ro2">
          <table:table-cell table:style-name="ce202"/>
          <table:table-cell office:value-type="string" table:style-name="ce9">
            <text:p>Movimento ao longo do mês<text:s text:c="2"/>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style-name="ce1"/>
          <table:table-cell table:number-columns-repeated="5" table:style-name="ce6"/>
          <table:table-cell table:number-columns-repeated="16366" table:style-name="ce1"/>
        </table:table-row>
        <table:table-row table:style-name="ro5">
          <table:table-cell table:style-name="ce202"/>
          <table:table-cell table:style-name="ce5"/>
          <table:table-cell table:style-name="ce11"/>
          <table:table-cell table:number-columns-repeated="9" table:style-name="ce5"/>
          <table:table-cell table:style-name="ce1"/>
          <table:table-cell table:number-columns-repeated="5" table:style-name="ce6"/>
          <table:table-cell table:number-columns-repeated="16366" table:style-name="ce1"/>
        </table:table-row>
        <table:table-row table:style-name="ro1">
          <table:table-cell table:style-name="ce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number-columns-spanned="4" table:number-rows-spanned="1" table:style-name="ce83">
            <text:p>Variação</text:p>
          </table:table-cell>
          <table:covered-table-cell table:number-columns-repeated="3"/>
          <table:table-cell table:number-columns-repeated="6" table:style-name="ce17"/>
          <table:table-cell table:number-columns-repeated="16366" table:style-name="ce1"/>
        </table:table-row>
        <table:table-row table:style-name="ro1">
          <table:table-cell table:style-name="ce1"/>
          <table:table-cell office:value-type="string" table:style-name="ce18">
            <text:p>CAE <text:s/>Rev.3</text:p>
          </table:table-cell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84">
            <text:p>Mês <text:s/>anterior</text:p>
          </table:table-cell>
          <table:covered-table-cell/>
          <table:table-cell office:value-type="string" table:number-columns-spanned="2" table:number-rows-spanned="1" table:style-name="ce85">
            <text:p>Mês <text:s/>homólogo<text:span text:style-name="T2">(1)<text:s/></text:span></text:p>
          </table:table-cell>
          <table:covered-table-cell/>
          <table:table-cell table:number-columns-repeated="6" table:style-name="ce17"/>
          <table:table-cell table:number-columns-repeated="16366" table:style-name="ce1"/>
        </table:table-row>
        <table:table-row table:style-name="ro1">
          <table:table-cell table:style-name="ce1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style-name="ce28">
            <text:p>Var. Abs.</text:p>
          </table:table-cell>
          <table:table-cell office:value-type="string" table:style-name="ce29">
            <text:p>Var. %</text:p>
          </table:table-cell>
          <table:table-cell office:value-type="string" table:style-name="ce28">
            <text:p>Var. Abs.</text:p>
          </table:table-cell>
          <table:table-cell office:value-type="string" table:style-name="ce30">
            <text:p>Var. %</text:p>
          </table:table-cell>
          <table:table-cell table:number-columns-repeated="6" table:style-name="ce31"/>
          <table:table-cell table:number-columns-repeated="16366" table:style-name="ce1"/>
        </table:table-row>
        <table:table-row table:style-name="ro21">
          <table:table-cell table:style-name="ce1"/>
          <table:table-cell table:style-name="ce18"/>
          <table:table-cell table:style-name="ce87"/>
          <table:table-cell table:style-name="ce88"/>
          <table:table-cell table:style-name="ce89"/>
          <table:table-cell table:style-name="ce90"/>
          <table:table-cell table:style-name="ce89"/>
          <table:table-cell table:style-name="ce90"/>
          <table:table-cell table:number-columns-repeated="4" table:style-name="ce91"/>
          <table:table-cell table:number-columns-repeated="6" table:style-name="ce31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1">
            <text:p><text:s text:c="2"/>Total</text:p>
          </table:table-cell>
          <table:table-cell office:value-type="float" office:value="11213" table:style-name="ce38">
            <text:p>11 213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15628" table:style-name="ce40">
            <text:p>15 628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9060" table:style-name="ce40">
            <text:p>9 060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-4415" table:style-name="ce42">
            <text:p><text:s/>-4 415</text:p>
          </table:table-cell>
          <table:table-cell office:value-type="float" office:value="-28.250575889429228" table:style-name="ce43">
            <text:p>-28,3<text:s text:c="3"/></text:p>
          </table:table-cell>
          <table:table-cell office:value-type="float" office:value="2153" table:style-name="ce42">
            <text:p>+2 153</text:p>
          </table:table-cell>
          <table:table-cell office:value-type="float" office:value="23.763796909492275" table:style-name="ce43">
            <text:p>+23,8<text:s text:c="3"/></text:p>
          </table:table-cell>
          <table:table-cell table:style-name="ce44"/>
          <table:table-cell table:style-name="ce1"/>
          <table:table-cell table:number-columns-repeated="4" table:style-name="ce45"/>
          <table:table-cell table:number-columns-repeated="16366" table:style-name="ce1"/>
        </table:table-row>
        <table:table-row table:style-name="ro28">
          <table:table-cell table:style-name="ce1"/>
          <table:table-cell office:value-type="string" table:style-name="ce173">
            <text:p>Agricultura, produção animal, caça, floresta e pesca</text:p>
          </table:table-cell>
          <table:table-cell office:value-type="float" office:value="267" table:style-name="ce38">
            <text:p><text:s/>267</text:p>
          </table:table-cell>
          <table:table-cell office:value-type="float" office:value="2.3811647195219834" table:style-name="ce39">
            <text:p>2,4<text:s text:c="5"/></text:p>
          </table:table-cell>
          <table:table-cell office:value-type="float" office:value="442" table:style-name="ce40">
            <text:p><text:s/>442</text:p>
          </table:table-cell>
          <table:table-cell office:value-type="float" office:value="2.828256974660865" table:style-name="ce41">
            <text:p>2,8<text:s text:c="5"/></text:p>
          </table:table-cell>
          <table:table-cell office:value-type="float" office:value="225" table:style-name="ce40">
            <text:p><text:s/>225</text:p>
          </table:table-cell>
          <table:table-cell office:value-type="float" office:value="2.4834437086092715" table:style-name="ce41">
            <text:p>2,5<text:s text:c="5"/></text:p>
          </table:table-cell>
          <table:table-cell office:value-type="float" office:value="-175" table:style-name="ce42">
            <text:p><text:s/>- 175</text:p>
          </table:table-cell>
          <table:table-cell office:value-type="float" office:value="-39.592760180995477" table:style-name="ce43">
            <text:p>-39,6<text:s text:c="3"/></text:p>
          </table:table-cell>
          <table:table-cell office:value-type="float" office:value="42" table:style-name="ce42">
            <text:p>+ 42</text:p>
          </table:table-cell>
          <table:table-cell office:value-type="float" office:value="18.666666666666668" table:style-name="ce43">
            <text:p>+18,7<text:s text:c="3"/></text:p>
          </table:table-cell>
          <table:table-cell table:style-name="ce62"/>
          <table:table-cell table:style-name="ce203"/>
          <table:table-cell table:style-name="ce204"/>
          <table:table-cell table:style-name="ce190"/>
          <table:table-cell table:style-name="ce63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2">
          <table:table-cell table:style-name="ce1"/>
          <table:table-cell office:value-type="string" table:style-name="ce173">
            <text:p>Indústria, energia e água e construção</text:p>
          </table:table-cell>
          <table:table-cell office:value-type="float" office:value="3131" table:style-name="ce58">
            <text:p>3 131</text:p>
          </table:table-cell>
          <table:table-cell office:value-type="float" office:value="27.922946579862661" table:style-name="ce59">
            <text:p>27,9<text:s text:c="5"/></text:p>
          </table:table-cell>
          <table:table-cell office:value-type="float" office:value="3740" table:style-name="ce40">
            <text:p>3 740</text:p>
          </table:table-cell>
          <table:table-cell office:value-type="float" office:value="23.93140517020732" table:style-name="ce41">
            <text:p>23,9<text:s text:c="5"/></text:p>
          </table:table-cell>
          <table:table-cell office:value-type="float" office:value="2361" table:style-name="ce40">
            <text:p>2 361</text:p>
          </table:table-cell>
          <table:table-cell office:value-type="float" office:value="26.059602649006624" table:style-name="ce41">
            <text:p>26,1<text:s text:c="5"/></text:p>
          </table:table-cell>
          <table:table-cell office:value-type="float" office:value="-609" table:style-name="ce42">
            <text:p><text:s/>- 609</text:p>
          </table:table-cell>
          <table:table-cell office:value-type="float" office:value="-16.28342245989305" table:style-name="ce43">
            <text:p>-16,3<text:s text:c="3"/></text:p>
          </table:table-cell>
          <table:table-cell office:value-type="float" office:value="770" table:style-name="ce42">
            <text:p>+ 770</text:p>
          </table:table-cell>
          <table:table-cell office:value-type="float" office:value="32.613299449385849" table:style-name="ce43">
            <text:p>+32,6<text:s text:c="3"/></text:p>
          </table:table-cell>
          <table:table-cell table:style-name="ce62"/>
          <table:table-cell table:style-name="ce203"/>
          <table:table-cell table:style-name="ce204"/>
          <table:table-cell table:style-name="ce190"/>
          <table:table-cell table:style-name="ce63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 table:style-name="ce1"/>
          <table:table-cell office:value-type="string" table:style-name="ce175">
            <text:p>Indústrias extrativas</text:p>
          </table:table-cell>
          <table:table-cell office:value-type="float" office:value="12" table:style-name="ce47">
            <text:p><text:s/>12</text:p>
          </table:table-cell>
          <table:table-cell office:value-type="float" office:value="0.10701863907963971" table:style-name="ce48">
            <text:p>0,1<text:s text:c="5"/></text:p>
          </table:table-cell>
          <table:table-cell office:value-type="float" office:value="17" table:style-name="ce49">
            <text:p><text:s/>17</text:p>
          </table:table-cell>
          <table:table-cell office:value-type="float" office:value="0.10877911441003327" table:style-name="ce50">
            <text:p>0,1<text:s text:c="5"/></text:p>
          </table:table-cell>
          <table:table-cell office:value-type="float" office:value="21" table:style-name="ce49">
            <text:p><text:s/>21</text:p>
          </table:table-cell>
          <table:table-cell office:value-type="float" office:value="0.23178807947019869" table:style-name="ce50">
            <text:p>0,2<text:s text:c="5"/></text:p>
          </table:table-cell>
          <table:table-cell office:value-type="float" office:value="-5" table:style-name="ce51">
            <text:p><text:s/>- 5</text:p>
          </table:table-cell>
          <table:table-cell office:value-type="float" office:value="-29.411764705882355" table:style-name="ce52">
            <text:p>-29,4<text:s text:c="3"/></text:p>
          </table:table-cell>
          <table:table-cell office:value-type="float" office:value="-9" table:style-name="ce51">
            <text:p><text:s/>- 9</text:p>
          </table:table-cell>
          <table:table-cell office:value-type="float" office:value="-42.857142857142854" table:style-name="ce52">
            <text:p>-42,9<text:s text:c="3"/></text:p>
          </table:table-cell>
          <table:table-cell table:style-name="ce68"/>
          <table:table-cell table:style-name="ce203"/>
          <table:table-cell table:style-name="ce204"/>
          <table:table-cell table:style-name="ce190"/>
          <table:table-cell table:style-name="ce63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Indústrias alimentares das bebidas e do tabaco</text:p>
          </table:table-cell>
          <table:table-cell office:value-type="float" office:value="378" table:style-name="ce47">
            <text:p><text:s/>378</text:p>
          </table:table-cell>
          <table:table-cell office:value-type="float" office:value="3.3710871310086508" table:style-name="ce48">
            <text:p>3,4<text:s text:c="5"/></text:p>
          </table:table-cell>
          <table:table-cell office:value-type="float" office:value="587" table:style-name="ce49">
            <text:p><text:s/>587</text:p>
          </table:table-cell>
          <table:table-cell office:value-type="float" office:value="3.7560788328640902" table:style-name="ce50">
            <text:p>3,8<text:s text:c="5"/></text:p>
          </table:table-cell>
          <table:table-cell office:value-type="float" office:value="261" table:style-name="ce49">
            <text:p><text:s/>261</text:p>
          </table:table-cell>
          <table:table-cell office:value-type="float" office:value="2.8807947019867548" table:style-name="ce50">
            <text:p>2,9<text:s text:c="5"/></text:p>
          </table:table-cell>
          <table:table-cell office:value-type="float" office:value="-209" table:style-name="ce51">
            <text:p><text:s/>- 209</text:p>
          </table:table-cell>
          <table:table-cell office:value-type="float" office:value="-35.604770017035776" table:style-name="ce52">
            <text:p>-35,6<text:s text:c="3"/></text:p>
          </table:table-cell>
          <table:table-cell office:value-type="float" office:value="117" table:style-name="ce51">
            <text:p>+ 117</text:p>
          </table:table-cell>
          <table:table-cell office:value-type="float" office:value="44.827586206896555" table:style-name="ce52">
            <text:p>+44,8<text:s text:c="3"/></text:p>
          </table:table-cell>
          <table:table-cell table:style-name="ce62"/>
          <table:table-cell table:style-name="ce203"/>
          <table:table-cell table:style-name="ce204"/>
          <table:table-cell table:style-name="ce190"/>
          <table:table-cell table:style-name="ce63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Fabricação de têxteis</text:p>
          </table:table-cell>
          <table:table-cell office:value-type="float" office:value="105" table:style-name="ce47">
            <text:p><text:s/>105</text:p>
          </table:table-cell>
          <table:table-cell office:value-type="float" office:value="0.93641309194684741" table:style-name="ce65">
            <text:p>0,9<text:s text:c="5"/></text:p>
          </table:table-cell>
          <table:table-cell office:value-type="float" office:value="143" table:style-name="ce66">
            <text:p><text:s/>143</text:p>
          </table:table-cell>
          <table:table-cell office:value-type="float" office:value="0.91502431533145634" table:style-name="ce67">
            <text:p>0,9<text:s text:c="5"/></text:p>
          </table:table-cell>
          <table:table-cell office:value-type="float" office:value="63" table:style-name="ce49">
            <text:p><text:s/>63</text:p>
          </table:table-cell>
          <table:table-cell office:value-type="float" office:value="0.69536423841059603" table:style-name="ce67">
            <text:p>0,7<text:s text:c="5"/></text:p>
          </table:table-cell>
          <table:table-cell office:value-type="float" office:value="-38" table:style-name="ce51">
            <text:p><text:s/>- 38</text:p>
          </table:table-cell>
          <table:table-cell office:value-type="float" office:value="-26.573426573426573" table:style-name="ce52">
            <text:p>-26,6<text:s text:c="3"/></text:p>
          </table:table-cell>
          <table:table-cell office:value-type="float" office:value="42" table:style-name="ce51">
            <text:p>+ 42</text:p>
          </table:table-cell>
          <table:table-cell office:value-type="float" office:value="66.666666666666657" table:style-name="ce52">
            <text:p>+66,7<text:s text:c="3"/></text:p>
          </table:table-cell>
          <table:table-cell table:style-name="ce68"/>
          <table:table-cell table:style-name="ce203"/>
          <table:table-cell table:style-name="ce204"/>
          <table:table-cell table:style-name="ce190"/>
          <table:table-cell table:style-name="ce63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6">
            <text:p>Indústria do vestuário</text:p>
          </table:table-cell>
          <table:table-cell office:value-type="float" office:value="288" table:style-name="ce47">
            <text:p><text:s/>288</text:p>
          </table:table-cell>
          <table:table-cell office:value-type="float" office:value="2.5684473379113526" table:style-name="ce65">
            <text:p>2,6<text:s text:c="5"/></text:p>
          </table:table-cell>
          <table:table-cell office:value-type="float" office:value="347" table:style-name="ce66">
            <text:p><text:s/>347</text:p>
          </table:table-cell>
          <table:table-cell office:value-type="float" office:value="2.2203736882518554" table:style-name="ce67">
            <text:p>2,2<text:s text:c="5"/></text:p>
          </table:table-cell>
          <table:table-cell office:value-type="float" office:value="218" table:style-name="ce49">
            <text:p><text:s/>218</text:p>
          </table:table-cell>
          <table:table-cell office:value-type="float" office:value="2.4061810154525385" table:style-name="ce67">
            <text:p>2,4<text:s text:c="5"/></text:p>
          </table:table-cell>
          <table:table-cell office:value-type="float" office:value="-59" table:style-name="ce51">
            <text:p><text:s/>- 59</text:p>
          </table:table-cell>
          <table:table-cell office:value-type="float" office:value="-17.002881844380404" table:style-name="ce52">
            <text:p>-17,0<text:s text:c="3"/></text:p>
          </table:table-cell>
          <table:table-cell office:value-type="float" office:value="70" table:style-name="ce51">
            <text:p>+ 70</text:p>
          </table:table-cell>
          <table:table-cell office:value-type="float" office:value="32.11009174311927" table:style-name="ce52">
            <text:p>+32,1<text:s text:c="3"/></text:p>
          </table:table-cell>
          <table:table-cell table:style-name="ce62"/>
          <table:table-cell table:style-name="ce203"/>
          <table:table-cell table:style-name="ce204"/>
          <table:table-cell table:style-name="ce190"/>
          <table:table-cell table:style-name="ce62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Indústria do couro e dos produtos do couro</text:p>
          </table:table-cell>
          <table:table-cell office:value-type="float" office:value="188" table:style-name="ce47">
            <text:p><text:s/>188</text:p>
          </table:table-cell>
          <table:table-cell office:value-type="float" office:value="1.6766253455810221" table:style-name="ce65">
            <text:p>1,7<text:s text:c="5"/></text:p>
          </table:table-cell>
          <table:table-cell office:value-type="float" office:value="259" table:style-name="ce66">
            <text:p><text:s/>259</text:p>
          </table:table-cell>
          <table:table-cell office:value-type="float" office:value="1.6572818018940363" table:style-name="ce67">
            <text:p>1,7<text:s text:c="5"/></text:p>
          </table:table-cell>
          <table:table-cell office:value-type="float" office:value="194" table:style-name="ce49">
            <text:p><text:s/>194</text:p>
          </table:table-cell>
          <table:table-cell office:value-type="float" office:value="2.1412803532008828" table:style-name="ce67">
            <text:p>2,1<text:s text:c="5"/></text:p>
          </table:table-cell>
          <table:table-cell office:value-type="float" office:value="-71" table:style-name="ce51">
            <text:p><text:s/>- 71</text:p>
          </table:table-cell>
          <table:table-cell office:value-type="float" office:value="-27.413127413127413" table:style-name="ce52">
            <text:p>-27,4<text:s text:c="3"/></text:p>
          </table:table-cell>
          <table:table-cell office:value-type="float" office:value="-6" table:style-name="ce51">
            <text:p><text:s/>- 6</text:p>
          </table:table-cell>
          <table:table-cell office:value-type="float" office:value="-3.0927835051546393" table:style-name="ce52">
            <text:p>-3,1<text:s text:c="3"/></text:p>
          </table:table-cell>
          <table:table-cell table:style-name="ce62"/>
          <table:table-cell table:style-name="ce203"/>
          <table:table-cell table:style-name="ce204"/>
          <table:table-cell table:style-name="ce190"/>
          <table:table-cell table:style-name="ce62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Indústria da madeira e da cortiça</text:p>
          </table:table-cell>
          <table:table-cell office:value-type="float" office:value="59" table:style-name="ce47">
            <text:p><text:s/>59</text:p>
          </table:table-cell>
          <table:table-cell office:value-type="float" office:value="0.52617497547489522" table:style-name="ce65">
            <text:p>0,5<text:s text:c="5"/></text:p>
          </table:table-cell>
          <table:table-cell office:value-type="float" office:value="95" table:style-name="ce66">
            <text:p><text:s/>95</text:p>
          </table:table-cell>
          <table:table-cell office:value-type="float" office:value="0.60788328640900946" table:style-name="ce67">
            <text:p>0,6<text:s text:c="5"/></text:p>
          </table:table-cell>
          <table:table-cell office:value-type="float" office:value="34" table:style-name="ce49">
            <text:p><text:s/>34</text:p>
          </table:table-cell>
          <table:table-cell office:value-type="float" office:value="0.37527593818984545" table:style-name="ce67">
            <text:p>0,4<text:s text:c="5"/></text:p>
          </table:table-cell>
          <table:table-cell office:value-type="float" office:value="-36" table:style-name="ce51">
            <text:p><text:s/>- 36</text:p>
          </table:table-cell>
          <table:table-cell office:value-type="float" office:value="-37.894736842105267" table:style-name="ce52">
            <text:p>-37,9<text:s text:c="3"/></text:p>
          </table:table-cell>
          <table:table-cell office:value-type="float" office:value="25" table:style-name="ce51">
            <text:p>+ 25</text:p>
          </table:table-cell>
          <table:table-cell office:value-type="float" office:value="73.529411764705884" table:style-name="ce52">
            <text:p>+73,5<text:s text:c="3"/></text:p>
          </table:table-cell>
          <table:table-cell table:style-name="ce62"/>
          <table:table-cell table:style-name="ce203"/>
          <table:table-cell table:style-name="ce204"/>
          <table:table-cell table:style-name="ce190"/>
          <table:table-cell table:style-name="ce62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Indústrias do papel, impressão e reprodução</text:p>
          </table:table-cell>
          <table:table-cell office:value-type="float" office:value="49" table:style-name="ce47">
            <text:p><text:s/>49</text:p>
          </table:table-cell>
          <table:table-cell office:value-type="float" office:value="0.43699277624186211" table:style-name="ce65">
            <text:p>0,4<text:s text:c="5"/></text:p>
          </table:table-cell>
          <table:table-cell office:value-type="float" office:value="76" table:style-name="ce66">
            <text:p><text:s/>76</text:p>
          </table:table-cell>
          <table:table-cell office:value-type="float" office:value="0.48630662912720762" table:style-name="ce67">
            <text:p>0,5<text:s text:c="5"/></text:p>
          </table:table-cell>
          <table:table-cell office:value-type="float" office:value="21" table:style-name="ce49">
            <text:p><text:s/>21</text:p>
          </table:table-cell>
          <table:table-cell office:value-type="float" office:value="0.23178807947019869" table:style-name="ce67">
            <text:p>0,2<text:s text:c="5"/></text:p>
          </table:table-cell>
          <table:table-cell office:value-type="float" office:value="-27" table:style-name="ce51">
            <text:p><text:s/>- 27</text:p>
          </table:table-cell>
          <table:table-cell office:value-type="float" office:value="-35.526315789473685" table:style-name="ce52">
            <text:p>-35,5<text:s text:c="3"/></text:p>
          </table:table-cell>
          <table:table-cell office:value-type="float" office:value="28" table:style-name="ce51">
            <text:p>+ 28</text:p>
          </table:table-cell>
          <table:table-cell office:value-type="float" office:value="133.33333333333331" table:style-name="ce52">
            <text:p>+133,3<text:s text:c="3"/></text:p>
          </table:table-cell>
          <table:table-cell table:style-name="ce62"/>
          <table:table-cell table:style-name="ce203"/>
          <table:table-cell table:style-name="ce204"/>
          <table:table-cell table:style-name="ce190"/>
          <table:table-cell table:style-name="ce62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Fab. produtos petrolíferos, químicos, farmacêuticos, borracha e plástico</text:p>
          </table:table-cell>
          <table:table-cell office:value-type="float" office:value="86" table:style-name="ce47">
            <text:p><text:s/>86</text:p>
          </table:table-cell>
          <table:table-cell office:value-type="float" office:value="0.76696691340408463" table:style-name="ce65">
            <text:p>0,8<text:s text:c="5"/></text:p>
          </table:table-cell>
          <table:table-cell office:value-type="float" office:value="77" table:style-name="ce66">
            <text:p><text:s/>77</text:p>
          </table:table-cell>
          <table:table-cell office:value-type="float" office:value="0.49270540056309187" table:style-name="ce67">
            <text:p>0,5<text:s text:c="5"/></text:p>
          </table:table-cell>
          <table:table-cell office:value-type="float" office:value="85" table:style-name="ce49">
            <text:p><text:s/>85</text:p>
          </table:table-cell>
          <table:table-cell office:value-type="float" office:value="0.93818984547461359" table:style-name="ce67">
            <text:p>0,9<text:s text:c="5"/></text:p>
          </table:table-cell>
          <table:table-cell office:value-type="float" office:value="9" table:style-name="ce51">
            <text:p>+ 9</text:p>
          </table:table-cell>
          <table:table-cell office:value-type="float" office:value="11.688311688311687" table:style-name="ce52">
            <text:p>+11,7<text:s text:c="3"/></text:p>
          </table:table-cell>
          <table:table-cell office:value-type="float" office:value="1" table:style-name="ce51">
            <text:p>+ 1</text:p>
          </table:table-cell>
          <table:table-cell office:value-type="float" office:value="1.1764705882352942" table:style-name="ce52">
            <text:p>+1,2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Fabricação de outros produtos minerais não metálicos</text:p>
          </table:table-cell>
          <table:table-cell office:value-type="float" office:value="99" table:style-name="ce47">
            <text:p><text:s/>99</text:p>
          </table:table-cell>
          <table:table-cell office:value-type="float" office:value="0.88290377240702755" table:style-name="ce65">
            <text:p>0,9<text:s text:c="5"/></text:p>
          </table:table-cell>
          <table:table-cell office:value-type="float" office:value="117" table:style-name="ce66">
            <text:p><text:s/>117</text:p>
          </table:table-cell>
          <table:table-cell office:value-type="float" office:value="0.74865625799846436" table:style-name="ce67">
            <text:p>0,7<text:s text:c="5"/></text:p>
          </table:table-cell>
          <table:table-cell office:value-type="float" office:value="81" table:style-name="ce49">
            <text:p><text:s/>81</text:p>
          </table:table-cell>
          <table:table-cell office:value-type="float" office:value="0.89403973509933776" table:style-name="ce67">
            <text:p>0,9<text:s text:c="5"/></text:p>
          </table:table-cell>
          <table:table-cell office:value-type="float" office:value="-18" table:style-name="ce51">
            <text:p><text:s/>- 18</text:p>
          </table:table-cell>
          <table:table-cell office:value-type="float" office:value="-15.384615384615385" table:style-name="ce52">
            <text:p>-15,4<text:s text:c="3"/></text:p>
          </table:table-cell>
          <table:table-cell office:value-type="float" office:value="18" table:style-name="ce51">
            <text:p>+ 18</text:p>
          </table:table-cell>
          <table:table-cell office:value-type="float" office:value="22.222222222222221" table:style-name="ce52">
            <text:p>+22,2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Indústria metalúrgica de base e fab. produtos metálicos</text:p>
          </table:table-cell>
          <table:table-cell office:value-type="float" office:value="260" table:style-name="ce47">
            <text:p><text:s/>260</text:p>
          </table:table-cell>
          <table:table-cell office:value-type="float" office:value="2.3187371800588603" table:style-name="ce65">
            <text:p>2,3<text:s text:c="5"/></text:p>
          </table:table-cell>
          <table:table-cell office:value-type="float" office:value="265" table:style-name="ce66">
            <text:p><text:s/>265</text:p>
          </table:table-cell>
          <table:table-cell office:value-type="float" office:value="1.6956744305093423" table:style-name="ce67">
            <text:p>1,7<text:s text:c="5"/></text:p>
          </table:table-cell>
          <table:table-cell office:value-type="float" office:value="214" table:style-name="ce49">
            <text:p><text:s/>214</text:p>
          </table:table-cell>
          <table:table-cell office:value-type="float" office:value="2.3620309050772628" table:style-name="ce67">
            <text:p>2,4<text:s text:c="5"/></text:p>
          </table:table-cell>
          <table:table-cell office:value-type="float" office:value="-5" table:style-name="ce51">
            <text:p><text:s/>- 5</text:p>
          </table:table-cell>
          <table:table-cell office:value-type="float" office:value="-1.8867924528301887" table:style-name="ce52">
            <text:p>-1,9<text:s text:c="3"/></text:p>
          </table:table-cell>
          <table:table-cell office:value-type="float" office:value="46" table:style-name="ce51">
            <text:p>+ 46</text:p>
          </table:table-cell>
          <table:table-cell office:value-type="float" office:value="21.495327102803738" table:style-name="ce52">
            <text:p>+21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Fab. equipamento informático, elétrico, máquinas e equipamentos n.e.</text:p>
          </table:table-cell>
          <table:table-cell office:value-type="float" office:value="88" table:style-name="ce47">
            <text:p><text:s/>88</text:p>
          </table:table-cell>
          <table:table-cell office:value-type="float" office:value="0.78480335325069106" table:style-name="ce65">
            <text:p>0,8<text:s text:c="5"/></text:p>
          </table:table-cell>
          <table:table-cell office:value-type="float" office:value="96" table:style-name="ce66">
            <text:p><text:s/>96</text:p>
          </table:table-cell>
          <table:table-cell office:value-type="float" office:value="0.61428205784489376" table:style-name="ce67">
            <text:p>0,6<text:s text:c="5"/></text:p>
          </table:table-cell>
          <table:table-cell office:value-type="float" office:value="57" table:style-name="ce49">
            <text:p><text:s/>57</text:p>
          </table:table-cell>
          <table:table-cell office:value-type="float" office:value="0.62913907284768211" table:style-name="ce67">
            <text:p>0,6<text:s text:c="5"/></text:p>
          </table:table-cell>
          <table:table-cell office:value-type="float" office:value="-8" table:style-name="ce51">
            <text:p><text:s/>- 8</text:p>
          </table:table-cell>
          <table:table-cell office:value-type="float" office:value="-8.3333333333333321" table:style-name="ce52">
            <text:p>-8,3<text:s text:c="3"/></text:p>
          </table:table-cell>
          <table:table-cell office:value-type="float" office:value="31" table:style-name="ce51">
            <text:p>+ 31</text:p>
          </table:table-cell>
          <table:table-cell office:value-type="float" office:value="54.385964912280706" table:style-name="ce52">
            <text:p>+54,4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Fab. veículos automóveis, componentes e outro equipa. de transporte</text:p>
          </table:table-cell>
          <table:table-cell office:value-type="float" office:value="32" table:style-name="ce47">
            <text:p><text:s/>32</text:p>
          </table:table-cell>
          <table:table-cell office:value-type="float" office:value="0.28538303754570588" table:style-name="ce65">
            <text:p>0,3<text:s text:c="5"/></text:p>
          </table:table-cell>
          <table:table-cell office:value-type="float" office:value="44" table:style-name="ce66">
            <text:p><text:s/>44</text:p>
          </table:table-cell>
          <table:table-cell office:value-type="float" office:value="0.28154594317890963" table:style-name="ce67">
            <text:p>0,3<text:s text:c="5"/></text:p>
          </table:table-cell>
          <table:table-cell office:value-type="float" office:value="34" table:style-name="ce49">
            <text:p><text:s/>34</text:p>
          </table:table-cell>
          <table:table-cell office:value-type="float" office:value="0.37527593818984545" table:style-name="ce67">
            <text:p>0,4<text:s text:c="5"/></text:p>
          </table:table-cell>
          <table:table-cell office:value-type="float" office:value="-12" table:style-name="ce51">
            <text:p><text:s/>- 12</text:p>
          </table:table-cell>
          <table:table-cell office:value-type="float" office:value="-27.27272727272727" table:style-name="ce52">
            <text:p>-27,3<text:s text:c="3"/></text:p>
          </table:table-cell>
          <table:table-cell office:value-type="float" office:value="-2" table:style-name="ce51">
            <text:p><text:s/>- 2</text:p>
          </table:table-cell>
          <table:table-cell office:value-type="float" office:value="-5.8823529411764701" table:style-name="ce52">
            <text:p>-5,9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Fab. mobiliário, repar. instal. máq. e equipa. e outras ind. transformadoras</text:p>
          </table:table-cell>
          <table:table-cell office:value-type="float" office:value="218" table:style-name="ce47">
            <text:p><text:s/>218</text:p>
          </table:table-cell>
          <table:table-cell office:value-type="float" office:value="1.9441719432801212" table:style-name="ce65">
            <text:p>1,9<text:s text:c="5"/></text:p>
          </table:table-cell>
          <table:table-cell office:value-type="float" office:value="299" table:style-name="ce66">
            <text:p><text:s/>299</text:p>
          </table:table-cell>
          <table:table-cell office:value-type="float" office:value="1.9132326593294089" table:style-name="ce67">
            <text:p>1,9<text:s text:c="5"/></text:p>
          </table:table-cell>
          <table:table-cell office:value-type="float" office:value="261" table:style-name="ce49">
            <text:p><text:s/>261</text:p>
          </table:table-cell>
          <table:table-cell office:value-type="float" office:value="2.8807947019867548" table:style-name="ce67">
            <text:p>2,9<text:s text:c="5"/></text:p>
          </table:table-cell>
          <table:table-cell office:value-type="float" office:value="-81" table:style-name="ce51">
            <text:p><text:s/>- 81</text:p>
          </table:table-cell>
          <table:table-cell office:value-type="float" office:value="-27.090301003344479" table:style-name="ce52">
            <text:p>-27,1<text:s text:c="3"/></text:p>
          </table:table-cell>
          <table:table-cell office:value-type="float" office:value="-43" table:style-name="ce51">
            <text:p><text:s/>- 43</text:p>
          </table:table-cell>
          <table:table-cell office:value-type="float" office:value="-16.475095785440612" table:style-name="ce52">
            <text:p>-16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Eletricidade, gás e água, saneamento, resíduos e despoluição</text:p>
          </table:table-cell>
          <table:table-cell office:value-type="float" office:value="98" table:style-name="ce47">
            <text:p><text:s/>98</text:p>
          </table:table-cell>
          <table:table-cell office:value-type="float" office:value="0.87398555248372423" table:style-name="ce65">
            <text:p>0,9<text:s text:c="5"/></text:p>
          </table:table-cell>
          <table:table-cell office:value-type="float" office:value="76" table:style-name="ce66">
            <text:p><text:s/>76</text:p>
          </table:table-cell>
          <table:table-cell office:value-type="float" office:value="0.48630662912720762" table:style-name="ce67">
            <text:p>0,5<text:s text:c="5"/></text:p>
          </table:table-cell>
          <table:table-cell office:value-type="float" office:value="125" table:style-name="ce49">
            <text:p><text:s/>125</text:p>
          </table:table-cell>
          <table:table-cell office:value-type="float" office:value="1.379690949227373" table:style-name="ce67">
            <text:p>1,4<text:s text:c="5"/></text:p>
          </table:table-cell>
          <table:table-cell office:value-type="float" office:value="22" table:style-name="ce51">
            <text:p>+ 22</text:p>
          </table:table-cell>
          <table:table-cell office:value-type="float" office:value="28.947368421052634" table:style-name="ce52">
            <text:p>+28,9<text:s text:c="3"/></text:p>
          </table:table-cell>
          <table:table-cell office:value-type="float" office:value="-27" table:style-name="ce51">
            <text:p><text:s/>- 27</text:p>
          </table:table-cell>
          <table:table-cell office:value-type="float" office:value="-21.6" table:style-name="ce52">
            <text:p>-21,6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Construção</text:p>
          </table:table-cell>
          <table:table-cell office:value-type="float" office:value="1171" table:style-name="ce47">
            <text:p>1 171</text:p>
          </table:table-cell>
          <table:table-cell office:value-type="float" office:value="10.443235530188174" table:style-name="ce65">
            <text:p>10,4<text:s text:c="5"/></text:p>
          </table:table-cell>
          <table:table-cell office:value-type="float" office:value="1242" table:style-name="ce66">
            <text:p>1 242</text:p>
          </table:table-cell>
          <table:table-cell office:value-type="float" office:value="7.9472741233683131" table:style-name="ce67">
            <text:p>7,9<text:s text:c="5"/></text:p>
          </table:table-cell>
          <table:table-cell office:value-type="float" office:value="692" table:style-name="ce49">
            <text:p><text:s/>692</text:p>
          </table:table-cell>
          <table:table-cell office:value-type="float" office:value="7.6379690949227381" table:style-name="ce67">
            <text:p>7,6<text:s text:c="5"/></text:p>
          </table:table-cell>
          <table:table-cell office:value-type="float" office:value="-71" table:style-name="ce51">
            <text:p><text:s/>- 71</text:p>
          </table:table-cell>
          <table:table-cell office:value-type="float" office:value="-5.7165861513687597" table:style-name="ce52">
            <text:p>-5,7<text:s text:c="3"/></text:p>
          </table:table-cell>
          <table:table-cell office:value-type="float" office:value="479" table:style-name="ce51">
            <text:p>+ 479</text:p>
          </table:table-cell>
          <table:table-cell office:value-type="float" office:value="69.219653179190757" table:style-name="ce52">
            <text:p>+69,2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2">
          <table:table-cell/>
          <table:table-cell office:value-type="string" table:style-name="ce173">
            <text:p>Serviços</text:p>
          </table:table-cell>
          <table:table-cell office:value-type="float" office:value="7815" table:style-name="ce58">
            <text:p>7 815</text:p>
          </table:table-cell>
          <table:table-cell office:value-type="float" office:value="69.695888700615356" table:style-name="ce59">
            <text:p>69,7<text:s text:c="5"/></text:p>
          </table:table-cell>
          <table:table-cell office:value-type="float" office:value="11446" table:style-name="ce60">
            <text:p>11 446</text:p>
          </table:table-cell>
          <table:table-cell office:value-type="float" office:value="73.240337855131813" table:style-name="ce61">
            <text:p>73,2<text:s text:c="5"/></text:p>
          </table:table-cell>
          <table:table-cell office:value-type="float" office:value="6474" table:style-name="ce60">
            <text:p>6 474</text:p>
          </table:table-cell>
          <table:table-cell office:value-type="float" office:value="71.456953642384107" table:style-name="ce61">
            <text:p>71,5<text:s text:c="5"/></text:p>
          </table:table-cell>
          <table:table-cell office:value-type="float" office:value="-3631" table:style-name="ce42">
            <text:p><text:s/>-3 631</text:p>
          </table:table-cell>
          <table:table-cell office:value-type="float" office:value="-31.722872619255639" table:style-name="ce43">
            <text:p>-31,7<text:s text:c="3"/></text:p>
          </table:table-cell>
          <table:table-cell office:value-type="float" office:value="1341" table:style-name="ce42">
            <text:p>+1 341</text:p>
          </table:table-cell>
          <table:table-cell office:value-type="float" office:value="20.713623725671919" table:style-name="ce43">
            <text:p>+20,7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Comércio, manut. repar. de veículos automóveis e motociclos</text:p>
          </table:table-cell>
          <table:table-cell office:value-type="float" office:value="196" table:style-name="ce47">
            <text:p><text:s/>196</text:p>
          </table:table-cell>
          <table:table-cell office:value-type="float" office:value="1.7479711049674485" table:style-name="ce65">
            <text:p>1,7<text:s text:c="5"/></text:p>
          </table:table-cell>
          <table:table-cell office:value-type="float" office:value="299" table:style-name="ce66">
            <text:p><text:s/>299</text:p>
          </table:table-cell>
          <table:table-cell office:value-type="float" office:value="1.9132326593294089" table:style-name="ce67">
            <text:p>1,9<text:s text:c="5"/></text:p>
          </table:table-cell>
          <table:table-cell office:value-type="float" office:value="155" table:style-name="ce66">
            <text:p><text:s/>155</text:p>
          </table:table-cell>
          <table:table-cell office:value-type="float" office:value="1.7108167770419427" table:style-name="ce67">
            <text:p>1,7<text:s text:c="5"/></text:p>
          </table:table-cell>
          <table:table-cell office:value-type="float" office:value="-103" table:style-name="ce51">
            <text:p><text:s/>- 103</text:p>
          </table:table-cell>
          <table:table-cell office:value-type="float" office:value="-34.448160535117054" table:style-name="ce52">
            <text:p>-34,4<text:s text:c="3"/></text:p>
          </table:table-cell>
          <table:table-cell office:value-type="float" office:value="41" table:style-name="ce51">
            <text:p>+ 41</text:p>
          </table:table-cell>
          <table:table-cell office:value-type="float" office:value="26.451612903225808" table:style-name="ce52">
            <text:p>+26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Comércio por grosso e a retalho</text:p>
          </table:table-cell>
          <table:table-cell office:value-type="float" office:value="1373" table:style-name="ce47">
            <text:p>1 373</text:p>
          </table:table-cell>
          <table:table-cell office:value-type="float" office:value="12.244715954695442" table:style-name="ce65">
            <text:p>12,2<text:s text:c="5"/></text:p>
          </table:table-cell>
          <table:table-cell office:value-type="float" office:value="1914" table:style-name="ce66">
            <text:p>1 914</text:p>
          </table:table-cell>
          <table:table-cell office:value-type="float" office:value="12.24724852828257" table:style-name="ce67">
            <text:p>12,2<text:s text:c="5"/></text:p>
          </table:table-cell>
          <table:table-cell office:value-type="float" office:value="847" table:style-name="ce66">
            <text:p><text:s/>847</text:p>
          </table:table-cell>
          <table:table-cell office:value-type="float" office:value="9.3487858719646795" table:style-name="ce67">
            <text:p>9,3<text:s text:c="5"/></text:p>
          </table:table-cell>
          <table:table-cell office:value-type="float" office:value="-541" table:style-name="ce51">
            <text:p><text:s/>- 541</text:p>
          </table:table-cell>
          <table:table-cell office:value-type="float" office:value="-28.265412748171372" table:style-name="ce52">
            <text:p>-28,3<text:s text:c="3"/></text:p>
          </table:table-cell>
          <table:table-cell office:value-type="float" office:value="526" table:style-name="ce51">
            <text:p>+ 526</text:p>
          </table:table-cell>
          <table:table-cell office:value-type="float" office:value="62.101534828807559" table:style-name="ce52">
            <text:p>+62,1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Transportes e armazenagem</text:p>
          </table:table-cell>
          <table:table-cell office:value-type="float" office:value="180" table:style-name="ce47">
            <text:p><text:s/>180</text:p>
          </table:table-cell>
          <table:table-cell office:value-type="float" office:value="1.6052795861945957" table:style-name="ce65">
            <text:p>1,6<text:s text:c="5"/></text:p>
          </table:table-cell>
          <table:table-cell office:value-type="float" office:value="317" table:style-name="ce66">
            <text:p><text:s/>317</text:p>
          </table:table-cell>
          <table:table-cell office:value-type="float" office:value="2.0284105451753263" table:style-name="ce67">
            <text:p>2,0<text:s text:c="5"/></text:p>
          </table:table-cell>
          <table:table-cell office:value-type="float" office:value="130" table:style-name="ce66">
            <text:p><text:s/>130</text:p>
          </table:table-cell>
          <table:table-cell office:value-type="float" office:value="1.434878587196468" table:style-name="ce67">
            <text:p>1,4<text:s text:c="5"/></text:p>
          </table:table-cell>
          <table:table-cell office:value-type="float" office:value="-137" table:style-name="ce51">
            <text:p><text:s/>- 137</text:p>
          </table:table-cell>
          <table:table-cell office:value-type="float" office:value="-43.217665615141954" table:style-name="ce52">
            <text:p>-43,2<text:s text:c="3"/></text:p>
          </table:table-cell>
          <table:table-cell office:value-type="float" office:value="50" table:style-name="ce51">
            <text:p>+ 50</text:p>
          </table:table-cell>
          <table:table-cell office:value-type="float" office:value="38.461538461538467" table:style-name="ce52">
            <text:p>+38,5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Alojamento, restauração e similares</text:p>
          </table:table-cell>
          <table:table-cell office:value-type="float" office:value="1262" table:style-name="ce47">
            <text:p>1 262</text:p>
          </table:table-cell>
          <table:table-cell office:value-type="float" office:value="11.254793543208775" table:style-name="ce65">
            <text:p>11,3<text:s text:c="5"/></text:p>
          </table:table-cell>
          <table:table-cell office:value-type="float" office:value="2958" table:style-name="ce66">
            <text:p>2 958</text:p>
          </table:table-cell>
          <table:table-cell office:value-type="float" office:value="18.927565907345787" table:style-name="ce67">
            <text:p>18,9<text:s text:c="5"/></text:p>
          </table:table-cell>
          <table:table-cell office:value-type="float" office:value="913" table:style-name="ce66">
            <text:p><text:s/>913</text:p>
          </table:table-cell>
          <table:table-cell office:value-type="float" office:value="10.077262693156733" table:style-name="ce67">
            <text:p>10,1<text:s text:c="5"/></text:p>
          </table:table-cell>
          <table:table-cell office:value-type="float" office:value="-1696" table:style-name="ce51">
            <text:p><text:s/>-1 696</text:p>
          </table:table-cell>
          <table:table-cell office:value-type="float" office:value="-57.336037863421232" table:style-name="ce52">
            <text:p>-57,3<text:s text:c="3"/></text:p>
          </table:table-cell>
          <table:table-cell office:value-type="float" office:value="349" table:style-name="ce51">
            <text:p>+ 349</text:p>
          </table:table-cell>
          <table:table-cell office:value-type="float" office:value="38.225629791894846" table:style-name="ce52">
            <text:p>+38,2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Atividades de informação e de comunicação</text:p>
          </table:table-cell>
          <table:table-cell office:value-type="float" office:value="195" table:style-name="ce47">
            <text:p><text:s/>195</text:p>
          </table:table-cell>
          <table:table-cell office:value-type="float" office:value="1.7390528850441451" table:style-name="ce65">
            <text:p>1,7<text:s text:c="5"/></text:p>
          </table:table-cell>
          <table:table-cell office:value-type="float" office:value="241" table:style-name="ce66">
            <text:p><text:s/>241</text:p>
          </table:table-cell>
          <table:table-cell office:value-type="float" office:value="1.5421039160481189" table:style-name="ce67">
            <text:p>1,5<text:s text:c="5"/></text:p>
          </table:table-cell>
          <table:table-cell office:value-type="float" office:value="117" table:style-name="ce66">
            <text:p><text:s/>117</text:p>
          </table:table-cell>
          <table:table-cell office:value-type="float" office:value="1.2913907284768211" table:style-name="ce67">
            <text:p>1,3<text:s text:c="5"/></text:p>
          </table:table-cell>
          <table:table-cell office:value-type="float" office:value="-46" table:style-name="ce51">
            <text:p><text:s/>- 46</text:p>
          </table:table-cell>
          <table:table-cell office:value-type="float" office:value="-19.087136929460581" table:style-name="ce52">
            <text:p>-19,1<text:s text:c="3"/></text:p>
          </table:table-cell>
          <table:table-cell office:value-type="float" office:value="78" table:style-name="ce51">
            <text:p>+ 78</text:p>
          </table:table-cell>
          <table:table-cell office:value-type="float" office:value="66.666666666666657" table:style-name="ce52">
            <text:p>+66,7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Atividades financeiras e de seguros</text:p>
          </table:table-cell>
          <table:table-cell office:value-type="float" office:value="60" table:style-name="ce47">
            <text:p><text:s/>60</text:p>
          </table:table-cell>
          <table:table-cell office:value-type="float" office:value="0.53509319539819855" table:style-name="ce65">
            <text:p>0,5<text:s text:c="5"/></text:p>
          </table:table-cell>
          <table:table-cell office:value-type="float" office:value="43" table:style-name="ce66">
            <text:p><text:s/>43</text:p>
          </table:table-cell>
          <table:table-cell office:value-type="float" office:value="0.27514717174302533" table:style-name="ce67">
            <text:p>0,3<text:s text:c="5"/></text:p>
          </table:table-cell>
          <table:table-cell office:value-type="float" office:value="19" table:style-name="ce66">
            <text:p><text:s/>19</text:p>
          </table:table-cell>
          <table:table-cell office:value-type="float" office:value="0.20971302428256072" table:style-name="ce67">
            <text:p>0,2<text:s text:c="5"/></text:p>
          </table:table-cell>
          <table:table-cell office:value-type="float" office:value="17" table:style-name="ce51">
            <text:p>+ 17</text:p>
          </table:table-cell>
          <table:table-cell office:value-type="float" office:value="39.534883720930232" table:style-name="ce52">
            <text:p>+39,5<text:s text:c="3"/></text:p>
          </table:table-cell>
          <table:table-cell office:value-type="float" office:value="41" table:style-name="ce51">
            <text:p>+ 41</text:p>
          </table:table-cell>
          <table:table-cell office:value-type="float" office:value="215.78947368421052" table:style-name="ce52">
            <text:p>+215,8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Atividades imobiliárias, administrativas e dos serviços de apoio</text:p>
          </table:table-cell>
          <table:table-cell office:value-type="float" office:value="2626" table:style-name="ce47">
            <text:p>2 626</text:p>
          </table:table-cell>
          <table:table-cell office:value-type="float" office:value="23.41924551859449" table:style-name="ce65">
            <text:p>23,4<text:s text:c="5"/></text:p>
          </table:table-cell>
          <table:table-cell office:value-type="float" office:value="2708" table:style-name="ce66">
            <text:p>2 708</text:p>
          </table:table-cell>
          <table:table-cell office:value-type="float" office:value="17.327873048374713" table:style-name="ce67">
            <text:p>17,3<text:s text:c="5"/></text:p>
          </table:table-cell>
          <table:table-cell office:value-type="float" office:value="2819" table:style-name="ce66">
            <text:p>2 819</text:p>
          </table:table-cell>
          <table:table-cell office:value-type="float" office:value="31.114790286975719" table:style-name="ce67">
            <text:p>31,1<text:s text:c="5"/></text:p>
          </table:table-cell>
          <table:table-cell office:value-type="float" office:value="-82" table:style-name="ce51">
            <text:p><text:s/>- 82</text:p>
          </table:table-cell>
          <table:table-cell office:value-type="float" office:value="-3.0280649926144756" table:style-name="ce52">
            <text:p>-3,0<text:s text:c="3"/></text:p>
          </table:table-cell>
          <table:table-cell office:value-type="float" office:value="-193" table:style-name="ce51">
            <text:p><text:s/>- 193</text:p>
          </table:table-cell>
          <table:table-cell office:value-type="float" office:value="-6.846399432422845" table:style-name="ce52">
            <text:p>-6,8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205"/>
          <table:table-cell table:style-name="ce206"/>
          <table:table-cell table:style-name="ce205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Atividades de consultoria, científicas, técnicas e similares</text:p>
          </table:table-cell>
          <table:table-cell office:value-type="float" office:value="371" table:style-name="ce47">
            <text:p><text:s/>371</text:p>
          </table:table-cell>
          <table:table-cell office:value-type="float" office:value="3.3086595915455277" table:style-name="ce65">
            <text:p>3,3<text:s text:c="5"/></text:p>
          </table:table-cell>
          <table:table-cell office:value-type="float" office:value="614" table:style-name="ce66">
            <text:p><text:s/>614</text:p>
          </table:table-cell>
          <table:table-cell office:value-type="float" office:value="3.9288456616329666" table:style-name="ce67">
            <text:p>3,9<text:s text:c="5"/></text:p>
          </table:table-cell>
          <table:table-cell office:value-type="float" office:value="421" table:style-name="ce66">
            <text:p><text:s/>421</text:p>
          </table:table-cell>
          <table:table-cell office:value-type="float" office:value="4.6467991169977925" table:style-name="ce67">
            <text:p>4,6<text:s text:c="5"/></text:p>
          </table:table-cell>
          <table:table-cell office:value-type="float" office:value="-243" table:style-name="ce51">
            <text:p><text:s/>- 243</text:p>
          </table:table-cell>
          <table:table-cell office:value-type="float" office:value="-39.576547231270361" table:style-name="ce52">
            <text:p>-39,6<text:s text:c="3"/></text:p>
          </table:table-cell>
          <table:table-cell office:value-type="float" office:value="-50" table:style-name="ce51">
            <text:p><text:s/>- 50</text:p>
          </table:table-cell>
          <table:table-cell office:value-type="float" office:value="-11.87648456057007" table:style-name="ce52">
            <text:p>-11,9<text:s text:c="3"/></text:p>
          </table:table-cell>
          <table:table-cell table:style-name="ce1"/>
          <table:table-cell table:style-name="ce203"/>
          <table:table-cell table:style-name="ce204"/>
          <table:table-cell table:style-name="ce190"/>
          <table:table-cell table:style-name="ce1"/>
          <table:table-cell table:style-name="ce188"/>
          <table:table-cell table:style-name="ce191"/>
          <table:table-cell table:style-name="ce193"/>
          <table:table-cell table:number-columns-repeated="16364"/>
        </table:table-row>
        <table:table-row table:style-name="ro28">
          <table:table-cell/>
          <table:table-cell office:value-type="string" table:style-name="ce175">
            <text:p>Admin. pública, educação, atividades de saúde e apoio social</text:p>
          </table:table-cell>
          <table:table-cell office:value-type="float" office:value="1145" table:style-name="ce47">
            <text:p>1 145</text:p>
          </table:table-cell>
          <table:table-cell office:value-type="float" office:value="10.21136181218229" table:style-name="ce65">
            <text:p>10,2<text:s text:c="5"/></text:p>
          </table:table-cell>
          <table:table-cell office:value-type="float" office:value="1707" table:style-name="ce66">
            <text:p>1 707</text:p>
          </table:table-cell>
          <table:table-cell office:value-type="float" office:value="10.922702841054518" table:style-name="ce67">
            <text:p>10,9<text:s text:c="5"/></text:p>
          </table:table-cell>
          <table:table-cell office:value-type="float" office:value="806" table:style-name="ce66">
            <text:p><text:s/>806</text:p>
          </table:table-cell>
          <table:table-cell office:value-type="float" office:value="8.8962472406181021" table:style-name="ce67">
            <text:p>8,9<text:s text:c="5"/></text:p>
          </table:table-cell>
          <table:table-cell office:value-type="float" office:value="-562" table:style-name="ce51">
            <text:p><text:s/>- 562</text:p>
          </table:table-cell>
          <table:table-cell office:value-type="float" office:value="-32.923257176332747" table:style-name="ce52">
            <text:p>-32,9<text:s text:c="3"/></text:p>
          </table:table-cell>
          <table:table-cell office:value-type="float" office:value="339" table:style-name="ce51">
            <text:p>+ 339</text:p>
          </table:table-cell>
          <table:table-cell office:value-type="float" office:value="42.059553349875927" table:style-name="ce52">
            <text:p>+42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Outras atividades de serviços</text:p>
          </table:table-cell>
          <table:table-cell office:value-type="float" office:value="407" table:style-name="ce47">
            <text:p><text:s/>407</text:p>
          </table:table-cell>
          <table:table-cell office:value-type="float" office:value="3.6297155087844466" table:style-name="ce65">
            <text:p>3,6<text:s text:c="5"/></text:p>
          </table:table-cell>
          <table:table-cell office:value-type="float" office:value="645" table:style-name="ce66">
            <text:p><text:s/>645</text:p>
          </table:table-cell>
          <table:table-cell office:value-type="float" office:value="4.1272075761453797" table:style-name="ce67">
            <text:p>4,1<text:s text:c="5"/></text:p>
          </table:table-cell>
          <table:table-cell office:value-type="float" office:value="247" table:style-name="ce66">
            <text:p><text:s/>247</text:p>
          </table:table-cell>
          <table:table-cell office:value-type="float" office:value="2.7262693156732891" table:style-name="ce67">
            <text:p>2,7<text:s text:c="5"/></text:p>
          </table:table-cell>
          <table:table-cell office:value-type="float" office:value="-238" table:style-name="ce51">
            <text:p><text:s/>- 238</text:p>
          </table:table-cell>
          <table:table-cell office:value-type="float" office:value="-36.899224806201552" table:style-name="ce52">
            <text:p>-36,9<text:s text:c="3"/></text:p>
          </table:table-cell>
          <table:table-cell office:value-type="float" office:value="160" table:style-name="ce51">
            <text:p>+ 160</text:p>
          </table:table-cell>
          <table:table-cell office:value-type="float" office:value="64.777327935222672" table:style-name="ce52">
            <text:p>+64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Sem classificação</text:p>
          </table:table-cell>
          <table:table-cell office:value-type="float" office:value="0" table:style-name="ce47">
            <text:p><text:s/>0</text:p>
          </table:table-cell>
          <table:table-cell office:value-type="float" office:value="0" table:style-name="ce65">
            <text:p>0,0<text:s text:c="5"/></text:p>
          </table:table-cell>
          <table:table-cell office:value-type="float" office:value="0" table:style-name="ce66">
            <text:p><text:s/>0</text:p>
          </table:table-cell>
          <table:table-cell office:value-type="float" office:value="0" table:style-name="ce67">
            <text:p>0,0<text:s text:c="5"/></text:p>
          </table:table-cell>
          <table:table-cell office:value-type="float" office:value="0" table:style-name="ce66">
            <text:p><text:s/>0</text:p>
          </table:table-cell>
          <table:table-cell office:value-type="float" office:value="0" table:style-name="ce67">
            <text:p>0,0<text:s text:c="5"/></text:p>
          </table:table-cell>
          <table:table-cell office:value-type="float" office:value="0" table:style-name="ce51">
            <text:p>+ 0</text:p>
          </table:table-cell>
          <table:table-cell office:value-type="string" table:style-name="ce52">
            <text:p>-</text:p>
          </table:table-cell>
          <table:table-cell office:value-type="float" office:value="0" table:style-name="ce51">
            <text:p>+ 0</text:p>
          </table:table-cell>
          <table:table-cell office:value-type="string" table:style-name="ce52">
            <text:p>-</text:p>
          </table:table-cell>
          <table:table-cell table:style-name="ce1"/>
          <table:table-cell table:style-name="ce68"/>
          <table:table-cell table:style-name="ce207"/>
          <table:table-cell table:number-columns-repeated="16369" table:style-name="ce1"/>
        </table:table-row>
        <table:table-row table:style-name="ro10">
          <table:table-cell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2" table:style-name="ce1"/>
          <table:table-cell table:style-name="ce207"/>
          <table:table-cell table:number-columns-repeated="16369" table:style-name="ce1"/>
        </table:table-row>
        <table:table-row table:style-name="ro1">
          <table:table-cell/>
          <table:table-cell office:value-type="string" table:style-name="ce80">
            <text:p><text:s text:c="4"/>(1) - Mês homólogo do ano anterior</text:p>
          </table:table-cell>
          <table:table-cell table:number-columns-repeated="7" table:style-name="ce1"/>
          <table:table-cell table:style-name="ce165"/>
          <table:table-cell table:style-name="ce164"/>
          <table:table-cell table:style-name="ce165"/>
          <table:table-cell table:number-columns-repeated="16372" table:style-name="ce1"/>
        </table:table-row>
        <table:table-row table:style-name="ro1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65147in" svg:y="5.93752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6674in" svg:y="4.80619in" svg:width="0.06856in" svg:height="0.2095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4"/>
          <table:table-cell table:number-columns-repeated="16373" table:style-name="ce1"/>
        </table:table-row>
        <table:table-row table:number-rows-repeated="4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6" table:style-name="ce6"/>
          <table:table-cell table:number-columns-repeated="16366" table:style-name="ce1"/>
        </table:table-row>
        <table:table-row table:style-name="ro15">
          <table:table-cell table:style-name="ce202"/>
          <table:table-cell table:number-columns-repeated="12" table:style-name="ce1"/>
          <table:table-cell table:number-columns-repeated="5" table:style-name="ce6"/>
          <table:table-cell table:number-columns-repeated="16366" table:style-name="ce1"/>
        </table:table-row>
        <table:table-row table:style-name="ro1">
          <table:table-cell table:number-columns-repeated="12" table:style-name="ce1"/>
          <table:table-cell table:number-columns-repeated="6" table:style-name="ce6"/>
          <table:table-cell table:number-columns-repeated="16366" table:style-name="ce1"/>
        </table:table-row>
        <table:table-row table:number-rows-repeated="2" table:style-name="ro16">
          <table:table-cell table:number-columns-repeated="12" table:style-name="ce1"/>
          <table:table-cell table:number-columns-repeated="6" table:style-name="ce17"/>
          <table:table-cell table:number-columns-repeated="16366" table:style-name="ce1"/>
        </table:table-row>
        <table:table-row table:style-name="ro16">
          <table:table-cell table:number-columns-repeated="12" table:style-name="ce1"/>
          <table:table-cell table:number-columns-repeated="6" table:style-name="ce31"/>
          <table:table-cell table:number-columns-repeated="16366" table:style-name="ce1"/>
        </table:table-row>
        <table:table-row table:style-name="ro8">
          <table:table-cell table:number-columns-repeated="12" table:style-name="ce1"/>
          <table:table-cell table:number-columns-repeated="6" table:style-name="ce31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62"/>
          <table:table-cell table:style-name="ce6"/>
          <table:table-cell table:number-columns-repeated="4" table:style-name="ce45"/>
          <table:table-cell table:number-columns-repeated="16366" table:style-name="ce1"/>
        </table:table-row>
        <table:table-row table:style-name="ro5">
          <table:table-cell table:number-columns-repeated="12" table:style-name="ce1"/>
          <table:table-cell table:style-name="ce62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style-name="ro5">
          <table:table-cell table:number-columns-repeated="12" table:style-name="ce1"/>
          <table:table-cell table:style-name="ce68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number-rows-repeated="3" table:style-name="ro5">
          <table:table-cell table:number-columns-repeated="12" table:style-name="ce1"/>
          <table:table-cell table:style-name="ce62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number-rows-repeated="3" table:style-name="ro5">
          <table:table-cell table:number-columns-repeated="12"/>
          <table:table-cell table:style-name="ce62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style-name="ro5">
          <table:table-cell table:number-columns-repeated="12"/>
          <table:table-cell table:style-name="ce1"/>
          <table:table-cell table:style-name="ce188"/>
          <table:table-cell table:style-name="ce189"/>
          <table:table-cell table:style-name="ce190"/>
          <table:table-cell table:number-columns-repeated="2" table:style-name="ce188"/>
          <table:table-cell table:style-name="ce191"/>
          <table:table-cell table:style-name="ce193"/>
          <table:table-cell table:number-columns-repeated="16364"/>
        </table:table-row>
        <table:table-row table:number-rows-repeated="2" table:style-name="ro5">
          <table:table-cell table:number-columns-repeated="12"/>
          <table:table-cell table:style-name="ce1"/>
          <table:table-cell table:style-name="ce188"/>
          <table:table-cell table:style-name="ce189"/>
          <table:table-cell table:style-name="ce190"/>
          <table:table-cell table:style-name="ce192"/>
          <table:table-cell table:style-name="ce193"/>
          <table:table-cell table:style-name="ce191"/>
          <table:table-cell table:style-name="ce193"/>
          <table:table-cell table:number-columns-repeated="16364"/>
        </table:table-row>
        <table:table-row table:style-name="ro20">
          <table:table-cell table:number-columns-repeated="12"/>
          <table:table-cell table:style-name="ce1"/>
          <table:table-cell table:style-name="ce63"/>
          <table:table-cell table:number-columns-repeated="16370" table:style-name="ce1"/>
        </table:table-row>
        <table:table-row table:style-name="ro1">
          <table:table-cell table:number-columns-repeated="16384"/>
        </table:table-row>
        <table:table-row table:style-name="ro7">
          <table:table-cell table:number-columns-repeated="12"/>
          <table:table-cell table:number-columns-repeated="16372" table:style-name="ce1"/>
        </table:table-row>
        <table:table-row table:style-name="ro5">
          <table:table-cell table:number-columns-repeated="12"/>
          <table:table-cell table:style-name="ce1"/>
          <table:table-cell table:number-columns-repeated="2" table:style-name="ce194"/>
          <table:table-cell table:number-columns-repeated="16369" table:style-name="ce1"/>
        </table:table-row>
        <table:table-row table:style-name="ro1">
          <table:table-cell table:number-columns-repeated="12"/>
          <table:table-cell table:style-name="ce1"/>
          <table:table-cell table:number-columns-repeated="2" table:style-name="ce194"/>
          <table:table-cell table:number-columns-repeated="16369" table:style-name="ce1"/>
        </table:table-row>
        <table:table-row table:number-rows-repeated="1048501" table:style-name="ro1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6">
        <table:table-column table:style-name="co13" table:default-cell-style-name="ce1" table:visibility="collapse"/>
        <table:table-column table:style-name="co27" table:default-cell-style-name="ce1"/>
        <table:table-column table:style-name="co25" table:default-cell-style-name="ce1"/>
        <table:table-column table:style-name="co28" table:default-cell-style-name="ce1"/>
        <table:table-column table:style-name="co25" table:default-cell-style-name="ce2"/>
        <table:table-column table:style-name="co10" table:default-cell-style-name="ce2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17" table:default-cell-style-name="ce1"/>
        <table:table-column table:style-name="co10" table:default-cell-style-name="ce1"/>
        <table:table-column table:style-name="co17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73903in" svg:height="0.648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4482in" svg:y="0.29761in" svg:width="2.08998in" svg:height="0.51168in">
                <draw:text-box>
                  <text:p text:style-name="a101" text:class-names="" text:cond-style-name=""><text:span text:style-name="a99" text:class-names="">JULHO 2021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1">
          <table:table-cell table:style-name="ce1">
            <draw:frame draw:z-index="1" draw:id="id34" draw:style-name="a97" draw:name="Text Box 122" svg:x="0in" svg:y="0in" svg:width="0.97917in" svg:height="0.31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5"/>
          <table:table-cell table:number-columns-repeated="5" table:style-name="ce6"/>
          <table:table-cell table:number-columns-repeated="16367"/>
        </table:table-row>
        <table:table-row table:style-name="ro1">
          <table:table-cell table:style-name="ce1"/>
          <table:table-cell table:number-columns-repeated="11" table:style-name="ce5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7">
            <text:p><text:s/>Quadro 11 - <text:s/>COLOCAÇÕES EFETUADAS, <text:s text:c="2"/>POR <text:s/>REGIÕES<text:s text:c="3"/></text:p>
          </table:table-cell>
          <table:table-cell table:number-columns-repeated="10" table:style-name="ce4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9">
            <text:p>movimento ao longo do mês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16372" table:style-name="ce1"/>
        </table:table-row>
        <table:table-row table:style-name="ro5">
          <table:table-cell table:style-name="ce202"/>
          <table:table-cell table:style-name="ce5"/>
          <table:table-cell table:style-name="ce11"/>
          <table:table-cell table:number-columns-repeated="9" table:style-name="ce5"/>
          <table:table-cell table:number-columns-repeated="16372" table:style-name="ce1"/>
        </table:table-row>
        <table:table-row table:style-name="ro1">
          <table:table-cell table:style-name="ce1"/>
          <table:table-cell table:style-name="ce12"/>
          <table:table-cell table:style-name="ce94"/>
          <table:table-cell table:style-name="ce95"/>
          <table:table-cell table:style-name="ce96"/>
          <table:table-cell table:style-name="ce97"/>
          <table:table-cell table:style-name="ce96"/>
          <table:table-cell table:style-name="ce97"/>
          <table:table-cell office:value-type="string" table:number-columns-spanned="4" table:number-rows-spanned="1" table:style-name="ce168">
            <text:p>Variação</text:p>
          </table:table-cell>
          <table:covered-table-cell table:number-columns-repeated="3"/>
          <table:table-cell table:number-columns-repeated="3" table:style-name="ce17"/>
          <table:table-cell table:number-columns-repeated="16369" table:style-name="ce1"/>
        </table:table-row>
        <table:table-row table:style-name="ro1">
          <table:table-cell table:style-name="ce1"/>
          <table:table-cell table:style-name="ce18"/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169">
            <text:p>Mês <text:s/>anterior</text:p>
          </table:table-cell>
          <table:covered-table-cell/>
          <table:table-cell office:value-type="string" table:number-columns-spanned="2" table:number-rows-spanned="1" table:style-name="ce170">
            <text:p>Mês <text:s/>homólogo<text:span text:style-name="T2">(1)<text:s/></text:span></text:p>
          </table:table-cell>
          <table:covered-table-cell/>
          <table:table-cell table:number-columns-repeated="3" table:style-name="ce17"/>
          <table:table-cell table:number-columns-repeated="16369" table:style-name="ce1"/>
        </table:table-row>
        <table:table-row table:style-name="ro1">
          <table:table-cell table:style-name="ce1"/>
          <table:table-cell table:style-name="ce23"/>
          <table:table-cell table:style-name="ce100"/>
          <table:table-cell table:style-name="ce101"/>
          <table:table-cell table:style-name="ce102"/>
          <table:table-cell table:style-name="ce103"/>
          <table:table-cell table:style-name="ce102"/>
          <table:table-cell table:style-name="ce103"/>
          <table:table-cell office:value-type="string" table:style-name="ce105">
            <text:p>Var. Abs.</text:p>
          </table:table-cell>
          <table:table-cell office:value-type="string" table:style-name="ce106">
            <text:p>Var. %</text:p>
          </table:table-cell>
          <table:table-cell office:value-type="string" table:style-name="ce105">
            <text:p>Var. Abs.</text:p>
          </table:table-cell>
          <table:table-cell office:value-type="string" table:style-name="ce107">
            <text:p>Var. %</text:p>
          </table:table-cell>
          <table:table-cell table:number-columns-repeated="3" table:style-name="ce31"/>
          <table:table-cell table:number-columns-repeated="16369" table:style-name="ce1"/>
        </table:table-row>
        <table:table-row table:style-name="ro10">
          <table:table-cell table:style-name="ce1"/>
          <table:table-cell table:style-name="ce5"/>
          <table:table-cell table:style-name="ce108"/>
          <table:table-cell table:style-name="ce109"/>
          <table:table-cell table:style-name="ce110"/>
          <table:table-cell table:style-name="ce111"/>
          <table:table-cell table:style-name="ce110"/>
          <table:table-cell table:style-name="ce111"/>
          <table:table-cell table:style-name="ce112"/>
          <table:table-cell table:number-columns-repeated="3" table:style-name="ce113"/>
          <table:table-cell table:style-name="ce31"/>
          <table:table-cell table:number-columns-repeated="16371" table:style-name="ce1"/>
        </table:table-row>
        <table:table-row table:style-name="ro5">
          <table:table-cell table:style-name="ce1"/>
          <table:table-cell office:value-type="string" table:style-name="ce114">
            <text:p>PORTUGAL</text:p>
          </table:table-cell>
          <table:table-cell office:value-type="float" office:value="7605" table:style-name="ce115">
            <text:p>7 605</text:p>
          </table:table-cell>
          <table:table-cell office:value-type="float" office:value="100" table:style-name="ce116">
            <text:p>100,0<text:s text:c="5"/></text:p>
          </table:table-cell>
          <table:table-cell office:value-type="float" office:value="9686" table:style-name="ce117">
            <text:p>9 686</text:p>
          </table:table-cell>
          <table:table-cell office:value-type="float" office:value="100" table:style-name="ce118">
            <text:p>100,0<text:s text:c="5"/></text:p>
          </table:table-cell>
          <table:table-cell office:value-type="float" office:value="6712" table:style-name="ce117">
            <text:p>6 712</text:p>
          </table:table-cell>
          <table:table-cell office:value-type="float" office:value="100" table:style-name="ce119">
            <text:p>100,0<text:s text:c="5"/></text:p>
          </table:table-cell>
          <table:table-cell office:value-type="float" office:value="-2081" table:style-name="ce42">
            <text:p><text:s/>-2 081</text:p>
          </table:table-cell>
          <table:table-cell office:value-type="float" office:value="-21.484616972950651" table:style-name="ce43">
            <text:p>-21,5<text:s text:c="3"/></text:p>
          </table:table-cell>
          <table:table-cell office:value-type="float" office:value="893" table:style-name="ce42">
            <text:p>+ 893</text:p>
          </table:table-cell>
          <table:table-cell office:value-type="float" office:value="13.304529201430274" table:style-name="ce43">
            <text:p>+13,3<text:s text:c="3"/></text:p>
          </table:table-cell>
          <table:table-cell table:style-name="ce6"/>
          <table:table-cell table:number-columns-repeated="2" table:style-name="ce45"/>
          <table:table-cell table:number-columns-repeated="16369" table:style-name="ce1"/>
        </table:table-row>
        <table:table-row table:style-name="ro25">
          <table:table-cell table:style-name="ce1"/>
          <table:table-cell office:value-type="string" table:style-name="ce120">
            <text:p>CONTINENTE</text:p>
          </table:table-cell>
          <table:table-cell office:value-type="float" office:value="7259" table:style-name="ce115">
            <text:p>7 259</text:p>
          </table:table-cell>
          <table:table-cell office:value-type="float" office:value="95.450361604207757" table:style-name="ce116">
            <text:p>95,5<text:s text:c="5"/></text:p>
          </table:table-cell>
          <table:table-cell office:value-type="float" office:value="9314" table:style-name="ce117">
            <text:p>9 314</text:p>
          </table:table-cell>
          <table:table-cell office:value-type="float" office:value="96.159405327276488" table:style-name="ce118">
            <text:p>96,2<text:s text:c="5"/></text:p>
          </table:table-cell>
          <table:table-cell office:value-type="float" office:value="6466" table:style-name="ce117">
            <text:p>6 466</text:p>
          </table:table-cell>
          <table:table-cell office:value-type="float" office:value="96.334922526817635" table:style-name="ce119">
            <text:p>96,3<text:s text:c="5"/></text:p>
          </table:table-cell>
          <table:table-cell office:value-type="float" office:value="-2055" table:style-name="ce42">
            <text:p><text:s/>-2 055</text:p>
          </table:table-cell>
          <table:table-cell office:value-type="float" office:value="-22.063560231908955" table:style-name="ce43">
            <text:p>-22,1<text:s text:c="3"/></text:p>
          </table:table-cell>
          <table:table-cell office:value-type="float" office:value="793" table:style-name="ce42">
            <text:p>+ 793</text:p>
          </table:table-cell>
          <table:table-cell office:value-type="float" office:value="12.264150943396226" table:style-name="ce43">
            <text:p>+12,3<text:s text:c="3"/></text:p>
          </table:table-cell>
          <table:table-cell table:style-name="ce92"/>
          <table:table-cell table:number-columns-repeated="2" table:style-name="ce63"/>
          <table:table-cell table:number-columns-repeated="16369" table:style-name="ce1"/>
        </table:table-row>
        <table:table-row table:style-name="ro29">
          <table:table-cell table:style-name="ce1"/>
          <table:table-cell office:value-type="string" table:style-name="ce121">
            <text:p>Norte</text:p>
          </table:table-cell>
          <table:table-cell office:value-type="float" office:value="2430" table:style-name="ce122">
            <text:p>2 430</text:p>
          </table:table-cell>
          <table:table-cell office:value-type="float" office:value="31.952662721893493" table:style-name="ce123">
            <text:p>32,0<text:s text:c="5"/></text:p>
          </table:table-cell>
          <table:table-cell office:value-type="float" office:value="3155" table:style-name="ce124">
            <text:p>3 155</text:p>
          </table:table-cell>
          <table:table-cell office:value-type="float" office:value="32.572785463555647" table:style-name="ce125">
            <text:p>32,6<text:s text:c="5"/></text:p>
          </table:table-cell>
          <table:table-cell office:value-type="float" office:value="2304" table:style-name="ce124">
            <text:p>2 304</text:p>
          </table:table-cell>
          <table:table-cell office:value-type="float" office:value="34.326579261025032" table:style-name="ce126">
            <text:p>34,3<text:s text:c="5"/></text:p>
          </table:table-cell>
          <table:table-cell office:value-type="float" office:value="-725" table:style-name="ce51">
            <text:p><text:s/>- 725</text:p>
          </table:table-cell>
          <table:table-cell office:value-type="float" office:value="-22.979397781299525" table:style-name="ce52">
            <text:p>-23,0<text:s text:c="3"/></text:p>
          </table:table-cell>
          <table:table-cell office:value-type="float" office:value="126" table:style-name="ce51">
            <text:p>+ 126</text:p>
          </table:table-cell>
          <table:table-cell office:value-type="float" office:value="5.46875" table:style-name="ce52">
            <text:p>+5,5<text:s text:c="3"/></text:p>
          </table:table-cell>
          <table:table-cell table:style-name="ce92"/>
          <table:table-cell table:number-columns-repeated="2" table:style-name="ce63"/>
          <table:table-cell table:number-columns-repeated="16369" table:style-name="ce1"/>
        </table:table-row>
        <table:table-row table:style-name="ro5">
          <table:table-cell table:style-name="ce1"/>
          <table:table-cell office:value-type="string" table:style-name="ce121">
            <text:p>Centro</text:p>
          </table:table-cell>
          <table:table-cell office:value-type="float" office:value="1938" table:style-name="ce122">
            <text:p>1 938</text:p>
          </table:table-cell>
          <table:table-cell office:value-type="float" office:value="25.483234714003945" table:style-name="ce123">
            <text:p>25,5<text:s text:c="5"/></text:p>
          </table:table-cell>
          <table:table-cell office:value-type="float" office:value="2230" table:style-name="ce124">
            <text:p>2 230</text:p>
          </table:table-cell>
          <table:table-cell office:value-type="float" office:value="23.022919677885607" table:style-name="ce125">
            <text:p>23,0<text:s text:c="5"/></text:p>
          </table:table-cell>
          <table:table-cell office:value-type="float" office:value="1799" table:style-name="ce124">
            <text:p>1 799</text:p>
          </table:table-cell>
          <table:table-cell office:value-type="float" office:value="26.802741358760429" table:style-name="ce126">
            <text:p>26,8<text:s text:c="5"/></text:p>
          </table:table-cell>
          <table:table-cell office:value-type="float" office:value="-292" table:style-name="ce51">
            <text:p><text:s/>- 292</text:p>
          </table:table-cell>
          <table:table-cell office:value-type="float" office:value="-13.094170403587443" table:style-name="ce52">
            <text:p>-13,1<text:s text:c="3"/></text:p>
          </table:table-cell>
          <table:table-cell office:value-type="float" office:value="139" table:style-name="ce51">
            <text:p>+ 139</text:p>
          </table:table-cell>
          <table:table-cell office:value-type="float" office:value="7.7265147304057811" table:style-name="ce52">
            <text:p>+7,7<text:s text:c="3"/></text:p>
          </table:table-cell>
          <table:table-cell table:style-name="ce68"/>
          <table:table-cell table:number-columns-repeated="2" table:style-name="ce63"/>
          <table:table-cell table:number-columns-repeated="16369" table:style-name="ce1"/>
        </table:table-row>
        <table:table-row table:style-name="ro5">
          <table:table-cell/>
          <table:table-cell office:value-type="string" table:style-name="ce121">
            <text:p>Lisboa V. Tejo</text:p>
          </table:table-cell>
          <table:table-cell office:value-type="float" office:value="2012" table:style-name="ce122">
            <text:p>2 012</text:p>
          </table:table-cell>
          <table:table-cell office:value-type="float" office:value="26.456278763971071" table:style-name="ce123">
            <text:p>26,5<text:s text:c="5"/></text:p>
          </table:table-cell>
          <table:table-cell office:value-type="float" office:value="2240" table:style-name="ce124">
            <text:p>2 240</text:p>
          </table:table-cell>
          <table:table-cell office:value-type="float" office:value="23.126161470163122" table:style-name="ce125">
            <text:p>23,1<text:s text:c="5"/></text:p>
          </table:table-cell>
          <table:table-cell office:value-type="float" office:value="1449" table:style-name="ce124">
            <text:p>1 449</text:p>
          </table:table-cell>
          <table:table-cell office:value-type="float" office:value="21.588200238379024" table:style-name="ce126">
            <text:p>21,6<text:s text:c="5"/></text:p>
          </table:table-cell>
          <table:table-cell office:value-type="float" office:value="-228" table:style-name="ce51">
            <text:p><text:s/>- 228</text:p>
          </table:table-cell>
          <table:table-cell office:value-type="float" office:value="-10.178571428571429" table:style-name="ce52">
            <text:p>-10,2<text:s text:c="3"/></text:p>
          </table:table-cell>
          <table:table-cell office:value-type="float" office:value="563" table:style-name="ce51">
            <text:p>+ 563</text:p>
          </table:table-cell>
          <table:table-cell office:value-type="float" office:value="38.854382332643198" table:style-name="ce52">
            <text:p>+38,9<text:s text:c="3"/></text:p>
          </table:table-cell>
          <table:table-cell table:style-name="ce62"/>
          <table:table-cell table:number-columns-repeated="2" table:style-name="ce63"/>
          <table:table-cell table:number-columns-repeated="16369"/>
        </table:table-row>
        <table:table-row table:style-name="ro5">
          <table:table-cell/>
          <table:table-cell office:value-type="string" table:style-name="ce121">
            <text:p>Alentejo</text:p>
          </table:table-cell>
          <table:table-cell office:value-type="float" office:value="392" table:style-name="ce122">
            <text:p><text:s/>392</text:p>
          </table:table-cell>
          <table:table-cell office:value-type="float" office:value="5.1545036160420779" table:style-name="ce123">
            <text:p>5,2<text:s text:c="5"/></text:p>
          </table:table-cell>
          <table:table-cell office:value-type="float" office:value="465" table:style-name="ce124">
            <text:p><text:s/>465</text:p>
          </table:table-cell>
          <table:table-cell office:value-type="float" office:value="4.8007433409043978" table:style-name="ce125">
            <text:p>4,8<text:s text:c="5"/></text:p>
          </table:table-cell>
          <table:table-cell office:value-type="float" office:value="286" table:style-name="ce124">
            <text:p><text:s/>286</text:p>
          </table:table-cell>
          <table:table-cell office:value-type="float" office:value="4.261025029797378" table:style-name="ce126">
            <text:p>4,3<text:s text:c="5"/></text:p>
          </table:table-cell>
          <table:table-cell office:value-type="float" office:value="-73" table:style-name="ce51">
            <text:p><text:s/>- 73</text:p>
          </table:table-cell>
          <table:table-cell office:value-type="float" office:value="-15.698924731182796" table:style-name="ce52">
            <text:p>-15,7<text:s text:c="3"/></text:p>
          </table:table-cell>
          <table:table-cell office:value-type="float" office:value="106" table:style-name="ce51">
            <text:p>+ 106</text:p>
          </table:table-cell>
          <table:table-cell office:value-type="float" office:value="37.06293706293706" table:style-name="ce52">
            <text:p>+37,1<text:s text:c="3"/></text:p>
          </table:table-cell>
          <table:table-cell table:style-name="ce62"/>
          <table:table-cell table:number-columns-repeated="2" table:style-name="ce63"/>
          <table:table-cell table:number-columns-repeated="16369"/>
        </table:table-row>
        <table:table-row table:style-name="ro5">
          <table:table-cell/>
          <table:table-cell office:value-type="string" table:style-name="ce121">
            <text:p>Algarve</text:p>
          </table:table-cell>
          <table:table-cell office:value-type="float" office:value="487" table:style-name="ce122">
            <text:p><text:s/>487</text:p>
          </table:table-cell>
          <table:table-cell office:value-type="float" office:value="6.403681788297173" table:style-name="ce123">
            <text:p>6,4<text:s text:c="5"/></text:p>
          </table:table-cell>
          <table:table-cell office:value-type="float" office:value="1224" table:style-name="ce124">
            <text:p>1 224</text:p>
          </table:table-cell>
          <table:table-cell office:value-type="float" office:value="12.636795374767706" table:style-name="ce125">
            <text:p>12,6<text:s text:c="5"/></text:p>
          </table:table-cell>
          <table:table-cell office:value-type="float" office:value="628" table:style-name="ce124">
            <text:p><text:s/>628</text:p>
          </table:table-cell>
          <table:table-cell office:value-type="float" office:value="9.3563766388557799" table:style-name="ce126">
            <text:p>9,4<text:s text:c="5"/></text:p>
          </table:table-cell>
          <table:table-cell office:value-type="float" office:value="-737" table:style-name="ce51">
            <text:p><text:s/>- 737</text:p>
          </table:table-cell>
          <table:table-cell office:value-type="float" office:value="-60.212418300653589" table:style-name="ce52">
            <text:p>-60,2<text:s text:c="3"/></text:p>
          </table:table-cell>
          <table:table-cell office:value-type="float" office:value="-141" table:style-name="ce51">
            <text:p><text:s/>- 141</text:p>
          </table:table-cell>
          <table:table-cell office:value-type="float" office:value="-22.452229299363058" table:style-name="ce52">
            <text:p>-22,5<text:s text:c="3"/></text:p>
          </table:table-cell>
          <table:table-cell table:number-columns-repeated="3" table:style-name="ce62"/>
          <table:table-cell table:number-columns-repeated="16369"/>
        </table:table-row>
        <table:table-row table:style-name="ro30">
          <table:table-cell/>
          <table:table-cell office:value-type="string" table:style-name="ce120">
            <text:p>REG.AUTÓNOMAS</text:p>
          </table:table-cell>
          <table:table-cell office:value-type="float" office:value="346" table:style-name="ce115">
            <text:p><text:s/>346</text:p>
          </table:table-cell>
          <table:table-cell office:value-type="float" office:value="4.5496383957922415" table:style-name="ce116">
            <text:p>4,5<text:s text:c="5"/></text:p>
          </table:table-cell>
          <table:table-cell office:value-type="float" office:value="372" table:style-name="ce117">
            <text:p><text:s/>372</text:p>
          </table:table-cell>
          <table:table-cell office:value-type="float" office:value="3.8405946727235185" table:style-name="ce118">
            <text:p>3,8<text:s text:c="5"/></text:p>
          </table:table-cell>
          <table:table-cell office:value-type="float" office:value="246" table:style-name="ce117">
            <text:p><text:s/>246</text:p>
          </table:table-cell>
          <table:table-cell office:value-type="float" office:value="3.6650774731823601" table:style-name="ce119">
            <text:p>3,7<text:s text:c="5"/></text:p>
          </table:table-cell>
          <table:table-cell office:value-type="float" office:value="-26" table:style-name="ce42">
            <text:p><text:s/>- 26</text:p>
          </table:table-cell>
          <table:table-cell office:value-type="float" office:value="-6.9892473118279561" table:style-name="ce43">
            <text:p>-7,0<text:s text:c="3"/></text:p>
          </table:table-cell>
          <table:table-cell office:value-type="float" office:value="100" table:style-name="ce42">
            <text:p>+ 100</text:p>
          </table:table-cell>
          <table:table-cell office:value-type="float" office:value="40.650406504065039" table:style-name="ce43">
            <text:p>+40,7<text:s text:c="3"/></text:p>
          </table:table-cell>
          <table:table-cell table:number-columns-repeated="3" table:style-name="ce62"/>
          <table:table-cell table:number-columns-repeated="16369"/>
        </table:table-row>
        <table:table-row table:style-name="ro17">
          <table:table-cell/>
          <table:table-cell office:value-type="string" table:style-name="ce121">
            <text:p>Açores</text:p>
          </table:table-cell>
          <table:table-cell office:value-type="float" office:value="226" table:style-name="ce122">
            <text:p><text:s/>226</text:p>
          </table:table-cell>
          <table:table-cell office:value-type="float" office:value="2.9717291255752794" table:style-name="ce123">
            <text:p>3,0<text:s text:c="5"/></text:p>
          </table:table-cell>
          <table:table-cell office:value-type="float" office:value="257" table:style-name="ce124">
            <text:p><text:s/>257</text:p>
          </table:table-cell>
          <table:table-cell office:value-type="float" office:value="2.6533140615321082" table:style-name="ce125">
            <text:p>2,7<text:s text:c="5"/></text:p>
          </table:table-cell>
          <table:table-cell office:value-type="float" office:value="155" table:style-name="ce124">
            <text:p><text:s/>155</text:p>
          </table:table-cell>
          <table:table-cell office:value-type="float" office:value="2.3092967818831944" table:style-name="ce126">
            <text:p>2,3<text:s text:c="5"/></text:p>
          </table:table-cell>
          <table:table-cell office:value-type="float" office:value="-31" table:style-name="ce51">
            <text:p><text:s/>- 31</text:p>
          </table:table-cell>
          <table:table-cell office:value-type="float" office:value="-12.062256809338521" table:style-name="ce52">
            <text:p>-12,1<text:s text:c="3"/></text:p>
          </table:table-cell>
          <table:table-cell office:value-type="float" office:value="71" table:style-name="ce51">
            <text:p>+ 71</text:p>
          </table:table-cell>
          <table:table-cell office:value-type="float" office:value="45.806451612903224" table:style-name="ce52">
            <text:p>+45,8<text:s text:c="3"/></text:p>
          </table:table-cell>
          <table:table-cell table:number-columns-repeated="3" table:style-name="ce62"/>
          <table:table-cell table:number-columns-repeated="16369"/>
        </table:table-row>
        <table:table-row table:style-name="ro5">
          <table:table-cell/>
          <table:table-cell office:value-type="string" table:style-name="ce121">
            <text:p>Madeira</text:p>
          </table:table-cell>
          <table:table-cell office:value-type="float" office:value="120" table:style-name="ce122">
            <text:p><text:s/>120</text:p>
          </table:table-cell>
          <table:table-cell office:value-type="float" office:value="1.5779092702169626" table:style-name="ce123">
            <text:p>1,6<text:s text:c="5"/></text:p>
          </table:table-cell>
          <table:table-cell office:value-type="float" office:value="115" table:style-name="ce124">
            <text:p><text:s/>115</text:p>
          </table:table-cell>
          <table:table-cell office:value-type="float" office:value="1.1872806111914103" table:style-name="ce125">
            <text:p>1,2<text:s text:c="5"/></text:p>
          </table:table-cell>
          <table:table-cell office:value-type="float" office:value="91" table:style-name="ce124">
            <text:p><text:s/>91</text:p>
          </table:table-cell>
          <table:table-cell office:value-type="float" office:value="1.3557806912991657" table:style-name="ce126">
            <text:p>1,4<text:s text:c="5"/></text:p>
          </table:table-cell>
          <table:table-cell office:value-type="float" office:value="5" table:style-name="ce51">
            <text:p>+ 5</text:p>
          </table:table-cell>
          <table:table-cell office:value-type="float" office:value="4.3478260869565215" table:style-name="ce52">
            <text:p>+4,3<text:s text:c="3"/></text:p>
          </table:table-cell>
          <table:table-cell office:value-type="float" office:value="29" table:style-name="ce51">
            <text:p>+ 29</text:p>
          </table:table-cell>
          <table:table-cell office:value-type="float" office:value="31.868131868131865" table:style-name="ce52">
            <text:p>+31,9<text:s text:c="3"/></text:p>
          </table:table-cell>
          <table:table-cell table:style-name="ce68"/>
          <table:table-cell table:number-columns-repeated="2" table:style-name="ce62"/>
          <table:table-cell table:number-columns-repeated="16369"/>
        </table:table-row>
        <table:table-row table:style-name="ro28">
          <table:table-cell/>
          <table:table-cell table:style-name="ce127"/>
          <table:table-cell table:style-name="ce128"/>
          <table:table-cell table:style-name="ce129"/>
          <table:table-cell table:style-name="ce130"/>
          <table:table-cell table:style-name="ce131"/>
          <table:table-cell table:style-name="ce130"/>
          <table:table-cell table:style-name="ce132"/>
          <table:table-cell table:style-name="ce133"/>
          <table:table-cell table:style-name="ce134"/>
          <table:table-cell table:style-name="ce133"/>
          <table:table-cell table:style-name="ce134"/>
          <table:table-cell table:number-columns-repeated="16372" table:style-name="ce1"/>
        </table:table-row>
        <table:table-row table:style-name="ro28">
          <table:table-cell/>
          <table:table-cell office:value-type="string" table:style-name="ce80">
            <text:p><text:s text:c="4"/>(1) - Mês homólogo do ano anterior</text:p>
          </table:table-cell>
          <table:table-cell table:number-columns-repeated="2" table:style-name="ce6"/>
          <table:table-cell table:number-columns-repeated="4" table:style-name="ce80"/>
          <table:table-cell table:style-name="ce6"/>
          <table:table-cell table:style-name="ce81"/>
          <table:table-cell table:number-columns-repeated="2" table:style-name="ce6"/>
          <table:table-cell table:number-columns-repeated="16372" table:style-name="ce1"/>
        </table:table-row>
        <table:table-row table:number-rows-repeated="7" table:style-name="ro28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2">
          <table:table-cell/>
          <table:table-cell office:value-type="string" table:style-name="ce7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4"/>
          <table:table-cell office:value-type="string" table:style-name="ce185">
            <text:p>CONTINENTE</text:p>
          </table:table-cell>
          <table:table-cell table:style-name="ce185"/>
          <table:table-cell table:number-columns-repeated="16372" table:style-name="ce1"/>
        </table:table-row>
        <table:table-row table:style-name="ro2">
          <table:table-cell/>
          <table:table-cell office:value-type="string" table:style-name="ce208">
            <text:p>Movimento ao longo do mês<text:s text:c="2"/>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16372"/>
        </table:table-row>
        <table:table-row table:style-name="ro5">
          <table:table-cell/>
          <table:table-cell table:style-name="ce5"/>
          <table:table-cell table:style-name="ce11"/>
          <table:table-cell table:number-columns-repeated="9" table:style-name="ce5"/>
          <table:table-cell table:number-columns-repeated="16372"/>
        </table:table-row>
        <table:table-row table:style-name="ro28">
          <table:table-cell/>
          <table:table-cell table:style-name="ce12"/>
          <table:table-cell table:style-name="ce94"/>
          <table:table-cell table:style-name="ce95"/>
          <table:table-cell table:style-name="ce96"/>
          <table:table-cell table:style-name="ce97"/>
          <table:table-cell table:style-name="ce96"/>
          <table:table-cell table:style-name="ce97"/>
          <table:table-cell office:value-type="string" table:number-columns-spanned="4" table:number-rows-spanned="1" table:style-name="ce168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28">
          <table:table-cell/>
          <table:table-cell office:value-type="string" table:style-name="ce18">
            <text:p>CPP-<text:span text:style-name="T2">2010</text:span></text:p>
          </table:table-cell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169">
            <text:p>Mês <text:s/>anterior</text:p>
          </table:table-cell>
          <table:covered-table-cell/>
          <table:table-cell office:value-type="string" table:number-columns-spanned="2" table:number-rows-spanned="1" table:style-name="ce170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28">
          <table:table-cell/>
          <table:table-cell table:style-name="ce23"/>
          <table:table-cell table:style-name="ce100"/>
          <table:table-cell table:style-name="ce101"/>
          <table:table-cell table:style-name="ce102"/>
          <table:table-cell table:style-name="ce103"/>
          <table:table-cell table:style-name="ce102"/>
          <table:table-cell table:style-name="ce103"/>
          <table:table-cell office:value-type="string" table:style-name="ce105">
            <text:p>Var. Abs.</text:p>
          </table:table-cell>
          <table:table-cell office:value-type="string" table:style-name="ce106">
            <text:p>Var. %</text:p>
          </table:table-cell>
          <table:table-cell office:value-type="string" table:style-name="ce105">
            <text:p>Var. Abs.</text:p>
          </table:table-cell>
          <table:table-cell office:value-type="string" table:style-name="ce107">
            <text:p>Var. %</text:p>
          </table:table-cell>
          <table:table-cell table:number-columns-repeated="16372"/>
        </table:table-row>
        <table:table-row table:style-name="ro8">
          <table:table-cell/>
          <table:table-cell table:style-name="ce18"/>
          <table:table-cell table:style-name="ce137"/>
          <table:table-cell table:style-name="ce209"/>
          <table:table-cell table:style-name="ce139"/>
          <table:table-cell table:style-name="ce210"/>
          <table:table-cell table:style-name="ce141"/>
          <table:table-cell table:style-name="ce211"/>
          <table:table-cell table:style-name="ce212"/>
          <table:table-cell table:style-name="ce213"/>
          <table:table-cell table:style-name="ce212"/>
          <table:table-cell table:style-name="ce144"/>
          <table:table-cell table:number-columns-repeated="16372"/>
        </table:table-row>
        <table:table-row table:style-name="ro23">
          <table:table-cell/>
          <table:table-cell office:value-type="string" table:style-name="ce214">
            <text:p>Total</text:p>
          </table:table-cell>
          <table:table-cell office:value-type="float" office:value="7259" table:style-name="ce38">
            <text:p>7 259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9314" table:style-name="ce147">
            <text:p>9 314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6462" table:style-name="ce40">
            <text:p>6 462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-2055" table:style-name="ce215">
            <text:p><text:s/>-2 055</text:p>
          </table:table-cell>
          <table:table-cell office:value-type="float" office:value="-22.063560231908955" table:style-name="ce43">
            <text:p>-22,1<text:s text:c="3"/></text:p>
          </table:table-cell>
          <table:table-cell office:value-type="float" office:value="797" table:style-name="ce215">
            <text:p>+ 797</text:p>
          </table:table-cell>
          <table:table-cell office:value-type="float" office:value="12.333642835035592" table:style-name="ce43">
            <text:p>+12,3<text:s text:c="3"/></text:p>
          </table:table-cell>
          <table:table-cell table:number-columns-repeated="16372"/>
        </table:table-row>
        <table:table-row table:style-name="ro31">
          <table:table-cell/>
          <table:table-cell office:value-type="string" table:style-name="ce216">
            <text:p>1- Repres. do poder legislativo e de órgãos exec., dirigentes, dire. e gestores execu.</text:p>
          </table:table-cell>
          <table:table-cell office:value-type="float" office:value="44" table:style-name="ce47">
            <text:p><text:s/>44</text:p>
          </table:table-cell>
          <table:table-cell office:value-type="float" office:value="0.60614409698305549" table:style-name="ce48">
            <text:p>0,6<text:s text:c="5"/></text:p>
          </table:table-cell>
          <table:table-cell office:value-type="float" office:value="60" table:style-name="ce153">
            <text:p><text:s/>60</text:p>
          </table:table-cell>
          <table:table-cell office:value-type="float" office:value="0.64419153961777964" table:style-name="ce217">
            <text:p>0,6<text:s text:c="5"/></text:p>
          </table:table-cell>
          <table:table-cell office:value-type="float" office:value="20" table:style-name="ce49">
            <text:p><text:s/>20</text:p>
          </table:table-cell>
          <table:table-cell office:value-type="float" office:value="0.30950170225936241" table:style-name="ce50">
            <text:p>0,3<text:s text:c="5"/></text:p>
          </table:table-cell>
          <table:table-cell office:value-type="float" office:value="-16" table:style-name="ce218">
            <text:p><text:s/>- 16</text:p>
          </table:table-cell>
          <table:table-cell office:value-type="float" office:value="-26.666666666666668" table:style-name="ce52">
            <text:p>-26,7<text:s text:c="3"/></text:p>
          </table:table-cell>
          <table:table-cell office:value-type="float" office:value="24" table:style-name="ce218">
            <text:p>+ 24</text:p>
          </table:table-cell>
          <table:table-cell office:value-type="float" office:value="120" table:style-name="ce52">
            <text:p>+12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2- Especialistas das atividades intelectuais e científicas</text:p>
          </table:table-cell>
          <table:table-cell office:value-type="float" office:value="425" table:style-name="ce47">
            <text:p><text:s/>425</text:p>
          </table:table-cell>
          <table:table-cell office:value-type="float" office:value="5.8548009367681502" table:style-name="ce48">
            <text:p>5,9<text:s text:c="5"/></text:p>
          </table:table-cell>
          <table:table-cell office:value-type="float" office:value="664" table:style-name="ce153">
            <text:p><text:s/>664</text:p>
          </table:table-cell>
          <table:table-cell office:value-type="float" office:value="7.1290530384367612" table:style-name="ce217">
            <text:p>7,1<text:s text:c="5"/></text:p>
          </table:table-cell>
          <table:table-cell office:value-type="float" office:value="436" table:style-name="ce49">
            <text:p><text:s/>436</text:p>
          </table:table-cell>
          <table:table-cell office:value-type="float" office:value="6.7471371092541004" table:style-name="ce50">
            <text:p>6,7<text:s text:c="5"/></text:p>
          </table:table-cell>
          <table:table-cell office:value-type="float" office:value="-239" table:style-name="ce218">
            <text:p><text:s/>- 239</text:p>
          </table:table-cell>
          <table:table-cell office:value-type="float" office:value="-35.993975903614455" table:style-name="ce52">
            <text:p>-36,0<text:s text:c="3"/></text:p>
          </table:table-cell>
          <table:table-cell office:value-type="float" office:value="-11" table:style-name="ce218">
            <text:p><text:s/>- 11</text:p>
          </table:table-cell>
          <table:table-cell office:value-type="float" office:value="-2.522935779816514" table:style-name="ce52">
            <text:p>-2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3- Técnicos e profissões de nível intermédio</text:p>
          </table:table-cell>
          <table:table-cell office:value-type="float" office:value="430" table:style-name="ce47">
            <text:p><text:s/>430</text:p>
          </table:table-cell>
          <table:table-cell office:value-type="float" office:value="5.9236809477889514" table:style-name="ce48">
            <text:p>5,9<text:s text:c="5"/></text:p>
          </table:table-cell>
          <table:table-cell office:value-type="float" office:value="578" table:style-name="ce153">
            <text:p><text:s/>578</text:p>
          </table:table-cell>
          <table:table-cell office:value-type="float" office:value="6.2057118316512776" table:style-name="ce217">
            <text:p>6,2<text:s text:c="5"/></text:p>
          </table:table-cell>
          <table:table-cell office:value-type="float" office:value="386" table:style-name="ce49">
            <text:p><text:s/>386</text:p>
          </table:table-cell>
          <table:table-cell office:value-type="float" office:value="5.9733828536056954" table:style-name="ce50">
            <text:p>6,0<text:s text:c="5"/></text:p>
          </table:table-cell>
          <table:table-cell office:value-type="float" office:value="-148" table:style-name="ce218">
            <text:p><text:s/>- 148</text:p>
          </table:table-cell>
          <table:table-cell office:value-type="float" office:value="-25.605536332179931" table:style-name="ce52">
            <text:p>-25,6<text:s text:c="3"/></text:p>
          </table:table-cell>
          <table:table-cell office:value-type="float" office:value="44" table:style-name="ce218">
            <text:p>+ 44</text:p>
          </table:table-cell>
          <table:table-cell office:value-type="float" office:value="11.398963730569948" table:style-name="ce52">
            <text:p>+11,4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4- Pessoal administrativo</text:p>
          </table:table-cell>
          <table:table-cell office:value-type="float" office:value="686" table:style-name="ce47">
            <text:p><text:s/>686</text:p>
          </table:table-cell>
          <table:table-cell office:value-type="float" office:value="9.4503375120540021" table:style-name="ce48">
            <text:p>9,5<text:s text:c="5"/></text:p>
          </table:table-cell>
          <table:table-cell office:value-type="float" office:value="989" table:style-name="ce153">
            <text:p><text:s/>989</text:p>
          </table:table-cell>
          <table:table-cell office:value-type="float" office:value="10.618423878033068" table:style-name="ce217">
            <text:p>10,6<text:s text:c="5"/></text:p>
          </table:table-cell>
          <table:table-cell office:value-type="float" office:value="610" table:style-name="ce49">
            <text:p><text:s/>610</text:p>
          </table:table-cell>
          <table:table-cell office:value-type="float" office:value="9.439801918910554" table:style-name="ce50">
            <text:p>9,4<text:s text:c="5"/></text:p>
          </table:table-cell>
          <table:table-cell office:value-type="float" office:value="-303" table:style-name="ce218">
            <text:p><text:s/>- 303</text:p>
          </table:table-cell>
          <table:table-cell office:value-type="float" office:value="-30.637007077856421" table:style-name="ce52">
            <text:p>-30,6<text:s text:c="3"/></text:p>
          </table:table-cell>
          <table:table-cell office:value-type="float" office:value="76" table:style-name="ce218">
            <text:p>+ 76</text:p>
          </table:table-cell>
          <table:table-cell office:value-type="float" office:value="12.459016393442624" table:style-name="ce52">
            <text:p>+12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5- Trabalhadores dos serviços pessoais, de proteção e segurança e vendedores</text:p>
          </table:table-cell>
          <table:table-cell office:value-type="float" office:value="1843" table:style-name="ce47">
            <text:p>1 843</text:p>
          </table:table-cell>
          <table:table-cell office:value-type="float" office:value="25.38917206226753" table:style-name="ce48">
            <text:p>25,4<text:s text:c="5"/></text:p>
          </table:table-cell>
          <table:table-cell office:value-type="float" office:value="2201" table:style-name="ce153">
            <text:p>2 201</text:p>
          </table:table-cell>
          <table:table-cell office:value-type="float" office:value="23.631092978312218" table:style-name="ce217">
            <text:p>23,6<text:s text:c="5"/></text:p>
          </table:table-cell>
          <table:table-cell office:value-type="float" office:value="1071" table:style-name="ce49">
            <text:p>1 071</text:p>
          </table:table-cell>
          <table:table-cell office:value-type="float" office:value="16.573816155988858" table:style-name="ce50">
            <text:p>16,6<text:s text:c="5"/></text:p>
          </table:table-cell>
          <table:table-cell office:value-type="float" office:value="-358" table:style-name="ce218">
            <text:p><text:s/>- 358</text:p>
          </table:table-cell>
          <table:table-cell office:value-type="float" office:value="-16.26533393911858" table:style-name="ce52">
            <text:p>-16,3<text:s text:c="3"/></text:p>
          </table:table-cell>
          <table:table-cell office:value-type="float" office:value="772" table:style-name="ce218">
            <text:p>+ 772</text:p>
          </table:table-cell>
          <table:table-cell office:value-type="float" office:value="72.082166199813258" table:style-name="ce52">
            <text:p>+72,1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6- Agricultores e trabalhadores qualificados da agricultura, da pesca e da floresta</text:p>
          </table:table-cell>
          <table:table-cell office:value-type="float" office:value="97" table:style-name="ce47">
            <text:p><text:s/>97</text:p>
          </table:table-cell>
          <table:table-cell office:value-type="float" office:value="1.3362722138035541" table:style-name="ce48">
            <text:p>1,3<text:s text:c="5"/></text:p>
          </table:table-cell>
          <table:table-cell office:value-type="float" office:value="237" table:style-name="ce153">
            <text:p><text:s/>237</text:p>
          </table:table-cell>
          <table:table-cell office:value-type="float" office:value="2.5445565814902298" table:style-name="ce217">
            <text:p>2,5<text:s text:c="5"/></text:p>
          </table:table-cell>
          <table:table-cell office:value-type="float" office:value="122" table:style-name="ce49">
            <text:p><text:s/>122</text:p>
          </table:table-cell>
          <table:table-cell office:value-type="float" office:value="1.8879603837821108" table:style-name="ce50">
            <text:p>1,9<text:s text:c="5"/></text:p>
          </table:table-cell>
          <table:table-cell office:value-type="float" office:value="-140" table:style-name="ce218">
            <text:p><text:s/>- 140</text:p>
          </table:table-cell>
          <table:table-cell office:value-type="float" office:value="-59.071729957805907" table:style-name="ce52">
            <text:p>-59,1<text:s text:c="3"/></text:p>
          </table:table-cell>
          <table:table-cell office:value-type="float" office:value="-25" table:style-name="ce218">
            <text:p><text:s/>- 25</text:p>
          </table:table-cell>
          <table:table-cell office:value-type="float" office:value="-20.491803278688526" table:style-name="ce52">
            <text:p>-20,5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7- Trabalhadores qualificados da indústria, construção e artífices</text:p>
          </table:table-cell>
          <table:table-cell office:value-type="float" office:value="797" table:style-name="ce47">
            <text:p><text:s/>797</text:p>
          </table:table-cell>
          <table:table-cell office:value-type="float" office:value="10.9794737567158" table:style-name="ce48">
            <text:p>11,0<text:s text:c="5"/></text:p>
          </table:table-cell>
          <table:table-cell office:value-type="float" office:value="928" table:style-name="ce153">
            <text:p><text:s/>928</text:p>
          </table:table-cell>
          <table:table-cell office:value-type="float" office:value="9.9634958127549922" table:style-name="ce217">
            <text:p>10,0<text:s text:c="5"/></text:p>
          </table:table-cell>
          <table:table-cell office:value-type="float" office:value="984" table:style-name="ce49">
            <text:p><text:s/>984</text:p>
          </table:table-cell>
          <table:table-cell office:value-type="float" office:value="15.22748375116063" table:style-name="ce50">
            <text:p>15,2<text:s text:c="5"/></text:p>
          </table:table-cell>
          <table:table-cell office:value-type="float" office:value="-131" table:style-name="ce218">
            <text:p><text:s/>- 131</text:p>
          </table:table-cell>
          <table:table-cell office:value-type="float" office:value="-14.116379310344829" table:style-name="ce52">
            <text:p>-14,1<text:s text:c="3"/></text:p>
          </table:table-cell>
          <table:table-cell office:value-type="float" office:value="-187" table:style-name="ce218">
            <text:p><text:s/>- 187</text:p>
          </table:table-cell>
          <table:table-cell office:value-type="float" office:value="-19.004065040650406" table:style-name="ce52">
            <text:p>-19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8- Operadores de instalações e máquinas e trabalhadores da montagem</text:p>
          </table:table-cell>
          <table:table-cell office:value-type="float" office:value="605" table:style-name="ce47">
            <text:p><text:s/>605</text:p>
          </table:table-cell>
          <table:table-cell office:value-type="float" office:value="8.3344813335170134" table:style-name="ce48">
            <text:p>8,3<text:s text:c="5"/></text:p>
          </table:table-cell>
          <table:table-cell office:value-type="float" office:value="785" table:style-name="ce153">
            <text:p><text:s/>785</text:p>
          </table:table-cell>
          <table:table-cell office:value-type="float" office:value="8.4281726433326174" table:style-name="ce217">
            <text:p>8,4<text:s text:c="5"/></text:p>
          </table:table-cell>
          <table:table-cell office:value-type="float" office:value="672" table:style-name="ce49">
            <text:p><text:s/>672</text:p>
          </table:table-cell>
          <table:table-cell office:value-type="float" office:value="10.399257195914577" table:style-name="ce50">
            <text:p>10,4<text:s text:c="5"/></text:p>
          </table:table-cell>
          <table:table-cell office:value-type="float" office:value="-180" table:style-name="ce218">
            <text:p><text:s/>- 180</text:p>
          </table:table-cell>
          <table:table-cell office:value-type="float" office:value="-22.929936305732486" table:style-name="ce52">
            <text:p>-22,9<text:s text:c="3"/></text:p>
          </table:table-cell>
          <table:table-cell office:value-type="float" office:value="-67" table:style-name="ce218">
            <text:p><text:s/>- 67</text:p>
          </table:table-cell>
          <table:table-cell office:value-type="float" office:value="-9.9702380952380967" table:style-name="ce52">
            <text:p>-10,0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9- Trabalhadores não qualificados</text:p>
          </table:table-cell>
          <table:table-cell office:value-type="float" office:value="2325" table:style-name="ce47">
            <text:p>2 325</text:p>
          </table:table-cell>
          <table:table-cell office:value-type="float" office:value="32.029205124672821" table:style-name="ce48">
            <text:p>32,0<text:s text:c="5"/></text:p>
          </table:table-cell>
          <table:table-cell office:value-type="float" office:value="2866" table:style-name="ce153">
            <text:p>2 866</text:p>
          </table:table-cell>
          <table:table-cell office:value-type="float" office:value="30.770882542409279" table:style-name="ce217">
            <text:p>30,8<text:s text:c="5"/></text:p>
          </table:table-cell>
          <table:table-cell office:value-type="float" office:value="2161" table:style-name="ce49">
            <text:p>2 161</text:p>
          </table:table-cell>
          <table:table-cell office:value-type="float" office:value="33.44165892912411" table:style-name="ce50">
            <text:p>33,4<text:s text:c="5"/></text:p>
          </table:table-cell>
          <table:table-cell office:value-type="float" office:value="-541" table:style-name="ce218">
            <text:p><text:s/>- 541</text:p>
          </table:table-cell>
          <table:table-cell office:value-type="float" office:value="-18.876482903000699" table:style-name="ce52">
            <text:p>-18,9<text:s text:c="3"/></text:p>
          </table:table-cell>
          <table:table-cell office:value-type="float" office:value="164" table:style-name="ce218">
            <text:p>+ 164</text:p>
          </table:table-cell>
          <table:table-cell office:value-type="float" office:value="7.5890791300323919" table:style-name="ce52">
            <text:p>+7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216">
            <text:p>0- Profissões das Forças Armadas</text:p>
          </table:table-cell>
          <table:table-cell office:value-type="float" office:value="7" table:style-name="ce47">
            <text:p><text:s/>7</text:p>
          </table:table-cell>
          <table:table-cell office:value-type="float" office:value="9.643201542912247E-2" table:style-name="ce48">
            <text:p>0,1<text:s text:c="5"/></text:p>
          </table:table-cell>
          <table:table-cell office:value-type="float" office:value="6" table:style-name="ce153">
            <text:p><text:s/>6</text:p>
          </table:table-cell>
          <table:table-cell office:value-type="float" office:value="6.441915396177797E-2" table:style-name="ce217">
            <text:p>0,1<text:s text:c="5"/></text:p>
          </table:table-cell>
          <table:table-cell office:value-type="float" office:value="0" table:style-name="ce49">
            <text:p><text:s/>0</text:p>
          </table:table-cell>
          <table:table-cell office:value-type="float" office:value="0" table:style-name="ce50">
            <text:p>0,0<text:s text:c="5"/></text:p>
          </table:table-cell>
          <table:table-cell office:value-type="float" office:value="1" table:style-name="ce218">
            <text:p>+ 1</text:p>
          </table:table-cell>
          <table:table-cell office:value-type="float" office:value="16.666666666666664" table:style-name="ce52">
            <text:p>+16,7<text:s text:c="3"/></text:p>
          </table:table-cell>
          <table:table-cell office:value-type="float" office:value="7" table:style-name="ce218">
            <text:p>+ 7</text:p>
          </table:table-cell>
          <table:table-cell office:value-type="string" table:style-name="ce201">
            <text:p>-</text:p>
          </table:table-cell>
          <table:table-cell table:number-columns-repeated="16372" table:style-name="ce1"/>
        </table:table-row>
        <table:table-row table:style-name="ro5">
          <table:table-cell/>
          <table:table-cell office:value-type="string" table:style-name="ce216">
            <text:p><text:s text:c="5"/>Outros</text:p>
          </table:table-cell>
          <table:table-cell office:value-type="float" office:value="0" table:style-name="ce47">
            <text:p><text:s/>0</text:p>
          </table:table-cell>
          <table:table-cell office:value-type="float" office:value="0" table:style-name="ce48">
            <text:p>0,0<text:s text:c="5"/></text:p>
          </table:table-cell>
          <table:table-cell office:value-type="float" office:value="0" table:style-name="ce153">
            <text:p><text:s/>0</text:p>
          </table:table-cell>
          <table:table-cell office:value-type="float" office:value="0" table:style-name="ce217">
            <text:p>0,0<text:s text:c="5"/></text:p>
          </table:table-cell>
          <table:table-cell office:value-type="float" office:value="0" table:style-name="ce49">
            <text:p><text:s/>0</text:p>
          </table:table-cell>
          <table:table-cell office:value-type="float" office:value="0" table:style-name="ce50">
            <text:p>0,0<text:s text:c="5"/></text:p>
          </table:table-cell>
          <table:table-cell office:value-type="float" office:value="0" table:style-name="ce218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218">
            <text:p>+ 0</text:p>
          </table:table-cell>
          <table:table-cell office:value-type="string" table:style-name="ce201">
            <text:p>-</text:p>
          </table:table-cell>
          <table:table-cell table:number-columns-repeated="16372" table:style-name="ce1"/>
        </table:table-row>
        <table:table-row table:style-name="ro12">
          <table:table-cell/>
          <table:table-cell table:style-name="ce219"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5"/>
          <table:table-cell table:style-name="ce226"/>
          <table:table-cell table:style-name="ce227"/>
          <table:table-cell table:style-name="ce226"/>
          <table:table-cell table:style-name="ce228"/>
          <table:table-cell table:number-columns-repeated="16372" table:style-name="ce1"/>
        </table:table-row>
        <table:table-row table:style-name="ro1">
          <table:table-cell/>
          <table:table-cell office:value-type="string" table:style-name="ce80">
            <text:p><text:s text:c="4"/>(1) - Mês homólogo do ano anterior</text:p>
          </table:table-cell>
          <table:table-cell table:style-name="ce186"/>
          <table:table-cell table:style-name="ce187"/>
          <table:table-cell table:number-columns-repeated="4" table:style-name="ce163"/>
          <table:table-cell table:style-name="ce164"/>
          <table:table-cell table:style-name="ce165"/>
          <table:table-cell table:style-name="ce164"/>
          <table:table-cell table:style-name="ce165"/>
          <table:table-cell table:number-columns-repeated="16372" table:style-name="ce1"/>
        </table:table-row>
        <table:table-row table:number-rows-repeated="3" table:style-name="ro1">
          <table:table-cell table:number-columns-repeated="16384"/>
        </table:table-row>
        <table:table-row table:style-name="ro28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6"/>
          <table:table-cell table:number-columns-repeated="16367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6"/>
          <table:table-cell table:number-columns-repeated="16367"/>
        </table:table-row>
        <table:table-row table:style-name="ro16">
          <table:table-cell/>
          <table:table-cell table:number-columns-repeated="11" table:style-name="ce1"/>
          <table:table-cell table:number-columns-repeated="5" table:style-name="ce17"/>
          <table:table-cell table:number-columns-repeated="16367"/>
        </table:table-row>
        <table:table-row table:style-name="ro16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17"/>
          <table:table-cell table:number-columns-repeated="16367"/>
        </table:table-row>
        <table:table-row table:number-rows-repeated="2" table:style-name="ro16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31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92"/>
          <table:table-cell table:number-columns-repeated="4" table:style-name="ce63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8"/>
          <table:table-cell table:number-columns-repeated="4" table:style-name="ce63"/>
          <table:table-cell table:number-columns-repeated="16367"/>
        </table:table-row>
        <table:table-row table:number-rows-repeated="2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2"/>
          <table:table-cell table:number-columns-repeated="4" table:style-name="ce63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number-columns-repeated="5" table:style-name="ce62"/>
          <table:table-cell table:number-columns-repeated="16367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6" table:style-name="ce1"/>
          <table:table-cell table:style-name="ce68"/>
          <table:table-cell table:number-columns-repeated="4" table:style-name="ce62"/>
          <table:table-cell table:number-columns-repeated="16367"/>
        </table:table-row>
        <table:table-row table:number-rows-repeated="3"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3"/>
          <table:table-cell table:number-columns-repeated="2" table:style-name="ce166"/>
          <table:table-cell table:number-columns-repeated="6" table:style-name="ce3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/>
          <table:table-cell table:number-columns-repeated="3" table:style-name="ce1"/>
          <table:table-cell table:number-columns-repeated="2" table:style-name="ce2"/>
          <table:table-cell table:number-columns-repeated="16378" table:style-name="ce1"/>
        </table:table-row>
        <table:table-row table:number-rows-repeated="1048498" table:style-name="ro1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7">
        <table:table-column table:style-name="co1" table:default-cell-style-name="ce1" table:visibility="collapse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5" table:default-cell-style-name="ce1"/>
        <table:table-column table:style-name="co10" table:default-cell-style-name="ce1"/>
        <table:table-column table:style-name="co7" table:default-cell-style-name="ce1"/>
        <table:table-column table:style-name="co10" table:default-cell-style-name="ce1"/>
        <table:table-column table:style-name="co8" table:default-cell-style-name="ce1"/>
        <table:table-column table:style-name="co29" table:default-cell-style-name="ce1"/>
        <table:table-column table:style-name="co10" table:default-cell-style-name="ce1"/>
        <table:table-column table:style-name="co17" table:default-cell-style-name="ce1"/>
        <table:table-column table:style-name="co12" table:number-columns-repeated="16372" table:default-cell-style-name="ce1"/>
        <table:table-row table:style-name="ro1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63068in" svg:height="0.632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3179in" svg:y="0.22802in" svg:width="2.0073in" svg:height="0.49889in">
                <draw:text-box>
                  <text:p text:style-name="a115" text:class-names="" text:cond-style-name=""><text:span text:style-name="a113" text:class-names="">JULHO 2021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8834in" svg:height="0.2974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style-name="ce1">
            <draw:frame draw:z-index="1" draw:id="id38" draw:style-name="a108" draw:name="Text Box 122" svg:x="0in" svg:y="0in" svg:width="0.97917in" svg:height="0.31424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1">
          <table:table-cell table:style-name="ce1"/>
          <table:table-cell table:number-columns-repeated="11" table:style-name="ce5"/>
          <table:table-cell table:number-columns-repeated="3" table:style-name="ce6"/>
          <table:table-cell table:number-columns-repeated="16369"/>
        </table:table-row>
        <table:table-row table:style-name="ro1">
          <table:table-cell table:style-name="ce1"/>
          <table:table-cell table:number-columns-repeated="11" table:style-name="ce5"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7">
            <text:p>Quadro 13 <text:s/>- <text:s/>COLOCAÇÕES EFETUADAS, <text:s text:c="2"/>POR <text:s/>ATIVIDADE <text:s/>ECONÓMICA</text:p>
          </table:table-cell>
          <table:table-cell table:number-columns-repeated="8" table:style-name="ce7"/>
          <table:table-cell office:value-type="string" table:number-columns-spanned="2" table:number-rows-spanned="1" table:style-name="ce82">
            <text:p>CONTINENTE</text:p>
          </table:table-cell>
          <table:covered-table-cell/>
          <table:table-cell table:number-columns-repeated="16372" table:style-name="ce1"/>
        </table:table-row>
        <table:table-row table:style-name="ro2">
          <table:table-cell table:style-name="ce202"/>
          <table:table-cell office:value-type="string" table:style-name="ce9">
            <text:p>Movimento ao longo do mês<text:s text:c="2"/></text:p>
          </table:table-cell>
          <table:table-cell table:number-columns-repeated="2" table:style-name="ce10"/>
          <table:table-cell table:number-columns-repeated="4" table:style-name="ce9"/>
          <table:table-cell table:number-columns-repeated="4" table:style-name="ce10"/>
          <table:table-cell table:number-columns-repeated="16372" table:style-name="ce1"/>
        </table:table-row>
        <table:table-row table:style-name="ro5">
          <table:table-cell table:style-name="ce202"/>
          <table:table-cell table:style-name="ce5"/>
          <table:table-cell table:style-name="ce11"/>
          <table:table-cell table:number-columns-repeated="9" table:style-name="ce5"/>
          <table:table-cell table:number-columns-repeated="16372" table:style-name="ce1"/>
        </table:table-row>
        <table:table-row table:style-name="ro5">
          <table:table-cell table:style-name="ce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table-cell table:style-name="ce15"/>
          <table:table-cell table:style-name="ce16"/>
          <table:table-cell office:value-type="string" table:number-columns-spanned="4" table:number-rows-spanned="1" table:style-name="ce83">
            <text:p>Variação</text:p>
          </table:table-cell>
          <table:covered-table-cell table:number-columns-repeated="3"/>
          <table:table-cell table:number-columns-repeated="3" table:style-name="ce17"/>
          <table:table-cell table:number-columns-repeated="16369"/>
        </table:table-row>
        <table:table-row table:style-name="ro1">
          <table:table-cell table:style-name="ce1"/>
          <table:table-cell office:value-type="string" table:style-name="ce18">
            <text:p>CAE <text:s/>Rev.3</text:p>
          </table:table-cell>
          <table:table-cell office:value-type="string" table:style-name="ce86">
            <text:p>JULHO 2021</text:p>
          </table:table-cell>
          <table:table-cell office:value-type="string" table:style-name="ce20">
            <text:p>%</text:p>
          </table:table-cell>
          <table:table-cell office:value-type="string" table:style-name="ce21">
            <text:p>JUNHO 2021</text:p>
          </table:table-cell>
          <table:table-cell office:value-type="string" table:style-name="ce22">
            <text:p>%</text:p>
          </table:table-cell>
          <table:table-cell office:value-type="string" table:style-name="ce21">
            <text:p>JULHO 2020</text:p>
          </table:table-cell>
          <table:table-cell office:value-type="string" table:style-name="ce22">
            <text:p>%</text:p>
          </table:table-cell>
          <table:table-cell office:value-type="string" table:number-columns-spanned="2" table:number-rows-spanned="1" table:style-name="ce84">
            <text:p>Mês <text:s/>anterior</text:p>
          </table:table-cell>
          <table:covered-table-cell/>
          <table:table-cell office:value-type="string" table:number-columns-spanned="2" table:number-rows-spanned="1" table:style-name="ce85">
            <text:p>Mês <text:s/>homólogo<text:span text:style-name="T2">(1)<text:s/></text:span></text:p>
          </table:table-cell>
          <table:covered-table-cell/>
          <table:table-cell table:number-columns-repeated="3" table:style-name="ce17"/>
          <table:table-cell table:number-columns-repeated="16369"/>
        </table:table-row>
        <table:table-row table:style-name="ro1">
          <table:table-cell table:style-name="ce1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6"/>
          <table:table-cell table:style-name="ce27"/>
          <table:table-cell office:value-type="string" table:style-name="ce28">
            <text:p>Var. Abs.</text:p>
          </table:table-cell>
          <table:table-cell office:value-type="string" table:style-name="ce29">
            <text:p>Var. %</text:p>
          </table:table-cell>
          <table:table-cell office:value-type="string" table:style-name="ce28">
            <text:p>Var. Abs.</text:p>
          </table:table-cell>
          <table:table-cell office:value-type="string" table:style-name="ce30">
            <text:p>Var. %</text:p>
          </table:table-cell>
          <table:table-cell table:number-columns-repeated="3" table:style-name="ce31"/>
          <table:table-cell table:number-columns-repeated="16369"/>
        </table:table-row>
        <table:table-row table:style-name="ro21">
          <table:table-cell table:style-name="ce1"/>
          <table:table-cell table:style-name="ce18"/>
          <table:table-cell table:style-name="ce87"/>
          <table:table-cell table:style-name="ce88"/>
          <table:table-cell table:style-name="ce89"/>
          <table:table-cell table:style-name="ce90"/>
          <table:table-cell table:style-name="ce89"/>
          <table:table-cell table:style-name="ce90"/>
          <table:table-cell table:number-columns-repeated="4" table:style-name="ce91"/>
          <table:table-cell table:number-columns-repeated="3" table:style-name="ce31"/>
          <table:table-cell table:number-columns-repeated="16369"/>
        </table:table-row>
        <table:table-row table:style-name="ro28">
          <table:table-cell table:style-name="ce1"/>
          <table:table-cell office:value-type="string" table:style-name="ce171">
            <text:p><text:s text:c="2"/>Total</text:p>
          </table:table-cell>
          <table:table-cell office:value-type="float" office:value="7259" table:style-name="ce38">
            <text:p>7 259</text:p>
          </table:table-cell>
          <table:table-cell office:value-type="float" office:value="100" table:style-name="ce39">
            <text:p>100,0<text:s text:c="5"/></text:p>
          </table:table-cell>
          <table:table-cell office:value-type="float" office:value="9314" table:style-name="ce40">
            <text:p>9 314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6466" table:style-name="ce40">
            <text:p>6 466</text:p>
          </table:table-cell>
          <table:table-cell office:value-type="float" office:value="100" table:style-name="ce41">
            <text:p>100,0<text:s text:c="5"/></text:p>
          </table:table-cell>
          <table:table-cell office:value-type="float" office:value="-2055" table:style-name="ce42">
            <text:p><text:s/>-2 055</text:p>
          </table:table-cell>
          <table:table-cell office:value-type="float" office:value="-22.063560231908955" table:style-name="ce43">
            <text:p>-22,1<text:s text:c="3"/></text:p>
          </table:table-cell>
          <table:table-cell office:value-type="float" office:value="793" table:style-name="ce42">
            <text:p>+ 793</text:p>
          </table:table-cell>
          <table:table-cell office:value-type="float" office:value="12.264150943396226" table:style-name="ce43">
            <text:p>+12,3<text:s text:c="3"/></text:p>
          </table:table-cell>
          <table:table-cell table:style-name="ce6"/>
          <table:table-cell table:number-columns-repeated="2" table:style-name="ce45"/>
          <table:table-cell table:number-columns-repeated="16369"/>
        </table:table-row>
        <table:table-row table:style-name="ro11">
          <table:table-cell table:style-name="ce1"/>
          <table:table-cell office:value-type="string" table:style-name="ce173">
            <text:p>Agricultura, produção animal, caça, floresta e pesca</text:p>
          </table:table-cell>
          <table:table-cell office:value-type="float" office:value="139" table:style-name="ce38">
            <text:p><text:s/>139</text:p>
          </table:table-cell>
          <table:table-cell office:value-type="float" office:value="1.9148643063782889" table:style-name="ce39">
            <text:p>1,9<text:s text:c="5"/></text:p>
          </table:table-cell>
          <table:table-cell office:value-type="float" office:value="301" table:style-name="ce40">
            <text:p><text:s/>301</text:p>
          </table:table-cell>
          <table:table-cell office:value-type="float" office:value="3.2316942237491952" table:style-name="ce41">
            <text:p>3,2<text:s text:c="5"/></text:p>
          </table:table-cell>
          <table:table-cell office:value-type="float" office:value="104" table:style-name="ce40">
            <text:p><text:s/>104</text:p>
          </table:table-cell>
          <table:table-cell office:value-type="float" office:value="1.6084132384781937" table:style-name="ce41">
            <text:p>1,6<text:s text:c="5"/></text:p>
          </table:table-cell>
          <table:table-cell office:value-type="float" office:value="-162" table:style-name="ce42">
            <text:p><text:s/>- 162</text:p>
          </table:table-cell>
          <table:table-cell office:value-type="float" office:value="-53.820598006644516" table:style-name="ce43">
            <text:p>-53,8<text:s text:c="3"/></text:p>
          </table:table-cell>
          <table:table-cell office:value-type="float" office:value="35" table:style-name="ce42">
            <text:p>+ 35</text:p>
          </table:table-cell>
          <table:table-cell office:value-type="float" office:value="33.653846153846153" table:style-name="ce43">
            <text:p>+33,7<text:s text:c="3"/></text:p>
          </table:table-cell>
          <table:table-cell table:style-name="ce92"/>
          <table:table-cell table:number-columns-repeated="2" table:style-name="ce63"/>
          <table:table-cell table:number-columns-repeated="16369"/>
        </table:table-row>
        <table:table-row table:style-name="ro27">
          <table:table-cell table:style-name="ce1"/>
          <table:table-cell office:value-type="string" table:style-name="ce173">
            <text:p>Indústria, energia e água e construção</text:p>
          </table:table-cell>
          <table:table-cell office:value-type="float" office:value="1495" table:style-name="ce58">
            <text:p>1 495</text:p>
          </table:table-cell>
          <table:table-cell office:value-type="float" office:value="20.595123295219729" table:style-name="ce59">
            <text:p>20,6<text:s text:c="5"/></text:p>
          </table:table-cell>
          <table:table-cell office:value-type="float" office:value="1823" table:style-name="ce40">
            <text:p>1 823</text:p>
          </table:table-cell>
          <table:table-cell office:value-type="float" office:value="19.572686278720205" table:style-name="ce41">
            <text:p>19,6<text:s text:c="5"/></text:p>
          </table:table-cell>
          <table:table-cell office:value-type="float" office:value="1573" table:style-name="ce40">
            <text:p>1 573</text:p>
          </table:table-cell>
          <table:table-cell office:value-type="float" office:value="24.327250231982678" table:style-name="ce41">
            <text:p>24,3<text:s text:c="5"/></text:p>
          </table:table-cell>
          <table:table-cell office:value-type="float" office:value="-328" table:style-name="ce42">
            <text:p><text:s/>- 328</text:p>
          </table:table-cell>
          <table:table-cell office:value-type="float" office:value="-17.992320351069665" table:style-name="ce43">
            <text:p>-18,0<text:s text:c="3"/></text:p>
          </table:table-cell>
          <table:table-cell office:value-type="float" office:value="-78" table:style-name="ce42">
            <text:p><text:s/>- 78</text:p>
          </table:table-cell>
          <table:table-cell office:value-type="float" office:value="-4.9586776859504136" table:style-name="ce43">
            <text:p>-5,0<text:s text:c="3"/></text:p>
          </table:table-cell>
          <table:table-cell table:style-name="ce92"/>
          <table:table-cell table:number-columns-repeated="2" table:style-name="ce63"/>
          <table:table-cell table:number-columns-repeated="16369"/>
        </table:table-row>
        <table:table-row table:style-name="ro28">
          <table:table-cell table:style-name="ce1"/>
          <table:table-cell office:value-type="string" table:style-name="ce175">
            <text:p>Indústrias extrativas</text:p>
          </table:table-cell>
          <table:table-cell office:value-type="float" office:value="7" table:style-name="ce47">
            <text:p><text:s/>7</text:p>
          </table:table-cell>
          <table:table-cell office:value-type="float" office:value="9.643201542912247E-2" table:style-name="ce48">
            <text:p>0,1<text:s text:c="5"/></text:p>
          </table:table-cell>
          <table:table-cell office:value-type="float" office:value="10" table:style-name="ce49">
            <text:p><text:s/>10</text:p>
          </table:table-cell>
          <table:table-cell office:value-type="float" office:value="0.1073652566029633" table:style-name="ce50">
            <text:p>0,1<text:s text:c="5"/></text:p>
          </table:table-cell>
          <table:table-cell office:value-type="float" office:value="2" table:style-name="ce49">
            <text:p><text:s/>2</text:p>
          </table:table-cell>
          <table:table-cell office:value-type="float" office:value="3.093102381688834E-2" table:style-name="ce50">
            <text:p>0,0<text:s text:c="5"/></text:p>
          </table:table-cell>
          <table:table-cell office:value-type="float" office:value="-3" table:style-name="ce51">
            <text:p><text:s/>- 3</text:p>
          </table:table-cell>
          <table:table-cell office:value-type="float" office:value="-30" table:style-name="ce52">
            <text:p>-30,0<text:s text:c="3"/></text:p>
          </table:table-cell>
          <table:table-cell office:value-type="float" office:value="5" table:style-name="ce51">
            <text:p>+ 5</text:p>
          </table:table-cell>
          <table:table-cell office:value-type="float" office:value="250" table:style-name="ce52">
            <text:p>+250,0<text:s text:c="3"/></text:p>
          </table:table-cell>
          <table:table-cell table:style-name="ce68"/>
          <table:table-cell table:number-columns-repeated="2" table:style-name="ce63"/>
          <table:table-cell table:number-columns-repeated="16369"/>
        </table:table-row>
        <table:table-row table:style-name="ro28">
          <table:table-cell/>
          <table:table-cell office:value-type="string" table:style-name="ce175">
            <text:p>Indústrias alimentares das bebidas e do tabaco</text:p>
          </table:table-cell>
          <table:table-cell office:value-type="float" office:value="247" table:style-name="ce47">
            <text:p><text:s/>247</text:p>
          </table:table-cell>
          <table:table-cell office:value-type="float" office:value="3.4026725444276069" table:style-name="ce48">
            <text:p>3,4<text:s text:c="5"/></text:p>
          </table:table-cell>
          <table:table-cell office:value-type="float" office:value="206" table:style-name="ce49">
            <text:p><text:s/>206</text:p>
          </table:table-cell>
          <table:table-cell office:value-type="float" office:value="2.2117242860210435" table:style-name="ce50">
            <text:p>2,2<text:s text:c="5"/></text:p>
          </table:table-cell>
          <table:table-cell office:value-type="float" office:value="218" table:style-name="ce49">
            <text:p><text:s/>218</text:p>
          </table:table-cell>
          <table:table-cell office:value-type="float" office:value="3.3714815960408289" table:style-name="ce50">
            <text:p>3,4<text:s text:c="5"/></text:p>
          </table:table-cell>
          <table:table-cell office:value-type="float" office:value="41" table:style-name="ce51">
            <text:p>+ 41</text:p>
          </table:table-cell>
          <table:table-cell office:value-type="float" office:value="19.902912621359224" table:style-name="ce52">
            <text:p>+19,9<text:s text:c="3"/></text:p>
          </table:table-cell>
          <table:table-cell office:value-type="float" office:value="29" table:style-name="ce51">
            <text:p>+ 29</text:p>
          </table:table-cell>
          <table:table-cell office:value-type="float" office:value="13.302752293577983" table:style-name="ce52">
            <text:p>+13,3<text:s text:c="3"/></text:p>
          </table:table-cell>
          <table:table-cell table:style-name="ce62"/>
          <table:table-cell table:number-columns-repeated="2" table:style-name="ce63"/>
          <table:table-cell table:number-columns-repeated="16369"/>
        </table:table-row>
        <table:table-row table:style-name="ro28">
          <table:table-cell/>
          <table:table-cell office:value-type="string" table:style-name="ce175">
            <text:p>Fabricação de têxteis</text:p>
          </table:table-cell>
          <table:table-cell office:value-type="float" office:value="56" table:style-name="ce47">
            <text:p><text:s/>56</text:p>
          </table:table-cell>
          <table:table-cell office:value-type="float" office:value="0.77145612343297976" table:style-name="ce65">
            <text:p>0,8<text:s text:c="5"/></text:p>
          </table:table-cell>
          <table:table-cell office:value-type="float" office:value="84" table:style-name="ce66">
            <text:p><text:s/>84</text:p>
          </table:table-cell>
          <table:table-cell office:value-type="float" office:value="0.90186815546489163" table:style-name="ce67">
            <text:p>0,9<text:s text:c="5"/></text:p>
          </table:table-cell>
          <table:table-cell office:value-type="float" office:value="40" table:style-name="ce49">
            <text:p><text:s/>40</text:p>
          </table:table-cell>
          <table:table-cell office:value-type="float" office:value="0.61862047633776684" table:style-name="ce67">
            <text:p>0,6<text:s text:c="5"/></text:p>
          </table:table-cell>
          <table:table-cell office:value-type="float" office:value="-28" table:style-name="ce51">
            <text:p><text:s/>- 28</text:p>
          </table:table-cell>
          <table:table-cell office:value-type="float" office:value="-33.333333333333329" table:style-name="ce52">
            <text:p>-33,3<text:s text:c="3"/></text:p>
          </table:table-cell>
          <table:table-cell office:value-type="float" office:value="16" table:style-name="ce51">
            <text:p>+ 16</text:p>
          </table:table-cell>
          <table:table-cell office:value-type="float" office:value="40" table:style-name="ce52">
            <text:p>+40,0<text:s text:c="3"/></text:p>
          </table:table-cell>
          <table:table-cell table:style-name="ce62"/>
          <table:table-cell table:number-columns-repeated="2" table:style-name="ce63"/>
          <table:table-cell table:number-columns-repeated="16369"/>
        </table:table-row>
        <table:table-row table:style-name="ro28">
          <table:table-cell/>
          <table:table-cell office:value-type="string" table:style-name="ce176">
            <text:p>Indústria do vestuário</text:p>
          </table:table-cell>
          <table:table-cell office:value-type="float" office:value="168" table:style-name="ce47">
            <text:p><text:s/>168</text:p>
          </table:table-cell>
          <table:table-cell office:value-type="float" office:value="2.3143683702989395" table:style-name="ce65">
            <text:p>2,3<text:s text:c="5"/></text:p>
          </table:table-cell>
          <table:table-cell office:value-type="float" office:value="244" table:style-name="ce66">
            <text:p><text:s/>244</text:p>
          </table:table-cell>
          <table:table-cell office:value-type="float" office:value="2.619712261112304" table:style-name="ce67">
            <text:p>2,6<text:s text:c="5"/></text:p>
          </table:table-cell>
          <table:table-cell office:value-type="float" office:value="182" table:style-name="ce49">
            <text:p><text:s/>182</text:p>
          </table:table-cell>
          <table:table-cell office:value-type="float" office:value="2.8147231673368389" table:style-name="ce67">
            <text:p>2,8<text:s text:c="5"/></text:p>
          </table:table-cell>
          <table:table-cell office:value-type="float" office:value="-76" table:style-name="ce51">
            <text:p><text:s/>- 76</text:p>
          </table:table-cell>
          <table:table-cell office:value-type="float" office:value="-31.147540983606557" table:style-name="ce52">
            <text:p>-31,1<text:s text:c="3"/></text:p>
          </table:table-cell>
          <table:table-cell office:value-type="float" office:value="-14" table:style-name="ce51">
            <text:p><text:s/>- 14</text:p>
          </table:table-cell>
          <table:table-cell office:value-type="float" office:value="-7.6923076923076925" table:style-name="ce52">
            <text:p>-7,7<text:s text:c="3"/></text:p>
          </table:table-cell>
          <table:table-cell table:number-columns-repeated="3" table:style-name="ce62"/>
          <table:table-cell table:number-columns-repeated="16369"/>
        </table:table-row>
        <table:table-row table:style-name="ro28">
          <table:table-cell/>
          <table:table-cell office:value-type="string" table:style-name="ce175">
            <text:p>Indústria do couro e dos produtos do couro</text:p>
          </table:table-cell>
          <table:table-cell office:value-type="float" office:value="147" table:style-name="ce47">
            <text:p><text:s/>147</text:p>
          </table:table-cell>
          <table:table-cell office:value-type="float" office:value="2.0250723240115716" table:style-name="ce65">
            <text:p>2,0<text:s text:c="5"/></text:p>
          </table:table-cell>
          <table:table-cell office:value-type="float" office:value="195" table:style-name="ce66">
            <text:p><text:s/>195</text:p>
          </table:table-cell>
          <table:table-cell office:value-type="float" office:value="2.0936225037577838" table:style-name="ce67">
            <text:p>2,1<text:s text:c="5"/></text:p>
          </table:table-cell>
          <table:table-cell office:value-type="float" office:value="164" table:style-name="ce49">
            <text:p><text:s/>164</text:p>
          </table:table-cell>
          <table:table-cell office:value-type="float" office:value="2.5363439529848439" table:style-name="ce67">
            <text:p>2,5<text:s text:c="5"/></text:p>
          </table:table-cell>
          <table:table-cell office:value-type="float" office:value="-48" table:style-name="ce51">
            <text:p><text:s/>- 48</text:p>
          </table:table-cell>
          <table:table-cell office:value-type="float" office:value="-24.615384615384617" table:style-name="ce52">
            <text:p>-24,6<text:s text:c="3"/></text:p>
          </table:table-cell>
          <table:table-cell office:value-type="float" office:value="-17" table:style-name="ce51">
            <text:p><text:s/>- 17</text:p>
          </table:table-cell>
          <table:table-cell office:value-type="float" office:value="-10.365853658536585" table:style-name="ce52">
            <text:p>-10,4<text:s text:c="3"/></text:p>
          </table:table-cell>
          <table:table-cell table:number-columns-repeated="3" table:style-name="ce62"/>
          <table:table-cell table:number-columns-repeated="16369"/>
        </table:table-row>
        <table:table-row table:style-name="ro28">
          <table:table-cell/>
          <table:table-cell office:value-type="string" table:style-name="ce175">
            <text:p>Indústria da madeira e da cortiça</text:p>
          </table:table-cell>
          <table:table-cell office:value-type="float" office:value="36" table:style-name="ce47">
            <text:p><text:s/>36</text:p>
          </table:table-cell>
          <table:table-cell office:value-type="float" office:value="0.49593607934977268" table:style-name="ce65">
            <text:p>0,5<text:s text:c="5"/></text:p>
          </table:table-cell>
          <table:table-cell office:value-type="float" office:value="30" table:style-name="ce66">
            <text:p><text:s/>30</text:p>
          </table:table-cell>
          <table:table-cell office:value-type="float" office:value="0.32209576980888982" table:style-name="ce67">
            <text:p>0,3<text:s text:c="5"/></text:p>
          </table:table-cell>
          <table:table-cell office:value-type="float" office:value="17" table:style-name="ce49">
            <text:p><text:s/>17</text:p>
          </table:table-cell>
          <table:table-cell office:value-type="float" office:value="0.26291370244355089" table:style-name="ce67">
            <text:p>0,3<text:s text:c="5"/></text:p>
          </table:table-cell>
          <table:table-cell office:value-type="float" office:value="6" table:style-name="ce51">
            <text:p>+ 6</text:p>
          </table:table-cell>
          <table:table-cell office:value-type="float" office:value="20" table:style-name="ce52">
            <text:p>+20,0<text:s text:c="3"/></text:p>
          </table:table-cell>
          <table:table-cell office:value-type="float" office:value="19" table:style-name="ce51">
            <text:p>+ 19</text:p>
          </table:table-cell>
          <table:table-cell office:value-type="float" office:value="111.76470588235294" table:style-name="ce52">
            <text:p>+111,8<text:s text:c="3"/></text:p>
          </table:table-cell>
          <table:table-cell table:number-columns-repeated="3" table:style-name="ce62"/>
          <table:table-cell table:number-columns-repeated="16369"/>
        </table:table-row>
        <table:table-row table:style-name="ro28">
          <table:table-cell/>
          <table:table-cell office:value-type="string" table:style-name="ce175">
            <text:p>Indústrias do papel, impressão e reprodução</text:p>
          </table:table-cell>
          <table:table-cell office:value-type="float" office:value="29" table:style-name="ce47">
            <text:p><text:s/>29</text:p>
          </table:table-cell>
          <table:table-cell office:value-type="float" office:value="0.39950406392065019" table:style-name="ce65">
            <text:p>0,4<text:s text:c="5"/></text:p>
          </table:table-cell>
          <table:table-cell office:value-type="float" office:value="43" table:style-name="ce66">
            <text:p><text:s/>43</text:p>
          </table:table-cell>
          <table:table-cell office:value-type="float" office:value="0.46167060339274207" table:style-name="ce67">
            <text:p>0,5<text:s text:c="5"/></text:p>
          </table:table-cell>
          <table:table-cell office:value-type="float" office:value="20" table:style-name="ce49">
            <text:p><text:s/>20</text:p>
          </table:table-cell>
          <table:table-cell office:value-type="float" office:value="0.30931023816888342" table:style-name="ce67">
            <text:p>0,3<text:s text:c="5"/></text:p>
          </table:table-cell>
          <table:table-cell office:value-type="float" office:value="-14" table:style-name="ce51">
            <text:p><text:s/>- 14</text:p>
          </table:table-cell>
          <table:table-cell office:value-type="float" office:value="-32.558139534883722" table:style-name="ce52">
            <text:p>-32,6<text:s text:c="3"/></text:p>
          </table:table-cell>
          <table:table-cell office:value-type="float" office:value="9" table:style-name="ce51">
            <text:p>+ 9</text:p>
          </table:table-cell>
          <table:table-cell office:value-type="float" office:value="45" table:style-name="ce52">
            <text:p>+45,0<text:s text:c="3"/></text:p>
          </table:table-cell>
          <table:table-cell table:style-name="ce68"/>
          <table:table-cell table:number-columns-repeated="2" table:style-name="ce62"/>
          <table:table-cell table:number-columns-repeated="16369"/>
        </table:table-row>
        <table:table-row table:style-name="ro28">
          <table:table-cell/>
          <table:table-cell office:value-type="string" table:style-name="ce175">
            <text:p>Fab. produtos petrolíferos, químicos, farmacêuticos, borracha e plástico</text:p>
          </table:table-cell>
          <table:table-cell office:value-type="float" office:value="37" table:style-name="ce47">
            <text:p><text:s/>37</text:p>
          </table:table-cell>
          <table:table-cell office:value-type="float" office:value="0.50971208155393311" table:style-name="ce65">
            <text:p>0,5<text:s text:c="5"/></text:p>
          </table:table-cell>
          <table:table-cell office:value-type="float" office:value="53" table:style-name="ce66">
            <text:p><text:s/>53</text:p>
          </table:table-cell>
          <table:table-cell office:value-type="float" office:value="0.56903585999570538" table:style-name="ce67">
            <text:p>0,6<text:s text:c="5"/></text:p>
          </table:table-cell>
          <table:table-cell office:value-type="float" office:value="42" table:style-name="ce49">
            <text:p><text:s/>42</text:p>
          </table:table-cell>
          <table:table-cell office:value-type="float" office:value="0.64955150015465513" table:style-name="ce67">
            <text:p>0,6<text:s text:c="5"/></text:p>
          </table:table-cell>
          <table:table-cell office:value-type="float" office:value="-16" table:style-name="ce51">
            <text:p><text:s/>- 16</text:p>
          </table:table-cell>
          <table:table-cell office:value-type="float" office:value="-30.188679245283019" table:style-name="ce52">
            <text:p>-30,2<text:s text:c="3"/></text:p>
          </table:table-cell>
          <table:table-cell office:value-type="float" office:value="-5" table:style-name="ce51">
            <text:p><text:s/>- 5</text:p>
          </table:table-cell>
          <table:table-cell office:value-type="float" office:value="-11.904761904761903" table:style-name="ce52">
            <text:p>-11,9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Fabricação de outros produtos minerais não metálicos</text:p>
          </table:table-cell>
          <table:table-cell office:value-type="float" office:value="61" table:style-name="ce47">
            <text:p><text:s/>61</text:p>
          </table:table-cell>
          <table:table-cell office:value-type="float" office:value="0.84033613445378152" table:style-name="ce65">
            <text:p>0,8<text:s text:c="5"/></text:p>
          </table:table-cell>
          <table:table-cell office:value-type="float" office:value="66" table:style-name="ce66">
            <text:p><text:s/>66</text:p>
          </table:table-cell>
          <table:table-cell office:value-type="float" office:value="0.70861069357955764" table:style-name="ce67">
            <text:p>0,7<text:s text:c="5"/></text:p>
          </table:table-cell>
          <table:table-cell office:value-type="float" office:value="53" table:style-name="ce49">
            <text:p><text:s/>53</text:p>
          </table:table-cell>
          <table:table-cell office:value-type="float" office:value="0.81967213114754101" table:style-name="ce67">
            <text:p>0,8<text:s text:c="5"/></text:p>
          </table:table-cell>
          <table:table-cell office:value-type="float" office:value="-5" table:style-name="ce51">
            <text:p><text:s/>- 5</text:p>
          </table:table-cell>
          <table:table-cell office:value-type="float" office:value="-7.5757575757575761" table:style-name="ce52">
            <text:p>-7,6<text:s text:c="3"/></text:p>
          </table:table-cell>
          <table:table-cell office:value-type="float" office:value="8" table:style-name="ce51">
            <text:p>+ 8</text:p>
          </table:table-cell>
          <table:table-cell office:value-type="float" office:value="15.09433962264151" table:style-name="ce52">
            <text:p>+15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Indústria metalúrgica de base e fab. produtos metálicos</text:p>
          </table:table-cell>
          <table:table-cell office:value-type="float" office:value="135" table:style-name="ce47">
            <text:p><text:s/>135</text:p>
          </table:table-cell>
          <table:table-cell office:value-type="float" office:value="1.8597602975616478" table:style-name="ce65">
            <text:p>1,9<text:s text:c="5"/></text:p>
          </table:table-cell>
          <table:table-cell office:value-type="float" office:value="139" table:style-name="ce66">
            <text:p><text:s/>139</text:p>
          </table:table-cell>
          <table:table-cell office:value-type="float" office:value="1.4923770667811895" table:style-name="ce67">
            <text:p>1,5<text:s text:c="5"/></text:p>
          </table:table-cell>
          <table:table-cell office:value-type="float" office:value="132" table:style-name="ce49">
            <text:p><text:s/>132</text:p>
          </table:table-cell>
          <table:table-cell office:value-type="float" office:value="2.0414475719146301" table:style-name="ce67">
            <text:p>2,0<text:s text:c="5"/></text:p>
          </table:table-cell>
          <table:table-cell office:value-type="float" office:value="-4" table:style-name="ce51">
            <text:p><text:s/>- 4</text:p>
          </table:table-cell>
          <table:table-cell office:value-type="float" office:value="-2.877697841726619" table:style-name="ce52">
            <text:p>-2,9<text:s text:c="3"/></text:p>
          </table:table-cell>
          <table:table-cell office:value-type="float" office:value="3" table:style-name="ce51">
            <text:p>+ 3</text:p>
          </table:table-cell>
          <table:table-cell office:value-type="float" office:value="2.2727272727272729" table:style-name="ce52">
            <text:p>+2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Fab. equipamento informático, elétrico, máquinas e equipamentos n.e.</text:p>
          </table:table-cell>
          <table:table-cell office:value-type="float" office:value="32" table:style-name="ce47">
            <text:p><text:s/>32</text:p>
          </table:table-cell>
          <table:table-cell office:value-type="float" office:value="0.44083207053313128" table:style-name="ce65">
            <text:p>0,4<text:s text:c="5"/></text:p>
          </table:table-cell>
          <table:table-cell office:value-type="float" office:value="75" table:style-name="ce66">
            <text:p><text:s/>75</text:p>
          </table:table-cell>
          <table:table-cell office:value-type="float" office:value="0.80523942452222463" table:style-name="ce67">
            <text:p>0,8<text:s text:c="5"/></text:p>
          </table:table-cell>
          <table:table-cell office:value-type="float" office:value="38" table:style-name="ce49">
            <text:p><text:s/>38</text:p>
          </table:table-cell>
          <table:table-cell office:value-type="float" office:value="0.58768945252087845" table:style-name="ce67">
            <text:p>0,6<text:s text:c="5"/></text:p>
          </table:table-cell>
          <table:table-cell office:value-type="float" office:value="-43" table:style-name="ce51">
            <text:p><text:s/>- 43</text:p>
          </table:table-cell>
          <table:table-cell office:value-type="float" office:value="-57.333333333333336" table:style-name="ce52">
            <text:p>-57,3<text:s text:c="3"/></text:p>
          </table:table-cell>
          <table:table-cell office:value-type="float" office:value="-6" table:style-name="ce51">
            <text:p><text:s/>- 6</text:p>
          </table:table-cell>
          <table:table-cell office:value-type="float" office:value="-15.789473684210526" table:style-name="ce52">
            <text:p>-15,8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Fab. veículos automóveis, componentes e outro equipa. de transporte</text:p>
          </table:table-cell>
          <table:table-cell office:value-type="float" office:value="21" table:style-name="ce47">
            <text:p><text:s/>21</text:p>
          </table:table-cell>
          <table:table-cell office:value-type="float" office:value="0.28929604628736744" table:style-name="ce65">
            <text:p>0,3<text:s text:c="5"/></text:p>
          </table:table-cell>
          <table:table-cell office:value-type="float" office:value="38" table:style-name="ce66">
            <text:p><text:s/>38</text:p>
          </table:table-cell>
          <table:table-cell office:value-type="float" office:value="0.40798797509126045" table:style-name="ce67">
            <text:p>0,4<text:s text:c="5"/></text:p>
          </table:table-cell>
          <table:table-cell office:value-type="float" office:value="17" table:style-name="ce49">
            <text:p><text:s/>17</text:p>
          </table:table-cell>
          <table:table-cell office:value-type="float" office:value="0.26291370244355089" table:style-name="ce67">
            <text:p>0,3<text:s text:c="5"/></text:p>
          </table:table-cell>
          <table:table-cell office:value-type="float" office:value="-17" table:style-name="ce51">
            <text:p><text:s/>- 17</text:p>
          </table:table-cell>
          <table:table-cell office:value-type="float" office:value="-44.736842105263158" table:style-name="ce52">
            <text:p>-44,7<text:s text:c="3"/></text:p>
          </table:table-cell>
          <table:table-cell office:value-type="float" office:value="4" table:style-name="ce51">
            <text:p>+ 4</text:p>
          </table:table-cell>
          <table:table-cell office:value-type="float" office:value="23.52941176470588" table:style-name="ce52">
            <text:p>+23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Fab. mobiliário, repar. instal. máq. e equipa. e outras ind. transformadoras</text:p>
          </table:table-cell>
          <table:table-cell office:value-type="float" office:value="128" table:style-name="ce47">
            <text:p><text:s/>128</text:p>
          </table:table-cell>
          <table:table-cell office:value-type="float" office:value="1.7633282821325251" table:style-name="ce65">
            <text:p>1,8<text:s text:c="5"/></text:p>
          </table:table-cell>
          <table:table-cell office:value-type="float" office:value="184" table:style-name="ce66">
            <text:p><text:s/>184</text:p>
          </table:table-cell>
          <table:table-cell office:value-type="float" office:value="1.9755207214945243" table:style-name="ce67">
            <text:p>2,0<text:s text:c="5"/></text:p>
          </table:table-cell>
          <table:table-cell office:value-type="float" office:value="190" table:style-name="ce49">
            <text:p><text:s/>190</text:p>
          </table:table-cell>
          <table:table-cell office:value-type="float" office:value="2.9384472626043925" table:style-name="ce67">
            <text:p>2,9<text:s text:c="5"/></text:p>
          </table:table-cell>
          <table:table-cell office:value-type="float" office:value="-56" table:style-name="ce51">
            <text:p><text:s/>- 56</text:p>
          </table:table-cell>
          <table:table-cell office:value-type="float" office:value="-30.434782608695656" table:style-name="ce52">
            <text:p>-30,4<text:s text:c="3"/></text:p>
          </table:table-cell>
          <table:table-cell office:value-type="float" office:value="-62" table:style-name="ce51">
            <text:p><text:s/>- 62</text:p>
          </table:table-cell>
          <table:table-cell office:value-type="float" office:value="-32.631578947368425" table:style-name="ce52">
            <text:p>-32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Eletricidade, gás e água, saneamento, resíduos e despoluição</text:p>
          </table:table-cell>
          <table:table-cell office:value-type="float" office:value="41" table:style-name="ce47">
            <text:p><text:s/>41</text:p>
          </table:table-cell>
          <table:table-cell office:value-type="float" office:value="0.56481609037057445" table:style-name="ce65">
            <text:p>0,6<text:s text:c="5"/></text:p>
          </table:table-cell>
          <table:table-cell office:value-type="float" office:value="45" table:style-name="ce66">
            <text:p><text:s/>45</text:p>
          </table:table-cell>
          <table:table-cell office:value-type="float" office:value="0.48314365471333481" table:style-name="ce67">
            <text:p>0,5<text:s text:c="5"/></text:p>
          </table:table-cell>
          <table:table-cell office:value-type="float" office:value="54" table:style-name="ce49">
            <text:p><text:s/>54</text:p>
          </table:table-cell>
          <table:table-cell office:value-type="float" office:value="0.83513764305598526" table:style-name="ce67">
            <text:p>0,8<text:s text:c="5"/></text:p>
          </table:table-cell>
          <table:table-cell office:value-type="float" office:value="-4" table:style-name="ce51">
            <text:p><text:s/>- 4</text:p>
          </table:table-cell>
          <table:table-cell office:value-type="float" office:value="-8.8888888888888893" table:style-name="ce52">
            <text:p>-8,9<text:s text:c="3"/></text:p>
          </table:table-cell>
          <table:table-cell office:value-type="float" office:value="-13" table:style-name="ce51">
            <text:p><text:s/>- 13</text:p>
          </table:table-cell>
          <table:table-cell office:value-type="float" office:value="-24.074074074074073" table:style-name="ce52">
            <text:p>-24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Construção</text:p>
          </table:table-cell>
          <table:table-cell office:value-type="float" office:value="350" table:style-name="ce47">
            <text:p><text:s/>350</text:p>
          </table:table-cell>
          <table:table-cell office:value-type="float" office:value="4.8216007714561231" table:style-name="ce65">
            <text:p>4,8<text:s text:c="5"/></text:p>
          </table:table-cell>
          <table:table-cell office:value-type="float" office:value="411" table:style-name="ce66">
            <text:p><text:s/>411</text:p>
          </table:table-cell>
          <table:table-cell office:value-type="float" office:value="4.4127120463817908" table:style-name="ce67">
            <text:p>4,4<text:s text:c="5"/></text:p>
          </table:table-cell>
          <table:table-cell office:value-type="float" office:value="404" table:style-name="ce49">
            <text:p><text:s/>404</text:p>
          </table:table-cell>
          <table:table-cell office:value-type="float" office:value="6.2480668110114443" table:style-name="ce67">
            <text:p>6,2<text:s text:c="5"/></text:p>
          </table:table-cell>
          <table:table-cell office:value-type="float" office:value="-61" table:style-name="ce51">
            <text:p><text:s/>- 61</text:p>
          </table:table-cell>
          <table:table-cell office:value-type="float" office:value="-14.841849148418493" table:style-name="ce52">
            <text:p>-14,8<text:s text:c="3"/></text:p>
          </table:table-cell>
          <table:table-cell office:value-type="float" office:value="-54" table:style-name="ce51">
            <text:p><text:s/>- 54</text:p>
          </table:table-cell>
          <table:table-cell office:value-type="float" office:value="-13.366336633663368" table:style-name="ce52">
            <text:p>-13,4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office:value-type="string" table:style-name="ce173">
            <text:p>Serviços</text:p>
          </table:table-cell>
          <table:table-cell office:value-type="float" office:value="5625" table:style-name="ce58">
            <text:p>5 625</text:p>
          </table:table-cell>
          <table:table-cell office:value-type="float" office:value="77.490012398401987" table:style-name="ce59">
            <text:p>77,5<text:s text:c="5"/></text:p>
          </table:table-cell>
          <table:table-cell office:value-type="float" office:value="7190" table:style-name="ce60">
            <text:p>7 190</text:p>
          </table:table-cell>
          <table:table-cell office:value-type="float" office:value="77.1956194975306" table:style-name="ce61">
            <text:p>77,2<text:s text:c="5"/></text:p>
          </table:table-cell>
          <table:table-cell office:value-type="float" office:value="4789" table:style-name="ce60">
            <text:p>4 789</text:p>
          </table:table-cell>
          <table:table-cell office:value-type="float" office:value="74.064336529539133" table:style-name="ce61">
            <text:p>74,1<text:s text:c="5"/></text:p>
          </table:table-cell>
          <table:table-cell office:value-type="float" office:value="-1565" table:style-name="ce42">
            <text:p><text:s/>-1 565</text:p>
          </table:table-cell>
          <table:table-cell office:value-type="float" office:value="-21.766342141863699" table:style-name="ce43">
            <text:p>-21,8<text:s text:c="3"/></text:p>
          </table:table-cell>
          <table:table-cell office:value-type="float" office:value="836" table:style-name="ce42">
            <text:p>+ 836</text:p>
          </table:table-cell>
          <table:table-cell office:value-type="float" office:value="17.456671538943411" table:style-name="ce43">
            <text:p>+17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Comércio, manut. repar. de veículos automóveis e motociclos</text:p>
          </table:table-cell>
          <table:table-cell office:value-type="float" office:value="122" table:style-name="ce47">
            <text:p><text:s/>122</text:p>
          </table:table-cell>
          <table:table-cell office:value-type="float" office:value="1.680672268907563" table:style-name="ce65">
            <text:p>1,7<text:s text:c="5"/></text:p>
          </table:table-cell>
          <table:table-cell office:value-type="float" office:value="156" table:style-name="ce66">
            <text:p><text:s/>156</text:p>
          </table:table-cell>
          <table:table-cell office:value-type="float" office:value="1.6748980030062273" table:style-name="ce67">
            <text:p>1,7<text:s text:c="5"/></text:p>
          </table:table-cell>
          <table:table-cell office:value-type="float" office:value="80" table:style-name="ce66">
            <text:p><text:s/>80</text:p>
          </table:table-cell>
          <table:table-cell office:value-type="float" office:value="1.2372409526755337" table:style-name="ce67">
            <text:p>1,2<text:s text:c="5"/></text:p>
          </table:table-cell>
          <table:table-cell office:value-type="float" office:value="-34" table:style-name="ce51">
            <text:p><text:s/>- 34</text:p>
          </table:table-cell>
          <table:table-cell office:value-type="float" office:value="-21.794871794871796" table:style-name="ce52">
            <text:p>-21,8<text:s text:c="3"/></text:p>
          </table:table-cell>
          <table:table-cell office:value-type="float" office:value="42" table:style-name="ce51">
            <text:p>+ 42</text:p>
          </table:table-cell>
          <table:table-cell office:value-type="float" office:value="52.5" table:style-name="ce52">
            <text:p>+52,5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office:value-type="string" table:style-name="ce175">
            <text:p>Comércio por grosso e a retalho</text:p>
          </table:table-cell>
          <table:table-cell office:value-type="float" office:value="902" table:style-name="ce47">
            <text:p><text:s/>902</text:p>
          </table:table-cell>
          <table:table-cell office:value-type="float" office:value="12.425953988152639" table:style-name="ce65">
            <text:p>12,4<text:s text:c="5"/></text:p>
          </table:table-cell>
          <table:table-cell office:value-type="float" office:value="1185" table:style-name="ce66">
            <text:p>1 185</text:p>
          </table:table-cell>
          <table:table-cell office:value-type="float" office:value="12.722782907451149" table:style-name="ce67">
            <text:p>12,7<text:s text:c="5"/></text:p>
          </table:table-cell>
          <table:table-cell office:value-type="float" office:value="639" table:style-name="ce66">
            <text:p><text:s/>639</text:p>
          </table:table-cell>
          <table:table-cell office:value-type="float" office:value="9.8824621094958243" table:style-name="ce67">
            <text:p>9,9<text:s text:c="5"/></text:p>
          </table:table-cell>
          <table:table-cell office:value-type="float" office:value="-283" table:style-name="ce51">
            <text:p><text:s/>- 283</text:p>
          </table:table-cell>
          <table:table-cell office:value-type="float" office:value="-23.881856540084385" table:style-name="ce52">
            <text:p>-23,9<text:s text:c="3"/></text:p>
          </table:table-cell>
          <table:table-cell office:value-type="float" office:value="263" table:style-name="ce51">
            <text:p>+ 263</text:p>
          </table:table-cell>
          <table:table-cell office:value-type="float" office:value="41.158059467918626" table:style-name="ce52">
            <text:p>+41,2<text:s text:c="3"/></text:p>
          </table:table-cell>
          <table:table-cell table:number-columns-repeated="16372"/>
        </table:table-row>
        <table:table-row table:style-name="ro23">
          <table:table-cell/>
          <table:table-cell office:value-type="string" table:style-name="ce175">
            <text:p>Transportes e armazenagem</text:p>
          </table:table-cell>
          <table:table-cell office:value-type="float" office:value="126" table:style-name="ce47">
            <text:p><text:s/>126</text:p>
          </table:table-cell>
          <table:table-cell office:value-type="float" office:value="1.7357762777242043" table:style-name="ce65">
            <text:p>1,7<text:s text:c="5"/></text:p>
          </table:table-cell>
          <table:table-cell office:value-type="float" office:value="188" table:style-name="ce66">
            <text:p><text:s/>188</text:p>
          </table:table-cell>
          <table:table-cell office:value-type="float" office:value="2.0184668241357095" table:style-name="ce67">
            <text:p>2,0<text:s text:c="5"/></text:p>
          </table:table-cell>
          <table:table-cell office:value-type="float" office:value="89" table:style-name="ce66">
            <text:p><text:s/>89</text:p>
          </table:table-cell>
          <table:table-cell office:value-type="float" office:value="1.3764305598515312" table:style-name="ce67">
            <text:p>1,4<text:s text:c="5"/></text:p>
          </table:table-cell>
          <table:table-cell office:value-type="float" office:value="-62" table:style-name="ce51">
            <text:p><text:s/>- 62</text:p>
          </table:table-cell>
          <table:table-cell office:value-type="float" office:value="-32.978723404255319" table:style-name="ce52">
            <text:p>-33,0<text:s text:c="3"/></text:p>
          </table:table-cell>
          <table:table-cell office:value-type="float" office:value="37" table:style-name="ce51">
            <text:p>+ 37</text:p>
          </table:table-cell>
          <table:table-cell office:value-type="float" office:value="41.573033707865171" table:style-name="ce52">
            <text:p>+41,6<text:s text:c="3"/></text:p>
          </table:table-cell>
          <table:table-cell table:number-columns-repeated="16372"/>
        </table:table-row>
        <table:table-row table:style-name="ro5">
          <table:table-cell/>
          <table:table-cell office:value-type="string" table:style-name="ce175">
            <text:p>Alojamento, restauração e similares</text:p>
          </table:table-cell>
          <table:table-cell office:value-type="float" office:value="919" table:style-name="ce47">
            <text:p><text:s/>919</text:p>
          </table:table-cell>
          <table:table-cell office:value-type="float" office:value="12.660146025623364" table:style-name="ce65">
            <text:p>12,7<text:s text:c="5"/></text:p>
          </table:table-cell>
          <table:table-cell office:value-type="float" office:value="1809" table:style-name="ce66">
            <text:p>1 809</text:p>
          </table:table-cell>
          <table:table-cell office:value-type="float" office:value="19.422374919476056" table:style-name="ce67">
            <text:p>19,4<text:s text:c="5"/></text:p>
          </table:table-cell>
          <table:table-cell office:value-type="float" office:value="655" table:style-name="ce66">
            <text:p><text:s/>655</text:p>
          </table:table-cell>
          <table:table-cell office:value-type="float" office:value="10.129910300030931" table:style-name="ce67">
            <text:p>10,1<text:s text:c="5"/></text:p>
          </table:table-cell>
          <table:table-cell office:value-type="float" office:value="-890" table:style-name="ce51">
            <text:p><text:s/>- 890</text:p>
          </table:table-cell>
          <table:table-cell office:value-type="float" office:value="-49.198452183526811" table:style-name="ce52">
            <text:p>-49,2<text:s text:c="3"/></text:p>
          </table:table-cell>
          <table:table-cell office:value-type="float" office:value="264" table:style-name="ce51">
            <text:p>+ 264</text:p>
          </table:table-cell>
          <table:table-cell office:value-type="float" office:value="40.305343511450381" table:style-name="ce52">
            <text:p>+40,3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5">
            <text:p>Atividades de informação e de comunicação</text:p>
          </table:table-cell>
          <table:table-cell office:value-type="float" office:value="109" table:style-name="ce47">
            <text:p><text:s/>109</text:p>
          </table:table-cell>
          <table:table-cell office:value-type="float" office:value="1.5015842402534785" table:style-name="ce65">
            <text:p>1,5<text:s text:c="5"/></text:p>
          </table:table-cell>
          <table:table-cell office:value-type="float" office:value="167" table:style-name="ce66">
            <text:p><text:s/>167</text:p>
          </table:table-cell>
          <table:table-cell office:value-type="float" office:value="1.792999785269487" table:style-name="ce67">
            <text:p>1,8<text:s text:c="5"/></text:p>
          </table:table-cell>
          <table:table-cell office:value-type="float" office:value="106" table:style-name="ce66">
            <text:p><text:s/>106</text:p>
          </table:table-cell>
          <table:table-cell office:value-type="float" office:value="1.639344262295082" table:style-name="ce67">
            <text:p>1,6<text:s text:c="5"/></text:p>
          </table:table-cell>
          <table:table-cell office:value-type="float" office:value="-58" table:style-name="ce51">
            <text:p><text:s/>- 58</text:p>
          </table:table-cell>
          <table:table-cell office:value-type="float" office:value="-34.730538922155688" table:style-name="ce52">
            <text:p>-34,7<text:s text:c="3"/></text:p>
          </table:table-cell>
          <table:table-cell office:value-type="float" office:value="3" table:style-name="ce51">
            <text:p>+ 3</text:p>
          </table:table-cell>
          <table:table-cell office:value-type="float" office:value="2.8301886792452833" table:style-name="ce52">
            <text:p>+2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5">
            <text:p>Atividades financeiras e de seguros</text:p>
          </table:table-cell>
          <table:table-cell office:value-type="float" office:value="22" table:style-name="ce47">
            <text:p><text:s/>22</text:p>
          </table:table-cell>
          <table:table-cell office:value-type="float" office:value="0.30307204849152775" table:style-name="ce65">
            <text:p>0,3<text:s text:c="5"/></text:p>
          </table:table-cell>
          <table:table-cell office:value-type="float" office:value="41" table:style-name="ce66">
            <text:p><text:s/>41</text:p>
          </table:table-cell>
          <table:table-cell office:value-type="float" office:value="0.44019755207214945" table:style-name="ce67">
            <text:p>0,4<text:s text:c="5"/></text:p>
          </table:table-cell>
          <table:table-cell office:value-type="float" office:value="13" table:style-name="ce66">
            <text:p><text:s/>13</text:p>
          </table:table-cell>
          <table:table-cell office:value-type="float" office:value="0.20105165480977422" table:style-name="ce67">
            <text:p>0,2<text:s text:c="5"/></text:p>
          </table:table-cell>
          <table:table-cell office:value-type="float" office:value="-19" table:style-name="ce51">
            <text:p><text:s/>- 19</text:p>
          </table:table-cell>
          <table:table-cell office:value-type="float" office:value="-46.341463414634148" table:style-name="ce52">
            <text:p>-46,3<text:s text:c="3"/></text:p>
          </table:table-cell>
          <table:table-cell office:value-type="float" office:value="9" table:style-name="ce51">
            <text:p>+ 9</text:p>
          </table:table-cell>
          <table:table-cell office:value-type="float" office:value="69.230769230769226" table:style-name="ce52">
            <text:p>+69,2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5">
            <text:p>Atividades imobiliárias, administrativas e dos serviços de apoio</text:p>
          </table:table-cell>
          <table:table-cell office:value-type="float" office:value="1741" table:style-name="ce47">
            <text:p>1 741</text:p>
          </table:table-cell>
          <table:table-cell office:value-type="float" office:value="23.984019837443174" table:style-name="ce65">
            <text:p>24,0<text:s text:c="5"/></text:p>
          </table:table-cell>
          <table:table-cell office:value-type="float" office:value="1974" table:style-name="ce66">
            <text:p>1 974</text:p>
          </table:table-cell>
          <table:table-cell office:value-type="float" office:value="21.193901653424952" table:style-name="ce67">
            <text:p>21,2<text:s text:c="5"/></text:p>
          </table:table-cell>
          <table:table-cell office:value-type="float" office:value="2133" table:style-name="ce66">
            <text:p>2 133</text:p>
          </table:table-cell>
          <table:table-cell office:value-type="float" office:value="32.987936900711411" table:style-name="ce67">
            <text:p>33,0<text:s text:c="5"/></text:p>
          </table:table-cell>
          <table:table-cell office:value-type="float" office:value="-233" table:style-name="ce51">
            <text:p><text:s/>- 233</text:p>
          </table:table-cell>
          <table:table-cell office:value-type="float" office:value="-11.803444782168187" table:style-name="ce52">
            <text:p>-11,8<text:s text:c="3"/></text:p>
          </table:table-cell>
          <table:table-cell office:value-type="float" office:value="-392" table:style-name="ce51">
            <text:p><text:s/>- 392</text:p>
          </table:table-cell>
          <table:table-cell office:value-type="float" office:value="-18.377871542428505" table:style-name="ce52">
            <text:p>-18,4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5">
            <text:p>Atividades de consultoria, científicas, técnicas e similares</text:p>
          </table:table-cell>
          <table:table-cell office:value-type="float" office:value="276" table:style-name="ce47">
            <text:p><text:s/>276</text:p>
          </table:table-cell>
          <table:table-cell office:value-type="float" office:value="3.8021766083482573" table:style-name="ce65">
            <text:p>3,8<text:s text:c="5"/></text:p>
          </table:table-cell>
          <table:table-cell office:value-type="float" office:value="456" table:style-name="ce66">
            <text:p><text:s/>456</text:p>
          </table:table-cell>
          <table:table-cell office:value-type="float" office:value="4.8958557010951251" table:style-name="ce67">
            <text:p>4,9<text:s text:c="5"/></text:p>
          </table:table-cell>
          <table:table-cell office:value-type="float" office:value="388" table:style-name="ce66">
            <text:p><text:s/>388</text:p>
          </table:table-cell>
          <table:table-cell office:value-type="float" office:value="6.0006186204763372" table:style-name="ce67">
            <text:p>6,0<text:s text:c="5"/></text:p>
          </table:table-cell>
          <table:table-cell office:value-type="float" office:value="-180" table:style-name="ce51">
            <text:p><text:s/>- 180</text:p>
          </table:table-cell>
          <table:table-cell office:value-type="float" office:value="-39.473684210526315" table:style-name="ce52">
            <text:p>-39,5<text:s text:c="3"/></text:p>
          </table:table-cell>
          <table:table-cell office:value-type="float" office:value="-112" table:style-name="ce51">
            <text:p><text:s/>- 112</text:p>
          </table:table-cell>
          <table:table-cell office:value-type="float" office:value="-28.865979381443296" table:style-name="ce52">
            <text:p>-28,9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5">
            <text:p>Admin. pública, educação, atividades de saúde e apoio social</text:p>
          </table:table-cell>
          <table:table-cell office:value-type="float" office:value="1105" table:style-name="ce47">
            <text:p>1 105</text:p>
          </table:table-cell>
          <table:table-cell office:value-type="float" office:value="15.22248243559719" table:style-name="ce65">
            <text:p>15,2<text:s text:c="5"/></text:p>
          </table:table-cell>
          <table:table-cell office:value-type="float" office:value="849" table:style-name="ce66">
            <text:p><text:s/>849</text:p>
          </table:table-cell>
          <table:table-cell office:value-type="float" office:value="9.1153102855915833" table:style-name="ce67">
            <text:p>9,1<text:s text:c="5"/></text:p>
          </table:table-cell>
          <table:table-cell office:value-type="float" office:value="512" table:style-name="ce66">
            <text:p><text:s/>512</text:p>
          </table:table-cell>
          <table:table-cell office:value-type="float" office:value="7.9183420971234151" table:style-name="ce67">
            <text:p>7,9<text:s text:c="5"/></text:p>
          </table:table-cell>
          <table:table-cell office:value-type="float" office:value="256" table:style-name="ce51">
            <text:p>+ 256</text:p>
          </table:table-cell>
          <table:table-cell office:value-type="float" office:value="30.153121319199055" table:style-name="ce52">
            <text:p>+30,2<text:s text:c="3"/></text:p>
          </table:table-cell>
          <table:table-cell office:value-type="float" office:value="593" table:style-name="ce51">
            <text:p>+ 593</text:p>
          </table:table-cell>
          <table:table-cell office:value-type="float" office:value="115.8203125" table:style-name="ce52">
            <text:p>+115,8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5">
            <text:p>Outras atividades de serviços</text:p>
          </table:table-cell>
          <table:table-cell office:value-type="float" office:value="303" table:style-name="ce47">
            <text:p><text:s/>303</text:p>
          </table:table-cell>
          <table:table-cell office:value-type="float" office:value="4.1741286678605869" table:style-name="ce65">
            <text:p>4,2<text:s text:c="5"/></text:p>
          </table:table-cell>
          <table:table-cell office:value-type="float" office:value="365" table:style-name="ce66">
            <text:p><text:s/>365</text:p>
          </table:table-cell>
          <table:table-cell office:value-type="float" office:value="3.9188318660081602" table:style-name="ce67">
            <text:p>3,9<text:s text:c="5"/></text:p>
          </table:table-cell>
          <table:table-cell office:value-type="float" office:value="174" table:style-name="ce66">
            <text:p><text:s/>174</text:p>
          </table:table-cell>
          <table:table-cell office:value-type="float" office:value="2.6909990720692853" table:style-name="ce67">
            <text:p>2,7<text:s text:c="5"/></text:p>
          </table:table-cell>
          <table:table-cell office:value-type="float" office:value="-62" table:style-name="ce51">
            <text:p><text:s/>- 62</text:p>
          </table:table-cell>
          <table:table-cell office:value-type="float" office:value="-16.986301369863014" table:style-name="ce52">
            <text:p>-17,0<text:s text:c="3"/></text:p>
          </table:table-cell>
          <table:table-cell office:value-type="float" office:value="129" table:style-name="ce51">
            <text:p>+ 129</text:p>
          </table:table-cell>
          <table:table-cell office:value-type="float" office:value="74.137931034482762" table:style-name="ce52">
            <text:p>+74,1<text:s text:c="3"/></text:p>
          </table:table-cell>
          <table:table-cell table:number-columns-repeated="16372"/>
        </table:table-row>
        <table:table-row table:style-name="ro28">
          <table:table-cell/>
          <table:table-cell office:value-type="string" table:style-name="ce175">
            <text:p>Sem classificação</text:p>
          </table:table-cell>
          <table:table-cell office:value-type="float" office:value="0" table:style-name="ce47">
            <text:p><text:s/>0</text:p>
          </table:table-cell>
          <table:table-cell office:value-type="float" office:value="0" table:style-name="ce65">
            <text:p>0,0<text:s text:c="5"/></text:p>
          </table:table-cell>
          <table:table-cell office:value-type="float" office:value="0" table:style-name="ce66">
            <text:p><text:s/>0</text:p>
          </table:table-cell>
          <table:table-cell office:value-type="float" office:value="0" table:style-name="ce67">
            <text:p>0,0<text:s text:c="5"/></text:p>
          </table:table-cell>
          <table:table-cell office:value-type="float" office:value="0" table:style-name="ce66">
            <text:p><text:s/>0</text:p>
          </table:table-cell>
          <table:table-cell office:value-type="float" office:value="0" table:style-name="ce67">
            <text:p>0,0<text:s text:c="5"/></text:p>
          </table:table-cell>
          <table:table-cell office:value-type="float" office:value="0" table:style-name="ce51">
            <text:p>+ 0</text:p>
          </table:table-cell>
          <table:table-cell office:value-type="string" table:style-name="ce201">
            <text:p>-</text:p>
          </table:table-cell>
          <table:table-cell office:value-type="float" office:value="0" table:style-name="ce51">
            <text:p>+ 0</text:p>
          </table:table-cell>
          <table:table-cell office:value-type="string" table:style-name="ce201">
            <text:p>-</text:p>
          </table:table-cell>
          <table:table-cell table:number-columns-repeated="16372"/>
        </table:table-row>
        <table:table-row table:style-name="ro10">
          <table:table-cell/>
          <table:table-cell table:style-name="ce177"/>
          <table:table-cell table:style-name="ce178"/>
          <table:table-cell table:style-name="ce179"/>
          <table:table-cell table:style-name="ce180"/>
          <table:table-cell table:style-name="ce18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78"/>
          <table:table-cell table:number-columns-repeated="16372"/>
        </table:table-row>
        <table:table-row table:style-name="ro1">
          <table:table-cell/>
          <table:table-cell office:value-type="string" table:style-name="ce80">
            <text:p><text:s text:c="4"/>(1) - Mês homólogo do ano anterior</text:p>
          </table:table-cell>
          <table:table-cell table:number-columns-repeated="7" table:style-name="ce1"/>
          <table:table-cell table:style-name="ce165"/>
          <table:table-cell table:style-name="ce164"/>
          <table:table-cell table:style-name="ce165"/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9" table:style-name="ce1"/>
          <table:table-cell table:style-name="ce184"/>
          <table:table-cell table:number-columns-repeated="16373" table:style-name="ce1"/>
        </table:table-row>
        <table:table-row table:style-name="ro1">
          <table:table-cell/>
          <table:table-cell table:number-columns-repeated="3" table:style-name="ce1"/>
          <table:table-cell table:style-name="ce71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4">
          <table:table-cell table:number-columns-repeated="12" table:style-name="ce1"/>
          <table:table-cell table:number-columns-repeated="3" table:style-name="ce6"/>
          <table:table-cell table:number-columns-repeated="16369"/>
        </table:table-row>
        <table:table-row table:style-name="ro3">
          <table:table-cell table:style-name="ce202"/>
          <table:table-cell table:number-columns-repeated="16383" table:style-name="ce1"/>
        </table:table-row>
        <table:table-row table:style-name="ro1">
          <table:table-cell table:number-columns-repeated="12" table:style-name="ce1"/>
          <table:table-cell table:number-columns-repeated="3" table:style-name="ce6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17"/>
          <table:table-cell table:number-columns-repeated="16369"/>
        </table:table-row>
        <table:table-row table:number-rows-repeated="2" table:style-name="ro16">
          <table:table-cell table:number-columns-repeated="12" table:style-name="ce1"/>
          <table:table-cell table:number-columns-repeated="3" table:style-name="ce31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92"/>
          <table:table-cell table:number-columns-repeated="2" table:style-name="ce63"/>
          <table:table-cell table:number-columns-repeated="16369"/>
        </table:table-row>
        <table:table-row table:style-name="ro5">
          <table:table-cell table:number-columns-repeated="12" table:style-name="ce1"/>
          <table:table-cell table:style-name="ce68"/>
          <table:table-cell table:number-columns-repeated="2" table:style-name="ce63"/>
          <table:table-cell table:number-columns-repeated="16369"/>
        </table:table-row>
        <table:table-row table:number-rows-repeated="2" table:style-name="ro5">
          <table:table-cell table:number-columns-repeated="12" table:style-name="ce1"/>
          <table:table-cell table:style-name="ce62"/>
          <table:table-cell table:number-columns-repeated="2" table:style-name="ce63"/>
          <table:table-cell table:number-columns-repeated="16369"/>
        </table:table-row>
        <table:table-row table:style-name="ro5">
          <table:table-cell table:number-columns-repeated="12" table:style-name="ce1"/>
          <table:table-cell table:number-columns-repeated="3" table:style-name="ce62"/>
          <table:table-cell table:number-columns-repeated="16369"/>
        </table:table-row>
        <table:table-row table:number-rows-repeated="2" table:style-name="ro5">
          <table:table-cell table:number-columns-repeated="12"/>
          <table:table-cell table:number-columns-repeated="3" table:style-name="ce62"/>
          <table:table-cell table:number-columns-repeated="16369"/>
        </table:table-row>
        <table:table-row table:style-name="ro5">
          <table:table-cell table:number-columns-repeated="12"/>
          <table:table-cell table:style-name="ce68"/>
          <table:table-cell table:number-columns-repeated="2" table:style-name="ce62"/>
          <table:table-cell table:number-columns-repeated="16369"/>
        </table:table-row>
        <table:table-row table:number-rows-repeated="3" table:style-name="ro5">
          <table:table-cell table:number-columns-repeated="12"/>
          <table:table-cell table:number-columns-repeated="16372" table:style-name="ce1"/>
        </table:table-row>
        <table:table-row table:style-name="ro20">
          <table:table-cell table:number-columns-repeated="12"/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5">
          <table:table-cell table:number-columns-repeated="12"/>
          <table:table-cell table:number-columns-repeated="16372" table:style-name="ce1"/>
        </table:table-row>
        <table:table-row table:number-rows-repeated="1048502" table:style-name="ro1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q1.$A$1"/>
        </table:named-expressions>
      </table:table>
      <table:named-expressions>
        <table:named-expression table:name="Desemprego_registado" table:expression="of:=[.#REF!]" table:base-cell-address="q1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4">
      <number:number number:decimal-places="1" number:min-integer-digits="1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0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2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3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Emília Josué;Ana Paula Brito</meta:initial-creator>
    <dc:creator>Ana Paula Brito</dc:creator>
    <meta:creation-date>2014-01-15T09:56:08Z</meta:creation-date>
    <dc:date>2021-08-09T15:34:24Z</dc:date>
    <meta:print-date>2021-07-07T12:13:29Z</meta:print-date>
  </office:meta>
</office:document-meta>
</file>